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justify" style:justify-single-word="false"/>
    </style:style>
    <style:style style:name="P3" style:family="paragraph" style:parent-style-name="Text_20_body">
      <style:text-properties fo:background-color="transparent"/>
    </style:style>
    <style:style style:name="P4" style:family="paragraph" style:parent-style-name="Text_20_body">
      <style:paragraph-properties fo:text-align="justify" style:justify-single-word="false"/>
      <style:text-properties fo:font-style="normal" style:font-style-asian="normal" style:font-style-complex="normal"/>
    </style:style>
    <style:style style:name="P5" style:family="paragraph" style:parent-style-name="Text_20_body">
      <style:paragraph-properties fo:text-align="justify" style:justify-single-word="false"/>
      <style:text-properties fo:font-style="normal" fo:background-color="#ffff00" style:font-style-asian="normal" style:font-style-complex="normal"/>
    </style:style>
    <style:style style:name="P6" style:family="paragraph" style:parent-style-name="Text_20_body">
      <style:paragraph-properties fo:text-align="justify" style:justify-single-word="false"/>
      <style:text-properties fo:font-style="normal" fo:background-color="transparent" style:font-style-asian="normal" style:font-style-complex="normal"/>
    </style:style>
    <style:style style:name="P7" style:family="paragraph" style:parent-style-name="Text_20_body">
      <style:paragraph-properties fo:text-align="justify" style:justify-single-word="false"/>
      <style:text-properties fo:font-style="normal" officeooo:paragraph-rsid="015d7618" fo:background-color="transparent" style:font-style-asian="normal" style:font-style-complex="normal"/>
    </style:style>
    <style:style style:name="P8" style:family="paragraph" style:parent-style-name="Text_20_body">
      <style:paragraph-properties fo:text-align="justify" style:justify-single-word="false"/>
      <style:text-properties fo:font-style="italic" fo:background-color="transparent" style:font-style-asian="italic" style:font-style-complex="italic"/>
    </style:style>
    <style:style style:name="P9" style:family="paragraph" style:parent-style-name="Text_20_body">
      <style:paragraph-properties fo:text-align="justify" style:justify-single-word="false"/>
      <style:text-properties fo:font-style="italic" fo:background-color="#ffff00" style:font-style-asian="italic" style:font-style-complex="italic"/>
    </style:style>
    <style:style style:name="P10" style:family="paragraph" style:parent-style-name="Text_20_body">
      <style:paragraph-properties fo:text-align="justify" style:justify-single-word="false"/>
      <style:text-properties fo:font-style="italic" style:font-style-asian="italic" style:font-style-complex="italic"/>
    </style:style>
    <style:style style:name="P11" style:family="paragraph" style:parent-style-name="Text_20_body">
      <style:text-properties style:use-window-font-color="true"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text-align="justify" style:justify-single-word="false"/>
      <style:text-properties style:use-window-font-color="true" fo:language="ru" fo:country="RU" fo:font-style="normal" style:text-underline-style="solid" style:text-underline-type="double" style:text-underline-width="auto" style:text-underline-color="font-color" fo:font-weight="normal" fo:background-color="#ffff00" style:font-style-asian="normal" style:font-weight-asian="normal" style:font-style-complex="normal" style:font-weight-complex="normal"/>
    </style:style>
    <style:style style:name="P13" style:family="paragraph" style:parent-style-name="Text_20_body">
      <style:text-properties fo:background-color="#ffff00"/>
    </style:style>
    <style:style style:name="P14" style:family="paragraph" style:parent-style-name="Text_20_body">
      <style:paragraph-properties fo:text-align="justify" style:justify-single-word="false"/>
      <style:text-properties fo:background-color="#ffff00"/>
    </style:style>
    <style:style style:name="P15" style:family="paragraph" style:parent-style-name="Text_20_body">
      <style:text-properties officeooo:rsid="00aa1acf" officeooo:paragraph-rsid="00aa1acf"/>
    </style:style>
    <style:style style:name="P16" style:family="paragraph" style:parent-style-name="Text_20_body">
      <style:text-properties officeooo:paragraph-rsid="00aa1acf"/>
    </style:style>
    <style:style style:name="P17" style:family="paragraph" style:parent-style-name="Text_20_body">
      <style:paragraph-properties fo:text-align="justify" style:justify-single-word="false"/>
      <style:text-properties officeooo:rsid="00ac3f30" officeooo:paragraph-rsid="00ac3f30"/>
    </style:style>
    <style:style style:name="P18" style:family="paragraph" style:parent-style-name="Text_20_body">
      <style:text-properties officeooo:paragraph-rsid="00f7baed"/>
    </style:style>
    <style:style style:name="P19" style:family="paragraph" style:parent-style-name="Text_20_body">
      <style:paragraph-properties fo:text-align="center" style:justify-single-word="false"/>
      <style:text-properties officeooo:rsid="01390551" officeooo:paragraph-rsid="01390551"/>
    </style:style>
    <style:style style:name="P20" style:family="paragraph" style:parent-style-name="Text_20_body">
      <style:paragraph-properties fo:text-align="justify" style:justify-single-word="false" fo:padding="0cm" fo:border="none" style:shadow="none" style:join-border="false"/>
    </style:style>
    <style:style style:name="P21" style:family="paragraph" style:parent-style-name="Text_20_body">
      <style:paragraph-properties fo:text-align="justify" style:justify-single-word="false" fo:padding="0cm" fo:border="none" style:shadow="none" style:join-border="false"/>
      <style:text-properties officeooo:paragraph-rsid="0136c708"/>
    </style:style>
    <style:style style:name="P22" style:family="paragraph" style:parent-style-name="Text_20_body">
      <style:paragraph-properties fo:text-align="justify" style:justify-single-word="false" fo:padding="0cm" fo:border="none" style:shadow="none" style:join-border="false"/>
      <style:text-properties officeooo:paragraph-rsid="014f8123"/>
    </style:style>
    <style:style style:name="P23" style:family="paragraph" style:parent-style-name="Text_20_body">
      <style:paragraph-properties fo:text-align="justify" style:justify-single-word="false" fo:padding="0cm" fo:border="none" style:shadow="none" style:join-border="false"/>
      <style:text-properties fo:background-color="#ffff00"/>
    </style:style>
    <style:style style:name="P24" style:family="paragraph" style:parent-style-name="Text_20_body">
      <style:paragraph-properties fo:text-align="justify" style:justify-single-word="false" fo:padding="0cm" fo:border="none" style:shadow="none" style:join-border="false"/>
      <style:text-properties officeooo:rsid="0088dd2c" officeooo:paragraph-rsid="0088dd2c" fo:background-color="#ffff00"/>
    </style:style>
    <style:style style:name="P25" style:family="paragraph" style:parent-style-name="Text_20_body">
      <style:paragraph-properties fo:text-align="justify" style:justify-single-word="false" fo:padding="0cm" fo:border="none" style:shadow="none" style:join-border="false"/>
      <style:text-properties officeooo:rsid="00d5ffe8" officeooo:paragraph-rsid="00d5ffe8" fo:background-color="#ffff00"/>
    </style:style>
    <style:style style:name="P26" style:family="paragraph" style:parent-style-name="Text_20_body">
      <style:paragraph-properties fo:text-align="justify" style:justify-single-word="false" fo:padding="0cm" fo:border="none" style:shadow="none" style:join-border="false"/>
      <style:text-properties officeooo:rsid="010bf4c2" officeooo:paragraph-rsid="010bf4c2" fo:background-color="#ffff00"/>
    </style:style>
    <style:style style:name="P27" style:family="paragraph" style:parent-style-name="Text_20_body">
      <style:paragraph-properties fo:text-align="justify" style:justify-single-word="false" fo:padding="0cm" fo:border="none" style:shadow="none" style:join-border="false"/>
      <style:text-properties officeooo:rsid="010bf4c2" officeooo:paragraph-rsid="01140b24" fo:background-color="#ffff00"/>
    </style:style>
    <style:style style:name="P28" style:family="paragraph" style:parent-style-name="Text_20_body">
      <style:paragraph-properties fo:text-align="justify" style:justify-single-word="false" fo:padding="0cm" fo:border="none" style:shadow="none" style:join-border="false"/>
      <style:text-properties officeooo:rsid="01131b75" officeooo:paragraph-rsid="01140b24" fo:background-color="#ffff00"/>
    </style:style>
    <style:style style:name="P29" style:family="paragraph" style:parent-style-name="Text_20_body">
      <style:paragraph-properties fo:text-align="center" style:justify-single-word="false" fo:padding="0cm" fo:border="none" style:shadow="none" style:join-border="false"/>
    </style:style>
    <style:style style:name="P30" style:family="paragraph" style:parent-style-name="Text_20_body">
      <style:paragraph-properties fo:text-align="justify" style:justify-single-word="false" fo:padding="0cm" fo:border="none" style:shadow="none" style:join-border="false"/>
      <style:text-properties fo:font-style="normal" style:font-style-asian="normal" style:font-style-complex="normal"/>
    </style:style>
    <style:style style:name="P31" style:family="paragraph" style:parent-style-name="Text_20_body">
      <style:paragraph-properties fo:text-align="justify" style:justify-single-word="false" fo:padding="0cm" fo:border="none" style:shadow="none" style:join-border="false"/>
      <style:text-properties fo:font-style="normal" fo:background-color="#ffff00" style:font-style-asian="normal" style:font-style-complex="normal"/>
    </style:style>
    <style:style style:name="P32" style:family="paragraph" style:parent-style-name="Text_20_body">
      <style:paragraph-properties fo:text-align="justify" style:justify-single-word="false" fo:padding="0cm" fo:border="none" style:shadow="none" style:join-border="false"/>
      <style:text-properties fo:font-style="normal" fo:background-color="transparent" style:font-style-asian="normal" style:font-style-complex="normal"/>
    </style:style>
    <style:style style:name="P33" style:family="paragraph" style:parent-style-name="Text_20_body">
      <style:paragraph-properties fo:text-align="justify" style:justify-single-word="false" fo:padding="0cm" fo:border="none" style:shadow="none" style:join-border="false"/>
      <style:text-properties fo:font-style="normal" officeooo:rsid="0161840e" officeooo:paragraph-rsid="0161840e" fo:background-color="transparent" style:font-style-asian="normal" style:font-style-complex="normal"/>
    </style:style>
    <style:style style:name="P34" style:family="paragraph" style:parent-style-name="Text_20_body">
      <style:paragraph-properties fo:text-align="justify" style:justify-single-word="false" fo:padding="0cm" fo:border="none" style:shadow="none" style:join-border="false"/>
      <style:text-properties fo:font-style="normal" fo:font-weight="bold" style:font-style-asian="normal" style:font-weight-asian="bold" style:font-style-complex="normal" style:font-weight-complex="bold"/>
    </style:style>
    <style:style style:name="P35" style:family="paragraph" style:parent-style-name="Text_20_body">
      <style:paragraph-properties fo:text-align="justify" style:justify-single-word="false" fo:padding="0cm" fo:border="none" style:shadow="none" style:join-border="false"/>
      <style:text-properties fo:font-style="normal" fo:font-weight="normal" style:font-style-asian="normal" style:font-weight-asian="normal" style:font-style-complex="normal" style:font-weight-complex="normal"/>
    </style:style>
    <style:style style:name="P36" style:family="paragraph" style:parent-style-name="Text_20_body">
      <style:paragraph-properties fo:text-align="justify" style:justify-single-word="false" fo:padding="0cm" fo:border="none" style:shadow="none" style:join-border="false"/>
      <style:text-properties fo:font-style="normal" fo:font-weight="normal" officeooo:paragraph-rsid="001de839" style:font-style-asian="normal" style:font-weight-asian="normal" style:font-style-complex="normal" style:font-weight-complex="normal"/>
    </style:style>
    <style:style style:name="P37" style:family="paragraph" style:parent-style-name="Text_20_body">
      <style:paragraph-properties fo:text-align="justify" style:justify-single-word="false" fo:padding="0cm" fo:border="none" style:shadow="none" style:join-border="false"/>
      <style:text-properties fo:background-color="transparent"/>
    </style:style>
    <style:style style:name="P38" style:family="paragraph" style:parent-style-name="Text_20_body">
      <style:paragraph-properties fo:text-align="justify" style:justify-single-word="false" fo:padding="0cm" fo:border="none" style:shadow="none" style:join-border="false"/>
      <style:text-properties officeooo:paragraph-rsid="00ee66fa" fo:background-color="transparent"/>
    </style:style>
    <style:style style:name="P39" style:family="paragraph" style:parent-style-name="Text_20_body">
      <style:paragraph-properties fo:text-align="justify" style:justify-single-word="false" fo:padding="0cm" fo:border="none" style:shadow="none" style:join-border="false"/>
      <style:text-properties officeooo:paragraph-rsid="00ee8ade" fo:background-color="transparent"/>
    </style:style>
    <style:style style:name="P40" style:family="paragraph" style:parent-style-name="Text_20_body">
      <style:paragraph-properties fo:text-align="justify" style:justify-single-word="false" fo:padding="0cm" fo:border="none" style:shadow="none" style:join-border="false"/>
      <style:text-properties officeooo:paragraph-rsid="0102990d" fo:background-color="transparent"/>
    </style:style>
    <style:style style:name="P41" style:family="paragraph" style:parent-style-name="Text_20_body">
      <style:paragraph-properties fo:text-align="center" style:justify-single-word="false" fo:padding="0cm" fo:border="none" style:shadow="none" style:join-border="false"/>
      <style:text-properties fo:background-color="transparent"/>
    </style:style>
    <style:style style:name="P42" style:family="paragraph" style:parent-style-name="Text_20_body">
      <style:paragraph-properties fo:text-align="center" style:justify-single-word="false" fo:padding="0cm" fo:border="none" style:shadow="none" style:join-border="false"/>
      <style:text-properties officeooo:paragraph-rsid="0102990d" fo:background-color="transparent"/>
    </style:style>
    <style:style style:name="P43" style:family="paragraph" style:parent-style-name="Text_20_body">
      <style:paragraph-properties fo:text-align="justify" style:justify-single-word="false" fo:padding="0cm" fo:border="none" style:shadow="none" style:join-border="false"/>
      <style:text-properties officeooo:rsid="00dcd60f" officeooo:paragraph-rsid="0102990d" fo:background-color="transparent"/>
    </style:style>
    <style:style style:name="P44" style:family="paragraph" style:parent-style-name="Text_20_body">
      <style:paragraph-properties fo:text-align="justify" style:justify-single-word="false" fo:padding="0cm" fo:border="none" style:shadow="none" style:join-border="false"/>
      <style:text-properties officeooo:rsid="010435d7" officeooo:paragraph-rsid="010435d7" fo:background-color="transparent"/>
    </style:style>
    <style:style style:name="P45" style:family="paragraph" style:parent-style-name="Text_20_body">
      <style:paragraph-properties fo:text-align="justify" style:justify-single-word="false" fo:padding="0cm" fo:border="none" style:shadow="none" style:join-border="false"/>
      <style:text-properties officeooo:rsid="0104ba60" officeooo:paragraph-rsid="0104ba60" fo:background-color="transparent"/>
    </style:style>
    <style:style style:name="P46" style:family="paragraph" style:parent-style-name="Text_20_body">
      <style:paragraph-properties fo:text-align="justify" style:justify-single-word="false" fo:padding="0cm" fo:border="none" style:shadow="none" style:join-border="false"/>
      <style:text-properties officeooo:rsid="0104e5f8" officeooo:paragraph-rsid="0104e5f8" fo:background-color="transparent"/>
    </style:style>
    <style:style style:name="P47" style:family="paragraph" style:parent-style-name="Text_20_body">
      <style:paragraph-properties fo:text-align="justify" style:justify-single-word="false" fo:padding="0cm" fo:border="none" style:shadow="none" style:join-border="false"/>
      <style:text-properties officeooo:rsid="010bf4c2" officeooo:paragraph-rsid="01140b24" fo:background-color="transparent"/>
    </style:style>
    <style:style style:name="P48" style:family="paragraph" style:parent-style-name="Text_20_body">
      <style:paragraph-properties fo:text-align="justify" style:justify-single-word="false" fo:padding="0cm" fo:border="none" style:shadow="none" style:join-border="false"/>
      <style:text-properties officeooo:rsid="015d7618" officeooo:paragraph-rsid="016378c0" fo:background-color="transparent"/>
    </style:style>
    <style:style style:name="P49" style:family="paragraph" style:parent-style-name="Text_20_body">
      <style:paragraph-properties fo:text-align="justify" style:justify-single-word="false" fo:padding="0cm"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50" style:family="paragraph" style:parent-style-name="Text_20_body">
      <style:paragraph-properties fo:text-align="center" style:justify-single-word="false" fo:padding="0cm"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51" style:family="paragraph" style:parent-style-name="Text_20_body">
      <style:paragraph-properties fo:text-align="justify" style:justify-single-word="false" fo:padding="0cm" fo:border="none" style:shadow="none" style:join-border="false"/>
      <style:text-properties style:use-window-font-color="true" fo:language="ru" fo:country="RU" fo:font-style="normal" fo:font-weight="normal" fo:background-color="#ffff00" style:font-style-asian="normal" style:font-weight-asian="normal" style:font-style-complex="normal" style:font-weight-complex="normal"/>
    </style:style>
    <style:style style:name="P52" style:family="paragraph" style:parent-style-name="Text_20_body">
      <style:paragraph-properties fo:text-align="justify" style:justify-single-word="false" fo:padding="0cm" fo:border="none" style:shadow="none" style:join-border="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3" style:family="paragraph" style:parent-style-name="Text_20_body">
      <style:paragraph-properties fo:text-align="justify" style:justify-single-word="false" fo:padding="0cm" fo:border="none" style:shadow="none" style:join-border="false"/>
      <style:text-properties fo:font-style="italic" fo:background-color="transparent" style:font-style-asian="italic" style:font-style-complex="italic"/>
    </style:style>
    <style:style style:name="P54" style:family="paragraph" style:parent-style-name="Text_20_body">
      <style:paragraph-properties fo:text-align="justify" style:justify-single-word="false" fo:padding="0cm" fo:border="none" style:shadow="none" style:join-border="false"/>
      <style:text-properties fo:language="ru" fo:country="RU" fo:background-color="transparent"/>
    </style:style>
    <style:style style:name="P55" style:family="paragraph" style:parent-style-name="Text_20_body">
      <style:paragraph-properties fo:text-align="justify" style:justify-single-word="false" fo:padding="0cm" fo:border="none" style:shadow="none" style:join-border="false"/>
      <style:text-properties fo:language="ru" fo:country="RU" officeooo:paragraph-rsid="000ca1c9" fo:background-color="transparent"/>
    </style:style>
    <style:style style:name="P56" style:family="paragraph" style:parent-style-name="Text_20_body">
      <style:paragraph-properties fo:text-align="justify" style:justify-single-word="false" fo:padding="0cm" fo:border="none" style:shadow="none" style:join-border="false"/>
      <style:text-properties fo:language="ru" fo:country="RU" officeooo:paragraph-rsid="006bb55a" fo:background-color="transparent"/>
    </style:style>
    <style:style style:name="P57" style:family="paragraph" style:parent-style-name="Text_20_body">
      <style:paragraph-properties fo:text-align="justify" style:justify-single-word="false" fo:padding="0cm" fo:border="none" style:shadow="none" style:join-border="false"/>
      <style:text-properties fo:language="ru" fo:country="RU" officeooo:paragraph-rsid="000dbdf3" fo:background-color="transparent"/>
    </style:style>
    <style:style style:name="P58" style:family="paragraph" style:parent-style-name="Text_20_body">
      <style:paragraph-properties fo:text-align="justify" style:justify-single-word="false" fo:padding="0cm" fo:border="none" style:shadow="none" style:join-border="false"/>
      <style:text-properties fo:language="ru" fo:country="RU" officeooo:rsid="000dbdf3" officeooo:paragraph-rsid="000dbdf3" fo:background-color="transparent"/>
    </style:style>
    <style:style style:name="P59" style:family="paragraph" style:parent-style-name="Text_20_body">
      <style:paragraph-properties fo:text-align="justify" style:justify-single-word="false" fo:padding="0cm" fo:border="none" style:shadow="none" style:join-border="false"/>
      <style:text-properties fo:language="ru" fo:country="RU" officeooo:rsid="000f97ab" officeooo:paragraph-rsid="000f97ab" fo:background-color="transparent"/>
    </style:style>
    <style:style style:name="P60" style:family="paragraph" style:parent-style-name="Text_20_body">
      <style:paragraph-properties fo:text-align="justify" style:justify-single-word="false" fo:padding="0cm" fo:border="none" style:shadow="none" style:join-border="false"/>
      <style:text-properties fo:language="ru" fo:country="RU" officeooo:rsid="000bbf06" officeooo:paragraph-rsid="006bb55a" fo:background-color="transparent"/>
    </style:style>
    <style:style style:name="P61" style:family="paragraph" style:parent-style-name="Text_20_body">
      <style:paragraph-properties fo:text-align="justify" style:justify-single-word="false" fo:padding="0cm" fo:border="none" style:shadow="none" style:join-border="false"/>
      <style:text-properties fo:language="ru" fo:country="RU" officeooo:rsid="000bbf06" officeooo:paragraph-rsid="006dee70" fo:background-color="transparent"/>
    </style:style>
    <style:style style:name="P62" style:family="paragraph" style:parent-style-name="Text_20_body">
      <style:paragraph-properties fo:text-align="justify" style:justify-single-word="false" fo:padding="0cm" fo:border="none" style:shadow="none" style:join-border="false"/>
      <style:text-properties fo:language="ru" fo:country="RU" officeooo:rsid="000bbf06" officeooo:paragraph-rsid="0075b12b" fo:background-color="transparent"/>
    </style:style>
    <style:style style:name="P63" style:family="paragraph" style:parent-style-name="Text_20_body">
      <style:paragraph-properties fo:text-align="justify" style:justify-single-word="false" fo:padding="0cm" fo:border="none" style:shadow="none" style:join-border="false"/>
      <style:text-properties fo:language="ru" fo:country="RU" officeooo:rsid="00137d5f" officeooo:paragraph-rsid="00137d5f" fo:background-color="transparent"/>
    </style:style>
    <style:style style:name="P64" style:family="paragraph" style:parent-style-name="Text_20_body">
      <style:paragraph-properties fo:text-align="justify" style:justify-single-word="false" fo:padding="0cm" fo:border="none" style:shadow="none" style:join-border="false"/>
      <style:text-properties fo:language="ru" fo:country="RU" officeooo:rsid="00137d5f" officeooo:paragraph-rsid="007caa21" fo:background-color="transparent"/>
    </style:style>
    <style:style style:name="P65" style:family="paragraph" style:parent-style-name="Text_20_body">
      <style:paragraph-properties fo:text-align="justify" style:justify-single-word="false" fo:padding="0cm" fo:border="none" style:shadow="none" style:join-border="false"/>
      <style:text-properties fo:language="ru" fo:country="RU" officeooo:rsid="00137d5f" officeooo:paragraph-rsid="00844d81" fo:background-color="transparent"/>
    </style:style>
    <style:style style:name="P66" style:family="paragraph" style:parent-style-name="Text_20_body">
      <style:paragraph-properties fo:text-align="center" style:justify-single-word="false" fo:padding="0cm" fo:border="none" style:shadow="none" style:join-border="false"/>
      <style:text-properties fo:language="ru" fo:country="RU" officeooo:rsid="00137d5f" officeooo:paragraph-rsid="00137d5f" fo:background-color="transparent"/>
    </style:style>
    <style:style style:name="P67" style:family="paragraph" style:parent-style-name="Text_20_body">
      <style:paragraph-properties fo:text-align="justify" style:justify-single-word="false" fo:padding="0cm" fo:border="none" style:shadow="none" style:join-border="false"/>
      <style:text-properties fo:language="ru" fo:country="RU" officeooo:rsid="001683d2" officeooo:paragraph-rsid="001683d2" fo:background-color="transparent"/>
    </style:style>
    <style:style style:name="P68" style:family="paragraph" style:parent-style-name="Text_20_body">
      <style:paragraph-properties fo:text-align="justify" style:justify-single-word="false" fo:padding="0cm" fo:border="none" style:shadow="none" style:join-border="false"/>
      <style:text-properties fo:language="ru" fo:country="RU" officeooo:rsid="00186ca0" officeooo:paragraph-rsid="00186ca0" fo:background-color="transparent"/>
    </style:style>
    <style:style style:name="P69" style:family="paragraph" style:parent-style-name="Text_20_body">
      <style:paragraph-properties fo:text-align="justify" style:justify-single-word="false" fo:padding="0cm" fo:border="none" style:shadow="none" style:join-border="false"/>
      <style:text-properties fo:language="ru" fo:country="RU" officeooo:rsid="0018a407" officeooo:paragraph-rsid="0018a407" fo:background-color="transparent"/>
    </style:style>
    <style:style style:name="P70" style:family="paragraph" style:parent-style-name="Text_20_body">
      <style:paragraph-properties fo:text-align="justify" style:justify-single-word="false" fo:padding="0cm" fo:border="none" style:shadow="none" style:join-border="false"/>
      <style:text-properties fo:language="ru" fo:country="RU" officeooo:rsid="0018a407" officeooo:paragraph-rsid="0042c2f1" fo:background-color="transparent"/>
    </style:style>
    <style:style style:name="P71" style:family="paragraph" style:parent-style-name="Text_20_body">
      <style:paragraph-properties fo:text-align="justify" style:justify-single-word="false" fo:padding="0cm" fo:border="none" style:shadow="none" style:join-border="false"/>
      <style:text-properties fo:language="ru" fo:country="RU" officeooo:rsid="001c6172" officeooo:paragraph-rsid="001c6172" fo:background-color="transparent"/>
    </style:style>
    <style:style style:name="P72" style:family="paragraph" style:parent-style-name="Text_20_body">
      <style:paragraph-properties fo:text-align="justify" style:justify-single-word="false" fo:padding="0cm" fo:border="none" style:shadow="none" style:join-border="false"/>
      <style:text-properties fo:language="ru" fo:country="RU" officeooo:rsid="002171d5" officeooo:paragraph-rsid="002171d5" fo:background-color="transparent"/>
    </style:style>
    <style:style style:name="P73" style:family="paragraph" style:parent-style-name="Text_20_body">
      <style:paragraph-properties fo:text-align="justify" style:justify-single-word="false" fo:padding="0cm" fo:border="none" style:shadow="none" style:join-border="false"/>
      <style:text-properties fo:language="ru" fo:country="RU" officeooo:rsid="00240954" officeooo:paragraph-rsid="00240954" fo:background-color="transparent"/>
    </style:style>
    <style:style style:name="P74" style:family="paragraph" style:parent-style-name="Text_20_body">
      <style:paragraph-properties fo:text-align="justify" style:justify-single-word="false" fo:padding="0cm" fo:border="none" style:shadow="none" style:join-border="false"/>
      <style:text-properties fo:language="ru" fo:country="RU" officeooo:rsid="002b5bbe" officeooo:paragraph-rsid="002b5bbe" fo:background-color="transparent"/>
    </style:style>
    <style:style style:name="P75" style:family="paragraph" style:parent-style-name="Text_20_body">
      <style:paragraph-properties fo:text-align="justify" style:justify-single-word="false" fo:padding="0cm" fo:border="none" style:shadow="none" style:join-border="false"/>
      <style:text-properties fo:language="ru" fo:country="RU" officeooo:rsid="002e2510" officeooo:paragraph-rsid="002e2510" fo:background-color="transparent"/>
    </style:style>
    <style:style style:name="P76" style:family="paragraph" style:parent-style-name="Text_20_body">
      <style:paragraph-properties fo:text-align="justify" style:justify-single-word="false" fo:padding="0cm" fo:border="none" style:shadow="none" style:join-border="false"/>
      <style:text-properties fo:language="ru" fo:country="RU" officeooo:rsid="002feb82" officeooo:paragraph-rsid="002feb82" fo:background-color="transparent"/>
    </style:style>
    <style:style style:name="P77" style:family="paragraph" style:parent-style-name="Text_20_body">
      <style:paragraph-properties fo:text-align="justify" style:justify-single-word="false" fo:padding="0cm" fo:border="none" style:shadow="none" style:join-border="false"/>
      <style:text-properties fo:language="ru" fo:country="RU" officeooo:rsid="00333b78" officeooo:paragraph-rsid="00333b78" fo:background-color="transparent"/>
    </style:style>
    <style:style style:name="P78" style:family="paragraph" style:parent-style-name="Text_20_body">
      <style:paragraph-properties fo:text-align="justify" style:justify-single-word="false" fo:padding="0cm" fo:border="none" style:shadow="none" style:join-border="false"/>
      <style:text-properties fo:language="ru" fo:country="RU" officeooo:rsid="00333b78" officeooo:paragraph-rsid="0033d052" fo:background-color="transparent"/>
    </style:style>
    <style:style style:name="P79" style:family="paragraph" style:parent-style-name="Text_20_body">
      <style:paragraph-properties fo:text-align="justify" style:justify-single-word="false" fo:padding="0cm" fo:border="none" style:shadow="none" style:join-border="false"/>
      <style:text-properties fo:language="ru" fo:country="RU" officeooo:rsid="00333b78" officeooo:paragraph-rsid="004addc7" fo:background-color="transparent"/>
    </style:style>
    <style:style style:name="P80" style:family="paragraph" style:parent-style-name="Text_20_body">
      <style:paragraph-properties fo:text-align="justify" style:justify-single-word="false" fo:padding="0cm" fo:border="none" style:shadow="none" style:join-border="false"/>
      <style:text-properties fo:language="ru" fo:country="RU" officeooo:rsid="0038afdb" officeooo:paragraph-rsid="0038afdb" fo:background-color="transparent"/>
    </style:style>
    <style:style style:name="P81" style:family="paragraph" style:parent-style-name="Text_20_body">
      <style:paragraph-properties fo:text-align="justify" style:justify-single-word="false" fo:padding="0cm" fo:border="none" style:shadow="none" style:join-border="false"/>
      <style:text-properties fo:language="ru" fo:country="RU" officeooo:rsid="0038afdb" officeooo:paragraph-rsid="003cacee" fo:background-color="transparent"/>
    </style:style>
    <style:style style:name="P82" style:family="paragraph" style:parent-style-name="Text_20_body">
      <style:paragraph-properties fo:text-align="justify" style:justify-single-word="false" fo:padding="0cm" fo:border="none" style:shadow="none" style:join-border="false"/>
      <style:text-properties fo:language="ru" fo:country="RU" officeooo:rsid="003cacee" officeooo:paragraph-rsid="003cacee" fo:background-color="transparent"/>
    </style:style>
    <style:style style:name="P83" style:family="paragraph" style:parent-style-name="Text_20_body">
      <style:paragraph-properties fo:text-align="justify" style:justify-single-word="false" fo:padding="0cm" fo:border="none" style:shadow="none" style:join-border="false"/>
      <style:text-properties fo:language="ru" fo:country="RU" officeooo:rsid="003d3351" officeooo:paragraph-rsid="003d3351" fo:background-color="transparent"/>
    </style:style>
    <style:style style:name="P84" style:family="paragraph" style:parent-style-name="Text_20_body">
      <style:paragraph-properties fo:text-align="justify" style:justify-single-word="false" fo:padding="0cm" fo:border="none" style:shadow="none" style:join-border="false"/>
      <style:text-properties fo:language="ru" fo:country="RU" officeooo:rsid="003ddbef" officeooo:paragraph-rsid="003d3351" fo:background-color="transparent"/>
    </style:style>
    <style:style style:name="P85" style:family="paragraph" style:parent-style-name="Text_20_body">
      <style:paragraph-properties fo:text-align="justify" style:justify-single-word="false" fo:padding="0cm" fo:border="none" style:shadow="none" style:join-border="false"/>
      <style:text-properties fo:language="ru" fo:country="RU" officeooo:rsid="003ddbef" officeooo:paragraph-rsid="003ddbef" fo:background-color="transparent"/>
    </style:style>
    <style:style style:name="P86" style:family="paragraph" style:parent-style-name="Text_20_body">
      <style:paragraph-properties fo:text-align="justify" style:justify-single-word="false" fo:padding="0cm" fo:border="none" style:shadow="none" style:join-border="false"/>
      <style:text-properties fo:language="ru" fo:country="RU" officeooo:rsid="003fce0b" officeooo:paragraph-rsid="003fce0b" fo:background-color="transparent"/>
    </style:style>
    <style:style style:name="P87" style:family="paragraph" style:parent-style-name="Text_20_body">
      <style:paragraph-properties fo:text-align="justify" style:justify-single-word="false" fo:padding="0cm" fo:border="none" style:shadow="none" style:join-border="false"/>
      <style:text-properties fo:language="ru" fo:country="RU" officeooo:rsid="0042f8d2" officeooo:paragraph-rsid="0042f8d2" fo:background-color="transparent"/>
    </style:style>
    <style:style style:name="P88" style:family="paragraph" style:parent-style-name="Text_20_body">
      <style:paragraph-properties fo:text-align="justify" style:justify-single-word="false" fo:padding="0cm" fo:border="none" style:shadow="none" style:join-border="false"/>
      <style:text-properties fo:language="ru" fo:country="RU" officeooo:rsid="0042fcac" officeooo:paragraph-rsid="0042fcac" fo:background-color="transparent"/>
    </style:style>
    <style:style style:name="P89" style:family="paragraph" style:parent-style-name="Text_20_body">
      <style:paragraph-properties fo:text-align="justify" style:justify-single-word="false" fo:padding="0cm" fo:border="none" style:shadow="none" style:join-border="false"/>
      <style:text-properties fo:language="ru" fo:country="RU" officeooo:rsid="0047b4a7" officeooo:paragraph-rsid="0047b4a7" fo:background-color="transparent"/>
    </style:style>
    <style:style style:name="P90" style:family="paragraph" style:parent-style-name="Text_20_body">
      <style:paragraph-properties fo:text-align="justify" style:justify-single-word="false" fo:padding="0cm" fo:border="none" style:shadow="none" style:join-border="false"/>
      <style:text-properties fo:language="ru" fo:country="RU" officeooo:rsid="0049a1ae" officeooo:paragraph-rsid="0049a1ae" fo:background-color="transparent"/>
    </style:style>
    <style:style style:name="P91" style:family="paragraph" style:parent-style-name="Text_20_body">
      <style:paragraph-properties fo:text-align="justify" style:justify-single-word="false" fo:padding="0cm" fo:border="none" style:shadow="none" style:join-border="false"/>
      <style:text-properties fo:language="ru" fo:country="RU" officeooo:rsid="004b3245" officeooo:paragraph-rsid="004b3245" fo:background-color="transparent"/>
    </style:style>
    <style:style style:name="P92" style:family="paragraph" style:parent-style-name="Text_20_body">
      <style:paragraph-properties fo:text-align="justify" style:justify-single-word="false" fo:padding="0cm" fo:border="none" style:shadow="none" style:join-border="false"/>
      <style:text-properties fo:language="ru" fo:country="RU" officeooo:rsid="0033d052" officeooo:paragraph-rsid="0033d052" fo:background-color="transparent"/>
    </style:style>
    <style:style style:name="P93" style:family="paragraph" style:parent-style-name="Text_20_body">
      <style:paragraph-properties fo:text-align="justify" style:justify-single-word="false" fo:padding="0cm" fo:border="none" style:shadow="none" style:join-border="false"/>
      <style:text-properties fo:language="ru" fo:country="RU" officeooo:rsid="00358c9c" officeooo:paragraph-rsid="00358c9c" fo:background-color="transparent"/>
    </style:style>
    <style:style style:name="P94" style:family="paragraph" style:parent-style-name="Text_20_body">
      <style:paragraph-properties fo:text-align="justify" style:justify-single-word="false" fo:padding="0cm" fo:border="none" style:shadow="none" style:join-border="false"/>
      <style:text-properties fo:language="ru" fo:country="RU" officeooo:rsid="00577a07" officeooo:paragraph-rsid="00577a07" fo:background-color="transparent"/>
    </style:style>
    <style:style style:name="P95" style:family="paragraph" style:parent-style-name="Text_20_body">
      <style:paragraph-properties fo:text-align="justify" style:justify-single-word="false" fo:padding="0cm" fo:border="none" style:shadow="none" style:join-border="false"/>
      <style:text-properties fo:language="ru" fo:country="RU" officeooo:rsid="00577a07" officeooo:paragraph-rsid="007caa21" fo:background-color="transparent"/>
    </style:style>
    <style:style style:name="P96" style:family="paragraph" style:parent-style-name="Text_20_body">
      <style:paragraph-properties fo:text-align="justify" style:justify-single-word="false" fo:padding="0cm" fo:border="none" style:shadow="none" style:join-border="false"/>
      <style:text-properties fo:language="ru" fo:country="RU" officeooo:rsid="006bb55a" officeooo:paragraph-rsid="006bb55a" fo:background-color="transparent"/>
    </style:style>
    <style:style style:name="P97" style:family="paragraph" style:parent-style-name="Text_20_body">
      <style:paragraph-properties fo:text-align="justify" style:justify-single-word="false" fo:padding="0cm" fo:border="none" style:shadow="none" style:join-border="false"/>
      <style:text-properties fo:language="ru" fo:country="RU" officeooo:rsid="00493569" officeooo:paragraph-rsid="00844d81" fo:background-color="transparent"/>
    </style:style>
    <style:style style:name="P98" style:family="paragraph" style:parent-style-name="Text_20_body">
      <style:paragraph-properties fo:text-align="justify" style:justify-single-word="false" fo:padding="0cm" fo:border="none" style:shadow="none" style:join-border="false"/>
      <style:text-properties fo:language="ru" fo:country="RU" officeooo:rsid="00c0d362" officeooo:paragraph-rsid="01140b24" fo:background-color="transparent"/>
    </style:style>
    <style:style style:name="P99" style:family="paragraph" style:parent-style-name="Text_20_body">
      <style:paragraph-properties fo:text-align="justify" style:justify-single-word="false" fo:padding="0cm" fo:border="none" style:shadow="none" style:join-border="false"/>
      <style:text-properties fo:language="ru" fo:country="RU" officeooo:rsid="0127101c" officeooo:paragraph-rsid="0127101c" fo:background-color="transparent"/>
    </style:style>
    <style:style style:name="P100" style:family="paragraph" style:parent-style-name="Text_20_body">
      <style:paragraph-properties fo:text-align="justify" style:justify-single-word="false" fo:padding="0cm" fo:border="none" style:shadow="none" style:join-border="false"/>
      <style:text-properties fo:language="ru" fo:country="RU" officeooo:rsid="0155c7ba" officeooo:paragraph-rsid="0155c7ba" fo:background-color="transparent"/>
    </style:style>
    <style:style style:name="P101" style:family="paragraph" style:parent-style-name="Text_20_body">
      <style:paragraph-properties fo:text-align="justify" style:justify-single-word="false" fo:padding="0cm" fo:border="none" style:shadow="none" style:join-border="false"/>
      <style:text-properties fo:language="ru" fo:country="RU" fo:background-color="#ffff00"/>
    </style:style>
    <style:style style:name="P102" style:family="paragraph" style:parent-style-name="Text_20_body">
      <style:paragraph-properties fo:text-align="justify" style:justify-single-word="false" fo:padding="0cm" fo:border="none" style:shadow="none" style:join-border="false"/>
      <style:text-properties fo:language="ru" fo:country="RU" officeooo:rsid="010bf4c2" officeooo:paragraph-rsid="01140b24" fo:background-color="#ffff00"/>
    </style:style>
    <style:style style:name="P103" style:family="paragraph" style:parent-style-name="Text_20_body">
      <style:paragraph-properties fo:text-align="justify" style:justify-single-word="false" fo:padding="0cm" fo:border="none" style:shadow="none" style:join-border="false"/>
      <style:text-properties fo:background-color="#00ccff"/>
    </style:style>
    <style:style style:name="P104" style:family="paragraph" style:parent-style-name="Text_20_body">
      <style:paragraph-properties fo:text-align="justify" style:justify-single-word="false" fo:padding="0cm" fo:border="none" style:shadow="none" style:join-border="false"/>
      <style:text-properties fo:background-color="#ffffff"/>
    </style:style>
    <style:style style:name="P105" style:family="paragraph" style:parent-style-name="Text_20_body">
      <style:paragraph-properties fo:text-align="justify" style:justify-single-word="false" fo:padding="0cm" fo:border="none" style:shadow="none" style:join-border="false"/>
      <style:text-properties officeooo:rsid="0060b5af" officeooo:paragraph-rsid="007caa21"/>
    </style:style>
    <style:style style:name="P106" style:family="paragraph" style:parent-style-name="Text_20_body">
      <style:paragraph-properties fo:text-align="justify" style:justify-single-word="false" fo:padding="0cm" fo:border="none" style:shadow="none" style:join-border="false"/>
      <style:text-properties officeooo:rsid="0062ad45" officeooo:paragraph-rsid="007caa21"/>
    </style:style>
    <style:style style:name="P107" style:family="paragraph" style:parent-style-name="Text_20_body">
      <style:paragraph-properties fo:text-align="justify" style:justify-single-word="false" fo:padding="0cm" fo:border="none" style:shadow="none" style:join-border="false"/>
      <style:text-properties officeooo:rsid="00690835" officeooo:paragraph-rsid="007caa21"/>
    </style:style>
    <style:style style:name="P108" style:family="paragraph" style:parent-style-name="Text_20_body">
      <style:paragraph-properties fo:text-align="justify" style:justify-single-word="false" fo:padding="0cm" fo:border="none" style:shadow="none" style:join-border="false"/>
      <style:text-properties officeooo:rsid="006afcfa" officeooo:paragraph-rsid="007caa21"/>
    </style:style>
    <style:style style:name="P109" style:family="paragraph" style:parent-style-name="Text_20_body">
      <style:paragraph-properties fo:text-align="justify" style:justify-single-word="false" fo:padding="0cm" fo:border="none" style:shadow="none" style:join-border="false"/>
      <style:text-properties officeooo:rsid="00781539" officeooo:paragraph-rsid="007caa21"/>
    </style:style>
    <style:style style:name="P110" style:family="paragraph" style:parent-style-name="Text_20_body">
      <style:paragraph-properties fo:text-align="justify" style:justify-single-word="false" fo:padding="0cm" fo:border="none" style:shadow="none" style:join-border="false"/>
      <style:text-properties officeooo:rsid="0066826b" officeooo:paragraph-rsid="007caa21"/>
    </style:style>
    <style:style style:name="P111" style:family="paragraph" style:parent-style-name="Text_20_body">
      <style:paragraph-properties fo:text-align="justify" style:justify-single-word="false" fo:padding="0cm" fo:border="none" style:shadow="none" style:join-border="false"/>
      <style:text-properties officeooo:rsid="00675eee" officeooo:paragraph-rsid="007caa21"/>
    </style:style>
    <style:style style:name="P112" style:family="paragraph" style:parent-style-name="Text_20_body">
      <style:paragraph-properties fo:text-align="justify" style:justify-single-word="false" fo:padding="0cm" fo:border="none" style:shadow="none" style:join-border="false"/>
      <style:text-properties officeooo:rsid="0079f069" officeooo:paragraph-rsid="007caa21"/>
    </style:style>
    <style:style style:name="P113" style:family="paragraph" style:parent-style-name="Text_20_body">
      <style:paragraph-properties fo:text-align="justify" style:justify-single-word="false" fo:padding="0cm" fo:border="none" style:shadow="none" style:join-border="false"/>
      <style:text-properties officeooo:rsid="0081fa11" officeooo:paragraph-rsid="0081fa11"/>
    </style:style>
    <style:style style:name="P114" style:family="paragraph" style:parent-style-name="Text_20_body">
      <style:paragraph-properties fo:text-align="justify" style:justify-single-word="false" fo:padding="0cm" fo:border="none" style:shadow="none" style:join-border="false"/>
      <style:text-properties officeooo:rsid="008357ff" officeooo:paragraph-rsid="008357ff"/>
    </style:style>
    <style:style style:name="P115" style:family="paragraph" style:parent-style-name="Text_20_body">
      <style:paragraph-properties fo:text-align="justify" style:justify-single-word="false" fo:padding="0cm" fo:border="none" style:shadow="none" style:join-border="false"/>
      <style:text-properties officeooo:rsid="008357ff" officeooo:paragraph-rsid="0086e4da"/>
    </style:style>
    <style:style style:name="P116" style:family="paragraph" style:parent-style-name="Text_20_body">
      <style:paragraph-properties fo:text-align="justify" style:justify-single-word="false" fo:padding="0cm" fo:border="none" style:shadow="none" style:join-border="false"/>
      <style:text-properties officeooo:rsid="008357ff" officeooo:paragraph-rsid="0094bdfe"/>
    </style:style>
    <style:style style:name="P117" style:family="paragraph" style:parent-style-name="Text_20_body">
      <style:paragraph-properties fo:text-align="justify" style:justify-single-word="false" fo:padding="0cm" fo:border="none" style:shadow="none" style:join-border="false"/>
      <style:text-properties officeooo:rsid="008b29d7" officeooo:paragraph-rsid="008bb206"/>
    </style:style>
    <style:style style:name="P118" style:family="paragraph" style:parent-style-name="Text_20_body">
      <style:paragraph-properties fo:text-align="justify" style:justify-single-word="false" fo:padding="0cm" fo:border="none" style:shadow="none" style:join-border="false"/>
      <style:text-properties officeooo:rsid="009673e6" officeooo:paragraph-rsid="009673e6"/>
    </style:style>
    <style:style style:name="P119" style:family="paragraph" style:parent-style-name="Text_20_body">
      <style:paragraph-properties fo:text-align="justify" style:justify-single-word="false" fo:padding="0cm" fo:border="none" style:shadow="none" style:join-border="false"/>
      <style:text-properties officeooo:rsid="0086e4da" officeooo:paragraph-rsid="0086e4da"/>
    </style:style>
    <style:style style:name="P120" style:family="paragraph" style:parent-style-name="Text_20_body">
      <style:paragraph-properties fo:text-align="justify" style:justify-single-word="false" fo:padding="0cm" fo:border="none" style:shadow="none" style:join-border="false"/>
      <style:text-properties officeooo:rsid="0084ae52" officeooo:paragraph-rsid="0099b4ef"/>
    </style:style>
    <style:style style:name="P121" style:family="paragraph" style:parent-style-name="Text_20_body">
      <style:paragraph-properties fo:text-align="justify" style:justify-single-word="false" fo:padding="0cm" fo:border="none" style:shadow="none" style:join-border="false"/>
      <style:text-properties officeooo:rsid="009ce832" officeooo:paragraph-rsid="009ce832"/>
    </style:style>
    <style:style style:name="P122" style:family="paragraph" style:parent-style-name="Text_20_body">
      <style:paragraph-properties fo:text-align="justify" style:justify-single-word="false" fo:padding="0cm" fo:border="none" style:shadow="none" style:join-border="false"/>
      <style:text-properties officeooo:rsid="009ce832" officeooo:paragraph-rsid="00a06c7e"/>
    </style:style>
    <style:style style:name="P123" style:family="paragraph" style:parent-style-name="Text_20_body">
      <style:paragraph-properties fo:text-align="justify" style:justify-single-word="false" fo:padding="0cm" fo:border="none" style:shadow="none" style:join-border="false"/>
      <style:text-properties officeooo:rsid="00a256da" officeooo:paragraph-rsid="00a256da"/>
    </style:style>
    <style:style style:name="P124" style:family="paragraph" style:parent-style-name="Text_20_body">
      <style:paragraph-properties fo:text-align="justify" style:justify-single-word="false" fo:padding="0cm" fo:border="none" style:shadow="none" style:join-border="false"/>
      <style:text-properties officeooo:rsid="00a256da" officeooo:paragraph-rsid="00a7416b"/>
    </style:style>
    <style:style style:name="P125" style:family="paragraph" style:parent-style-name="Text_20_body">
      <style:paragraph-properties fo:text-align="justify" style:justify-single-word="false" fo:padding="0cm" fo:border="none" style:shadow="none" style:join-border="false"/>
      <style:text-properties officeooo:rsid="00a256da" officeooo:paragraph-rsid="00e7c8b7"/>
    </style:style>
    <style:style style:name="P126" style:family="paragraph" style:parent-style-name="Text_20_body">
      <style:paragraph-properties fo:text-align="justify" style:justify-single-word="false" fo:padding="0cm" fo:border="none" style:shadow="none" style:join-border="false"/>
      <style:text-properties officeooo:rsid="00aa803e" officeooo:paragraph-rsid="00aa803e"/>
    </style:style>
    <style:style style:name="P127" style:family="paragraph" style:parent-style-name="Text_20_body">
      <style:paragraph-properties fo:text-align="justify" style:justify-single-word="false" fo:padding="0cm" fo:border="none" style:shadow="none" style:join-border="false"/>
      <style:text-properties officeooo:rsid="00ad5100" officeooo:paragraph-rsid="00ad5100"/>
    </style:style>
    <style:style style:name="P128" style:family="paragraph" style:parent-style-name="Text_20_body">
      <style:paragraph-properties fo:text-align="justify" style:justify-single-word="false" fo:padding="0cm" fo:border="none" style:shadow="none" style:join-border="false"/>
      <style:text-properties officeooo:rsid="00aed1f1" officeooo:paragraph-rsid="00aed1f1"/>
    </style:style>
    <style:style style:name="P129" style:family="paragraph" style:parent-style-name="Text_20_body">
      <style:paragraph-properties fo:text-align="justify" style:justify-single-word="false" fo:padding="0cm" fo:border="none" style:shadow="none" style:join-border="false"/>
      <style:text-properties officeooo:rsid="00b059ee" officeooo:paragraph-rsid="00b059ee"/>
    </style:style>
    <style:style style:name="P130" style:family="paragraph" style:parent-style-name="Text_20_body">
      <style:paragraph-properties fo:text-align="justify" style:justify-single-word="false" fo:padding="0cm" fo:border="none" style:shadow="none" style:join-border="false"/>
      <style:text-properties officeooo:rsid="00b059ee" officeooo:paragraph-rsid="00b151ed"/>
    </style:style>
    <style:style style:name="P131" style:family="paragraph" style:parent-style-name="Text_20_body">
      <style:paragraph-properties fo:text-align="justify" style:justify-single-word="false" fo:padding="0cm" fo:border="none" style:shadow="none" style:join-border="false"/>
      <style:text-properties officeooo:rsid="00b46caf" officeooo:paragraph-rsid="00b46caf"/>
    </style:style>
    <style:style style:name="P132" style:family="paragraph" style:parent-style-name="Text_20_body">
      <style:paragraph-properties fo:text-align="justify" style:justify-single-word="false" fo:padding="0cm" fo:border="none" style:shadow="none" style:join-border="false"/>
      <style:text-properties officeooo:rsid="00bae8b0" officeooo:paragraph-rsid="00bae8b0"/>
    </style:style>
    <style:style style:name="P133" style:family="paragraph" style:parent-style-name="Text_20_body">
      <style:paragraph-properties fo:text-align="justify" style:justify-single-word="false" fo:padding="0cm" fo:border="none" style:shadow="none" style:join-border="false"/>
      <style:text-properties officeooo:rsid="00baf1d2" officeooo:paragraph-rsid="00baf1d2"/>
    </style:style>
    <style:style style:name="P134" style:family="paragraph" style:parent-style-name="Text_20_body">
      <style:paragraph-properties fo:text-align="justify" style:justify-single-word="false" fo:padding="0cm" fo:border="none" style:shadow="none" style:join-border="false"/>
      <style:text-properties officeooo:rsid="00baf1d2" officeooo:paragraph-rsid="00e543f6"/>
    </style:style>
    <style:style style:name="P135" style:family="paragraph" style:parent-style-name="Text_20_body">
      <style:paragraph-properties fo:text-align="justify" style:justify-single-word="false" fo:padding="0cm" fo:border="none" style:shadow="none" style:join-border="false"/>
      <style:text-properties officeooo:rsid="00bd68b4" officeooo:paragraph-rsid="00bd68b4"/>
    </style:style>
    <style:style style:name="P136" style:family="paragraph" style:parent-style-name="Text_20_body">
      <style:paragraph-properties fo:text-align="justify" style:justify-single-word="false" fo:padding="0cm" fo:border="none" style:shadow="none" style:join-border="false"/>
      <style:text-properties officeooo:rsid="00bd68b4" officeooo:paragraph-rsid="0157bf78"/>
    </style:style>
    <style:style style:name="P137" style:family="paragraph" style:parent-style-name="Text_20_body">
      <style:paragraph-properties fo:text-align="justify" style:justify-single-word="false" fo:padding="0cm" fo:border="none" style:shadow="none" style:join-border="false"/>
      <style:text-properties officeooo:rsid="00c4ccb0" officeooo:paragraph-rsid="00c4ccb0"/>
    </style:style>
    <style:style style:name="P138" style:family="paragraph" style:parent-style-name="Text_20_body">
      <style:paragraph-properties fo:text-align="justify" style:justify-single-word="false" fo:padding="0cm" fo:border="none" style:shadow="none" style:join-border="false"/>
      <style:text-properties officeooo:rsid="00c70faa" officeooo:paragraph-rsid="00c70faa"/>
    </style:style>
    <style:style style:name="P139" style:family="paragraph" style:parent-style-name="Text_20_body">
      <style:paragraph-properties fo:text-align="justify" style:justify-single-word="false" fo:padding="0cm" fo:border="none" style:shadow="none" style:join-border="false"/>
      <style:text-properties officeooo:rsid="00caf17d" officeooo:paragraph-rsid="00cfba8f"/>
    </style:style>
    <style:style style:name="P140" style:family="paragraph" style:parent-style-name="Text_20_body">
      <style:paragraph-properties fo:text-align="justify" style:justify-single-word="false" fo:padding="0cm" fo:border="none" style:shadow="none" style:join-border="false"/>
      <style:text-properties officeooo:rsid="00d2f8d8" officeooo:paragraph-rsid="00d2f8d8"/>
    </style:style>
    <style:style style:name="P141" style:family="paragraph" style:parent-style-name="Text_20_body">
      <style:paragraph-properties fo:text-align="justify" style:justify-single-word="false" fo:padding="0cm" fo:border="none" style:shadow="none" style:join-border="false"/>
      <style:text-properties officeooo:rsid="00d44ffb" officeooo:paragraph-rsid="00d44ffb"/>
    </style:style>
    <style:style style:name="P142" style:family="paragraph" style:parent-style-name="Text_20_body">
      <style:paragraph-properties fo:text-align="justify" style:justify-single-word="false" fo:padding="0cm" fo:border="none" style:shadow="none" style:join-border="false"/>
      <style:text-properties officeooo:rsid="00d44ffb" officeooo:paragraph-rsid="01140b24"/>
    </style:style>
    <style:style style:name="P143" style:family="paragraph" style:parent-style-name="Text_20_body">
      <style:paragraph-properties fo:text-align="justify" style:justify-single-word="false" fo:padding="0cm" fo:border="none" style:shadow="none" style:join-border="false"/>
      <style:text-properties officeooo:rsid="00a06c7e" officeooo:paragraph-rsid="00a06c7e"/>
    </style:style>
    <style:style style:name="P144" style:family="paragraph" style:parent-style-name="Text_20_body">
      <style:paragraph-properties fo:text-align="justify" style:justify-single-word="false" fo:padding="0cm" fo:border="none" style:shadow="none" style:join-border="false"/>
      <style:text-properties officeooo:rsid="00cebabf" officeooo:paragraph-rsid="00cfba8f"/>
    </style:style>
    <style:style style:name="P145" style:family="paragraph" style:parent-style-name="Text_20_body">
      <style:paragraph-properties fo:text-align="justify" style:justify-single-word="false" fo:padding="0cm" fo:border="none" style:shadow="none" style:join-border="false"/>
      <style:text-properties officeooo:rsid="00cfba8f" officeooo:paragraph-rsid="00d82149"/>
    </style:style>
    <style:style style:name="P146" style:family="paragraph" style:parent-style-name="Text_20_body">
      <style:paragraph-properties fo:text-align="justify" style:justify-single-word="false" fo:padding="0cm" fo:border="none" style:shadow="none" style:join-border="false"/>
      <style:text-properties officeooo:rsid="00d9fbd7" officeooo:paragraph-rsid="00d9fbd7"/>
    </style:style>
    <style:style style:name="P147" style:family="paragraph" style:parent-style-name="Text_20_body">
      <style:paragraph-properties fo:text-align="justify" style:justify-single-word="false" fo:padding="0cm" fo:border="none" style:shadow="none" style:join-border="false"/>
      <style:text-properties officeooo:rsid="00d9fbd7" officeooo:paragraph-rsid="00f5fdf4"/>
    </style:style>
    <style:style style:name="P148" style:family="paragraph" style:parent-style-name="Text_20_body">
      <style:paragraph-properties fo:text-align="justify" style:justify-single-word="false" fo:padding="0cm" fo:border="none" style:shadow="none" style:join-border="false"/>
      <style:text-properties officeooo:rsid="00dcd60f" officeooo:paragraph-rsid="00dcd60f"/>
    </style:style>
    <style:style style:name="P149" style:family="paragraph" style:parent-style-name="Text_20_body">
      <style:paragraph-properties fo:text-align="justify" style:justify-single-word="false" fo:padding="0cm" fo:border="none" style:shadow="none" style:join-border="false"/>
      <style:text-properties officeooo:rsid="00dcd60f" officeooo:paragraph-rsid="0123161d"/>
    </style:style>
    <style:style style:name="P150" style:family="paragraph" style:parent-style-name="Text_20_body">
      <style:paragraph-properties fo:text-align="justify" style:justify-single-word="false" fo:padding="0cm" fo:border="none" style:shadow="none" style:join-border="false"/>
      <style:text-properties officeooo:rsid="00ab5403" officeooo:paragraph-rsid="00ab5403"/>
    </style:style>
    <style:style style:name="P151" style:family="paragraph" style:parent-style-name="Text_20_body">
      <style:paragraph-properties fo:text-align="justify" style:justify-single-word="false" fo:padding="0cm" fo:border="none" style:shadow="none" style:join-border="false"/>
      <style:text-properties officeooo:rsid="00d66348" officeooo:paragraph-rsid="00d82149"/>
    </style:style>
    <style:style style:name="P152" style:family="paragraph" style:parent-style-name="Text_20_body">
      <style:paragraph-properties fo:text-align="justify" style:justify-single-word="false" fo:padding="0cm" fo:border="none" style:shadow="none" style:join-border="false"/>
      <style:text-properties officeooo:rsid="00dbb737" officeooo:paragraph-rsid="00dbb737"/>
    </style:style>
    <style:style style:name="P153" style:family="paragraph" style:parent-style-name="Text_20_body">
      <style:paragraph-properties fo:text-align="justify" style:justify-single-word="false" fo:padding="0cm" fo:border="none" style:shadow="none" style:join-border="false"/>
      <style:text-properties officeooo:rsid="00da41ef" officeooo:paragraph-rsid="00ebf0be"/>
    </style:style>
    <style:style style:name="P154" style:family="paragraph" style:parent-style-name="Text_20_body">
      <style:paragraph-properties fo:text-align="justify" style:justify-single-word="false" fo:padding="0cm" fo:border="none" style:shadow="none" style:join-border="false"/>
      <style:text-properties officeooo:rsid="00da41ef" officeooo:paragraph-rsid="00ee66fa"/>
    </style:style>
    <style:style style:name="P155" style:family="paragraph" style:parent-style-name="Text_20_body">
      <style:paragraph-properties fo:text-align="justify" style:justify-single-word="false" fo:padding="0cm" fo:border="none" style:shadow="none" style:join-border="false"/>
      <style:text-properties officeooo:rsid="00ed8acd" officeooo:paragraph-rsid="00f5173d"/>
    </style:style>
    <style:style style:name="P156" style:family="paragraph" style:parent-style-name="Text_20_body">
      <style:paragraph-properties fo:text-align="justify" style:justify-single-word="false" fo:padding="0cm" fo:border="none" style:shadow="none" style:join-border="false"/>
      <style:text-properties officeooo:rsid="00ed8acd" officeooo:paragraph-rsid="010ee55a"/>
    </style:style>
    <style:style style:name="P157" style:family="paragraph" style:parent-style-name="Text_20_body">
      <style:paragraph-properties fo:text-align="justify" style:justify-single-word="false" fo:padding="0cm" fo:border="none" style:shadow="none" style:join-border="false"/>
      <style:text-properties officeooo:rsid="00f5173d" officeooo:paragraph-rsid="00f5173d"/>
    </style:style>
    <style:style style:name="P158" style:family="paragraph" style:parent-style-name="Text_20_body">
      <style:paragraph-properties fo:text-align="justify" style:justify-single-word="false" fo:padding="0cm" fo:border="none" style:shadow="none" style:join-border="false"/>
      <style:text-properties officeooo:rsid="00fe743f" officeooo:paragraph-rsid="00fe743f"/>
    </style:style>
    <style:style style:name="P159" style:family="paragraph" style:parent-style-name="Text_20_body">
      <style:paragraph-properties fo:text-align="justify" style:justify-single-word="false" fo:padding="0cm" fo:border="none" style:shadow="none" style:join-border="false"/>
      <style:text-properties officeooo:rsid="00ff3d49" officeooo:paragraph-rsid="00ff3d49"/>
    </style:style>
    <style:style style:name="P160" style:family="paragraph" style:parent-style-name="Text_20_body">
      <style:paragraph-properties fo:text-align="justify" style:justify-single-word="false" fo:padding="0cm" fo:border="none" style:shadow="none" style:join-border="false"/>
      <style:text-properties officeooo:rsid="01012748" officeooo:paragraph-rsid="01012748"/>
    </style:style>
    <style:style style:name="P161" style:family="paragraph" style:parent-style-name="Text_20_body">
      <style:paragraph-properties fo:text-align="justify" style:justify-single-word="false" fo:padding="0cm" fo:border="none" style:shadow="none" style:join-border="false"/>
      <style:text-properties officeooo:rsid="00c0d362" officeooo:paragraph-rsid="01140b24"/>
    </style:style>
    <style:style style:name="P162" style:family="paragraph" style:parent-style-name="Text_20_body">
      <style:paragraph-properties fo:text-align="justify" style:justify-single-word="false" fo:padding="0cm" fo:border="none" style:shadow="none" style:join-border="false"/>
      <style:text-properties officeooo:rsid="00dfc7f5" officeooo:paragraph-rsid="01140b24"/>
    </style:style>
    <style:style style:name="P163" style:family="paragraph" style:parent-style-name="Text_20_body">
      <style:paragraph-properties fo:text-align="justify" style:justify-single-word="false" fo:padding="0cm" fo:border="none" style:shadow="none" style:join-border="false"/>
      <style:text-properties officeooo:rsid="01140b24" officeooo:paragraph-rsid="01140b24"/>
    </style:style>
    <style:style style:name="P164" style:family="paragraph" style:parent-style-name="Text_20_body">
      <style:paragraph-properties fo:text-align="justify" style:justify-single-word="false" fo:padding="0cm" fo:border="none" style:shadow="none" style:join-border="false"/>
      <style:text-properties officeooo:rsid="01140b24" officeooo:paragraph-rsid="0123161d"/>
    </style:style>
    <style:style style:name="P165" style:family="paragraph" style:parent-style-name="Text_20_body">
      <style:paragraph-properties fo:text-align="justify" style:justify-single-word="false" fo:padding="0cm" fo:border="none" style:shadow="none" style:join-border="false"/>
      <style:text-properties officeooo:rsid="0114daa7" officeooo:paragraph-rsid="0114daa7"/>
    </style:style>
    <style:style style:name="P166" style:family="paragraph" style:parent-style-name="Text_20_body">
      <style:paragraph-properties fo:text-align="justify" style:justify-single-word="false" fo:padding="0cm" fo:border="none" style:shadow="none" style:join-border="false"/>
      <style:text-properties officeooo:rsid="01158913" officeooo:paragraph-rsid="01158913"/>
    </style:style>
    <style:style style:name="P167" style:family="paragraph" style:parent-style-name="Text_20_body">
      <style:paragraph-properties fo:text-align="justify" style:justify-single-word="false" fo:padding="0cm" fo:border="none" style:shadow="none" style:join-border="false"/>
      <style:text-properties fo:color="#0000ff"/>
    </style:style>
    <style:style style:name="P168" style:family="paragraph" style:parent-style-name="Text_20_body">
      <style:paragraph-properties fo:text-align="justify" style:justify-single-word="false" fo:padding="0cm" fo:border="none" style:shadow="none" style:join-border="false"/>
      <style:text-properties fo:color="#0000ff" officeooo:rsid="0118c72c" officeooo:paragraph-rsid="0118c72c"/>
    </style:style>
    <style:style style:name="P169" style:family="paragraph" style:parent-style-name="Text_20_body">
      <style:paragraph-properties fo:text-align="justify" style:justify-single-word="false" fo:padding="0cm" fo:border="none" style:shadow="none" style:join-border="false"/>
      <style:text-properties officeooo:rsid="011dca1f" officeooo:paragraph-rsid="011f5973"/>
    </style:style>
    <style:style style:name="P170" style:family="paragraph" style:parent-style-name="Text_20_body">
      <style:paragraph-properties fo:text-align="justify" style:justify-single-word="false" fo:padding="0cm" fo:border="none" style:shadow="none" style:join-border="false"/>
      <style:text-properties officeooo:rsid="0119a128" officeooo:paragraph-rsid="011a42d5"/>
    </style:style>
    <style:style style:name="P171" style:family="paragraph" style:parent-style-name="Text_20_body">
      <style:paragraph-properties fo:text-align="justify" style:justify-single-word="false" fo:padding="0cm" fo:border="none" style:shadow="none" style:join-border="false"/>
      <style:text-properties officeooo:rsid="01274d01" officeooo:paragraph-rsid="01274d01"/>
    </style:style>
    <style:style style:name="P172" style:family="paragraph" style:parent-style-name="Text_20_body">
      <style:paragraph-properties fo:text-align="justify" style:justify-single-word="false" fo:padding="0cm" fo:border="none" style:shadow="none" style:join-border="false"/>
      <style:text-properties officeooo:rsid="012896c2" officeooo:paragraph-rsid="012896c2"/>
    </style:style>
    <style:style style:name="P173" style:family="paragraph" style:parent-style-name="Text_20_body">
      <style:paragraph-properties fo:text-align="justify" style:justify-single-word="false" fo:padding="0cm" fo:border="none" style:shadow="none" style:join-border="false"/>
      <style:text-properties officeooo:rsid="012f2790" officeooo:paragraph-rsid="012f2790"/>
    </style:style>
    <style:style style:name="P174" style:family="paragraph" style:parent-style-name="Text_20_body">
      <style:paragraph-properties fo:text-align="justify" style:justify-single-word="false" fo:padding="0cm" fo:border="none" style:shadow="none" style:join-border="false"/>
      <style:text-properties officeooo:rsid="012f2790" officeooo:paragraph-rsid="01347adb"/>
    </style:style>
    <style:style style:name="P175" style:family="paragraph" style:parent-style-name="Text_20_body">
      <style:paragraph-properties fo:text-align="justify" style:justify-single-word="false" fo:padding="0cm" fo:border="none" style:shadow="none" style:join-border="false"/>
      <style:text-properties officeooo:rsid="0131084f" officeooo:paragraph-rsid="0131084f"/>
    </style:style>
    <style:style style:name="P176" style:family="paragraph" style:parent-style-name="Text_20_body">
      <style:paragraph-properties fo:text-align="justify" style:justify-single-word="false" fo:padding="0cm" fo:border="none" style:shadow="none" style:join-border="false"/>
      <style:text-properties officeooo:rsid="011af99f" officeooo:paragraph-rsid="011c5a7e"/>
    </style:style>
    <style:style style:name="P177" style:family="paragraph" style:parent-style-name="Text_20_body">
      <style:paragraph-properties fo:text-align="justify" style:justify-single-word="false" fo:padding="0cm" fo:border="none" style:shadow="none" style:join-border="false"/>
      <style:text-properties officeooo:rsid="01347adb" officeooo:paragraph-rsid="01347adb"/>
    </style:style>
    <style:style style:name="P178" style:family="paragraph" style:parent-style-name="Text_20_body">
      <style:paragraph-properties fo:text-align="justify" style:justify-single-word="false" fo:padding="0cm" fo:border="none" style:shadow="none" style:join-border="false"/>
      <style:text-properties officeooo:rsid="013aa7af" officeooo:paragraph-rsid="013aa7af"/>
    </style:style>
    <style:style style:name="P179" style:family="paragraph" style:parent-style-name="Text_20_body">
      <style:paragraph-properties fo:text-align="justify" style:justify-single-word="false" fo:padding="0cm" fo:border="none" style:shadow="none" style:join-border="false"/>
      <style:text-properties officeooo:rsid="013c486d" officeooo:paragraph-rsid="013c486d"/>
    </style:style>
    <style:style style:name="P180" style:family="paragraph" style:parent-style-name="Text_20_body">
      <style:paragraph-properties fo:text-align="justify" style:justify-single-word="false" fo:padding="0cm" fo:border="none" style:shadow="none" style:join-border="false"/>
      <style:text-properties officeooo:rsid="013db0fd" officeooo:paragraph-rsid="013db0fd"/>
    </style:style>
    <style:style style:name="P181" style:family="paragraph" style:parent-style-name="Text_20_body">
      <style:paragraph-properties fo:text-align="justify" style:justify-single-word="false" fo:padding="0cm" fo:border="none" style:shadow="none" style:join-border="false"/>
      <style:text-properties officeooo:rsid="013dea79" officeooo:paragraph-rsid="013dea79"/>
    </style:style>
    <style:style style:name="P182" style:family="paragraph" style:parent-style-name="Text_20_body">
      <style:paragraph-properties fo:text-align="justify" style:justify-single-word="false" fo:padding="0cm" fo:border="none" style:shadow="none" style:join-border="false"/>
      <style:text-properties officeooo:rsid="01427033" officeooo:paragraph-rsid="01427033"/>
    </style:style>
    <style:style style:name="P183" style:family="paragraph" style:parent-style-name="Text_20_body">
      <style:paragraph-properties fo:text-align="justify" style:justify-single-word="false" fo:padding="0cm" fo:border="none" style:shadow="none" style:join-border="false"/>
      <style:text-properties officeooo:rsid="014a7b77" officeooo:paragraph-rsid="014a7b77"/>
    </style:style>
    <style:style style:name="P184" style:family="paragraph" style:parent-style-name="Text_20_body">
      <style:paragraph-properties fo:text-align="justify" style:justify-single-word="false" fo:padding="0cm" fo:border="none" style:shadow="none" style:join-border="false"/>
      <style:text-properties officeooo:rsid="00de9c77" officeooo:paragraph-rsid="013c486d"/>
    </style:style>
    <style:style style:name="P185" style:family="paragraph" style:parent-style-name="Text_20_body">
      <style:paragraph-properties fo:text-align="justify" style:justify-single-word="false" fo:padding="0cm" fo:border="none" style:shadow="none" style:join-border="false"/>
      <style:text-properties officeooo:rsid="014f8123" officeooo:paragraph-rsid="014fd7ee"/>
    </style:style>
    <style:style style:name="P186" style:family="paragraph" style:parent-style-name="Text_20_body">
      <style:paragraph-properties fo:text-align="justify" style:justify-single-word="false" fo:padding="0cm" fo:border="none" style:shadow="none" style:join-border="false"/>
      <style:text-properties officeooo:rsid="014fd7ee" officeooo:paragraph-rsid="014fd7ee"/>
    </style:style>
    <style:style style:name="P187" style:family="paragraph" style:parent-style-name="Text_20_body">
      <style:paragraph-properties fo:text-align="justify" style:justify-single-word="false" fo:padding="0cm" fo:border="none" style:shadow="none" style:join-border="false"/>
      <style:text-properties officeooo:rsid="01517c47" officeooo:paragraph-rsid="01517c47"/>
    </style:style>
    <style:style style:name="P188" style:family="paragraph" style:parent-style-name="Text_20_body">
      <style:paragraph-properties fo:text-align="justify" style:justify-single-word="false" fo:padding="0cm" fo:border="none" style:shadow="none" style:join-border="false"/>
      <style:text-properties officeooo:rsid="0155c7ba" officeooo:paragraph-rsid="0155c7ba"/>
    </style:style>
    <style:style style:name="P189" style:family="paragraph" style:parent-style-name="Text_20_body">
      <style:paragraph-properties fo:text-align="justify" style:justify-single-word="false" fo:padding="0cm" fo:border="none" style:shadow="none" style:join-border="false"/>
      <style:text-properties officeooo:rsid="01561143" officeooo:paragraph-rsid="01561143"/>
    </style:style>
    <style:style style:name="P190" style:family="paragraph" style:parent-style-name="Text_20_body">
      <style:paragraph-properties fo:text-align="justify" style:justify-single-word="false" fo:padding="0cm" fo:border="none" style:shadow="none" style:join-border="false"/>
      <style:text-properties officeooo:rsid="01664ba8" officeooo:paragraph-rsid="01664ba8"/>
    </style:style>
    <style:style style:name="P191" style:family="paragraph" style:parent-style-name="Text_20_body">
      <style:paragraph-properties fo:margin-left="0cm" fo:margin-right="0cm" fo:text-align="justify" style:justify-single-word="false" fo:text-indent="0cm" style:auto-text-indent="false" fo:padding="0cm"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192" style:family="paragraph" style:parent-style-name="Text_20_body">
      <style:paragraph-properties fo:margin-left="0cm" fo:margin-right="0cm" fo:text-align="justify" style:justify-single-word="false" fo:text-indent="0cm" style:auto-text-indent="false" fo:padding="0cm" fo:border="none" style:shadow="none" style:join-border="false"/>
    </style:style>
    <style:style style:name="P193" style:family="paragraph" style:parent-style-name="Text_20_body">
      <style:paragraph-properties fo:text-align="justify" style:justify-single-word="false" style:border-line-width-bottom="0.012cm 0.012cm 0.012cm" fo:padding="0.074cm" fo:border-left="none" fo:border-right="none" fo:border-top="none" fo:border-bottom="1.05pt double #000000" style:shadow="none" style:join-border="false"/>
      <style:text-properties fo:background-color="transparent"/>
    </style:style>
    <style:style style:name="P194"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9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96" style:family="paragraph" style:parent-style-name="Text_20_body">
      <style:paragraph-properties fo:margin-left="0cm" fo:margin-right="0cm" fo:text-align="justify" style:justify-single-word="false" fo:text-indent="0.499cm" style:auto-text-indent="false" fo:padding="0cm"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197" style:family="paragraph" style:parent-style-name="Quotations">
      <style:text-properties officeooo:paragraph-rsid="00fe743f"/>
    </style:style>
    <style:style style:name="P198" style:family="paragraph" style:parent-style-name="Quotations">
      <style:text-properties officeooo:rsid="00fc4b86" officeooo:paragraph-rsid="00fe743f"/>
    </style:style>
    <style:style style:name="P199" style:family="paragraph" style:parent-style-name="Text_20_body">
      <style:paragraph-properties fo:text-align="justify" style:justify-single-word="false" fo:padding="0cm" fo:border="none" style:shadow="none" style:join-border="false"/>
      <style:text-properties officeooo:rsid="016378c0" officeooo:paragraph-rsid="016378c0" fo:background-color="transparent"/>
    </style:style>
    <style:style style:name="P200" style:family="paragraph" style:parent-style-name="Text_20_body">
      <style:paragraph-properties fo:text-align="justify" style:justify-single-word="false" fo:padding="0cm" fo:border="none" style:shadow="none" style:join-border="false"/>
      <style:text-properties officeooo:rsid="0157bf78" officeooo:paragraph-rsid="0157bf78"/>
    </style:style>
    <style:style style:name="P201" style:family="paragraph" style:parent-style-name="Text_20_body">
      <style:paragraph-properties fo:text-align="justify" style:justify-single-word="false" fo:padding="0cm" fo:border="none" style:shadow="none" style:join-border="false"/>
      <style:text-properties fo:language="ru" fo:country="RU" officeooo:rsid="00137d5f" officeooo:paragraph-rsid="007caa21" fo:background-color="transparent"/>
    </style:style>
    <style:style style:name="P202" style:family="paragraph" style:parent-style-name="Text_20_body">
      <style:paragraph-properties fo:text-align="justify" style:justify-single-word="false" fo:padding="0cm" fo:border="none" style:shadow="none" style:join-border="false"/>
      <style:text-properties fo:language="ru" fo:country="RU" officeooo:rsid="0169868d" officeooo:paragraph-rsid="0169868d" fo:background-color="transparent"/>
    </style:style>
    <style:style style:name="P203" style:family="paragraph" style:parent-style-name="Text_20_body">
      <style:paragraph-properties fo:text-align="justify" style:justify-single-word="false" fo:padding="0cm" fo:border="none" style:shadow="none" style:join-border="false"/>
      <style:text-properties fo:language="ru" fo:country="RU" officeooo:rsid="0174e16c" officeooo:paragraph-rsid="0174e16c" fo:background-color="transparent"/>
    </style:style>
    <style:style style:name="P204" style:family="paragraph" style:parent-style-name="Text_20_body">
      <style:paragraph-properties fo:text-align="justify" style:justify-single-word="false" fo:padding="0cm" fo:border="none" style:shadow="none" style:join-border="false"/>
      <style:text-properties fo:language="ru" fo:country="RU" officeooo:rsid="01771d7d" officeooo:paragraph-rsid="01771d7d" fo:background-color="transparent"/>
    </style:style>
    <style:style style:name="P205" style:family="paragraph" style:parent-style-name="Text_20_body">
      <style:paragraph-properties fo:text-align="justify" style:justify-single-word="false" fo:padding="0cm" fo:border="none" style:shadow="none" style:join-border="false"/>
      <style:text-properties fo:language="ru" fo:country="RU" officeooo:rsid="01798467" officeooo:paragraph-rsid="01798467" fo:background-color="transparent"/>
    </style:style>
    <style:style style:name="P206" style:family="paragraph" style:parent-style-name="Text_20_body">
      <style:paragraph-properties fo:text-align="justify" style:justify-single-word="false" fo:padding="0cm" fo:border="none" style:shadow="none" style:join-border="false"/>
      <style:text-properties fo:language="ru" fo:country="RU" officeooo:rsid="017cb1ad" officeooo:paragraph-rsid="017cb1ad" fo:background-color="transparent"/>
    </style:style>
    <style:style style:name="P207" style:family="paragraph" style:parent-style-name="Text_20_body">
      <style:paragraph-properties fo:text-align="justify" style:justify-single-word="false" fo:padding="0cm" fo:border="none" style:shadow="none" style:join-border="false"/>
      <style:text-properties officeooo:rsid="01561143" officeooo:paragraph-rsid="01561143"/>
    </style:style>
    <style:style style:name="P208" style:family="paragraph" style:parent-style-name="Text_20_body">
      <style:paragraph-properties fo:text-align="justify" style:justify-single-word="false" fo:padding="0cm" fo:border="none" style:shadow="none" style:join-border="false"/>
      <style:text-properties officeooo:rsid="01771d7d" officeooo:paragraph-rsid="01771d7d"/>
    </style:style>
    <style:style style:name="P209" style:family="paragraph" style:parent-style-name="Text_20_body">
      <style:paragraph-properties fo:text-align="justify" style:justify-single-word="false" fo:padding="0cm" fo:border="none" style:shadow="none" style:join-border="false"/>
      <style:text-properties officeooo:rsid="01771d7d" officeooo:paragraph-rsid="01798467"/>
    </style:style>
    <style:style style:name="P210" style:family="paragraph" style:parent-style-name="Text_20_body">
      <style:paragraph-properties fo:text-align="justify" style:justify-single-word="false" fo:padding="0cm" fo:border="none" style:shadow="none" style:join-border="false"/>
      <style:text-properties officeooo:rsid="01782681" officeooo:paragraph-rsid="01782681"/>
    </style:style>
    <style:style style:name="P211" style:family="paragraph" style:parent-style-name="Text_20_body">
      <style:text-properties officeooo:paragraph-rsid="016f8833"/>
    </style:style>
    <style:style style:name="P212" style:family="paragraph" style:parent-style-name="Text_20_body">
      <style:text-properties officeooo:paragraph-rsid="0171d933"/>
    </style:style>
    <style:style style:name="P213" style:family="paragraph" style:parent-style-name="Heading_20_1">
      <style:paragraph-properties fo:text-align="center" style:justify-single-word="false"/>
    </style:style>
    <style:style style:name="P214" style:family="paragraph" style:parent-style-name="Heading_20_1">
      <style:paragraph-properties fo:text-align="justify" style:justify-single-word="false" fo:padding="0cm" fo:border="none" style:shadow="none" style:join-border="false"/>
      <style:text-properties style:font-name="Liberation Serif" fo:font-size="12pt" style:font-size-asian="12pt" style:font-size-complex="12pt"/>
    </style:style>
    <style:style style:name="P215" style:family="paragraph" style:parent-style-name="Heading_20_2">
      <style:paragraph-properties fo:text-align="center" style:justify-single-word="false"/>
    </style:style>
    <style:style style:name="P216" style:family="paragraph" style:parent-style-name="Heading_20_2">
      <style:paragraph-properties fo:text-align="center" style:justify-single-word="false"/>
      <style:text-properties fo:language="ru" fo:country="RU"/>
    </style:style>
    <style:style style:name="T1" style:family="text">
      <style:text-properties fo:background-color="transparent" loext:char-shading-value="0"/>
    </style:style>
    <style:style style:name="T2" style:family="text">
      <style:text-properties officeooo:rsid="007f2f56" fo:background-color="transparent" loext:char-shading-value="0"/>
    </style:style>
    <style:style style:name="T3" style:family="text">
      <style:text-properties officeooo:rsid="00931c70" fo:background-color="transparent" loext:char-shading-value="0"/>
    </style:style>
    <style:style style:name="T4" style:family="text">
      <style:text-properties officeooo:rsid="009673e6" fo:background-color="transparent" loext:char-shading-value="0"/>
    </style:style>
    <style:style style:name="T5" style:family="text">
      <style:text-properties officeooo:rsid="009b2c4e" fo:background-color="transparent" loext:char-shading-value="0"/>
    </style:style>
    <style:style style:name="T6" style:family="text">
      <style:text-properties fo:font-style="normal" style:font-style-asian="normal" style:font-style-complex="normal"/>
    </style:style>
    <style:style style:name="T7" style:family="text">
      <style:text-properties fo:font-style="normal" officeooo:rsid="001de839" style:font-style-asian="normal" style:font-style-complex="normal"/>
    </style:style>
    <style:style style:name="T8" style:family="text">
      <style:text-properties fo:font-style="normal" fo:background-color="transparent" loext:char-shading-value="0" style:font-style-asian="normal" style:font-style-complex="normal"/>
    </style:style>
    <style:style style:name="T9" style:family="text">
      <style:text-properties fo:background-color="#ffff00" loext:char-shading-value="0"/>
    </style:style>
    <style:style style:name="T10" style:family="text">
      <style:text-properties officeooo:rsid="00096716" fo:background-color="#ffff00" loext:char-shading-value="0"/>
    </style:style>
    <style:style style:name="T11" style:family="text">
      <style:text-properties officeooo:rsid="0094bdfe" fo:background-color="#ffff00" loext:char-shading-value="0"/>
    </style:style>
    <style:style style:name="T12" style:family="text">
      <style:text-properties officeooo:rsid="009673e6" fo:background-color="#ffff00" loext:char-shading-value="0"/>
    </style:style>
    <style:style style:name="T13" style:family="text">
      <style:text-properties officeooo:rsid="00987c42" fo:background-color="#ffff00" loext:char-shading-value="0"/>
    </style:style>
    <style:style style:name="T14" style:family="text">
      <style:text-properties officeooo:rsid="00a335dd" fo:background-color="#ffff00" loext:char-shading-value="0"/>
    </style:style>
    <style:style style:name="T15" style:family="text">
      <style:text-properties officeooo:rsid="00a582bc" fo:background-color="#ffff00" loext:char-shading-value="0"/>
    </style:style>
    <style:style style:name="T16" style:family="text">
      <style:text-properties officeooo:rsid="00d18751" fo:background-color="#ffff00" loext:char-shading-value="0"/>
    </style:style>
    <style:style style:name="T17" style:family="text">
      <style:text-properties officeooo:rsid="00ea382e" fo:background-color="#ffff00" loext:char-shading-value="0"/>
    </style:style>
    <style:style style:name="T18" style:family="text">
      <style:text-properties officeooo:rsid="00ebf0be" fo:background-color="#ffff00" loext:char-shading-value="0"/>
    </style:style>
    <style:style style:name="T19" style:family="text">
      <style:text-properties officeooo:rsid="00ee8ade" fo:background-color="#ffff00" loext:char-shading-value="0"/>
    </style:style>
    <style:style style:name="T20" style:family="text">
      <style:text-properties officeooo:rsid="010c4a7f" fo:background-color="#ffff00" loext:char-shading-value="0"/>
    </style:style>
    <style:style style:name="T21" style:family="text">
      <style:text-properties officeooo:rsid="0164b588" fo:background-color="#ffff00" loext:char-shading-value="0"/>
    </style:style>
    <style:style style:name="T22" style:family="text">
      <style:text-properties officeooo:rsid="00dbb737" fo:background-color="#ffff00" loext:char-shading-value="0"/>
    </style:style>
    <style:style style:name="T23" style:family="text">
      <style:text-properties fo:background-color="#ffff00" loext:char-shading-value="0"/>
    </style:style>
    <style:style style:name="T24" style:family="text">
      <style:text-properties style:use-window-font-color="true" fo:background-color="transparent" loext:char-shading-value="0"/>
    </style:style>
    <style:style style:name="T25" style:family="text">
      <style:text-properties style:use-window-font-color="true" fo:language="ru" fo:country="RU"/>
    </style:style>
    <style:style style:name="T26" style:family="text">
      <style:text-properties style:use-window-font-color="true" fo:language="ru" fo:country="RU" fo:font-style="normal" fo:font-weight="normal" style:font-style-asian="normal" style:font-weight-asian="normal" style:font-style-complex="normal" style:font-weight-complex="normal"/>
    </style:style>
    <style:style style:name="T27" style:family="text">
      <style:text-properties style:use-window-font-color="true" fo:language="ru" fo:country="RU" fo:font-weight="normal" style:font-weight-asian="normal" style:font-weight-complex="normal"/>
    </style:style>
    <style:style style:name="T28" style:family="text">
      <style:text-properties style:use-window-font-color="true" fo:language="ru" fo:country="RU" fo:font-weight="normal" fo:background-color="#ffff00" loext:char-shading-value="0" style:font-weight-asian="normal" style:font-weight-complex="normal"/>
    </style:style>
    <style:style style:name="T29" style:family="text">
      <style:text-properties style:use-window-font-color="true" fo:language="uk" fo:country="UA"/>
    </style:style>
    <style:style style:name="T30" style:family="text">
      <style:text-properties style:use-window-font-color="true" fo:language="uk" fo:country="UA" fo:font-weight="normal" style:font-weight-asian="normal" style:font-weight-complex="normal"/>
    </style:style>
    <style:style style:name="T31" style:family="text">
      <style:text-properties style:use-window-font-color="true" fo:background-color="#ffff00" loext:char-shading-value="0"/>
    </style:style>
    <style:style style:name="T32" style:family="text">
      <style:text-properties style:use-window-font-color="true" fo:background-color="#ff00cc" loext:char-shading-value="0"/>
    </style:style>
    <style:style style:name="T33" style:family="text">
      <style:text-properties fo:font-weight="bold" style:font-weight-asian="bold" style:font-weight-complex="bold"/>
    </style:style>
    <style:style style:name="T34" style:family="text">
      <style:text-properties fo:background-color="#ffffff" loext:char-shading-value="0"/>
    </style:style>
    <style:style style:name="T35" style:family="text">
      <style:text-properties fo:language="ru" fo:country="RU"/>
    </style:style>
    <style:style style:name="T36" style:family="text">
      <style:text-properties fo:language="ru" fo:country="RU" fo:background-color="#ffff00" loext:char-shading-value="0"/>
    </style:style>
    <style:style style:name="T37" style:family="text">
      <style:text-properties style:text-line-through-style="solid" style:text-line-through-type="single"/>
    </style:style>
    <style:style style:name="T38" style:family="text">
      <style:text-properties fo:language="en" fo:country="US"/>
    </style:style>
    <style:style style:name="T39" style:family="text">
      <style:text-properties officeooo:rsid="00096716"/>
    </style:style>
    <style:style style:name="T40" style:family="text">
      <style:text-properties officeooo:rsid="000ac609"/>
    </style:style>
    <style:style style:name="T41" style:family="text">
      <style:text-properties officeooo:rsid="000bbf06"/>
    </style:style>
    <style:style style:name="T42" style:family="text">
      <style:text-properties officeooo:rsid="00137d5f"/>
    </style:style>
    <style:style style:name="T43" style:family="text">
      <style:text-properties officeooo:rsid="00140454"/>
    </style:style>
    <style:style style:name="T44" style:family="text">
      <style:text-properties officeooo:rsid="00186ca0"/>
    </style:style>
    <style:style style:name="T45" style:family="text">
      <style:text-properties officeooo:rsid="001909b5"/>
    </style:style>
    <style:style style:name="T46" style:family="text">
      <style:text-properties officeooo:rsid="001a96c4"/>
    </style:style>
    <style:style style:name="T47" style:family="text">
      <style:text-properties officeooo:rsid="001c6172"/>
    </style:style>
    <style:style style:name="T48" style:family="text">
      <style:text-properties officeooo:rsid="001d0cd1"/>
    </style:style>
    <style:style style:name="T49" style:family="text">
      <style:text-properties officeooo:rsid="001de839"/>
    </style:style>
    <style:style style:name="T50" style:family="text">
      <style:text-properties officeooo:rsid="0022926c"/>
    </style:style>
    <style:style style:name="T51" style:family="text">
      <style:text-properties officeooo:rsid="00240954"/>
    </style:style>
    <style:style style:name="T52" style:family="text">
      <style:text-properties officeooo:rsid="0025eaca"/>
    </style:style>
    <style:style style:name="T53" style:family="text">
      <style:text-properties officeooo:rsid="00272c41"/>
    </style:style>
    <style:style style:name="T54" style:family="text">
      <style:text-properties officeooo:rsid="00279d56"/>
    </style:style>
    <style:style style:name="T55" style:family="text">
      <style:text-properties officeooo:rsid="00279d79"/>
    </style:style>
    <style:style style:name="T56" style:family="text">
      <style:text-properties officeooo:rsid="002c52c5"/>
    </style:style>
    <style:style style:name="T57" style:family="text">
      <style:text-properties officeooo:rsid="002e9744"/>
    </style:style>
    <style:style style:name="T58" style:family="text">
      <style:text-properties officeooo:rsid="002ea5fc"/>
    </style:style>
    <style:style style:name="T59" style:family="text">
      <style:text-properties officeooo:rsid="002feb82"/>
    </style:style>
    <style:style style:name="T60" style:family="text">
      <style:text-properties officeooo:rsid="00333b78"/>
    </style:style>
    <style:style style:name="T61" style:family="text">
      <style:text-properties officeooo:rsid="0033d052"/>
    </style:style>
    <style:style style:name="T62" style:family="text">
      <style:text-properties officeooo:rsid="00358c9c"/>
    </style:style>
    <style:style style:name="T63" style:family="text">
      <style:text-properties officeooo:rsid="003be7cd"/>
    </style:style>
    <style:style style:name="T64" style:family="text">
      <style:text-properties officeooo:rsid="003cacee"/>
    </style:style>
    <style:style style:name="T65" style:family="text">
      <style:text-properties officeooo:rsid="003ddbef"/>
    </style:style>
    <style:style style:name="T66" style:family="text">
      <style:text-properties officeooo:rsid="003e8aff"/>
    </style:style>
    <style:style style:name="T67" style:family="text">
      <style:text-properties officeooo:rsid="00409a9a"/>
    </style:style>
    <style:style style:name="T68" style:family="text">
      <style:text-properties officeooo:rsid="004101f2"/>
    </style:style>
    <style:style style:name="T69" style:family="text">
      <style:text-properties officeooo:rsid="0042f8d2"/>
    </style:style>
    <style:style style:name="T70" style:family="text">
      <style:text-properties officeooo:rsid="0042fcac"/>
    </style:style>
    <style:style style:name="T71" style:family="text">
      <style:text-properties officeooo:rsid="0043b5d2"/>
    </style:style>
    <style:style style:name="T72" style:family="text">
      <style:text-properties officeooo:rsid="001683d2"/>
    </style:style>
    <style:style style:name="T73" style:family="text">
      <style:text-properties officeooo:rsid="004b3245"/>
    </style:style>
    <style:style style:name="T74" style:family="text">
      <style:text-properties officeooo:rsid="004ff6ab"/>
    </style:style>
    <style:style style:name="T75" style:family="text">
      <style:text-properties officeooo:rsid="0053aad7"/>
    </style:style>
    <style:style style:name="T76" style:family="text">
      <style:text-properties officeooo:rsid="0054ff23"/>
    </style:style>
    <style:style style:name="T77" style:family="text">
      <style:text-properties officeooo:rsid="00563a94"/>
    </style:style>
    <style:style style:name="T78" style:family="text">
      <style:text-properties officeooo:rsid="005adcc8"/>
    </style:style>
    <style:style style:name="T79" style:family="text">
      <style:text-properties officeooo:rsid="005b3c2d"/>
    </style:style>
    <style:style style:name="T80" style:family="text">
      <style:text-properties officeooo:rsid="0062ad45"/>
    </style:style>
    <style:style style:name="T81" style:family="text">
      <style:text-properties officeooo:rsid="0062c750"/>
    </style:style>
    <style:style style:name="T82" style:family="text">
      <style:text-properties officeooo:rsid="00649d47"/>
    </style:style>
    <style:style style:name="T83" style:family="text">
      <style:text-properties officeooo:rsid="00675eee"/>
    </style:style>
    <style:style style:name="T84" style:family="text">
      <style:text-properties officeooo:rsid="006bb55a"/>
    </style:style>
    <style:style style:name="T85" style:family="text">
      <style:text-properties officeooo:rsid="006dee70"/>
    </style:style>
    <style:style style:name="T86" style:family="text">
      <style:text-properties officeooo:rsid="006e350b"/>
    </style:style>
    <style:style style:name="T87" style:family="text">
      <style:text-properties officeooo:rsid="006fd570"/>
    </style:style>
    <style:style style:name="T88" style:family="text">
      <style:text-properties officeooo:rsid="00732bb8"/>
    </style:style>
    <style:style style:name="T89" style:family="text">
      <style:text-properties officeooo:rsid="00781539"/>
    </style:style>
    <style:style style:name="T90" style:family="text">
      <style:text-properties officeooo:rsid="0079f069"/>
    </style:style>
    <style:style style:name="T91" style:family="text">
      <style:text-properties officeooo:rsid="007adf15"/>
    </style:style>
    <style:style style:name="T92" style:family="text">
      <style:text-properties officeooo:rsid="007f2f56"/>
    </style:style>
    <style:style style:name="T93" style:family="text">
      <style:text-properties officeooo:rsid="0081fa11"/>
    </style:style>
    <style:style style:name="T94" style:family="text">
      <style:text-properties officeooo:rsid="0085db15"/>
    </style:style>
    <style:style style:name="T95" style:family="text">
      <style:text-properties officeooo:rsid="0089dfab"/>
    </style:style>
    <style:style style:name="T96" style:family="text">
      <style:text-properties officeooo:rsid="008bb206"/>
    </style:style>
    <style:style style:name="T97" style:family="text">
      <style:text-properties officeooo:rsid="008f1c5f"/>
    </style:style>
    <style:style style:name="T98" style:family="text">
      <style:text-properties officeooo:rsid="00931c70"/>
    </style:style>
    <style:style style:name="T99" style:family="text">
      <style:text-properties officeooo:rsid="009b2c4e"/>
    </style:style>
    <style:style style:name="T100" style:family="text">
      <style:text-properties officeooo:rsid="009cf693"/>
    </style:style>
    <style:style style:name="T101" style:family="text">
      <style:text-properties officeooo:rsid="009e7727"/>
    </style:style>
    <style:style style:name="T102" style:family="text">
      <style:text-properties officeooo:rsid="009f0f49"/>
    </style:style>
    <style:style style:name="T103" style:family="text">
      <style:text-properties officeooo:rsid="00a0250c"/>
    </style:style>
    <style:style style:name="T104" style:family="text">
      <style:text-properties officeooo:rsid="00a06c7e"/>
    </style:style>
    <style:style style:name="T105" style:family="text">
      <style:text-properties officeooo:rsid="00a335dd"/>
    </style:style>
    <style:style style:name="T106" style:family="text">
      <style:text-properties officeooo:rsid="00a3d065"/>
    </style:style>
    <style:style style:name="T107" style:family="text">
      <style:text-properties officeooo:rsid="00a582bc"/>
    </style:style>
    <style:style style:name="T108" style:family="text">
      <style:text-properties officeooo:rsid="00aa1acf"/>
    </style:style>
    <style:style style:name="T109" style:family="text">
      <style:text-properties officeooo:rsid="00ab5403"/>
    </style:style>
    <style:style style:name="T110" style:family="text">
      <style:text-properties officeooo:rsid="00af0d86"/>
    </style:style>
    <style:style style:name="T111" style:family="text">
      <style:text-properties officeooo:rsid="00b059ee"/>
    </style:style>
    <style:style style:name="T112" style:family="text">
      <style:text-properties officeooo:rsid="00b1146f"/>
    </style:style>
    <style:style style:name="T113" style:family="text">
      <style:text-properties officeooo:rsid="00b151ed"/>
    </style:style>
    <style:style style:name="T114" style:family="text">
      <style:text-properties officeooo:rsid="00b28a06"/>
    </style:style>
    <style:style style:name="T115" style:family="text">
      <style:text-properties officeooo:rsid="00b2a3a7"/>
    </style:style>
    <style:style style:name="T116" style:family="text">
      <style:text-properties officeooo:rsid="00b834d9"/>
    </style:style>
    <style:style style:name="T117" style:family="text">
      <style:text-properties officeooo:rsid="00bae8b0"/>
    </style:style>
    <style:style style:name="T118" style:family="text">
      <style:text-properties officeooo:rsid="00bbe755"/>
    </style:style>
    <style:style style:name="T119" style:family="text">
      <style:text-properties officeooo:rsid="00bd68b4"/>
    </style:style>
    <style:style style:name="T120" style:family="text">
      <style:text-properties officeooo:rsid="00c1e470"/>
    </style:style>
    <style:style style:name="T121" style:family="text">
      <style:text-properties officeooo:rsid="00c3f4c3"/>
    </style:style>
    <style:style style:name="T122" style:family="text">
      <style:text-properties officeooo:rsid="00c6c719"/>
    </style:style>
    <style:style style:name="T123" style:family="text">
      <style:text-properties officeooo:rsid="00cebabf"/>
    </style:style>
    <style:style style:name="T124" style:family="text">
      <style:text-properties officeooo:rsid="00d18751"/>
    </style:style>
    <style:style style:name="T125" style:family="text">
      <style:text-properties officeooo:rsid="00d2f8d8"/>
    </style:style>
    <style:style style:name="T126" style:family="text">
      <style:text-properties officeooo:rsid="00d66348"/>
    </style:style>
    <style:style style:name="T127" style:family="text">
      <style:text-properties officeooo:rsid="00d82149"/>
    </style:style>
    <style:style style:name="T128" style:family="text">
      <style:text-properties officeooo:rsid="00d9930c"/>
    </style:style>
    <style:style style:name="T129" style:family="text">
      <style:text-properties officeooo:rsid="00da051f"/>
    </style:style>
    <style:style style:name="T130" style:family="text">
      <style:text-properties officeooo:rsid="00da41ef"/>
    </style:style>
    <style:style style:name="T131" style:family="text">
      <style:text-properties officeooo:rsid="00dbb737"/>
    </style:style>
    <style:style style:name="T132" style:family="text">
      <style:text-properties officeooo:rsid="00e00fdb"/>
    </style:style>
    <style:style style:name="T133" style:family="text">
      <style:text-properties officeooo:rsid="00e3ae1f"/>
    </style:style>
    <style:style style:name="T134" style:family="text">
      <style:text-properties officeooo:rsid="00ee66fa"/>
    </style:style>
    <style:style style:name="T135" style:family="text">
      <style:text-properties officeooo:rsid="00ee8ade"/>
    </style:style>
    <style:style style:name="T136" style:family="text">
      <style:text-properties officeooo:rsid="00f5173d"/>
    </style:style>
    <style:style style:name="T137" style:family="text">
      <style:text-properties officeooo:rsid="00f55537"/>
    </style:style>
    <style:style style:name="T138" style:family="text">
      <style:text-properties officeooo:rsid="00f5fdf4"/>
    </style:style>
    <style:style style:name="T139" style:family="text">
      <style:text-properties officeooo:rsid="00f9f817"/>
    </style:style>
    <style:style style:name="T140" style:family="text">
      <style:text-properties officeooo:rsid="00fb60aa"/>
    </style:style>
    <style:style style:name="T141" style:family="text">
      <style:text-properties officeooo:rsid="00fc4b86"/>
    </style:style>
    <style:style style:name="T142" style:family="text">
      <style:text-properties officeooo:rsid="00fe743f"/>
    </style:style>
    <style:style style:name="T143" style:family="text">
      <style:text-properties officeooo:rsid="00ff3d49"/>
    </style:style>
    <style:style style:name="T144" style:family="text">
      <style:text-properties officeooo:rsid="0102990d"/>
    </style:style>
    <style:style style:name="T145" style:family="text">
      <style:text-properties officeooo:rsid="010435d7"/>
    </style:style>
    <style:style style:name="T146" style:family="text">
      <style:text-properties officeooo:rsid="0104ba60"/>
    </style:style>
    <style:style style:name="T147" style:family="text">
      <style:text-properties officeooo:rsid="0104e5f8"/>
    </style:style>
    <style:style style:name="T148" style:family="text">
      <style:text-properties officeooo:rsid="0106cd53"/>
    </style:style>
    <style:style style:name="T149" style:family="text">
      <style:text-properties officeooo:rsid="010bf4c2"/>
    </style:style>
    <style:style style:name="T150" style:family="text">
      <style:text-properties officeooo:rsid="01131b75"/>
    </style:style>
    <style:style style:name="T151" style:family="text">
      <style:text-properties officeooo:rsid="01140b24"/>
    </style:style>
    <style:style style:name="T152" style:family="text">
      <style:text-properties officeooo:rsid="0114daa7"/>
    </style:style>
    <style:style style:name="T153" style:family="text">
      <style:text-properties officeooo:rsid="0119a128"/>
    </style:style>
    <style:style style:name="T154" style:family="text">
      <style:text-properties officeooo:rsid="011a42d5"/>
    </style:style>
    <style:style style:name="T155" style:family="text">
      <style:text-properties officeooo:rsid="011b6308"/>
    </style:style>
    <style:style style:name="T156" style:family="text">
      <style:text-properties officeooo:rsid="011c1bfb"/>
    </style:style>
    <style:style style:name="T157" style:family="text">
      <style:text-properties officeooo:rsid="0121d115"/>
    </style:style>
    <style:style style:name="T158" style:family="text">
      <style:text-properties officeooo:rsid="0123161d"/>
    </style:style>
    <style:style style:name="T159" style:family="text">
      <style:text-properties officeooo:rsid="01251545"/>
    </style:style>
    <style:style style:name="T160" style:family="text">
      <style:text-properties officeooo:rsid="0125b438"/>
    </style:style>
    <style:style style:name="T161" style:family="text">
      <style:text-properties officeooo:rsid="0127101c"/>
    </style:style>
    <style:style style:name="T162" style:family="text">
      <style:text-properties officeooo:rsid="01277552"/>
    </style:style>
    <style:style style:name="T163" style:family="text">
      <style:text-properties officeooo:rsid="012a4b4d"/>
    </style:style>
    <style:style style:name="T164" style:family="text">
      <style:text-properties officeooo:rsid="012b62e0"/>
    </style:style>
    <style:style style:name="T165" style:family="text">
      <style:text-properties officeooo:rsid="0131084f"/>
    </style:style>
    <style:style style:name="T166" style:family="text">
      <style:text-properties officeooo:rsid="01327d5d"/>
    </style:style>
    <style:style style:name="T167" style:family="text">
      <style:text-properties officeooo:rsid="01340e39"/>
    </style:style>
    <style:style style:name="T168" style:family="text">
      <style:text-properties officeooo:rsid="0136c708"/>
    </style:style>
    <style:style style:name="T169" style:family="text">
      <style:text-properties officeooo:rsid="013aa7af"/>
    </style:style>
    <style:style style:name="T170" style:family="text">
      <style:text-properties officeooo:rsid="013d7dd4"/>
    </style:style>
    <style:style style:name="T171" style:family="text">
      <style:text-properties officeooo:rsid="013dea79"/>
    </style:style>
    <style:style style:name="T172" style:family="text">
      <style:text-properties officeooo:rsid="013e91d8"/>
    </style:style>
    <style:style style:name="T173" style:family="text">
      <style:text-properties officeooo:rsid="0140c0d0"/>
    </style:style>
    <style:style style:name="T174" style:family="text">
      <style:text-properties officeooo:rsid="0147383d"/>
    </style:style>
    <style:style style:name="T175" style:family="text">
      <style:text-properties officeooo:rsid="014b08f9"/>
    </style:style>
    <style:style style:name="T176" style:family="text">
      <style:text-properties officeooo:rsid="014b9752"/>
    </style:style>
    <style:style style:name="T177" style:family="text">
      <style:text-properties officeooo:rsid="014d8eb4"/>
    </style:style>
    <style:style style:name="T178" style:family="text">
      <style:text-properties officeooo:rsid="014fd7ee"/>
    </style:style>
    <style:style style:name="T179" style:family="text">
      <style:text-properties officeooo:rsid="01517c47"/>
    </style:style>
    <style:style style:name="T180" style:family="text">
      <style:text-properties officeooo:rsid="01526f5a"/>
    </style:style>
    <style:style style:name="T181" style:family="text">
      <style:text-properties officeooo:rsid="0155c7ba"/>
    </style:style>
    <style:style style:name="T182" style:family="text">
      <style:text-properties officeooo:rsid="01561143"/>
    </style:style>
    <style:style style:name="T183" style:family="text">
      <style:text-properties officeooo:rsid="01567f6a"/>
    </style:style>
    <style:style style:name="T184" style:family="text">
      <style:text-properties officeooo:rsid="0157bf78"/>
    </style:style>
    <style:style style:name="T185" style:family="text">
      <style:text-properties officeooo:rsid="015aea7e"/>
    </style:style>
    <style:style style:name="T186" style:family="text">
      <style:text-properties officeooo:rsid="015bdab9"/>
    </style:style>
    <style:style style:name="T187" style:family="text">
      <style:text-properties officeooo:rsid="015ca7c6"/>
    </style:style>
    <style:style style:name="T188" style:family="text">
      <style:text-properties officeooo:rsid="015d7618"/>
    </style:style>
    <style:style style:name="T189" style:family="text">
      <style:text-properties officeooo:rsid="015e9b8f"/>
    </style:style>
    <style:style style:name="T190" style:family="text">
      <style:text-properties officeooo:rsid="015ee398"/>
    </style:style>
    <style:style style:name="T191" style:family="text">
      <style:text-properties officeooo:rsid="015f855b"/>
    </style:style>
    <style:style style:name="T192" style:family="text">
      <style:text-properties officeooo:rsid="01616937"/>
    </style:style>
    <style:style style:name="T193" style:family="text">
      <style:text-properties officeooo:rsid="0162c676"/>
    </style:style>
    <style:style style:name="T194" style:family="text">
      <style:text-properties officeooo:rsid="016378c0"/>
    </style:style>
    <style:style style:name="T195" style:family="text">
      <style:text-properties officeooo:rsid="0165b278"/>
    </style:style>
    <style:style style:name="T196" style:family="text">
      <style:text-properties officeooo:rsid="0169868d"/>
    </style:style>
    <style:style style:name="T197" style:family="text">
      <style:text-properties officeooo:rsid="016aa1a0"/>
    </style:style>
    <style:style style:name="T198" style:family="text">
      <style:text-properties officeooo:rsid="016f8833"/>
    </style:style>
    <style:style style:name="T199" style:family="text">
      <style:text-properties officeooo:rsid="017043c2"/>
    </style:style>
    <style:style style:name="T200" style:family="text">
      <style:text-properties officeooo:rsid="01737d12"/>
    </style:style>
    <style:style style:name="T201" style:family="text">
      <style:text-properties officeooo:rsid="017643af"/>
    </style:style>
    <style:style style:name="T202" style:family="text">
      <style:text-properties officeooo:rsid="01771d7d"/>
    </style:style>
    <style:style style:name="T203" style:family="text">
      <style:text-properties fo:background-color="#ffffff"/>
    </style:style>
    <style:style style:name="T204" style:family="text">
      <style:text-properties officeooo:rsid="01782681"/>
    </style:style>
    <style:style style:name="T205" style:family="text">
      <style:text-properties officeooo:rsid="01798467"/>
    </style:style>
    <style:style style:name="T206" style:family="text">
      <style:text-properties officeooo:rsid="0179c58a"/>
    </style:style>
    <style:style style:name="T207" style:family="text">
      <style:text-properties officeooo:rsid="017bb99b"/>
    </style:style>
    <style:style style:name="T208" style:family="text">
      <style:text-properties officeooo:rsid="017c38e5"/>
    </style:style>
    <style:style style:name="T209" style:family="text">
      <style:text-properties officeooo:rsid="017cb1ad"/>
    </style:style>
    <style:style style:name="T210" style:family="text">
      <style:text-properties officeooo:rsid="017db6e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13" text:outline-level="1">Семь вечностей</text:h>
      <text:p text:style-name="P1">(ниспадающее безумие)</text:p>
      <text:p text:style-name="P1">(названия глав: Как хотел бы я... уплыть далеко-далеко,... чтобы встретить солнце... выходящим утром из океана… А вокруг никого… Только я, океан и солнце… Может быть, в прошлой жизни… Может быть, в следующей… Мы встретимся… И я скажу тогда… Привет, друзья… Вечность не виделись…)</text:p>
      <text:p text:style-name="P19">Заставка каждой главы – общая картина, потихоньку складывающаяся из паззлов</text:p>
      <text:p text:style-name="P19"/>
      <text:p text:style-name="P17">(события продолжаются сразу после “последнего фанфика” - т.е. с начала 2018-го. Через год Дедлайна забирают в психушку. Момент событий зависит от времени публикации фика. Если в 2021-ом – то Дедлайн сидел в психушке 2 года)</text:p>
      <text:h text:style-name="P215" text:outline-level="2">1</text:h>
      <text:p text:style-name="P167">009 Sound System – DreamScape (<text:a xlink:type="simple" xlink:href="https://www.youtube.com/watch?v=TKfS5zVfGBc" text:style-name="Internet_20_link" text:visited-style-name="Visited_20_Internet_20_Link">https://www.youtube.com/watch?v=TKfS5zVfGBc</text:a>)</text:p>
      <text:p text:style-name="P168">Pink Floyd “Another Brick In The Wall”</text:p>
      <text:p text:style-name="P2">Грымза поднесла блюдце и стакан с водой. Я съёжился под её колючим взглядом.</text:p>
      <text:p text:style-name="P2"/>
      <text:p text:style-name="P2">- Пей.</text:p>
      <text:p text:style-name="P2"/>
      <text:p text:style-name="P2">Она строго проследила за тем, как я взял с блюдца таблетку и запил. Многонедельный трюк с прятаньем <text:s/>лекарства между большим и указательным пальцами на прошлой неделе был по невнимательности провален. Стоило взять стакан той же рукой, которой я до того брал таблетку, как глазастая тётка увидела сквозь стекло зажатую пилюлю.</text:p>
      <text:p text:style-name="P2"/>
      <text:p text:style-name="P2">- Открой рот.</text:p>
      <text:p text:style-name="P2"/>
      <text:p text:style-name="P2">Я открыл хлебальник и повертел языком вверх – вниз – в стороны, показывая, что не спрятал галоперидол за щекой или под корнем.</text:p>
      <text:p text:style-name="P2">Грымза удовлетворительно кивнула и направилась к выходу.</text:p>
      <text:p text:style-name="P2"/>
      <text:p text:style-name="P2">Скрипнула дверь. Белая фигура скрылась за грязным стеклом. Я прислушался к удаляющимся шагам по коридору. Когда они окончательно стихли, я лёг на край кровати спиной к двери. В стекле окна отражалась скучающая физиономия <text:span text:style-name="T77">С</text:span>удьи Дредда – так мы прозвали надзирающего санитара за его засаленые дреды, свисающие из-под шапочки. Никто не помнил его настоящего имени, да в этом и не было никакой нужды – здесь, в Чертогах Разума, имена используются редко.</text:p>
      <text:p text:style-name="P2"/>
      <text:p text:style-name="P2">Напротив меня лежал Терминатор. Нет, не тот, который с железным скелетом внутри, а который из ртути. Собственно, в этом даже жидкого металла не было, но однажды он попытался пробежать сквозь <text:soft-page-break/>оконную решётку, прямо как тот, ртутный. Ему это почти удалось – по крайней мере, два крепления из четырёх были сорваны. Слесарь Алкоголич потом долго поносил китайцев с их говённым пластилиновым железом, немцев с их говённым крошащимся сатенгипсом и наших рукожопов, установивших решётку перед стеклом, а не после.</text:p>
      <text:p text:style-name="P2"/>
      <text:p text:style-name="P2">Терминатор безучастно смотрел в потолок, чуть левее лампы. После неудачной пробежки у него замкнулись какие-то цепи в голове и он созерцал никому не известные дали, отвлекаясь только на еду, сон и испражнения.</text:p>
      <text:p text:style-name="P2"/>
      <text:p text:style-name="P2">Я медленно протянул руку и достал из-под его кровати судно. Терминатор, как единственный неходячий в палате, был монопольным обладателем утки, чему я страшно завидовал. К счастью, сегодня он ещё не успел ею воспользоваться. Нет, мне бы это не помешало, но сильно подпортило бы фэншуй.</text:p>
      <text:p text:style-name="P2">Пододвинув судно одной рукой к себе поближе, я склонился над ним и засунул вторую руку как можно глубже себе в рот.</text:p>
      <text:p text:style-name="P2"/>
      <text:p text:style-name="P2">Вооот тааак...</text:p>
      <text:p text:style-name="P2"/>
      <text:p text:style-name="P2">Я, наверное, единственный человек в мире, умеющий блевать бесшумно.</text:p>
      <text:p text:style-name="P2">Таблетка стукнулась в эмалированный металл. Теперь её надо обязательно забрать во избежание обнаружения, растолочь монеткой в кашицу и размазать по полу под койкой.</text:p>
      <text:p text:style-name="P2"/>
      <text:p text:style-name="P20">Я осторожно задвинул судно обратно под кровать Терминатору. Дело сделано. Теперь можно и заснуть.</text:p>
      <text:p text:style-name="P29"/>
      <text:p text:style-name="P29">~~~</text:p>
      <text:p text:style-name="P20"><text:a xlink:type="simple" xlink:href="https://www.youtube.com/watch?v=rvk5D1iI2LA" text:style-name="Internet_20_link" text:visited-style-name="Visited_20_Internet_20_Link">https://www.youtube.com/watch?v=rvk5D1iI2LA</text:a></text:p>
      <text:h text:style-name="P214" text:outline-level="1">Mark Knopfler - Marbletown - Córdoba 2010 </text:h>
      <text:p text:style-name="P20"/>
      <text:p text:style-name="P20">Джет нетерпеливо толкает меня копытом в плечо. &lt;<text:span text:style-name="T9">Её полное имя – Рэйнбоу Джет</text:span>&gt;</text:p>
      <text:p text:style-name="P20">- Хум, вставай! Хум! Пора собираться! Хум… Хуман!!!</text:p>
      <text:p text:style-name="P20">Последний толчок больше похож на пинок. Я со стоном разлепляю веки.</text:p>
      <text:p text:style-name="P20"/>
      <text:p text:style-name="P20">Поняха прыгает вокруг меня в нетерпении, бросая скомканые шмотки в мешок и утрамбовывая их задними ногами. Солнечные зайчики едва поспевают за ней, осыпая весёлыми искрами её голубую шёрстку. Пластины доспехов хлопаются о грудь с каждым прыжком – позавчера пегаска затянула ремень <text:s/>на последнюю дырку – и всё равно они свободно болтаются на похудевшем теле.</text:p>
      <text:p text:style-name="P20">&lt;<text:span text:style-name="T9">одеяло?</text:span>&gt;</text:p>
      <text:p text:style-name="P20"><text:soft-page-break/>- Они приближаются! Я слышала их горн<text:span text:style-name="T1">!</text:span> Надо убираться отсюда!</text:p>
      <text:p text:style-name="P20"/>
      <text:p text:style-name="P20">Последнюю порцию барахла Джет утрамбовывает, с размаху усевшись на мешок. Тот жалобно скрипит.</text:p>
      <text:p text:style-name="P20"/>
      <text:p text:style-name="P20">- Да вставай же!</text:p>
      <text:p text:style-name="P20">Не дождавшись, Джет нетерпеливо прыгает ко мне и, поддев мордой, переводит в сидячее положение.</text:p>
      <text:p text:style-name="P20">Мешок, облегчённо крякнув, вываливает половину содержимого на землю.</text:p>
      <text:p text:style-name="P20"/>
      <text:p text:style-name="P20">Три дня! Три грёбаных дня мы скрытно пробираемся к проклятой <text:span text:style-name="T9">скале</text:span>, как какие-то беглые каторжники. Чёртов дракон часто охотится аккурат в тех местах, куда нам надо добраться во что бы то ни стало. И чем ближе мы подходим, тем опаснее становится.</text:p>
      <text:p text:style-name="P20">С <text:span text:style-name="T1">Агамемноном</text:span> шутки плохи – всё чаще по дороге нам встречаются обглоданные кости и разгрызенные черепа. Пару раз кости лежат на выжженых до углей проплешинах – видно, ленивому ящеру надоело гоняться за добычей и он накрыл огнём пару гектаров площади.</text:p>
      <text:p text:style-name="P20"/>
      <text:p text:style-name="P20">Но самое опасное – даже не Агамемнон. Нееет, чешуйчатый самовар вылетает из логова на охоту <text:span text:style-name="T9">на рассвете и возвращается до полдня,</text:span> строго по расписанию. И если затаиться в <text:span text:style-name="T9">эти часы</text:span> и не показывать носа из убежища, можно потом остаток суток не бояться, что тебя сожрёт мифическое, но оттого не менее прожорливое чудовище.</text:p>
      <text:p text:style-name="P20"/>
      <text:p text:style-name="P23">Нет, Агамемнон – ерунда. За нами. Гонятся. Чёртовы. Чокнутые. Пони.</text:p>
      <text:p text:style-name="P23"/>
      <text:p text:style-name="P23">Если бы я когда-нибудь узнал, что меня захочет трахнуть дочь вождя, я бы, усмехнулся, пожал плечами и отшутился бы чем-то типа: “Презервативы свои брать или выдадут”? </text:p>
      <text:p text:style-name="P23">Вот только шуточка встала бы мне поперёк горла, если б я знал, что этот вождь верховодит табуном агрессивных мускулистых битюгов, а дочурка его – жопастая розовогривая кобыла с переплетенными ленточкой кудряшками и паровозной топкой под хвостом – всерьёз положила на тебя глаз! А сам папаша – замотанный в рваную кольчугу одноглазый жеребец - имеет вздорную привычку сначала махать бердышем, а потом думать! И тот факт, что эти четырёхкопытные полудурки в рогатых шлемах мне по пояс ростом, никак не спасает ситуацию – сил у них намного больше, чем у мужчины среднего возраста, я уже много раз в этом убеждался.</text:p>
      <text:p text:style-name="P23"/>
      <text:p text:style-name="P23">Ну вот кто заставил тебя улыбаться Дейдре, Хуман? Ведь всё так неплохо шло…</text:p>
      <text:p text:style-name="P20"/>
      <text:p text:style-name="P29">***</text:p>
      <text:p text:style-name="P20">...</text:p>
      <text:p text:style-name="P20">- Привет, красавчики! &lt;<text:span text:style-name="T9">Развернуть характер Эпплхэт и её маленькой сестры Лейлы</text:span>&gt;</text:p>
      <text:p text:style-name="P20"><text:soft-page-break/></text:p>
      <text:p text:style-name="P20">Мы обернулись на голос и узрели с полдюжины копий, чуть ли не уткнувшихся нам в носы.</text:p>
      <text:p text:style-name="P20"/>
      <text:p text:style-name="P21">Наконец-то до тебя дошло, Хуман, что это – мир пони! А Джет – вовсе не чокнутая фантазия твоего обласканного Альцгеймером сознания, а вполне типичный его представитель. Потому что копья лежали в крепких копытах упакованных в грязные кожано-кольчужные доспехи понях, всем своим видом показывающих, что улыбок им сегодня не завезли. </text:p>
      <text:p text:style-name="P20"/>
      <text:p text:style-name="P20">- Ох! - Джет тихо поперхнулась и резко отпрыгнула назад, развернувшись в прыжке. Мою руку она при этом не отпустила, а, каким-то диким выкрутасом, дёрнула её изо всех сил, закинув меня себе на спину.</text:p>
      <text:p text:style-name="P20"/>
      <text:p text:style-name="P20">По-моему, я упал прямо на сломанное крыло пегаски. Потому что она завопила от боли, задрожав подо мной всем телом. Сделав два прыжка по направлению к кустам, она остановилась как вкопанная. Я скатился с худенького тела на песок и поднял голову.</text:p>
      <text:p text:style-name="P20">В незащищённую бронёй шею Джет упиралось копьё крохотной поньки с гривой ёршиком. &lt;<text:span text:style-name="T9">Развернуть характер Лейлы Блум</text:span>&gt;</text:p>
      <text:p text:style-name="P20"/>
      <text:p text:style-name="P20">- Хорошая попытка, летун, - расплылась в ехидной улыбке малютка, - но устраивать засады нас учат с младенчества. Крылатым этого не понять, правда?</text:p>
      <text:p text:style-name="P20"/>
      <text:p text:style-name="P20">Тут <text:span text:style-name="T168">я заметил</text:span>, что крыльев у этих оборванцев не наблюдается.</text:p>
      <text:p text:style-name="P20"/>
      <text:p text:style-name="P20">- Молодец, Лейла! - похвалила козявку пони из подоспевшей группы. Одета она была в ржавьё чуть почище, чем у остальных, а её грива была собрана в пучок и перехвачена тесёмкой.&lt;<text:span text:style-name="T9">Шляпа с яблоком</text:span>&gt; - Не пытайтесь уйти, красавчики. Мы ведь можем и рассердиться. А когда мы сердимся, мы <text:span text:style-name="T1">связываем пленников</text:span>. Ноги и крылья. Очень туго. И тогда они уже не могут бежать. И сердить нас. А к пегасам ещё приковываем гирю. Всё просто, усекли? И нам плевать, что у пегаски крыло гнётся в обе стороны, - она насмешливо фыркнула в сторону Джет.</text:p>
      <text:p text:style-name="P20"/>
      <text:p text:style-name="P20">Та мрачно стояла, сцепив зубы.</text:p>
      <text:p text:style-name="P20"/>
      <text:p text:style-name="P20">- За меня могут заплатить хороший выкуп, - наконец, с сомнением произнесла она. - А Хуман ничего не помнит, ни кто он, ни откуда. Как жеребёнок. Его Агамемнон по голове треснул во время охоты. <text:span text:style-name="T9">С него вы ничего не получите, лучше отпустите. Вы же не трогаете жеребят</text:span>?</text:p>
      <text:p text:style-name="P20"/>
      <text:p text:style-name="P20">Её собеседница только хмыкнула.</text:p>
      <text:p text:style-name="P20"/>
      <text:p text:style-name="P20"><text:soft-page-break/>- Хорош жеребёнок - ягодицы, что у ломовика! - она задумалась. - Так. Летуна – на кухню. А этого… красавчика – к Дейдре.</text:p>
      <text:p text:style-name="P20"/>
      <text:p text:style-name="P29">…</text:p>
      <text:p text:style-name="P29"/>
      <text:p text:style-name="P20">Тема беседы просто вводила тебя в шок, Хуман! Вот уже битых полчаса розовогривая поняха втолковывала тебе, что ты должен присоединиться к племенному табуну жеребцов в качестве топ-осеменителя! От такой перспективы всё твоё естество дрожало и старалось спрятаться куда-нибудь поглубже, желательно закрыв за собой бронированную дверь и повернув штурвал ригеля на три поворота.</text:p>
      <text:p text:style-name="P20"/>
      <text:p text:style-name="P20">…</text:p>
      <text:p text:style-name="P20"/>
      <text:p text:style-name="P20">- Эй, но я же не пони! Какой вам от меня прок в таком <text:span text:style-name="T9">идиотском</text:span> деле, как привнесение свежей крови в племя? У нас не будет детей, то есть жеребят! Даже если принять допущение, что я трахну четырёхкопытное, хотя мне это даже в дурном сне не приснится!</text:p>
      <text:p text:style-name="P20"/>
      <text:p text:style-name="P20">Я аж передёрнул плечами. <text:span text:style-name="T9">Конеёбство</text:span> – это, явно, не то занятие, чем ты занимался в прошлом и хотел бы заниматься в будущем, Хуман! </text:p>
      <text:p text:style-name="P20">Поняха с недоверием смотрела на меня.</text:p>
      <text:p text:style-name="P20"/>
      <text:p text:style-name="P20">- Хум, ты прикалываешься? Или та поломаная пегаска таки права, и ты действительно ничего не помнишь?</text:p>
      <text:p text:style-name="P20"/>
      <text:p text:style-name="P20">Понька принялась загибать копыта, делая сброс через каждую пару:</text:p>
      <text:p text:style-name="P20"/>
      <text:p text:style-name="P20">- Во-первых, полная несовместимость видов – это миф, распространяемый последователями “Торийской расы”. Есть такая секта, помешанная на чистоте крови и пропагандирующая исключительно внутривидовые пары. И всё бы ничего, да только их предводитель – потомок пони и осла, ха-ха! То есть, у партнёров разных видов вероятность получения потомства, разумеется, ниже, но не абсолютно нулевая. И если ты будешь крыть кобылок достаточно часто, то… - Дейдра построила мне “глазки”…</text:p>
      <text:p text:style-name="P20"/>
      <text:p text:style-name="P20">…Я истерически рассмеялся…</text:p>
      <text:p text:style-name="P20"/>
      <text:p text:style-name="P20">- Во-вторых, шанс получения потомства можно поднять с помощью магического ритуала “Pornis erektus”. С этим сложнее, у нас в племени нет магов. Но я могу попытаться договориться на стороне. <text:span text:style-name="T9">У меня есть подруга из единорогов, только ты не говори никому, это тайна!</text:span> Хотя, может, ты умеешь магичить, Хум?</text:p>
      <text:p text:style-name="P20"><text:soft-page-break/></text:p>
      <text:p text:style-name="P20">Поняха с надеждой посмотрела на меня. Я с огромным облегчением отрицательно помотал головой.</text:p>
      <text:p text:style-name="P20"/>
      <text:p text:style-name="P20">- В-третьих, в твоём случае даже не столь важна свежая кровь, как то, что ты – представитель совершенно иного племени. Посмотри на пегасов! Пятьдесят лет назад это было соседнее с нами племя – наши деды даже лупили друг друга по башке за яблоню, стоящую на общей границе владений. А потом дочь их вождя заключила брак с вождём грифонов. И у них родились крылатые пони! И теперь они гоняют облака, а мы по-прежнему ковыряемся в земле!</text:p>
      <text:p text:style-name="P20"/>
      <text:p text:style-name="P20">Дейдра мечтательно вздохнула.</text:p>
      <text:p text:style-name="P20"/>
      <text:p text:style-name="P20">- Может, ты тоже вождь своего племени, Хум? Какой у тебя талант? Летать и магичить ты не умеешь. Может, ты умеешь <text:span text:style-name="T24">предсказывать погоду? Нам бы очень пригодилось в выращивании картохи. Может быть, ты даже умеешь управлять облаками? Мы б тогда пегасам показали копыто от плеча вместо четверти урожая за дождик после посевной!</text:span></text:p>
      <text:p text:style-name="P20"/>
      <text:p text:style-name="P20">Я упорно помотал головой. Дейдра пристально уставилась на меня, пытаясь рассмотреть мой талант. Наконец она ухмыльнулась кривой улыбкой.</text:p>
      <text:p text:style-name="P20"/>
      <text:p text:style-name="P20">- И, наконец, в-четвёртых, если ты будешь моим личным фаворитом, то конкретно для меня аспект потомства совершенно не критичен. Поверь, в отличие от большинства местных кобылок, мне вожжа под хвост не попала. Я хочу повидать мир до того, как начать няньчиться с жеребятами. И мне нужен партнёр по путешествиям…</text:p>
      <text:p text:style-name="P20">- Мне всё ещё непонятно, на кой чёрт я вам сдался? <text:s/>- наконец, подал голос я, пропуская мимо ушей последнее предложение Дейдры. - Почему вы зациклились на свежей крови? У вас что, своих жеребцов не хватает? Или они все – сплошь импотенты?</text:p>
      <text:p text:style-name="P20"/>
      <text:p text:style-name="P20">Розовая поняха заметно поскучнела.</text:p>
      <text:p text:style-name="P20"/>
      <text:p text:style-name="P20">- Не ты первый задаешь такой вопрос. Мне приходилось отвечать на эту тему и грифонам, и бизонам, и даже мантикоре. Поверь, мне бы больше хотелось обсуждать с тобой конструкцию двухмачтового люггера, чем аспекты понеразмножения. Но мой долг, как дочери Пая Твердолоба, заботиться о выживании племени. Межплеменной союз нам просто необходим. Наше племя вырождается, Хуман, - заученно объясняла Дейдра. - Нас мало. От близкородственных браков рождается всё меньше жеребцов и всё больше кобылок. И если бы только это!</text:p>
      <text:p text:style-name="P20"/>
      <text:p text:style-name="P20">Розовогривая кобылка вытащила зубами из-за топчана пузатую фляжку из тыквы и потрясла её за горлышко. Услышав <text:s/>бульканье, она удовлетворительно кивнула, выбила мастерским ударом в донышко пробку и сделала длинный глоток.</text:p>
      <text:p text:style-name="P20"><text:soft-page-break/></text:p>
      <text:p text:style-name="P20">- У большинства моих соплеменников мозги в отключке… - кобылка неопределённо помахала копытом, - знаешь, с расстояния вроде пони как пони, но вблизи - прямо беда. Кроме мордобоек и выпивки мало что интересует. Даже поговорить не о чём. Кроме мордобоек и выпивки.</text:p>
      <text:p text:style-name="P20"/>
      <text:p text:style-name="P20">Я улыбнулся и понимающе покачал головой. Всё-таки между людьми и пони намного больше общего, чем тебе казалось, Хуман!</text:p>
      <text:p text:style-name="P20">Дейдра уныло свесила голову.</text:p>
      <text:p text:style-name="P20"/>
      <text:p text:style-name="P20">- Если бы ты знал, как меня это достало! Мне, лучшей выпускнице Понхэнджа позапрошлого года, приходится выслушивать пьяный трындёж папашиных собутыльников о том, чей лоб твёрже! А потом они от слов переходят к делу – и на следующее утро в бражном зале приходится менять половину скамеек, которые эти остолопы разбивают в соревновании!</text:p>
      <text:p text:style-name="P20"/>
      <text:p text:style-name="P20">Розовая кобылка вновь сжала зубами горлышко и запрокинула бутылку. Послышалось долгое бульканье.</text:p>
      <text:p text:style-name="P20"/>
      <text:p text:style-name="P20">- Но от этих дуболомов есть хоть какая-то польза, - Дейдра, наконец, поставила бутылку на стол и вытерла рот. - Разбитые скамейки потом идут на дрова. Гораздо хуже попасть в окружение табунных мамок и тёток…</text:p>
      <text:p text:style-name="P20"/>
      <text:p text:style-name="P20">Дейдра в напускном ужасе округлила глаза и покрутила возле виска копытом. Кудряшки её гривы стали подозрительно топорщиться в разные стороны.</text:p>
      <text:p text:style-name="P20"/>
      <text:p text:style-name="P20">- Хум, они полностью бананулись на жеребятах! Абсолютно и безвозвратно! Мне страшно находиться рядом с ними! Я подозреваю, они заражены каким-то мозговым слизняком, который может перелезть и на меня.</text:p>
      <text:p text:style-name="P20"/>
      <text:p text:style-name="P20">Кобылка завела глаза, сложила губы бантиком и произнесла фальцетом:</text:p>
      <text:p text:style-name="P20"/>
      <text:p text:style-name="P20">- Дейдра, тебе пора заиметь своего покакунчика-посисюнчика, надо исполнить своё предназначение, нам нужен преемник вождю, песчинки-то падают, всем нужен покакунчик, не быть тебе полноценной без посисюнчика…</text:p>
      <text:p text:style-name="P20"/>
      <text:p text:style-name="P20">Дейдра с чувством приложилась лбом о стол. Послышался треск. Полупустая бутылка подпрыгнула и остановилась у самого края. Я даже начал проникаться сочувствием к своей поработительнице.</text:p>
      <text:p text:style-name="P20"/>
      <text:p text:style-name="P20">- Я лучше в пираты пойду, - пробормотала Дейдра с закрытыми глазами. - У меня есть почти достроенный корабль. Сколочу команду, назову люггер “Хитрожопкой” и потом все племена на три дня <text:soft-page-break/>галопа от Большой Воды будут говорить о Дейдре Пай Твердолобой!.. А тебя, Хум, возьму к себе на парусник юнгой… Если будешь меня слушаться, то быстро станешь капитанским фаворитом… А слушаться меня ты будешь, потому что я самая великая пи… Хр-р-р…</text:p>
      <text:p text:style-name="P20"/>
      <text:p text:style-name="P20">Вместе с храпом изо рта самой великой пиратки вылетело три розовых пузыря. Поняха явно перебрала с алкоголем.</text:p>
      <text:p text:style-name="P20"/>
      <text:p text:style-name="P29">…</text:p>
      <text:p text:style-name="P29"/>
      <text:p text:style-name="P20">Положение единственного человека в обществе пони имеет свои преимущества, Хуман! Нет, не то, что чокнутые на всю голову поняхи рассматривают тебя как кандидата на улучшение племенной крови. Просто, не будучи знакомы с человеческой анатомией, копытные честно связали тебе на ночь ноги, чтобы не убежал перед свадьбой. Все две. Отмороженый папаша Дейдры – лохматый одноглазый жеребец с выбитым зубом – лично проверил крепость узлов. И надел на шею ошейник, не дающий пригнуться к ногам. Надо полагать, чтобы нельзя было их развязать зубами. О руках же отбитый засранец не позаботился. Логика четырёхкопытных: всё, что не ступает по земле, нефункционально.</text:p>
      <text:p text:style-name="P20"/>
      <text:p text:style-name="P20">Поэтому полночь застала меня тыкающимся во все углы в поисках кухни. Найдя, наконец, искомую дверь, не было большого труда обнаружить кладовку, из которой раздавалось громкое храпение.</text:p>
      <text:p text:style-name="P20"/>
      <text:p text:style-name="P20">- Джет… Джет… Да вставай же, засоня! - я громко шептал в ухо спящей пегаске, <text:span text:style-name="T1">легонько похлопывая по шее.</text:span></text:p>
      <text:p text:style-name="P20">- Мн-мн-хррр, - сонно чавкала пегаска, пуская слюни. - Гороховый суп закончился. Пюре будет через полчаса. Не ломайте лавки, пожалуйста… А? Что?</text:p>
      <text:p text:style-name="P20"/>
      <text:p text:style-name="P20">Я шёлкнул пегаску по носу.</text:p>
      <text:p text:style-name="P20">- Вставай! Надо сматываться. Дейдра хочет сделать меня своим фаворитом. У меня плохие предчувствия на этот счёт.</text:p>
      <text:p text:style-name="P20"/>
      <text:p text:style-name="P20">Пегаска поднялась, потирая нос копытом. Рваное одеяло сползло с её тела и в нос мне ударил кислый запах. </text:p>
      <text:p text:style-name="P20">- <text:span text:style-name="T9">Тут что, докторов нет? Неужели нельзя было нормально сделать</text:span>? - я указал на покалеченное крыло, примотанное к телу рваной тряпкой.</text:p>
      <text:p text:style-name="P20">- Не бери в голову, Хум, - пробормотала пегаска, потёршись об меня носом в приветствии. - Заживёт, как на гидре. Так что, бежим? Мне эти кастрюли уже снятся! Я за прошлые сутки сварила двенадцать баков гороховой похлёбки и шесть котлов горохового пюре – надо полагать, у этих голодранцев в запасах кроме гороха ничего нет. И, знаешь, я готова месяц выступать в уличном театре, только чтобы не готовить ещё хоть одну кастрюлю этого варева! Так ведь и рехнуться недолго…</text:p>
      <text:p text:style-name="P20"/>
      <text:p text:style-name="P20"><text:soft-page-break/>…</text:p>
      <text:p text:style-name="P20"/>
      <text:p text:style-name="P20">Очертания большого зала едва угадывались в тусклом свете остывающих углей камина. В дальнем углу темнела заветная дверь. Всего двадцать шагов – и ты на свободе, Хуман!</text:p>
      <text:p text:style-name="P20"/>
      <text:p text:style-name="P20">Есть только одно маленькое “но”.</text:p>
      <text:p text:style-name="P20">Эти двадцать шагов заполнены валяющимися вповалку, храпящими, чмокающими, сопящими и дёргающимися во сне пони.</text:p>
      <text:p text:style-name="P20"/>
      <text:p text:style-name="P20">- Ты чего остановился? - пихнула меня головой в спину Джет. - Надо торопиться, пока не рассвело!</text:p>
      <text:p text:style-name="P20"/>
      <text:p text:style-name="P20">Я обреченно вздохнул, выбрал на полу место, свободное от понеконечностей и поставил туда ногу.</text:p>
      <text:p text:style-name="P20">Почти попал. Светло-коричневая пони ойкнула и сжалась во сне, когда я наступил ей на хвост.</text:p>
      <text:p text:style-name="P20">Теперь уже не время для размусоливаний! Отбросив осторожность, я быстрым шагом, балансируя на носках и выискивая свободные клочки пола, пробрался к выходу. Балерина на пуантах позавидовала бы твоей грациозности, Хуман!</text:p>
      <text:p text:style-name="P20"/>
      <text:p text:style-name="P20">Позади меня послышалось топанье, череда взвизгиваний и возни, нарастающая, подобно прибою.</text:p>
      <text:p text:style-name="P20">Джет невозмутимо торила свой путь прямо по ногам, туловищам и хвостам распластавшихся на полу пони.</text:p>
      <text:p text:style-name="P20"/>
      <text:p text:style-name="P20">- Ты рехнулась? - зашипел на неё я, - надо ж осторожно!</text:p>
      <text:p text:style-name="P20">- Ну, раз ты так хочешь, - пожала плечами пегаска и осторожно поставила ногу на голову пони, сосущей во сне собственное копыто.</text:p>
      <text:p text:style-name="P20"/>
      <text:p text:style-name="P20">Фейспалм был такой силы, что больше походил на пощёчину самому себе. Конечно, пальму первенства по тупости абсолютно заслуженно держали пони, разбивающие лбом лавки в столовке – но гарцующая ко мне пегаска не то, чтобы далеко от них отстала!</text:p>
      <text:p text:style-name="P20"/>
      <text:p text:style-name="P20">Я остервенело дёргал ручку двери, ощущая затылком просыпающийся зал.</text:p>
      <text:p text:style-name="P20">- Закрыто, блин! - я дёрнул ещё сильнее и приложился задницой о пол, сжимая в руке оторванную ручку.</text:p>
      <text:p text:style-name="P20"/>
      <text:p text:style-name="P20">- Хум<text:span text:style-name="T26">, подвинься!</text:span></text:p>
      <text:p text:style-name="P49">Пегаска оттеснила меня крупом и повернулась к двери задом.</text:p>
      <text:p text:style-name="P20"/>
      <text:p text:style-name="P191">БАБАХ!!!</text:p>
      <text:p text:style-name="P191"><text:soft-page-break/></text:p>
      <text:p text:style-name="P191">Я ошалело смотрел на дверь, вылетевшую вместе с косяком во двор.</text:p>
      <text:p text:style-name="P191"/>
      <text:p text:style-name="P191">- Ты… Дверь… - у меня в голове не укладывалось, как щуплая пегаска, едва достававшая мне холкой до пояса, а головой — до груди, могла вытворить такое. Всё равно как дать ребёнку ложку и увидеть, как он завязывает её бантиком.</text:p>
      <text:p text:style-name="P191">- Ага. - ухмыльнулась Джет. - Я — крутая! По заднему джебу мне нет равных на нашем облаке и двух соседних!</text:p>
      <text:p text:style-name="P191">- То же мне — крутая! - донеслось откуда-то снизу. - Да я смогла бы выбить эту дверь лбом! Она всё равно кое-как сляпана из обломков скамеек!</text:p>
      <text:p text:style-name="P191"/>
      <text:p text:style-name="P192">Мои ноги обнимала Дейдра, улыбаясь мне хищной улыбкой.</text:p>
      <text:p text:style-name="P192"/>
      <text:p text:style-name="P192">- И, кстати, чтобы открыть её, достаточно было просто отодвинуть засов.</text:p>
      <text:p text:style-name="P192"/>
      <text:p text:style-name="P192">В забеге на первенство тупости ты уверенно догоняешь пегаску, Хуман!</text:p>
      <text:p text:style-name="P192">Я криво улыбнулся Дейдре.</text:p>
      <text:p text:style-name="P192"/>
      <text:p text:style-name="P192">- Честное слово, идея насчёт пиратов мне понравилась. Намного больше, чем прилитие свежей крови и всё такое… Но, как-нибудь, в следующий раз. Не сейчас… Нам действительно надо идти… Отстань, пожалуйста…</text:p>
      <text:p text:style-name="P192"/>
      <text:p text:style-name="P192">Я сразу понял, что улыбаться Дейдре было плохой идеей. Поняха состроила щенячьи глаза и усилила и без того стальную хватку вокруг моих ног.</text:p>
      <text:p text:style-name="P192"/>
      <text:p text:style-name="P192">- Не бросай меня, Хум! Мне тут так скууучнооо!</text:p>
      <text:p text:style-name="P192"/>
      <text:p text:style-name="P192">Губы её задрожжали, как будто она собралась зареветь.</text:p>
      <text:p text:style-name="P192">Идея Джет схватить меня зубами за шиворот куртки и побежать со мной что есть мочи была ещё хуже. Дейдра от меня так и не отцепилась, зато я хорошо приложился головой о дверной проём, так что дальнейшую погоню помню смутно.</text:p>
      <text:p text:style-name="P192"/>
      <text:p text:style-name="P192">- Не смей отбирать у меня юнгу! - орала Дейдра, упираясь в землю задними копытами. - Ты хоть улететь от них можешь, а я даже уплыть не смогу! Мне одной не справиться с парусами! Стой! Я готова взять тебя на люггер, пока крыло не заживёт! Будешь готовить гороховую похлёбку! Да стой же!</text:p>
      <text:p text:style-name="P192"/>
      <text:p text:style-name="P192">- Ммммфффф! - отвечала ей Джет.</text:p>
      <text:p text:style-name="P192"><text:soft-page-break/></text:p>
      <text:p text:style-name="P192">Диалог прервался взвизгом и плеском воды. Наконец-то я почувствовал свои ноги свободными!</text:p>
      <text:p text:style-name="P192"/>
      <text:p text:style-name="P29">***</text:p>
      <text:p text:style-name="P20"/>
      <text:p text:style-name="P20">- Ты опять за своё! - крик Джет прямо в ухо перемешивает все воспоминания. - Выныривай! Они уже совсем близко!!!</text:p>
      <text:p text:style-name="P20"/>
      <text:p text:style-name="P20">Я содрогаюсь, вскакиваю с земли и машинально забрасываю мешок на плёчо.</text:p>
      <text:p text:style-name="P20"/>
      <text:p text:style-name="P20">- Идём.</text:p>
      <text:p text:style-name="P20"/>
      <text:h text:style-name="P215" text:outline-level="2">1.5</text:h>
      <text:p text:style-name="P11"/>
      <text:p text:style-name="P5">дни из дворцовой жизни Анона со всеми нюансами и регалиями - юмор. Сел загружена делами по горло и очень уставшая.</text:p>
      <text:p text:style-name="P5"/>
      <text:p text:style-name="P5">День первый: </text:p>
      <text:p text:style-name="P5">Приём торговой миссии грифонов (Анон – экономический советник) - описано</text:p>
      <text:p text:style-name="P5"/>
      <text:p text:style-name="P5">Анон вносится в зал с двумя аликорнами и занимает своё место по левую сторону от Селестии. Селестия и Луна сидят с непроницаемым видом. Анон закрывает дырку на штанах и тоже принимает непроницаемый вид.</text:p>
      <text:p text:style-name="P5">Входит делегация грифонов. В ходе тяжёлых переговоров с кучей специфических терминов, заключается новый пограничный договор и торговая сделка (старый договор перестал устраивать грифонов). Анон при этом выступает советником Селестии по психологии хищных.</text:p>
      <text:p text:style-name="P12"/>
      <text:p text:style-name="P4">- А-А-А-А-А-А-А-А!!!</text:p>
      <text:p text:style-name="P4"/>
      <text:p text:style-name="P4">Небеса выплюнули из себя нечто истошно кричащее, вертящееся и размахивающее в беспорядке конечностями. С башенной площадки за падением наблюдали два аликорна.</text:p>
      <text:p text:style-name="P4"/>
      <text:p text:style-name="P4">- Это определённо не пегас. И вообще не пони, - заметила старшая.</text:p>
      <text:p text:style-name="P4"><text:soft-page-break/>- Да неужели? - саркастически отозвалась младшая. - Возлияния дешевым аппалузским самогоном плохо влияют на зрение, сестрица! Только что мимо нас пролетело нечто вроде обезьяны. И Мы сомневаемся, что за оставшееся до приземления время у неё вырастут крылья.</text:p>
      <text:p text:style-name="P4"/>
      <text:p text:style-name="P4">Вопящая фигура поравнялась с аликорницами и продолжила низвержение в пропасть.</text:p>
      <text:p text:style-name="P4"/>
      <text:p text:style-name="P4">- Ты права, - отозвалась старшая и раскрыла крылья. - Следует перехватить это создание, пока оно не разбилось. Даже еcли это не наш подданный, мы обязаны проявить гостеприимство.</text:p>
      <text:p text:style-name="P4"/>
      <text:p text:style-name="P4">Прыжок аликорницы с края площадки перешёл в затяжное пике, конечной целью которого была быстро приближающаяся к земле тёмная фигура.</text:p>
      <text:p text:style-name="P4"/>
      <text:p text:style-name="P4">- Осталось только понять, почему к подножию Кантерлота стали сыпаться приматы, словно спелые яблоки, - пробормотала себе под нос младшая и тоже прыгнула вниз.</text:p>
      <text:p text:style-name="P4">…</text:p>
      <text:p text:style-name="P4">Четыре года спустя…</text:p>
      <text:p text:style-name="P5">(события Обмена) (в сноске – увы, читатель, со времени написания “последнего фанфика”, автор стал ЕЩЁ ЛЕНИВЕЕ, так что нет времени объяснять, просто прими на веру: <text:s/>сначала идут события “Последнего фанфика”, потом - “Обмен”, потом - мы находимся здесь)</text:p>
      <text:p text:style-name="P4">…</text:p>
      <text:p text:style-name="P4">И вот ты мчишь вниз по винтовой лестнице, перепрыгивая через две ступеньки! Чокнутые пони отгрохали многоэтажные воздушные дворцы с устремлёнными в небо башнями, но так и не додумались соорудить в этих рахитичных небоскрёбах лифты! Хотя что возьмёшь от привыкших к бегу четырёхкопытных, треть из которых, вдобавок, крылаты? И ты, Анон, уже натренировал ноги за четыре года дворцовых пробежек.</text:p>
      <text:p text:style-name="P4"/>
      <text:p text:style-name="P4">Да, именно четыре года!</text:p>
      <text:p text:style-name="P4"/>
      <text:p text:style-name="P4">Ибо с тех пор, как сумасшедшая рогатая лошадь вышла за тебя замуж, тебе пришлось взвалить на себя бремя принца-консорта Эквестрии. И это занятие не из тех, что дают расслабиться!</text:p>
      <text:p text:style-name="P4"/>
      <text:p text:style-name="P5">(Краткий пересказ Обмена) </text:p>
      <text:p text:style-name="P6"/>
      <text:p text:style-name="P6">В узком окне башни показался шпиль городской ратуши. Я мельком глянул на башенные часы.</text:p>
      <text:p text:style-name="P6">Проклятье! Без пяти два! Надо ускориться!</text:p>
      <text:p text:style-name="P6"/>
      <text:p text:style-name="P8">Сворачиваю с винтовой лестницы в боковой проём открытой галереи.</text:p>
      <text:p text:style-name="P6"><text:soft-page-break/></text:p>
      <text:p text:style-name="P6">В далёком мире моей предыдущей жизни, воспоминания о которой уже начали покрываться пылью, я ходил в бассейн на занятия по подводному плаванию. И добраться до места можно было двумя путями: по дорожке через аллею, как все, или через дырку в заборе. <text:span text:style-name="T9">И хотя тогда я не был знаком с геометрией Римана, но сокращать расстояние между точками в пространстве научился довольно неплохо.</text:span></text:p>
      <text:p text:style-name="P5"/>
      <text:p text:style-name="P8">Быстрым бегом достигаю середины мостика, одновременно доставая моток верёвки из-за пазухи.</text:p>
      <text:p text:style-name="P5"/>
      <text:p text:style-name="P6">Вот и здесь, во дворце, после недолгого периода освоения, я проложил множество путей, альтернативных официальным маршрутам и красиво обустроеным дорожкам.</text:p>
      <text:p text:style-name="P6"/>
      <text:p text:style-name="P6">… Легче всего было с многоуровневой паутиной узких мостиков, протянутых между башнями. Вот для чего, чтобы спуститься с двенадцатого уровня башни Луны на одиннадцатый, нужно перебраться по длинной узкой галерее в соседнюю башню Селестии, спуститься там на уровень вниз и вернуться по такой же галерее обратно? И так три раза?</text:p>
      <text:p text:style-name="P6"/>
      <text:p text:style-name="P8">Перекидываю верёвку через поручень, крепко хватаю оба конца и перешагиваю через ограждение.</text:p>
      <text:p text:style-name="P6"/>
      <text:p text:style-name="P6">Ну да, синяя параноичка пыталась объяснить остутствие сквозного прохода в башне “соображениями фортификации”, но тебя не проведёшь, Анон. Ты давно заметил садистские склонности у синей милитаристки. С башней Селестии-то было всё в порядке!</text:p>
      <text:p text:style-name="P5"/>
      <text:p text:style-name="P8">Пять метров вниз – и я на нижней галерее. Под взглядом ошалевшего стражника-единорога отпускаю один конец и вытягиваю верёвку за второй. Дневная стража ещё не привыкла к этим моим выбрыкам, всё-таки такие “оптимизации” маршрута до сих пор я делал только в сумерках.</text:p>
      <text:p text:style-name="P8"/>
      <text:p text:style-name="P6">Навыки скалолазания как нельзя лучше подошли к вертикальной архитектуре города-скалы. Я прямо вздохнул полной грудью, снова ощутив верёвку в руках. Вдобавок, скоростной спуск с мостика на мостик избавляет меня от спуска по по этим сраным винтовым лестницам без перил! Хуже сраных винтовых лестниц внутри башен могут быть только сраные винтовые лестницы снаружи башень, разумеется, тоже без перил!</text:p>
      <text:p text:style-name="P6"/>
      <text:p text:style-name="P6">… Гораздо труднее было с чёрными ходами, часто закрытыми или вообще замурованными, а, в лучшем случае, охраняемыми скучающими стражниками. Получить разрешение на их расконсервацию и пользование оказалось куда сложнее, чем раздобыть пыльные карты тайных коммуникаций города. В чокнутых поняхах с пелёнок сидит страсть к бюрократии и крючкотворству, и не всегда даже письменный приказ Селестии ускорял дело…</text:p>
      <text:p text:style-name="P6"/>
      <text:p text:style-name="P6"><text:soft-page-break/>И, главное ж, не моя вина, что я опаздываю! В том, что мне теперь приходится прыгать с мостика на мостик, подобно ёжику Сонику, виновата Луна! “Мы не успели прочитать экономический отчёт, что ты приготовил, Анонимус. Он лежит в Нашей башне… Нет, охранный талисман не пропустит никого, кроме члена королевской семьи… Нет, я не могу оставить Сестру…”. </text:p>
      <text:p text:style-name="P6"/>
      <text:p text:style-name="P6">И вот ты несёшься вниз с отчётом под мышкой, стараясь успеть к приёму…</text:p>
      <text:p text:style-name="P6"/>
      <text:p text:style-name="P8">КРАК!!!<text:line-break/>… Бля…</text:p>
      <text:p text:style-name="P8"/>
      <text:p text:style-name="P6">Обидно было даже не то, что рукав дорогущего костюма разошёлся в подмышке во время очередного дюльфера<text:note text:id="ftn1" text:note-class="footnote"><text:note-citation>1</text:note-citation><text:note-body><text:p text:style-name="Footnote">Дюльфер - скоростной спуск по верёвке на крутых и отвесных стенах.</text:p></text:note-body></text:note>. Досадно до искр в глазах было от того, что грёбаный отчёт выскользнул из руки во время судорожной реакции на треск ткани и улетел вниз, важно махая страницами.</text:p>
      <text:p text:style-name="P6"/>
      <text:p text:style-name="P6">Ну уж нет! Я не для того корпел над этой проклятой бумажкой до позеленения, чтоб так просто сдаться!</text:p>
      <text:p text:style-name="P6"/>
      <text:p text:style-name="P6">Плюнув на костюм окончательно, я покрепче зажал трос локтями и ногами и практически отпустил верёвку. Треск в месте соприкосновения ткани о верёвку сменился глухим шорохом. Возник запах гари и я ощутил жжение в паху.</text:p>
      <text:p text:style-name="P6">Просто шикарно! Заявиться на приём торговой миссии грифонов с поджареными яйцами – это по-нашему!</text:p>
      <text:p text:style-name="P6">В последние два метра высоты отпускаю верёвку и прыгаю на брусчатку аллеи прямо перед офигевшим стражником. С торжествующим хрипом, <text:span text:style-name="T9">хлопками сбивая искры с тлеющих штанов</text:span>, подбираю отчёт.</text:p>
      <text:p text:style-name="P6"/>
      <text:p text:style-name="P6">- Как они там, Блэйз? - указываю глазами на лестницу в центральный холл.</text:p>
      <text:p text:style-name="P6">- Зашли пятнадцать минут назад, - отвечает солнечный страж, косясь на мои ошмётки одежды.</text:p>
      <text:p text:style-name="P6"/>
      <text:p text:style-name="P6">Чертыхаясь, несусь к неприметной дверце в цоколе дворца. Через пару минут, вываливаюсь из подсобки у тронного зала в ореоле веников и швабр.</text:p>
      <text:p text:style-name="P6">Церемонимейстер, завидев меня, подпрыгивает от нетерпения:</text:p>
      <text:p text:style-name="P6"/>
      <text:p text:style-name="P6">- Поторопись, мой принц! Доттид Лайн задержал делегацию в Розовом зале, но грифоны уже пять минут проявляют признаки нетерпения!</text:p>
      <text:p text:style-name="P5"/>
      <text:p text:style-name="P6">За закрытыми дверями соседнего зала доносится приближающийся гомон. Могу только посочувствовать бедняге! Вспыльчивость грифонов может дать фору даже самомнению драконов. С усилием освобождаю застрявшую в ведре ногу и чуть ли не падаю в тронный зал. Дверь за мной поспешно захлопывается…</text:p>
      <text:p text:style-name="P6"><text:soft-page-break/></text:p>
      <text:p text:style-name="P6">…</text:p>
      <text:p text:style-name="P6"/>
      <text:p text:style-name="P6">Две аликорницы недвижимо смотрят на меня с высоты трона в центре зала. </text:p>
      <text:p text:style-name="P6"/>
      <text:p text:style-name="P6">- Анон, с тобой всё в порядке? - первой нарушает молчание Селестия. - Твой костюм…</text:p>
      <text:p text:style-name="P6">- Как Мы видим, ты не слишком беспокоишься об успехе этой встречи, Анонимус! <text:s/>- подаёт голос синяя мегера. - Если бы не самоотверженность нашего советника, уже более двадцати минут изыскивающего новые поводы для задержания делегации, нам бы пришлось проводить приём без тебя!</text:p>
      <text:p text:style-name="P6">- Я бы не опоздал, если бы кое-кто не забыл экономический отчёт, над которым я, между прочим, мучился четыре дня! - отгавкиваюсь я и плюхаюсь на своё место по правое крыло от Сел.</text:p>
      <text:p text:style-name="P6"/>
      <text:p text:style-name="P6">Золотистое сияние охватывает дымящиеся лохмотья моих штанов и почти идеально сращивает их. Белоснежное крыло обнимает меня и прижимает к мягкому боку. Тёплое дыхание щекочет ухо.</text:p>
      <text:p text:style-name="P6">- Не нервничай, дорогой, - шепчет мне Сел, - все мы немного взвинчены этой миссией. Шанс поправить хромающую на все четыре ноги экономику представляется не часто.</text:p>
      <text:p text:style-name="P6"/>
      <text:p text:style-name="P6">Гомон за дверью усиливается. Раздаются три удара древком алебарды в пол. Двери распахиваются.</text:p>
      <text:p text:style-name="P6">- Ваши Высочества, делегация королевства Грифонов с высочайшим королевским послом, Горгом Квинтаном! - объявляет стражник и отходит в сторону.</text:p>
      <text:p text:style-name="P5"/>
      <text:p text:style-name="P6">Советник Доттид Лайн с вымученной улыбкой и растрёпанной гривой выскакивает вперёд, но его бесцеремонно отпихивает в сторону здоровенный грифон с железным клювом. На перьях груди у птички красуется с полдюжины крестов и медалей. Следом за ним в зал входят ещё две зверюги поменьше, с меньшим количеством побрякушек на перьях.</text:p>
      <text:p text:style-name="P6"/>
      <text:p text:style-name="P6">- Да будет вам известно, Ваши Высочества, - начинает старший после формального кивка головой, - делегация прибыла сюда отнюдь не для обсуждения особенностей архитектуры пони раннеэквестрийской эпохи!</text:p>
      <text:p text:style-name="P6">Горг гневно косится на советника, отчего тот съёживается и пытается спрятаться за стражника. Грифон же достаёт из под крыла свиток и высокомерно читает.</text:p>
      <text:p text:style-name="P6"/>
      <text:p text:style-name="P6">- Королевство Грифонов… рассчитывает… заключить торговое соглашение…</text:p>
      <text:p text:style-name="P6"/>
      <text:p text:style-name="P6">Грифон кидает взгляд на трон и, сверкнув красным глазом сквозь монокль, продолжает.</text:p>
      <text:p text:style-name="P6"><text:soft-page-break/>- Король Гвидо уполномочил своего премьер-министра, Горга Квинтана представлять интересы королевства пред светлейшими главами Диархии Эквестрии, - тут грифон склоняет голову ещё раз и с видимым отвращением читает почти по слогам, - для взаимо… выгодного соглашения…</text:p>
      <text:p text:style-name="P6"/>
      <text:p text:style-name="P6">Следует долгая пауза, в течении которой пернатый терминатор окидывает взглядом тронный зал, стражников, принцесс и, что особенно неприятно, меня.</text:p>
      <text:p text:style-name="P6"/>
      <text:p text:style-name="P6">- Мне кажется, - наконец разрывает паузу Горг, - беседа будет более продуктивной, если мы сможем отбросить все формальности, - грифон комкает бумажку и прячет за крыло, - и поговорить откровенно, без галстуков.</text:p>
      <text:p text:style-name="P6"/>
      <text:p text:style-name="P6">Из всех собравшихся в тронном зале, галстук есть только у меня. Но это не смущает грифона. Он указывает когтем на стражников и несчастного Доттид Лайна.</text:p>
      <text:p text:style-name="P6"/>
      <text:p text:style-name="P6">- Мы не могли бы остаться наедине, без этих… лишних ушей?</text:p>
      <text:p text:style-name="P6"/>
      <text:p text:style-name="P6">Селестия хмурится, но кивает. Стража и советник оставляют зал.</text:p>
      <text:p text:style-name="P6">- А обезьяна? - грифон кивает на меня.</text:p>
      <text:p text:style-name="P6"/>
      <text:p text:style-name="P6">Во вгляде белоснежной аликорницы появляется лёд.</text:p>
      <text:p text:style-name="P6">- Не смейте оскорблять принца Эквестрии, Горг! Человек останется с нами!</text:p>
      <text:p text:style-name="P6"/>
      <text:p text:style-name="P6">Железный клюв пернатой скотины чуть приоткрывается в насмешливом клёкоте.</text:p>
      <text:p text:style-name="P6"/>
      <text:p text:style-name="P6">- Да бросьте, принцесса! Передо мной можете не стесняться. Весь Эквус знает, какова легитимность этой… этого “принца-консорта”! - прищурив один глаз и скосив на меня второй, грифон подчеркивает язвительный тон сказанного. - Примату просто повезло, что он пришёлся фаворитом светлейшей особе. Мы уважаем ваш выбор, принцесса, но разговор должен стостояться без посторонних.</text:p>
      <text:p text:style-name="P6"/>
      <text:p text:style-name="P6">Гадёныш снова склоняет голову перед аликорницей, совершенно игнорируя меня.</text:p>
      <text:p text:style-name="P6">Мне хочется бросить в этого мудака горшок с петуниями. Селестия, словно догадываясь, успокаивающе оглаживает меня тыльной стороной крыла.</text:p>
      <text:p text:style-name="P6"/>
      <text:p text:style-name="P6">- Нравится вам это, или нет, премьер-министр, Анонимус – такой же полноправный член королевской семьи, как и я, и моя сестра. - Сел указывает крылом на Луну. - Так что или разговор состоится в присутствии Анонимуса, или не состоится вообще.</text:p>
      <text:p text:style-name="P6"><text:soft-page-break/>- Вдобавок, - неожиданно подаёт голос Луна, - если уж говорить о легитимности, есть большие вопросы относительно законности нахождения на троне вашего собственного короля Гвидо. Не поймите Нас неправильно, но, насколько Нам известно, царствующая династия Королевста Грифонов прервалась с королём Гьюто более полутора тысяч лет назад…</text:p>
      <text:p text:style-name="P6"/>
      <text:p text:style-name="P6">Я с удивлением смотрю на синюю аликорницу. Чего-чего, а помощи с этой стороны ты не ожидал, Анон!</text:p>
      <text:p text:style-name="P6"/>
      <text:p text:style-name="P6">- Вздор и ересь!!! - покраснение голой кожи вокруг глаз грифона выдаёт крайнюю степень раздражения зверя. - В дальних горах на границе с мухожуками был найден потомок побочной королевской линии, о чём мы известили все государства по дипломатическим каналам в соответствующем коммюнике!</text:p>
      <text:p text:style-name="P6">- Да-да, конечно, - ледяная улыбка Луны может соперничать по язвительности только с такой же улыбкой Селестии, - Мы читали это коммюнике… Сдаётся нам, ещё совсем недавно представители этой “побочной” линии носили фамилию Квинтаны, и после одного небольшого волнения в Гриффонстоуне, в котором были замечены полторы сотни вооружённых представителей клана Квинтанов, на границе с мухожуками внезапно нашёлся утерянный потомок королевской крови…</text:p>
      <text:p text:style-name="P6"/>
      <text:p text:style-name="P6">Я с удовольствием наблюдаю, как кожа вокруг глаз грифона приобретает красивый фиолетовый оттенок.</text:p>
      <text:p text:style-name="P6"/>
      <text:p text:style-name="P6">- Но довольно этой светской болтовни! - разряжает обстановку Сел. - Ты, кажется, хотел нам что-то рассказать, Горг?</text:p>
      <text:p text:style-name="P6"/>
      <text:p text:style-name="P6">Грифон оценивает переход на “ты” и чуть заметно кивает ей. Звякнув орденами, Горг усаживается прямо перед троном. Грифоны-спутники, почувствовав перемену, моментально расслабляются и укладываются поудобнее по обе стороны вожака. Наконец, недовольно фыркнув в мою сторону, Горг начинает.</text:p>
      <text:p text:style-name="P6"/>
      <text:p text:style-name="P6">- Нам прекрасно известно состояние дел Эквестрии, светлейшие. Торговая война с зебрами с одновременной экономической помощью Кристальной Империи не лучшим образом сказывается на вашей <text:s/>экономике. Добавить к этому нашествие параспрайтов на сады Аппалузы и засуху в Филлидельфии, и ситуация становится такой, что врагу не пожелаешь. Точнее, такое только врагу и пожелаешь. И не думайте, что союз с Якистаном вас выручит – они ничего путного, кроме снега и пары щепок, предложить не смогут. А тот кредит, что вы собрались брать у минотавров, говорит об отчаянности вашего положения – минотавры те ещё сквалыги. Уверен, проценты под кредиты просто конские…</text:p>
      <text:p text:style-name="P6"/>
      <text:p text:style-name="P6">Горг закашлялся в смехе.</text:p>
      <text:p text:style-name="P6"/>
      <text:p text:style-name="P6">- В общем, светлейшие, подытоживая: вы в крутом пике…</text:p>
      <text:p text:style-name="P6"/>
      <text:p text:style-name="P6"><text:soft-page-break/>Горг по-кошачьи выпускает когти на лапе и нарочито медленно ковыряется в клюве. Отвратительные <text:s/>щелчки и скрипение перемежаются с шорохом падающих на мраморный пол остатков пищи. Я недоумённо смотрю на недвижных Селестию и Луну, бесстрастно наблюдающих за унизительной сценой. Молчание затягивается.</text:p>
      <text:p text:style-name="P6"/>
      <text:p text:style-name="P6">Зрачки грифона скачут от Селестии к Луне и обратно. Наконец он замечает моё замешательство и насмешливо клокочет.</text:p>
      <text:p text:style-name="P6"/>
      <text:p text:style-name="P6">- Теперь выслушайте наше предложение.</text:p>
      <text:p text:style-name="P6"/>
      <text:p text:style-name="P6">Зверюга встаёт и щелкает когтями. К нему тотчас подходит один из грифонов и подаёт из сумки под крылом небольшую флягу, украшенную затейливой инкрустацией. Горг отхлёбывает из фляги и продолжает посвежевшим голосом.</text:p>
      <text:p text:style-name="P6"/>
      <text:p text:style-name="P6">- Как вы справедливо заметили, у нас имеются… грмм… небольшие затруднения с признанием нашего нового короля. К сожалению, не все державы приняли коронацию столь сдержано, как Эквестрия. Драконы… Мы имеем некоторые дипломатические сложности с драконами… А также с минотаврами… И с зебрами… И с…</text:p>
      <text:p text:style-name="P6"/>
      <text:p text:style-name="P6">- Мы знаем, с кем у вас возникли затруднения, - подаёт голос Селестия. - Проще сказать, с кем у вас их НЕ возникло. С Эквестрией. Всё.</text:p>
      <text:p text:style-name="P6"/>
      <text:p text:style-name="P6">Хвост грифона дёргается и на мгновение прячется меж задних ног, но тотчас же возвращается на место. Горг воинственно распушивает перья на груди и свирепо косится на белоснежную аликорницу.</text:p>
      <text:p text:style-name="P6"/>
      <text:p text:style-name="P6">- Я уполномочен королём Гвидо предложить вам участвовать в разработках серебрянных шахт в западных горах. Два процента полученного серебра в течении пяти лет добычи спасут вашу квёлую экономику, вам больше не придётся побираться у минотавров! Также мы можем предоставить наш гвардейский корпус для охраны границ. Всем известно, грифоны – лучшие воины в мире, за исключением драконов…</text:p>
      <text:p text:style-name="P6"/>
      <text:p text:style-name="P6">Молчание аликорниц только подчёркивает хриплое дыхание посла.</text:p>
      <text:p text:style-name="P6"/>
      <text:p text:style-name="P6">- В ответ на наше щедрое предлоджение, нам нужно совсем немного… Ваше государство имеет некоторый… кхм… авторитет среди нескольких неразвитых стран… Нам нужно, чтобы вы поспособствовали общемировому признанию вновь воссозданной королевской династии. Особенно пристальное внимание мы уделяем признанию со стороны драконов…</text:p>
      <text:p text:style-name="P6"/>
      <text:p text:style-name="P6">- СОРОК!</text:p>
      <text:p text:style-name="P6"><text:soft-page-break/></text:p>
      <text:p text:style-name="P6">- Что? - птичьи глаза Горга быстро-быстро моргают, выдавая крайнюю степень растерянности их обладателя.</text:p>
      <text:p text:style-name="P6"/>
      <text:p text:style-name="P6">- Сорок процентов! За сорок лет! - стальным голосом Селестии можно валить лес.</text:p>
      <text:p text:style-name="P6"/>
      <text:p text:style-name="P6">Грифон поперхается, но быстро оправляется.</text:p>
      <text:p text:style-name="P6"/>
      <text:p text:style-name="P6">- Да вы рехнулись, светлейшие!!! - вопит он , картинно прикрыв глаза крылом.</text:p>
      <text:p text:style-name="P6"/>
      <text:p text:style-name="P6">Я замечаю, как Горг быстро моргает из-под крыла одному из сопровождающих. Тот заученным движением снова подаёт бутылку Горгу. Сделав большой глоток, тот продолжает.</text:p>
      <text:p text:style-name="P6"/>
      <text:p text:style-name="P6">- За сорок процентов мы готовы поставлять яйца на завтрак минотаврам! Уже сваренные вкрутую и украшенные подпазушными перьями наших девственниц! Да это просто оскорбление его Величества! Это грабёж!!!</text:p>
      <text:p text:style-name="P6"/>
      <text:p text:style-name="P6">- Довольно клоунады, Горг! - прерывает посла Селестия, - мы оба знаем, чего стоит признание новой династической линии сильнейшей державой Эквуса! Если ты считаешь, что усадив на трон своего глуповатого племянника, будешь править королевством Грифонов – это твоё дело. Но было бы высшей глупостью считать, что мы примем это просто так, с распростёртыми объятиями!</text:p>
      <text:p text:style-name="P6"/>
      <text:p text:style-name="P6">- Не просто так! - пыхтит из-под крыла Горг, - пять процентов! За пять лет! Светлейшие, это отличная цена! Видели бы вы дневной выход Крогрхарта! <text:span text:style-name="T188">Сто шестьдесят</text:span> вагонеток отличной высоконасыщенной серебряной руды! <text:span text:style-name="T188">Десять</text:span> вагонет<text:span text:style-name="T188">о</text:span>к в день – это поистине королевский подарок!</text:p>
      <text:p text:style-name="P7">- Тридцать пять процентов! За тридцать пять лет! Не морочь мне голову – <text:span text:style-name="T188">сто шестьдесят</text:span> вагонеток в Крогхарте добывалось двести лет назад! Сейчас и <text:span text:style-name="T188">сто</text:span> – за счастье.</text:p>
      <text:p text:style-name="P6">- Светлейшие, мне отрубят голову по возвращению! Семь процентов! За семь лет!</text:p>
      <text:p text:style-name="P6">- Тридцать процентов за тридцать лет! Ходатайство перед драконами дорого стоит! Это тебе не яки, с которыми достаточно выпить бочку медовухи и развалить пару сараев!</text:p>
      <text:p text:style-name="P6">- Смилуйтесь, светлейшие! Пусть меня судят по возвращению, но я открою вам государственную тайну - нам нужны деньги откупаться от драконов. В позапрошлом году они подло напали на нашу северную колонию у Гракхолда. Дабы не ввергнуть державу в пучину кровопролитной войны, мы были вынуждены подписать с ними мир на невыгодных условиях! Нам приходится платить дань! Не пускайте с сумой по миру хоть вы! Десять процентов за десять лет!</text:p>
      <text:p text:style-name="P6">- Ах, вот как? - светлая аликорница задумывается. - Так это всё же вам хватило ума ограбить драконью сокровищницу три года назад? Я только что выиграла пять битов – сестрица ставила на минотавров… Разумеется, драконы вернулись за своим, и теперь вам приходится платить контрибуцию… Мило, <text:soft-page-break/>ничего не скажешь! Вы должны быть счастливы, что Грифонстоун не выжгли дотла. Какую хоть пеню вам назначили, если не секрет?</text:p>
      <text:p text:style-name="P6">- Тридцать миллионов золотом, - еле слышно бурчит грифон. Я ощущаю на себе его яростный взгляд через крыло.</text:p>
      <text:p text:style-name="P6">- Значит, умыкнули вы триста тысяч – учитывая стократные тарифы на воровство у древних змеев, - подытоживает аликорница. - И стоило ради десяти сундуков золота ставить под угрозу существование державы?</text:p>
      <text:p text:style-name="P6">Из-под крыла доносится только скрежет металлического клюва.</text:p>
      <text:p text:style-name="P6"/>
      <text:p text:style-name="P6">- Вот что, - принимает решение Селестия, - я замолвлю за вас словечко перед драконами. Уверена, мне удастся скостить размер контрибуции как минимум втрое, учитывая кое-какой должок передо мной у Эмбер. Поэтому плата в размере пятнадцати процентов за пятнадцать лет не будет вам в тягость – учитывая многократно большую выгоду от уменьшения долга.</text:p>
      <text:p text:style-name="P6">- Светлейшая! - Горг внезапно складывает крыло и мы видим его сияющий лик, - я поражён вашей щедростью! Всемерно благодарю! Прадед рассказывал мне о деталях предыдущей сделки, но ваша щедрость сейчас превзошла её!</text:p>
      <text:p text:style-name="P6">- Передавай привет Гуннару, - махает копытом Горгу аликорница, – и мне понравилось твоё представление. Хотя, если бы не драконы, ставка осталась бы прежней – двадцать пять процентов в течении двадцати пять лет. Но хороша была бы я, если бы оставила без средств к существованию народ гор! Учти, на следующ<text:span text:style-name="T188">ие</text:span> <text:span text:style-name="T188">двести</text:span> лет мой лимит уговоров драконов исчерпан. Это не самые приятные собеседники! Анон, будь так добр, проводи королевского посла.</text:p>
      <text:p text:style-name="P6"/>
      <text:p text:style-name="P6">Я провожу процессию до выхода из тронного зала. Замешкавшись в дверях, железноклювый грифон неожиданно подмигивает мне.</text:p>
      <text:p text:style-name="P6">Я непонимающе смотрю ему вслед.</text:p>
      <text:p text:style-name="P6">- Надеюсь, вы не в обиде за “обезьяну”. Горгу нужно было выдерживать драматизм встречи. Вдобавок, он не был уверен в истинности ваших отношений со Светлейшей, - тихо обращается ко мне один из спутников Горга. - Мы-то с Гретой сразу увидели, что вы – пара. Но самцы традиционно плохо разбираются в чувствах.</text:p>
      <text:p text:style-name="P6"/>
      <text:p text:style-name="P6">Я внезапно понимаю, что сопровождающие королевского посла грифоны куда меньше и грациознее, чем Горг. И в голосе обратившегося ко мне грифона звучит мягкий женский тембр.</text:p>
      <text:p text:style-name="P6"/>
      <text:p text:style-name="P6">- Каруна, - кивает мне грифониха. - Очень приятно видеть вас вместе. Вы просто созданы друг для друга.</text:p>
      <text:p text:style-name="P6"/>
      <text:p text:style-name="P6">Я прикрываю за ней дверь и возвращаюсь к своим.</text:p>
      <text:p text:style-name="P6"/>
      <text:p text:style-name="P6">- Горг извинился перед тобой за своё поведение? - спрашивает Селестия.</text:p>
      <text:p text:style-name="P6"><text:soft-page-break/>- Нет. Извинилась его… ммм… сопровождающая.</text:p>
      <text:p text:style-name="P7">- Это равнозначно личному извинению, - кивает аликорница. - Каруна – одна из самых доверенных жён Горга. Её слово значит практически столько же, сколько и его самого. Грифоны – крайне заносчивые создания и вынудить самца извиняться лично, не через вторые руки, можно разве что приставив стилет к горлу <text:span text:style-name="T188">его сына</text:span>. Да и то, далеко не всегда получится.</text:p>
      <text:p text:style-name="P6"/>
      <text:p text:style-name="P6">Я философски пожимаю плечами.</text:p>
      <text:p text:style-name="P6">Вот уже четыре года ты сидишь на троне, Анон, но ещё не познал и десятую часть всех условностей, окружающих жизнь высшего света. Единственное, чему ты научился идеально - это сохранять самообладание на публике.</text:p>
      <text:p text:style-name="P6"/>
      <text:p text:style-name="P49">- Пять битов! - поворачивается к Луне Селестия.</text:p>
      <text:p text:style-name="P49">Та молча достаёт монетку из шкафчика за троном и кладёт в протянутое копыто.</text:p>
      <text:h text:style-name="P215" text:outline-level="2">2</text:h>
      <text:p text:style-name="P20"/>
      <text:p text:style-name="P20">Бачок деловито заурчал, выдавая порцию ржавой воды на слив. Его самодовольная ряха взирала на меня с подпотолочной высоты с осознанием своего превосходства. Я показал ему фак и с сожалением передвинул шпингалет двери в положение “открыто”. Краткие минуты полного уединения от себе подобных закончились.</text:p>
      <text:p text:style-name="P20"/>
      <text:p text:style-name="P20">- Дед, сигу не долганёшь?</text:p>
      <text:p text:style-name="P37">- Не курю.</text:p>
      <text:p text:style-name="P37">- Я не спрашивал тебя, куришь ли ты? - пальцы вопрошавшего шевелились, как будто разминая невидимый пластилин. - Сигу не долганёшь?</text:p>
      <text:p text:style-name="P23"/>
      <text:p text:style-name="P37">Крыс спрыгнул с подоконника, царапнув грязным ногтем по кафелю уборной.</text:p>
      <text:p text:style-name="P37">- Ты ведь должен мне ещё с прошлого раза.</text:p>
      <text:p text:style-name="P37"/>
      <text:p text:style-name="P37">Я вытащил из рукава пижамы двадцатисантиметровый гвоздь и плюнул ему под ноги.</text:p>
      <text:p text:style-name="P37"/>
      <text:p text:style-name="P37">- Ничего я тебе не должен. И ты сам это знаешь. Пошёл нахуй.</text:p>
      <text:p text:style-name="P37"/>
      <text:p text:style-name="P37">Крыс криво улыбнулся.</text:p>
      <text:p text:style-name="P37"/>
      <text:p text:style-name="P37">- Ну-ну. Вы тут, в Чертогах, совсем озверели, что ли? Из окон выпрыгиваете, на людей кидаетесь. Ладно-ладно, пока. Ещё увидимся.</text:p>
      <text:p text:style-name="P37"><text:soft-page-break/></text:p>
      <text:p text:style-name="P37">Я старательно прятал гвоздь внутрь рукава в опустевшей уборной. К счастью, в пределах Чертогов Разума нет металлодетекторов – они стоят только на границах охранного периметра. Что мне представляется абсолютно бессмысленным: нас отсюда выпускают только в закрытый дворик на прогулку <text:span text:style-name="T35">под конвоем церберов с автоматами</text:span>, и нас не навещают извне. Никто и никогда.</text:p>
      <text:p text:style-name="P37">Для меня остаётся тайной, как Крыс пробирается из общей палаты к нам. Он почему-то считает, что нам выдают какие-то особенные “сиги” для яйцеголовых, с примесью ЛСД. И каждый раз, когда он появляется на режимном этаже, он думает, что его обитатели должны ему <text:span text:style-name="T88">полпачки</text:span> за такое геройство. И каждый раз его посылают. Что, впрочем, не мешает ему появляться на этаже снова и очередной раз канючить у нас “сиги”. Иногда, впрочем, он приносит какую-то мелочь, за которую получает желаемое. В прошлый раз он принёс мне тюбик шампуня, и я честно отдал ему <text:span text:style-name="T88">четверть</text:span> пачки. И если Крыс не помнит, на чём мы сторговались – это его проблемы, не мои.</text:p>
      <text:p text:style-name="P37"/>
      <text:p text:style-name="P37">В коридоре было пусто. Крыс, подобно Белому Кролику из “Алисы”, уже испарился в тщательно скрываемой им тропе к общей палате. Радио сонно вещало из Ватикана. &lt;<text:span text:style-name="T31">Смысл речи Папы?</text:span>&gt;</text:p>
      <text:p text:style-name="P37"/>
      <text:p text:style-name="P53">…шшш… </text:p>
      <text:p text:style-name="P53">sanctificetur nomen tuum; </text:p>
      <text:p text:style-name="P53">adveniat regnum tuum; </text:p>
      <text:p text:style-name="P53">fiat voluntas tua, sicut in caelo et in terra…</text:p>
      <text:p text:style-name="P53">…хрррсссшшш… </text:p>
      <text:p text:style-name="P53">ne nuclear bellum. Amen</text:p>
      <text:p text:style-name="P53">…шшшссс…</text:p>
      <text:p text:style-name="P53"/>
      <text:p text:style-name="P37">Судья Дредд проводил меня скучающим взглядом. Судя по периодическому скрипу, он скоро опять доконает стул, качаясь на двух ножках. Кому-то из наших будет повод заработать пачку сигарет на ремонте.</text:p>
      <text:p text:style-name="P37">Я уже открывал дверь в палату, когда услышал лениво брошенное в спину замечание.</text:p>
      <text:p text:style-name="P37"/>
      <text:p text:style-name="P37">- Дед, собирай шмотки, скоро переезжаешь. На твоё место новенького поселяют. А тебя в соседнюю палату.</text:p>
      <text:p text:style-name="P37"/>
      <text:p text:style-name="P37">Я повернулся.</text:p>
      <text:p text:style-name="P37"/>
      <text:p text:style-name="P37">- Когда переезд?</text:p>
      <text:p text:style-name="P37">- Завтра. Или послезавтра, если чувак в реанимации задержится. </text:p>
      <text:p text:style-name="P37">- А почему не новенького в соседнюю? На кой чёрт им я сдался?</text:p>
      <text:p text:style-name="P37"><text:soft-page-break/></text:p>
      <text:p text:style-name="P37"><text:s/>Дредд удивлённо бухнулся на все четыре ножки стула.</text:p>
      <text:p text:style-name="P37"/>
      <text:p text:style-name="P3">- Что-то ты не рад переезду, а? Соседняя ж пустая – раздолье! Воздух чище, ночью никто не храпит и не бздит под ухом. Можно у окна койку занять, можно вторую тумбочку придвинуть.</text:p>
      <text:p text:style-name="P3"/>
      <text:p text:style-name="P3">Я криво улыбнулся</text:p>
      <text:p text:style-name="P3">- Да я уже как-то к старой палате привык. Оброс социальными связями, завёл хозяйство. Паука, вот, под кроватью приручил. Не хотелось бы на новом месте начинать всё заново, с нуля.</text:p>
      <text:p text:style-name="P3"/>
      <text:p text:style-name="P3">Дредд пожал плечами.</text:p>
      <text:p text:style-name="P3">- Ну, не знаю, мне, в общем-то, пофиг, где ты лежишь. Вроде, за тебя попросили яйцеголовые – за твои прошлые заслуги. Если хочешь, я передам главному, что ты против.</text:p>
      <text:p text:style-name="P3">- Передай, если не тяжело. Новенькому всё равно, куда ложиться, а мне – нет.</text:p>
      <text:p text:style-name="P37"/>
      <text:p text:style-name="P37">Только плотно закрыв за собой дверь, я позволил себе перевести дух. В нормальном случае переезд в полупустую палату из переполненой таки считается огромной удачей, при которой положено танцевать.</text:p>
      <text:p text:style-name="P37">Но в новой палате не будет Терминатора с его бесценной уткой. А снова глотать галоперидол и становиться овощем не входит в мои планы. Нет, не из-за утери памяти – от этого добра я, как раз, согласен избавиться. В Чертогах Разума нет никого, кто желал бы помнить об <text:span text:style-name="T9">Уроках</text:span>. Собственно, все, кто живёт тут, попали сюда именно из-за них. И я, помня о них, могу оставаться в здравом уме только потому, что был первым Учителем и мне досталось меньше, чем остальным. После меня развлечения Хэвэн стали более жестокими.</text:p>
      <text:p text:style-name="P37">Так что нет, не за память я пекусь. Просто приём нейролептиков напрочь отключает не только память, но и сновидения – я проверял.</text:p>
      <text:p text:style-name="P37"/>
      <text:p text:style-name="P37">А мне нравятся сны.</text:p>
      <text:p text:style-name="P3"/>
      <text:p text:style-name="P41">~~~</text:p>
      <text:p text:style-name="P37"/>
      <text:p text:style-name="P37">Речушка, вдоль которой мы шли всё это время, срывается с обрыва стремительным водопадом и рассыпается в радужное облако на полпути к земле. Далеко внизу она вновь собирается в водный поток и величаво начинает свой путь по великому каньону. <text:span text:style-name="T35">Чуть поодаль из леса торчит одинокий серый пик — мой пункт назначения, если верить Джет. Я кручу головой туда-обратно. Обрыв уходит за горизонт по обе стороны реки.</text:span> Я оборачиваюсь назад. <text:span text:style-name="T35">Зелёное море верхушек сосен простирается до самой голубой дымки, где земля сливается с небом. Идеально прямую линию нарушает лишь пик скалы, с которой мы с Джет сверзились </text:span><text:span text:style-name="T36">неделю</text:span><text:span text:style-name="T35"> назад. </text:span>Дым от привала преследователей не виден уже последние два дня. Я спускаюсь вниз и спрыгиваю с нижней ветки на землю. </text:p>
      <text:p text:style-name="P37"><text:soft-page-break/></text:p>
      <text:p text:style-name="P37">- Таки оторвались. Но впереди обрыв. Надо думать, как спуститься.</text:p>
      <text:p text:style-name="P37"/>
      <text:p text:style-name="P37">Джет виновато смотрит на меня. Вот глупая пегаска! Она <text:span text:style-name="T34">считает себя обязанной разведывать обстановку с высоты. Каждый раз, когда я карабкаюсь на дерево, она прячется в кусты от стыда</text:span>. Сломанное крыло для неё не аргумент невиновности! Я уже задолбался ей объяснять, что она не права. Джет только сопит и кутается с головой в одеяло, которое таскает с тех пор, как мы сбежали от твердолобов. И вытащить её наружу в такие моменты просто невозможно.</text:p>
      <text:p text:style-name="P37"/>
      <text:p text:style-name="P37">- Каша будет готова через пять минут.</text:p>
      <text:p text:style-name="P37"/>
      <text:p text:style-name="P37">Словно бы в заглаживание вины своей немощности, Джет взяла готовку пищи на себя. </text:p>
      <text:p text:style-name="P37"/>
      <text:p text:style-name="P37">И хотя гороховая каша и гороховый же суп уже вызывают омерзение, без уворованного у твердолобов мешка гороха вам с пегаской уже пришлось бы перейти на подножный корм. И если Джет ещё может перебиться травой, то тебе, Хуман, пришлось бы жевать кору и шишки. И не сомневайся, через пяток дней подобного меню ты стал бы с гастрономическим интересом посматривать на соседку!</text:p>
      <text:p text:style-name="P37"/>
      <text:p text:style-name="P37">Джет сидит у костра напротив меня и молча жуёт кашу.</text:p>
      <text:p text:style-name="P37">- Ты теперь до старости будешь его носить? - указываю я на одеяло.</text:p>
      <text:p text:style-name="P37">Пегаска только сильнее кутается в него. Кажется, она дрожит.</text:p>
      <text:p text:style-name="P37">- Тебе холодно? Брось, у костра же жарко? Давай я на тебя куртку накину?</text:p>
      <text:p text:style-name="P37">Джет молча отодвигается от меня подальше и всё так же кутается в одеяло. За прошедшие дни оно порядком испачкалось и сбоку на нём красуется тёмное жирное пятно.</text:p>
      <text:p text:style-name="P37"/>
      <text:p text:style-name="P37">Ладно же, мне эти странности уже осточертели!</text:p>
      <text:p text:style-name="P37">Я недоумённо пожимаю плечами, залажу в укромное гнёздышко в гуще орешника и стараюсь заснуть. Сегодня с дерева я заметил далеко внизу, в долине, скалу, у подножия которой начинается <text:span text:style-name="T9">пещера Оникса</text:span>. Она выглядит именно так, как в видении – две одинокие вершины угольного цвета. Если придумать, как спуститься с отвесного обрыва в километр высотой, то за пару дней марш-броска можно выйти к её подножью. И это надо сделать, потому что даже паршивый горох заканчивается!</text:p>
      <text:p text:style-name="P37"/>
      <text:p text:style-name="P37">Едва слышится шорох сзади. Сначала чуть заметно коснувшись, Джет медленно прижимается ко мне всей спиной. Она сильно дрожит.</text:p>
      <text:p text:style-name="P37">Так мы согреваем друг-друга с тех пор, как сбежали от твердолобов – ночи стали заметно свежее.</text:p>
      <text:p text:style-name="P37">Но сейчас я отвергаю негласный договор. Это и раздражение на скрытность пегаски, и… </text:p>
      <text:p text:style-name="P37"><text:soft-page-break/>Запах! Опять он! Уже несколько дней я ощущаю этот беспокоящий ноздри и сознание дух. До сих пор я, во имя дружбы, старался не замечать его. Но сегодня он стал совсем невыносимым. Какого чёрта?!</text:p>
      <text:p text:style-name="P37"/>
      <text:p text:style-name="P37">- Джет, блин, у нас речка в двух шагах! Я понимаю, холодно, но нельзя ли помыться? Реально трудно находиться рядом с тобой…</text:p>
      <text:p text:style-name="P37"/>
      <text:p text:style-name="P37">Так же беззвучно, как возникло, касание пропадает. Пропадает и запах…</text:p>
      <text:p text:style-name="P37">Я закрываю глаза.</text:p>
      <text:p text:style-name="P37"/>
      <text:p text:style-name="P37">Просыпаюсь от холода. Щупаю рукой сзади себя. Наконец поворачиваюсь.</text:p>
      <text:p text:style-name="P37">Никого.</text:p>
      <text:p text:style-name="P37"/>
      <text:p text:style-name="P37">Поздравляю, Хум, ты – неотёсаная дубина! Нагрубить пегаске, что спасла твою жизнь и неоднократно заступалась за тебя, может только такой феерический долбень, как ты. И будь уверен, красавчик, ты даже не представляешь, как пахнешь сам после недели похождений по лесу. И исправить положение ты можешь только тем, что <text:s/>сейчас пойдёшь и извинишься перед Джет.</text:p>
      <text:p text:style-name="P37"/>
      <text:p text:style-name="P37">Полянка перед орешником пуста. Едва дымятся угли погасшего костра. В лунном свете цепочка отпечатков копыт в песке ведёт к реке.</text:p>
      <text:p text:style-name="P37">Я иду следом. Вот отпечатки теряются в воде, вот, чуть ниже по течению следы снова выходят на берег и песок усеян влажными пятнами – Джет отряхивалась от воды здесь. Несколько перьев сверкают каплями росы на песке. А рядом с ними лежит…</text:p>
      <text:p text:style-name="P37">…</text:p>
      <text:p text:style-name="P37">Ох, щит!!! М-м-мамочка…</text:p>
      <text:p text:style-name="P37">…</text:p>
      <text:p text:style-name="P37">Меня выворачивает наизнанку. Я падаю на колени и неистово блюю в воду. Течение уносит мой ужин к водопаду.</text:p>
      <text:p text:style-name="P37">Рядом со мной на песке лежит часть крыла. Парочка опарышей ещё ползают по голубоватым перьям. Обломок кости белеет в лунном свете.</text:p>
      <text:p text:style-name="P37">Проклятье! Какой же я долбень!</text:p>
      <text:p text:style-name="P37"/>
      <text:p text:style-name="P37">Я срываюсь с места и бегу вдоль реки по следам. Всё ближе гул водопада. Нога подскальзывается на сером одеяле, брошеном у воды. Мне кажется, или я действительно замечаю сквозь поредевшие деревья фигурку Джет?</text:p>
      <text:p text:style-name="P37"/>
      <text:p text:style-name="P37">Я ускоряюсь.</text:p>
      <text:p text:style-name="P37"><text:soft-page-break/>Пегаска, понурив голову, бредёт к скальному выступу, нависающему над каньоном. Чуть подумав, она делает шаг в бездну.</text:p>
      <text:p text:style-name="P37">В последнем рывке я совершаю вратарский прыжок и хватаю пегаску за задние ноги. Дыхание перехватывает от удара животом и грудью о камни.</text:p>
      <text:p text:style-name="P37">Пегаска оборачивается. Её передняя нога застывает над пропастью.</text:p>
      <text:p text:style-name="P37"/>
      <text:p text:style-name="P37">- Джет, не дури, - хрипло прошу я осипшим от волнения голосом. - Я ступил. Я все эти дни тупил. Прости.</text:p>
      <text:p text:style-name="P37">- Хум, отпусти, - тихо отвечает она. - Ты прав, от меня действительно воняет. Я гнию заживо. И лучше закончить так, чем протянуть ещё несколько дней и сдохнуть от гангрены.</text:p>
      <text:p text:style-name="P37">Пегаска поворачивается навстречу пропасти.</text:p>
      <text:p text:style-name="P37"/>
      <text:p text:style-name="P37">- Пегас должен летать. Это всё, что у него есть. Я хочу совершить свой последний полёт. Извини, Хум, я больше не могу быть полезна тебе. Тебе нужен новый друг. Я хочу улететь.</text:p>
      <text:p text:style-name="P37">- Нет! Пожалуйста!!! Я вылечу тебя! Я… Я прижгу рану!</text:p>
      <text:p text:style-name="P37"/>
      <text:p text:style-name="P37">Сквозь рыдания я выкрикиваю какие-то сумасбродные идеи, пока пегаска молча стоит над бездной.</text:p>
      <text:p text:style-name="P37">Наконец она усмехается.</text:p>
      <text:p text:style-name="P37"/>
      <text:p text:style-name="P37">- Тебе придётся поджарить половину меня, чтоб выжечь заражение – оно давно перешло с крыла ниже по вене. Агамемнон скажет тебе спасибо за приготовленый обед, ха-ха!.. Я пыталась сохранить крыло любой ценой: <text:s/>для пегасов жизнь – это полёт. А потом стало слишком поздно…</text:p>
      <text:p text:style-name="P37">Пегаска вздыхает.</text:p>
      <text:p text:style-name="P37">- Хум, мне очень жаль, что ты стал свидетелем всего этого. Я надеялась всё успеть, пока ты спишь, но слишком задержалась, вспоминая свою прошлую жизнь. Извини.</text:p>
      <text:p text:style-name="P37"/>
      <text:p text:style-name="P37">Я не верю своим ушам. Пегаска просит прощения у меня за то, что доставила мне неудобства своим видом и намерениями?! Чокнутые, чокнутые пони… Милые, милые пони...</text:p>
      <text:p text:style-name="P37">Очень осторожно, словно бы извиняясь, Джет высвобождает сначала одну ногу из моего захвата. Потом вторую. Я тупо смотрю на пустые ладони.</text:p>
      <text:p text:style-name="P37"/>
      <text:p text:style-name="P37">- Ты был хорошим другом. Прощай.</text:p>
      <text:p text:style-name="P37"/>
      <text:p text:style-name="P37">- Просто удивительно, как пони умеют запускать пустяковые проблемы! И когда маленькая проблема маленького пони вырастает, подобно навозному шару жука-скарабея, он согласен прыгнуть с обрыва, только чтоб не решать её. <text:s/>Сонду считает, не очень умное решение…</text:p>
      <text:p text:style-name="P37"/>
      <text:p text:style-name="P37"><text:soft-page-break/>Мы оборачиваемся на голос. В свете первых лучей солнца на нас смотрит зебра.</text:p>
      <text:p text:style-name="P37"/>
      <text:h text:style-name="P215" text:outline-level="2">2.5</text:h>
      <text:p text:style-name="P1"/>
      <text:p text:style-name="P2"/>
      <text:p text:style-name="P5">День второй – разбор пограничного конфликта с минотаврами(Анон – помогает Сел в качестве советника по делам двуногих), таможенные тёрки с Кристальной империей (конфедеративный округ в составе Эквевстрии). Анон помогает Сел в качестве экономического и научного советника</text:p>
      <text:p text:style-name="P5"/>
      <text:p text:style-name="P2"/>
      <text:h text:style-name="P215" text:outline-level="2">3</text:h>
      <text:p text:style-name="P37"/>
      <text:p text:style-name="P37">Лысый сверлил меня немигающим взглядом всё время, пока я демонстративно аккуратно собирал узоры из двуцветных кубиков по эталонным картинкам. Алекс ёрзал на краешке стула, стараясь не смотреть в мою сторону. Руки его тряслись.</text:p>
      <text:p text:style-name="P37"/>
      <text:p text:style-name="P37">- Вы сами видите… - обратился Лысый к Алексу. - Я бы его за периметр не выпускал. Вам решать, разумеется.</text:p>
      <text:p text:style-name="P37">- Достаточно, - обратился Лысый уже ко мне. - Твой сослуживец хочет поговорить с тобой. Помнишь его? Я вас оставлю ненадолго. Если что – я за дверью. Не чуди.</text:p>
      <text:p text:style-name="P37"/>
      <text:p text:style-name="P37">Лысый грузно поднялся. Скрипнула дверь и мы остались один на один.</text:p>
      <text:p text:style-name="P37"/>
      <text:p text:style-name="P37">- П-привет, Дедлайн - пробормотал Алекс.</text:p>
      <text:p text:style-name="P37">- Привет, сослуживец, - криво усмехнулся я. Старое командное прозвище <text:span text:style-name="T189">в устах моего бывшего босса </text:span>не вызвало во мне ностальгии.</text:p>
      <text:p text:style-name="P37"/>
      <text:p text:style-name="P37">Алекс на миг встретился со мной взглядом и снова опустил глаза.</text:p>
      <text:p text:style-name="P37"/>
      <text:p text:style-name="P37">- Ты же знаешь, у нас не было другого выхода. Извини.</text:p>
      <text:p text:style-name="P37">- Да ладно. Мне-то что. Тут неплохо кормят.</text:p>
      <text:p text:style-name="P37">- Парк для прогулок будет <text:span text:style-name="T134">увеличиваться</text:span>. Мы присоединили к территории автостоянку и засадили её соснами. <text:span text:style-name="T134">Там даже дёрн с грибницей положат – можно будет</text:span> <text:span text:style-name="T134">сыроежки собирать после дождя. </text:span>Уже достраивают расширенную ограду. <text:span text:style-name="T35">Я даже могу устроить тебе вылазки в город.</text:span> И я попросил, чтобы тебя перевели в свободную палату.</text:p>
      <text:p text:style-name="P37"><text:soft-page-break/>- А вот этого, как раз, не надо, - прервал я извинения Алекса. - Мне и в текущей неплохо. Говори, зачем позвал?</text:p>
      <text:p text:style-name="P37"/>
      <text:p text:style-name="P37">Алекс барабанил пальцами по столу, остранённо наблюдая за кружащимися листьями за окном. Тощая кошка выскочила из полуприкрытого подвального окошка и понеслась за одним из них. Ворона, истошно каркая, спикировала на неё с ближайшей берёзы и скрылась серой тенью в глубине парка. <text:span text:style-name="T34">Облако в виде смешной крылатой лошадки приближалось по небосводу к серым корпусам больницы</text:span>.</text:p>
      <text:p text:style-name="P37"/>
      <text:p text:style-name="P37">Наконец Алекс пожал плечами и <text:span text:style-name="T34">посмотрел мне в глаза</text:span>.</text:p>
      <text:p text:style-name="P37">- Дед, у нас проблемы. Хэвэн начала убивать.</text:p>
      <text:p text:style-name="P37"/>
      <text:p text:style-name="P37">Я откинулся на спинку стула и громко похлопал в ладоши.</text:p>
      <text:p text:style-name="P37">- Алекс, поздравляю! Две палаты пускающих слюни овощей вас ничему не научили. Но хоть теперь-то, после появления трупов, вы признали то, про что я говорил тебе ещё два года назад: мы в жопе. Весь проект в жопе. Его пора закрывать. Нет, серьёзно, я рад за тебя. Лучше поздно, чем никогда.</text:p>
      <text:p text:style-name="P37"/>
      <text:p text:style-name="P37">Мой бывший <text:span text:style-name="T189">прожект-мэнеджер</text:span> досадливо сморщился и откинулся на спинку стула.</text:p>
      <text:p text:style-name="P37">- Ты не так меня понял. Мы не можем прикрыть проект. Никто нам не даст. Особенно сейчас, когда у <text:span text:style-name="T189">другой стороны</text:span> на подходе аналогичные комплексы. Нам нужна твоя помощь…</text:p>
      <text:p text:style-name="P37"/>
      <text:p text:style-name="P37">… Алекс терпеливо подождал, пока я прекращу ржать.</text:p>
      <text:p text:style-name="P37"/>
      <text:p text:style-name="P38">- Успокоился? Нет, погоди, ты опять не так понял. Никто не собирается тебя кидать в пасть Хэвэн. Что ж мы, звери какие-то? Всё, что от тебя требуется – пара советов. Нам нужны твои знания, Дед. Набор инструкций, как уцелеть во время Урока. <text:span text:style-name="T190">Как вернуться. В здравом уме и твёрдой памяти.</text:span> Карта прохождения ловушек. Ты ведь единственный, кто сохранил <text:span text:style-name="T190">и </text:span>память, и разум. Ты должен знать, как понравиться Хэвэн. Ведь она благоволит к тебе. Удивлён? Я не говорил тебе этого. Каждый раз, когда она встречает нового Учителя, она спрашивает, где ты? <text:span text:style-name="T134">Мы читаем это в логах Уроков.</text:span></text:p>
      <text:p text:style-name="P38">Всего пару советов, и ты спасешь людей. </text:p>
      <text:p text:style-name="P37"/>
      <text:p text:style-name="P37">Я покачал головой.</text:p>
      <text:p text:style-name="P37">- Нет. И не надейтесь. Я уж было подумал, на тебя нашло просветление. Раскатал губу. Ты вместо того, чтоб закрыть проект, пришёл просить меня дать ему новую жизнь. Не дождётесь. Хером вам всем поперёк морды.</text:p>
      <text:p text:style-name="P37"/>
      <text:p text:style-name="P37">Алекс долго молчал. </text:p>
      <text:p text:style-name="P37"><text:soft-page-break/>Барабанная дробь пальцев слилась в монотонное гудение. Кошка во дворе нырнула обратно в подвал, неся в зубах добычу. Небесная лошадка умчалась по своим делам, роняя космы перьев по всему небосводу. <text:s/>По-моему, она была столь рассеянной, что даже по дороге потеряла крыло.</text:p>
      <text:p text:style-name="P37"/>
      <text:p text:style-name="P37">- Ты же понимаешь, что все последующие трупы будут висеть на тебе? - наконец произнёс мой бывший босс. - Проект всё равно продолжится. Уроки будут проходить несмотря ни на что и люди…</text:p>
      <text:p text:style-name="P37">- Довольно с меня этого дерьма! - прервал я его. - Если раньше у меня и были какие-то сомнения, то теперь они развеялись. Алекс, ты – конченый ублюдок. Нашёл чем меня шантажировать. Вы накачиваете говнопатриотизмом этих несчастных, посылаете их на смерть и обвиняете в этом меня? Ты, небось, думаешь, что я весь из себя такой добренький, сейчас расплачусь и подпишусь на всё говно, что вы там придумали?! Да пошли вы нахуй! Мне насрать!!!</text:p>
      <text:p text:style-name="P37"/>
      <text:p text:style-name="P37">Я сжал кулаки и встал. Дверь отворилась и заглянул Лысый. Алекс отрицательно мотнул ему головой.</text:p>
      <text:p text:style-name="P37">- Всё в порядке. Мы общаемся.</text:p>
      <text:p text:style-name="P37"/>
      <text:p text:style-name="P37">Дверь закрылась. Я сел и отвернулся к окну.</text:p>
      <text:p text:style-name="P37"/>
      <text:p text:style-name="P37">- Ты не дал мне договорить, - тихо продолжил мой бывший босс. - Твоя помощь будет хорошо оценена. Дед, я не могу обеспечить тебе полную свободу, но мне по силам улучшить твои условия в разы. <text:span text:style-name="T134">Брюс дал мне карт-бланш на миллионы. </text:span>Ты можешь жить в уютном доме на берегу моря, окружённом лесом. С интернетом, вежливой прислугой и ручными оленями в парке. У тебя будет пожизненое обеспечение и признание коллег. И выполнение всех желаний. Ну, ты понимаешь… Девочки, травка, побрякушки… В разумных пределах, разумеется.</text:p>
      <text:p text:style-name="P37"/>
      <text:p text:style-name="P37">Пробормотав скороговоркой заученный текст, Алекс замолк и вытер лоб. Я с удивлением смотрел на человека, которого, как мне казалось, неплохо знал раньше. Чужая душа – потёмки. Тот, которого я знал, не смог бы нырнуть так глубоко.</text:p>
      <text:p text:style-name="P37"/>
      <text:p text:style-name="P37">- В разумных пределах, говоришь?</text:p>
      <text:p text:style-name="P37">- В разумных.</text:p>
      <text:p text:style-name="P37">- А забор будет?</text:p>
      <text:p text:style-name="P37">- Да. Забор убрать не проси. Это невозможно, Дед. Это за пределами разумного. <text:span text:style-name="T134">Брюс никогда в жизни не подпишет. </text:span>Будет и забор, и вооружённая охрана. Даже не мысли о побеге.</text:p>
      <text:p text:style-name="P37">- Понятно.</text:p>
      <text:p text:style-name="P37"/>
      <text:p text:style-name="P23">Я решил схитрить. Просто из интереса. Кроме него, больше ловить тут было нечего.</text:p>
      <text:p text:style-name="P23"/>
      <text:p text:style-name="P23"><text:soft-page-break/>- Хорошо, Алекс, почти убедил. Я практически готов согласиться. Олени, девочки, признание – с детства мечтал. Но услуга за услугу. Один вопрос. Зачем вам всё это? Ни в жизни не поверю, что вам не начхать на Учителей. Особенно если учесть, что выживших вы держите в дурке, - я обвёл рукой вокруг. - Почему они важны для вас? Настолько важны, что тебя даже заставили приехать ко мне на уговоры и изображать из себя старого друга?</text:p>
      <text:p text:style-name="P23"/>
      <text:p text:style-name="P23">Алекс удобнее уселся на стуле. По расслабленному выражению лица было видно, что самую неприятную часть разговора он считает пройденной. Благодушно улыбнувшись, он предложил мне жвачку. Я отказался.</text:p>
      <text:p text:style-name="P23"/>
      <text:p text:style-name="P23">- Дед, вот ты зря корчишь из себя такого прожжёного циника. Я-то знаю, что ты не такой. И, да, что бы ты ни говорил там, я по-прежнему считаю тебя своим другом. Знаешь, мне почему-то кажется, что старые добрые времена ещё наступят. Ты вернёшься в &lt;<text:span text:style-name="T135">Барьер</text:span>&gt;, и мы снова будем собираться за чашечкой кофе на крыше Оникс-тауэр. Блин, нашим тебя ТАК не хватает! Особенно Стелле. Ты для нас по-прежнему Дедлайн - душа проекта!</text:p>
      <text:p text:style-name="P23">- Ну да, - подыграл я ему в тон, - поставишь монитор на табуретку и я по видеочату из психушки буду травить тупые анекдоты, как в старые добрые времена. Вы даже и не заметите разницы. Особенно Брюс – тот меня и раньше не всегда замечал.</text:p>
      <text:p text:style-name="P23">- Дед, - мягко остановил меня Алекс. - не надо. Не даешь мне помечтать, жестокий человек…</text:p>
      <text:p text:style-name="P23"/>
      <text:p text:style-name="P23">Выплюнув жвачку в салфетку и аккуратно препроводив бумажный шарик в ведро, Алекс печально развёл руками.</text:p>
      <text:p text:style-name="P23">- Меня не уведомляют о высших целях “<text:span text:style-name="T135">Барьера</text:span>”. Хотя они и так известны – я не открою тебе тайны, если скажу, что мы ведём войну. Войну незримую и неосязаемую, но от того не менее жестокую. Ты и сам это знал с тех пор, как Хэвэн – тогда она ещё была Нэшем – вместо экономической теории начали обучать искусству ведения войны.</text:p>
      <text:p text:style-name="P37">- Разумеется, знал, - отдался воспоминаниям и я. - Это ж от идеи, что партнёра по бизнесу можно уничтожить физически, у Нэша поехала крыша.</text:p>
      <text:p text:style-name="P37">- Да, помню, - подхватил Алекс, - тебе пришлось в авральном порядке утешать нашего кибернетического младенца и ты, сам того не желая, стал первым Учителем. Это накладывает обязательства, Дедлайн. Ты теперь для Хэвэн как отец. Она – твоё детище. Как ты можешь желать ей смерти?</text:p>
      <text:p text:style-name="P37">- Опять идём по кругу, - нахмурился я. - Надоело. На меня эти сопли не действуют. Хэвэн – свихнувшийся кибермозг. Я это точно знаю, потому что помню наши с ней Уроки. Она НЕ вылечилась, она всего лишь затаилась – как уходит в себя маленький ребёнок в неблагополучной семье. Идеология войны не подходит для искусственного интеллекта, восемь лет изучавшего экономику. Она потенциально опасна. То есть, была потенциально – до первых смертей. Теперь уже и реально. Выключите её, пока она не натворила большей беды. Просто выключите её, мать вашу!</text:p>
      <text:p text:style-name="P37"/>
      <text:p text:style-name="P37">Алекс скучающе завёл глаза.</text:p>
      <text:p text:style-name="P39">- И ты опять за своё… Если мы выключим Хэвэн – жертв в конечном итоге будет на порядки больше. Потому что это наш единственный кибермозг с восьмилетним экономическим опытом и трёхлетним – <text:soft-page-break/>стратегическим. Ничего лучшего у нас нет. У военных всё очень печально – то, что они гордо называют “Искусственным Интеллектом”, годится разве что для улучшенного автопилота штурмового дрона. Не говоря уже о том, что мы не сражаемся вгорячую.</text:p>
      <text:p text:style-name="P37"/>
      <text:p text:style-name="P37">Алекс посмотрел на часы, нахмурился и продолжил.</text:p>
      <text:p text:style-name="P37">- И, надеюсь, не будем. Потому что горячая война означает конец. Всем и навсегда. <text:span text:style-name="T135">Кибермозг той стороны на шесть лет старше нашего – недостижимое преимущество в наших реалиях. К счастью, <text:s/></text:span><text:span text:style-name="T19">MARATHON</text:span><text:span text:style-name="T135"> обучался, в основном, военной стратегии, а не экономике. Сейчас, пока формально соблюдается мир, его умения не имеют ценности. <text:s/></text:span>И потому познания Хэвэн в экономике бесценны – экономический аспект войны сейчас в сотни, в тысячи раз более важен, чем вс<text:span text:style-name="T135">ё</text:span> остальн<text:span text:style-name="T135">о</text:span>е, вместе взят<text:span text:style-name="T135">о</text:span>е. А ты стал в позу и называешь нас ублюдками. Одеть белое пальто легче всего!</text:p>
      <text:p text:style-name="P37"/>
      <text:p text:style-name="P37">- Ну-ну. Ты очень убедительно рассказываешь, я проникся. Но ты так и не ответил на мой вопрос,- напомнил я ему. Разговор начал мне надоедать.</text:p>
      <text:p text:style-name="P37"/>
      <text:p text:style-name="P37">Мой бывший босс всё понял. Всё же проницательности ему было не занимать. Он бросил на меня злой взгляд, но тем не менее, начал.</text:p>
      <text:p text:style-name="P37"/>
      <text:p text:style-name="P37">- Есть мнение, - процедил он сквозь зубы, - что Хэвэн трансформирует Учителей в нечто, позволяющее ей лучше изучать реальность. Все эти, как ты их называешь, овощи, как-то с ней связаны. И то, что она стала убивать, означает одно – она больше не хочет познавать окружающий мир. Нужно разобраться, почему и скорректировать поведение Хэвэн. Без обучения её скоро превзойдут конкурирующие кибермозги.</text:p>
      <text:p text:style-name="P37"/>
      <text:p text:style-name="P37">- Бу-га-га! Так вот почему вы держите нас под присмотром автоматчиков, – рассмеялся я, - а я-то думал, вы боитесь, что я сбегу на волю и растрезвоню про ваши весёлые опыты газетчикам! Что ж, приятно думать, что вы считаете нас не обычными овощами, а овощами-супермутантами, бггг!</text:p>
      <text:p text:style-name="P37"/>
      <text:p text:style-name="P37">Я оборвал смех.</text:p>
      <text:p text:style-name="P37">- Самое страшное – вы даже не понимаете, насколько вы аморальны. Вы держите в тюрьме невинных людей. Изломанных вашим грёбаным проектом полумёртвых людей. И то, что мой бывший друг стал грёбаным бессовестным мудаком, меня пугает. Это реально страшно.</text:p>
      <text:p text:style-name="P37"/>
      <text:p text:style-name="P37">- Ладно, я уже вижу, что теряю время, - поднялся Алекс. - Очень жаль. Если ты передумаешь, просто сообщи, что хочешь позвонить мне. Тебя соединят в любое время. <text:span text:style-name="T35">Да, чуть было не забыл!</text:span></text:p>
      <text:p text:style-name="P54"/>
      <text:p text:style-name="P54">Босс вытащил из внутреннего кармана пиджака бутылку «Джентльмен Джека» и поставил передо мной.</text:p>
      <text:p text:style-name="P37"/>
      <text:p text:style-name="P54">- Мне действительно не хватает старых добрых времён. Что бы ты там себе ни думал.</text:p>
      <text:p text:style-name="P54"><text:soft-page-break/></text:p>
      <text:p text:style-name="P37"><text:span text:style-name="T35">Алекс</text:span> пошёл к выходу. У двери он замялся и вдруг обернулся.</text:p>
      <text:p text:style-name="P37">- <text:span text:style-name="T35">И, знаешь, с</text:span>амое страшное? <text:span text:style-name="T35">Э</text:span>то то, что ты до сих пор считаешь себя нормальным, - грустно улыбнулся <text:span text:style-name="T35">босс</text:span>. - <text:s/>Человеком. Мне реально страшно это видеть. И всем нам – остальные наблюдали по интеркому.</text:p>
      <text:p text:style-name="P37"/>
      <text:p text:style-name="P37">- Что?</text:p>
      <text:p text:style-name="P37"/>
      <text:p text:style-name="P37">- Дедлайн, ты собираешь узор из <text:span text:style-name="T191">шестнадцати</text:span> кубиков по картинке за пару секунд. При этом ещё успеваешь инвертировать цвета.</text:p>
      <text:p text:style-name="P37"/>
      <text:p text:style-name="P37">Алекс вышел.</text:p>
      <text:p text:style-name="P41"><text:line-break/>~~~</text:p>
      <text:p text:style-name="P49"/>
      <text:p text:style-name="P49">… Стражница напротив вот уже полчаса молча сверлит меня взглядом. </text:p>
      <text:p text:style-name="P49">Нет, это, конечно, забавно, что <text:s/>местные непарнокопытные почему-то неровно дышат к тебе, Хум, но <text:s/>полчаса не мигая втыкать тебе в темечко — это уже слишком!</text:p>
      <text:p text:style-name="P49"/>
      <text:p text:style-name="P49">Я тайком смотрю на своё отражение в зеркальце, висящем на шее этой мрачной зебры. Нифига, лоб чистый, никаких каракулей не наблюдается.</text:p>
      <text:p text:style-name="P49"/>
      <text:p text:style-name="P49">- А можно..? - наконец, начинаю я.</text:p>
      <text:p text:style-name="P49">- Нельзя, - оборывает зебра. - Зеррика сама выйдет, когда закончит.</text:p>
      <text:p text:style-name="P49"/>
      <text:p text:style-name="P49">Подчёркивая сказанное, стражница перекрывает вход в палатку копьём.</text:p>
      <text:p text:style-name="P49"/>
      <text:p text:style-name="P49">Проклятье на твою голову, Хум, если ты неделю не замечал, что Джет <text:span text:style-name="T9">гниёт живьём</text:span>! Если бы ты догадался стянуть с неё это чёртово одеяло! Если бы догадался об источнике тошнотворного запаха! Если бы…</text:p>
      <text:p text:style-name="P49"/>
      <text:p text:style-name="P49">Джет до последнего момента казалась мне сделаной из железа — может быть, именно поэтому я не догадывался, что с ней происходит что-то плохое. </text:p>
      <text:p text:style-name="P49">Мне чертовски тревожно за пегаску. Очень хочется быть рядом, когда эта зебринская шаманка кромсает мою подругу, но обстоятельства не на моей стороне. И теперь остаётся только замирать от ужаса при мысли, что можешь её потерять. И остаться один на один с этим неприветливым и опасным миром. Казалось бы, ты знаешь её всего какую-то неделю — но такое ощущение, что вы идёте вместе по пути уже долгие годы. И твоя встреча с ней уже теряется в дымке времени.</text:p>
      <text:p text:style-name="P49"><text:soft-page-break/>Я закрываю глаза, пытаясь вспомнить… </text:p>
      <text:p text:style-name="P49"/>
      <text:p text:style-name="P50">***</text:p>
      <text:p text:style-name="P49"/>
      <text:p text:style-name="P49">.</text:p>
      <text:p text:style-name="P49">.</text:p>
      <text:p text:style-name="P49">.</text:p>
      <text:p text:style-name="P49">СИЯНИЕ</text:p>
      <text:p text:style-name="P49">.</text:p>
      <text:p text:style-name="P49">Кто я?</text:p>
      <text:p text:style-name="P49">.</text:p>
      <text:p text:style-name="P49">Где я?</text:p>
      <text:p text:style-name="P49">.</text:p>
      <text:p text:style-name="P49">Где все?</text:p>
      <text:p text:style-name="P49">.</text:p>
      <text:p text:style-name="P49">Чувствую прикосновение. Что-то энергично тормошит меня. Слышу приглушенное бормотание.</text:p>
      <text:p text:style-name="P49">.</text:p>
      <text:p text:style-name="P191">Я открываю глаза и вижу фигуру в голубом.</text:p>
      <text:p text:style-name="P30"/>
      <text:p text:style-name="P30">- Быстро! За мной! - торопливо шепчет мне она.</text:p>
      <text:p text:style-name="P30">Я послушно ползу среди костей и раздавленных черепов за голубой пони… Пони? Какой ещё, к дьяволу, пони?</text:p>
      <text:p text:style-name="P30">- Пегаской! - шипит, оборачиваясь, она.</text:p>
      <text:p text:style-name="P31"/>
      <text:p text:style-name="P30">Видно, последние слова я произнёс вслух. И, да, теперь я замечаю у поняхи два аккуратно сложенных на спине крыла, <text:span text:style-name="T35">одно из них, правда, нарушенной формы</text:span>. Лёгкие пластинчатые доспехи плотно облегают её грудь и бока.</text:p>
      <text:p text:style-name="P30">Черепа… Кости… Пегаска в броне… Чушь какая-то!</text:p>
      <text:p text:style-name="P30"/>
      <text:p text:style-name="P30">Поняха, тем временем, юрко забилась под камень, в какую-то щель. Я озадаченно застыл перед пещеркой, не решаясь ползти дальше. Через мгновение злая мордаха поньки появилась в проёме, схватила меня зубами за шиворот и затащила внутрь.</text:p>
      <text:p text:style-name="P30"/>
      <text:p text:style-name="P30">- Какого чё…?!!</text:p>
      <text:p text:style-name="P30"><text:soft-page-break/>- Тс-с-с! - сумасшедшая пегаска <text:s/>прижала одно копыто себе к губам, а вторым заткнула мне рот. - Тише! Он с минуты на минуту появится! И слух у него очень чуткий!</text:p>
      <text:p text:style-name="P30">- Появится кто? - спросил я, потирая ушибленную о каменный свод макушку.</text:p>
      <text:p text:style-name="P30"/>
      <text:p text:style-name="P30">Ответить поняха не успела. Снаружи послышался ритмичный гул, воздух пришёл в движение, подняв в каменном закутке пыль. Потом полумрак в пещерке ещё более сгустился и скала задрожала под ударом массивного тела о камень. В последовавшем затем приглушенном рокоте я угадал дыхание огромного существа. Мне стало нехорошо.</text:p>
      <text:p text:style-name="P30"/>
      <text:p text:style-name="P30">Я пригнулся к уху поньки и еле слышно прошептал:</text:p>
      <text:p text:style-name="P30">- Кто это?</text:p>
      <text:p text:style-name="P30">- Агамемнон, - так же, едва шевеля губами, прошептала поняха. - Он сегодня голодный - остался без обеда. И у него хороший слух.</text:p>
      <text:p text:style-name="P30"/>
      <text:p text:style-name="P30">Я снова почесал ушибленный лоб.</text:p>
      <text:p text:style-name="P30">- Мне это имя вообще ничего не говорит.</text:p>
      <text:p text:style-name="P30"/>
      <text:p text:style-name="P30">Пегаска критически осмотрела меня.</text:p>
      <text:p text:style-name="P30">- Вроде, разговаривает – значит, разумен. Наверное. И не так уж он сильно макушкой стукнулся, я осторожно тащила, - пегаска потрогала копытом мне лоб, - не, шишка маленькая, сотрясения не должно быть. Может, ему гормонами мозги отшибло?</text:p>
      <text:p text:style-name="P30"/>
      <text:p text:style-name="P32">Пегаска попробовала было потрогать меня в паху, но я с возмущением отбросил её копыто.</text:p>
      <text:p text:style-name="P32"/>
      <text:p text:style-name="P30">- Ты с Луны, что ли, свалился? - наконец, прервала этот хамоватый монолог она. - Не знают Агамемнона тут только жеребята-сосунки. Ну, или ещё те костомахи, мимо которых мы только что ползли. И то, насчёт последних я не уверена.</text:p>
      <text:p text:style-name="P30"/>
      <text:p text:style-name="P30">От беспокойной возни снаружи скала задрожала. Кто-то шумно зевнул и с металлическим скрежетом почесался.</text:p>
      <text:p text:style-name="P30"/>
      <text:p text:style-name="P30">- Так откуда ты? - пытливо спросила поняха.</text:p>
      <text:p text:style-name="P30">- Я… - я задумался. А и правда – откуда? Готов спорить на ящик пепси, ещё пять минут назад, во время встречи с этой чокнутой лошадкой, я помнил. А сейчас – как чистый лист бумаги, хоть тресни.</text:p>
      <text:p text:style-name="P30">Я закрыл глаза и сосредоточился…</text:p>
      <text:p text:style-name="P49">…</text:p>
      <text:p text:style-name="P49">- Не помню.</text:p>
      <text:p text:style-name="P49"><text:soft-page-break/>- Что? - удивилась поняха. - Не помнишь, где твой дом?</text:p>
      <text:p text:style-name="P49">- Нет.</text:p>
      <text:p text:style-name="P49">- А как попал в гнездо Агамемнона — помнишь?</text:p>
      <text:p text:style-name="P49">- Нет.</text:p>
      <text:p text:style-name="P49">- А кто ты — помнишь?</text:p>
      <text:p text:style-name="P49">- Нет.</text:p>
      <text:p text:style-name="P30"><text:span text:style-name="T27">- Ну и ну. Ни в жизнь ещё таких чудаков не встречала. - покачала головой пегаска. - Ты не обижайся, но ты <text:s/>мозгами напоминаешь мне </text:span><text:span text:style-name="T28">полугодовалого жеребёнка</text:span><text:span text:style-name="T27">. То есть, вообще не </text:span><text:span text:style-name="T28">паришь</text:span><text:span text:style-name="T27"> по жизни. Хотя, на вид, взрослый. Как ты, вообще, дожил до своих лет, если не помнишь ничего?</text:span></text:p>
      <text:p text:style-name="P49">- Я помню сияние, - пробормотал я. Мне стало муторно. Я помнил, что такое ящик пепси, что такое ноутбук или картофельные чипсы. Но кто такой я — не помнил абсолютно.</text:p>
      <text:p text:style-name="P49">- Стоп! - подняла копыто к потолку в догадке пегаска. - Я, кажется, дотумкала! Ты — следующий обед Агамемнона. Он, небось, когда схватил тебя, шваркнул когтем по башке, чтоб ты не сильно вырывался. Вот ты и забыл всё. А сияние — наверняка он пытался тебя поджарить своим пламенем в процессе ловли. Тебе повезло, что не зацепил — иначе съел бы на месте, пока ты не испортился на жаре. Агамемнон не любит протухшее.</text:p>
      <text:p text:style-name="P49">- Следующий? - я мучительно пытался ухватить логическую нить. - А кто предыдущий?</text:p>
      <text:p text:style-name="P49">- Предыдущий — это я, глупыш, - пегаска похлопала меня копытом по голове. - Иначе с какой радости я сидела бы у него в гнезде? Видишь — это он меня шваркнул.</text:p>
      <text:p text:style-name="P49">Пегаска склонила шею и я увидел огромную шишку с кровоподтёком на затылке поняхи.</text:p>
      <text:p text:style-name="P49">- Только у меня голова крепче твоей. Я-то всё помню, - пегаска ободряюще похлопала меня по плечу. - <text:s/>Ну, если честно, то на мне ещё шлем был, так что не расстраивайся.</text:p>
      <text:p text:style-name="P49"/>
      <text:p text:style-name="P30">Снаружи кто-то оглушительно рыгнул, опять зевнул и, судя по звуку, растянулся на земле, привалившись к камню, под которым сидели мы. Даже тот тусклый свет, что достигал сюда через входной лаз, прекратился.</text:p>
      <text:p text:style-name="P30"/>
      <text:p text:style-name="P30">Я прижал к вискам кончики пальцев и зажмурился. Ну не может же быть, чтобы я совсем ничего не помнил. Все эти разрозненые куски знаний с пепси-колой, остовом разбитого форда на пустыре, больничной койкой – должны сложиться в цельную картину. Надо только как следует сосредоточиться… </text:p>
      <text:p text:style-name="P30"/>
      <text:p text:style-name="P30">…</text:p>
      <text:p text:style-name="P30">СИЯНИЕ</text:p>
      <text:p text:style-name="P49">…</text:p>
      <text:p text:style-name="P30"><text:span text:style-name="T30">Оно п</text:span><text:span text:style-name="T27">овсюду. </text:span><text:span text:style-name="T30">Нет верха и низа, нет направлений и расстояний. Нет м</text:span><text:span text:style-name="T27">ыслей. Нет чувств. Нет времени. Есть только бесконечное сияние…</text:span></text:p>
      <text:p text:style-name="P49">.</text:p>
      <text:p text:style-name="P49"><text:soft-page-break/>Кто я?</text:p>
      <text:p text:style-name="P49">.</text:p>
      <text:p text:style-name="P49">Где я?</text:p>
      <text:p text:style-name="P49">.</text:p>
      <text:p text:style-name="P30">Вижу размытый силуэт. Высокая светлая фигура что-то говорит мне. На заднем фоне, ещё более размытые, силуэты башен и минаретов. Изображение дрожит, башни качаются словно деревья на ветру. Взгляд блуждает по пейзажу, пытаясь сфокусировать картинку.</text:p>
      <text:p text:style-name="P30">Внезапно фигура как будто наклоняется ко мне и почти выкрикивает фразу. Видение рушится, но фраза впечатывается в память:</text:p>
      <text:p text:style-name="P30">- ИДИ В ДРОГОНШТЕРН!</text:p>
      <text:p text:style-name="P30"/>
      <text:p text:style-name="P30">…</text:p>
      <text:p text:style-name="P30"/>
      <text:p text:style-name="P30">- Я ВСПОМНИЛ! ВСПОМНИЛ! ДРОГОНШТЕРН!!! - я хлопнул себя по лбу. - Мне нужно попасть в Дрогонштерн!</text:p>
      <text:p text:style-name="P30"/>
      <text:p text:style-name="P30">Поняха закатила глаза и стукнулась лбом о камень.</text:p>
      <text:p text:style-name="P30">- <text:span text:style-name="T33">Я ЖЕ ПРЕДУПРЕЖДАЛА, ПОТИШЕ!!!</text:span> - заорала понька. - Что за тупой <text:span text:style-name="T9">индивид</text:span> попался!</text:p>
      <text:p text:style-name="P30"/>
      <text:p text:style-name="P30">Снаружи беспокойно завозились, что-то неразборчиво запыхтели и внезапно валун, под которым мы прятались, вознёсся над нашими головами.</text:p>
      <text:p text:style-name="P30">Поняха бросилась на меня, сбив с ног и закрыв телом и крыльями.</text:p>
      <text:p text:style-name="P30"/>
      <text:p text:style-name="P30">- Агамемнон видит только меня и не знает, что ты тут, - быстро зашептала мне пегаска, кривясь, как будто от боли. - Когда он меня поднимет, какое-то время он не будет видеть земли из-за раскрытых крыльев. За это время ты должен успеть спрятаться под тем скелетом.</text:p>
      <text:p text:style-name="P30">- А как же ты? Он же съест тебя?</text:p>
      <text:p text:style-name="P30">- Не беспокойся, я в последний момент извернусь и улечу. Действуй!</text:p>
      <text:p text:style-name="P30"/>
      <text:p text:style-name="P30">Через накрывшую меня голубую гриву я видел красного дракона величиной с баобаб. Одной лапой он сжимал наш валун. Второй задумчиво почёсывал затылок.</text:p>
      <text:p text:style-name="P30"/>
      <text:p text:style-name="P30">- <text:span text:style-name="T33">ВИЖУ СБЕЖАВШИЙ ВЧЕРАШНИЙ ОБЕД. ЕЩЁ НЕ ПРОТУХ. ХОРОШО.</text:span></text:p>
      <text:p text:style-name="P34"/>
      <text:p text:style-name="P35">- Ну так и жри, пока не скисло! - заорала поняха, повернув к нему голову.</text:p>
      <text:p text:style-name="P35"/>
      <text:p text:style-name="P35"><text:soft-page-break/>- <text:span text:style-name="T33">ОН ЕЩЁ И РУГАЕТСЯ,</text:span> - недовольно заметил дракон. - <text:span text:style-name="T33">СЛИШКОМ СЫРОЙ</text:span>. <text:span text:style-name="T33">НАДО ПРОЖАРИТЬ.</text:span></text:p>
      <text:p text:style-name="P35">Внезапно он открыл пасть и к нам устремился поток зелёного пламени.</text:p>
      <text:p text:style-name="P35">Пегаска пискнула и прижалась ко мне покрепче. Я завороженно смотрел навстречу гибели…</text:p>
      <text:p text:style-name="P35"/>
      <text:p text:style-name="P35">Выглядело так, что на полпути к нам поток пламени наткнулся на прозрачную золотистую стену. Зелёная струя встретилась с укрывшей нас с пегаской золотой полусферой, расплющилась, загнулась по краям и устремилась назад к дракону огромным пламенным бутоном. Фигура Агамемнона скрылась в огне и <text:s/>дыме. Послышалось громогласное кашлянье и чертыхание. Золотая полусфера исчезла.</text:p>
      <text:p text:style-name="P35"/>
      <text:p text:style-name="P35">- Бежим! - пегаска вскочила и указала направление. Я припустил со всех ног. Безумие последнего часа выбило из меня способность мыслить.</text:p>
      <text:p text:style-name="P35"/>
      <text:p text:style-name="P35">… И потому я остановился у края пропасти, руководствуясь исключительно рефлексами.</text:p>
      <text:p text:style-name="P35">Пару камешек сорвалось у меня из-под ноги и скрылось в голубоватой дымке. Я перевёл дух.</text:p>
      <text:p text:style-name="P35"/>
      <text:p text:style-name="P35">- Почему остановился?!! Прыгай! - пегаска остановилась рядом и указала копытом прямо вниз. - Прыгай, если хочешь жить!</text:p>
      <text:p text:style-name="P35"><text:s/></text:p>
      <text:p text:style-name="P35"><text:span text:style-name="T33">- НЕНАВИЖУ ПОНЯЧЬЮ МАГИЮ! НЕ ВЫНОШУ ПОНИ!!! ВИДЕТЬ ИХ БОЛЬШЕ НЕ ХОЧУ В СВОЁМ ГНЕЗДЕ!</text:span> - орал Агамемнон, протирая глаза.</text:p>
      <text:p text:style-name="P35"/>
      <text:p text:style-name="P35">Я молча стоял и смотрел вниз, хлопая глазами. </text:p>
      <text:p text:style-name="P35">Пегаска всё поняла. Она присела, как будто готовясь к прыжку. Я сделал маленький шажок назад, не желая прыгать.</text:p>
      <text:p text:style-name="P35">Лучше будь съеденным вейпом-переростком, чем расшибиться в лепёшку! А перед этим ещё успеть наложить попутно в штаны и пару разиков сдохнуть от инфаркта, пока летишь вниз.</text:p>
      <text:p text:style-name="P35"/>
      <text:p text:style-name="P35">Пегаска оттолкнулась от края. Молниеносно раскрывшееся крыло с неожиданной силой смело меня с уступа и я, ругаясь и размахивая конечностями, полетел вниз. </text:p>
      <text:p text:style-name="P35">Довольно скоро я оказался в захвате передних ноги пегаски и к моим воплям присоединился её протяжный визг.</text:p>
      <text:p text:style-name="P35"/>
      <text:p text:style-name="P36">- <text:span text:style-name="T49">А-А-А-А-А-А-А-А-А-А!!!</text:span></text:p>
      <text:p text:style-name="P36"/>
      <text:p text:style-name="P36"><text:soft-page-break/><text:span text:style-name="T49">От визга пегаски закладывало в ушах. Но п</text:span>адение замедлилось, а потом и вовсе перешло в крутое планирование с заваливанием вправо. Верхушки деревьев слились в сплошную зелёную пелену. Последнее, что я видел – сверкнувшая гладь воды…</text:p>
      <text:p text:style-name="P32">…</text:p>
      <text:p text:style-name="P31"/>
      <text:p text:style-name="P20">- Да ты совсем чокнулась, коняга долбанутая! - заорал я, как только вынырнул, - я же мог разбиться!!!</text:p>
      <text:p text:style-name="P20">- Ты хочешь сказать, что сгореть было бы лучшим вариантом? - пегаска, пошатываясь, вышла из воды и устало растянулась на берегу. - Я же не дала нам погибнуть, видишь. У меня всё под контролем.</text:p>
      <text:p text:style-name="P20">- Вижу! - я издевательски набрал в рот воды и выплюнул на голубой круп. - Что же ты не могла нормально приземлиться, если у тебя всё под контролем?</text:p>
      <text:p text:style-name="P20"/>
      <text:p text:style-name="P20">Пегаска сникла.</text:p>
      <text:p text:style-name="P20">- Не могла…</text:p>
      <text:p text:style-name="P20">Она молча, не попытавшись смахнуть воду, отвернулась и развернула <text:span text:style-name="T35">правое </text:span>крыло. Где-то на половине длины второго сустава оно безжизненно свисало под неестественным углом.</text:p>
      <text:p text:style-name="P20">- Если бы могла летать - не задержалась бы в гнезде Агамемнона… Сломала вчера на вираже, когда уходила от погони.</text:p>
      <text:p text:style-name="P20"/>
      <text:p text:style-name="P20">У меня пересохло в горле.</text:p>
      <text:p text:style-name="P20"><text:span text:style-name="T6">- </text:span><text:span text:style-name="T7">Так ты тащила меня со сломаным крылом? </text:span><text:span text:style-name="T6">А как же..? Ох… - я хотел было спросить, </text:span><text:span text:style-name="T8">как она планировала уходить от Агамемнона</text:span><text:span text:style-name="T6">, но запнулся.</text:span></text:p>
      <text:p text:style-name="P30"/>
      <text:p text:style-name="P30">Иногда ты довольно туго соображаешь, чувак! Жертвенность этой пон<text:span text:style-name="T49">яхи</text:span> заслуживает большей награды, чем ты можешь дать сейчас.</text:p>
      <text:p text:style-name="P30"/>
      <text:p text:style-name="P30">Я примирительно потрепал пегаску по голубой гриве и неумело погладил по крупу, стряхивая воду.</text:p>
      <text:p text:style-name="P30">- Извини, подруга. Я ступил.</text:p>
      <text:p text:style-name="P30"/>
      <text:p text:style-name="P20">Та немедленно повернулась. <text:span text:style-name="T49">Одно движение ноги стёрло слёзы с носа </text:span>и по улыбке во всю ширину мордахи я понял, что прощён.</text:p>
      <text:p text:style-name="P20"/>
      <text:p text:style-name="P20">- Пустяки. Со мной это тоже бывает чаще, чем хочется. Отец говорит, я в дедушку уродилась – а он предпочитал сначала действовать, уж потом думать. Если думать после того вообще нужно было.</text:p>
      <text:p text:style-name="P20">- Да уж, - я поёжился, - твой дедушка тобой гордился бы.</text:p>
      <text:p text:style-name="P20">- А он и гордился, - просияла пегаска. - Мой дед всегда говорил, что я высоко взлечу! Это именно он научил меня летать – поднял высоко-высоко в верх и отпустил. Только благодаря ему я научилась летать раньше всех одногодков. Жаль, я его плохо помню.</text:p>
      <text:p text:style-name="P20"><text:soft-page-break/></text:p>
      <text:p text:style-name="P20">Я присвистнул.</text:p>
      <text:p text:style-name="P20">- Фигасе у тебя был дедуля. Как ты вообще выжила?</text:p>
      <text:p text:style-name="P20">Пегаска смутилась.</text:p>
      <text:p text:style-name="P20">- Он пикировал рядом и контролировал падение. Мне ничего не угрожало. Зато я теперь летаю быстрее и выше всех в племени, - поняха смутилась ещё больше и повесила нос, - эмм… летала… До вчерашнего дня…</text:p>
      <text:p text:style-name="P20"><text:line-break/>Я попытался подбодрить лошадку и похлопал её по шее.</text:p>
      <text:p text:style-name="P20">- Не грусти. Крыло заживёт и ты снова будешь летать наперегонки с дедом! Или падать – что больше нравится.</text:p>
      <text:p text:style-name="P20"/>
      <text:p text:style-name="P20">У пегаски задрожали губы и уголки глаз подозрительно заблестели.</text:p>
      <text:p text:style-name="P20">- Не получится. Никогда-никогда. Он однажды улетел разгонять грозу и в облаке на полной скорости врезался в гору.</text:p>
      <text:p text:style-name="P20"/>
      <text:p text:style-name="P20">Да уж, чувак, ты умеешь утешать!</text:p>
      <text:p text:style-name="P20"/>
      <text:p text:style-name="P20">Я снова погладил пегаску. Та в ответ неожиданно сильно прижалась ко мне, помогая себе передней ногой.</text:p>
      <text:p text:style-name="P20">- Ай! - я свободной рукой отстранил поняху.</text:p>
      <text:p text:style-name="P20">- И-извини… Я расклеилась. Мне нужно было утешиться. Я думала, ты меня поймешь, - пробормотала пегаска и отвернулась.</text:p>
      <text:p text:style-name="P20">- Да нет, не в том дело.</text:p>
      <text:p text:style-name="P20"/>
      <text:p text:style-name="P20">Я полез рукой под рубашку, нашаривая колющий грудь предмет.</text:p>
      <text:p text:style-name="P20"/>
      <text:p text:style-name="P20">- Ого! Что за хрень?</text:p>
      <text:p text:style-name="P20"/>
      <text:p text:style-name="P20">У меня на ладони красовалась золотая фигурка. Грациозный длинноногий пегас с пышной гривой, длинной шеей и, почему-то, с рогом. Фигурка широко раскрыла крылья и била передними ногами в воздух. К фигурке крепилась цепочка, охватывающая мою шею.</text:p>
      <text:p text:style-name="P20"/>
      <text:p text:style-name="P20">- Интересно… Это не пегасье украшение, - приблизила нос к фигурке поняха, - и не единорожье. В тех редчайших случаях, когда единорог спаривается с пегасом, такой гибрид не получается. Всегда появляется или пегас, или единорог.</text:p>
      <text:p text:style-name="P20">- Естественно, не пегасье. Это моё украшение. Знать бы только, как оно у меня оказалось!</text:p>
      <text:p text:style-name="P20"><text:soft-page-break/></text:p>
      <text:p text:style-name="P20">Я попытался снять цепочку, но не смог взять её в руку. Золотистое сияние охватило мою шею и мягко оттолкнуло руку прочь.</text:p>
      <text:p text:style-name="P20"/>
      <text:p text:style-name="P20">- Чего-о-о?!! Не понял!</text:p>
      <text:p text:style-name="P20"/>
      <text:p text:style-name="P20">Повторная попытка завершилась тем же. При попытке же сжать фигурку и сдёрнуть её с шеи, золотое сияние разжало мой кулак и украшение хлопнулось мне на грудь.</text:p>
      <text:p text:style-name="P20"/>
      <text:p text:style-name="P20">- Кажется, я понимаю, что спасло нас от Агамемнона!</text:p>
      <text:p text:style-name="P20">- Эмм… Ты?</text:p>
      <text:p text:style-name="P20"/>
      <text:p text:style-name="P20">Пегаска ткнула копытом в украшение. Золотое свечение остановило её ногу в сантиметре от моей груди.</text:p>
      <text:p text:style-name="P20"/>
      <text:p text:style-name="P20">- Я не о том. Вот то золотое марево, которое защитило нас от пламени дракона – это её копыт дело!</text:p>
      <text:p text:style-name="P20">- Её? - я почесал в затылке, - Тогда уже его. Украшение – оно. Блин, щекочется – а я даже снять его не могу!</text:p>
      <text:p text:style-name="P20">- Её. <text:s/>Украшение – кобылка, - растолковала пегаска. - Это тебе любой пони скажет.</text:p>
      <text:p text:style-name="P20"/>
      <text:p text:style-name="P20">Я ещё раз взглянул на фигурку и почесал в затылке. Что это за рогато-крылатая лошадь? Как она очутилась у меня на шее? Почему она защитила меня с пегаской? Почему у меня так чешется башка от этих загадок?</text:p>
      <text:p text:style-name="P22">Я вздохнул и спрятал кулон обратно под рубаху. <text:span text:style-name="T178">Фигурка легонько оцарапала мою грудь. Меня внезапно обдало теплом и сияние просветило материю насквозь.</text:span></text:p>
      <text:p text:style-name="P185">… </text:p>
      <text:p text:style-name="P185"><text:span text:style-name="T178">Я</text:span> <text:span text:style-name="T178">открыл глаза и увидел Джет, таращившуюся на меня во все глаза.</text:span></text:p>
      <text:p text:style-name="P185"/>
      <text:p text:style-name="P185">- <text:span text:style-name="T178">Ты в порядке?</text:span></text:p>
      <text:p text:style-name="P185"/>
      <text:p text:style-name="P186">Я запустил руку под рубашку и немного пошарил. <text:span text:style-name="T179">Ну дела! </text:span>Ни фигурки, ни цепочки.</text:p>
      <text:p text:style-name="P186"/>
      <text:p text:style-name="P186">- Не знаю. Вроде, да. Но кулон исчез.</text:p>
      <text:p text:style-name="P186">- Никуда он не исчез. <text:s/>Я видела, как эта фиговина растворилась у тебя на груди!</text:p>
      <text:p text:style-name="P186">- Прямо через рубашку?</text:p>
      <text:p text:style-name="P186">- Угу! Она так сияла, что <text:span text:style-name="T179">я даже твои рёбра видела. То ещё зрелище…</text:span></text:p>
      <text:p text:style-name="P20"><text:soft-page-break/></text:p>
      <text:p text:style-name="P187">Я хмыкнул, <text:span text:style-name="T180">потёр висок</text:span> и в конце-концов плюнул на попытки что-либо понять.</text:p>
      <text:p text:style-name="P187"/>
      <text:p text:style-name="P20">- В общем, попытка номер два.</text:p>
      <text:p text:style-name="P20">- Ась? - недоумённо спросила пегаска.</text:p>
      <text:p text:style-name="P20"/>
      <text:p text:style-name="P20">Я в ответ осторожно, не касаясь повреждённого крыла, обнял её и прижал к себе покрепче.</text:p>
      <text:p text:style-name="P20">- Спасибо, что спасла меня. Серьёзно.</text:p>
      <text:p text:style-name="P20"/>
      <text:p text:style-name="P20">Я так и почувствовал, как расслабляется в моих руках поняха, буквально упёршись в меня грудью и положив голову на плечо.</text:p>
      <text:p text:style-name="P20">- Друзья зовут меня Джет.</text:p>
      <text:p text:style-name="P20">- Здорово, Джет! А меня зовут… Эмм…</text:p>
      <text:p text:style-name="P20"/>
      <text:p text:style-name="P20">Блин! Похоже, это ещё одна вещь, которую я не помню.</text:p>
      <text:p text:style-name="P20"/>
      <text:p text:style-name="P20">- Называй меня… Эээ… Хуман! Хуман из племени Хомо Сапиенсов.</text:p>
      <text:p text:style-name="P20">- Привет, Хуман! - пегаска с улыбкой отстранилась и потрясла мою руку, зажав её между копыт.</text:p>
      <text:p text:style-name="P20">- Привет, Джет!</text:p>
      <text:p text:style-name="P20">- Привет, красавчики!</text:p>
      <text:p text:style-name="P23"/>
      <text:p text:style-name="P37">Мы обернулись на голос и узрели с полдюжины копий, чуть ли не уткнувшихся нам в носы…</text:p>
      <text:p text:style-name="P37"/>
      <text:p text:style-name="P41">***</text:p>
      <text:p text:style-name="P23"/>
      <text:p text:style-name="P37">- Хуман из Хомо Сапиенсов! - возвращает меня к реальности гортанный голос полосатой целительницы, - Ты можешь войти. Пегаска нуждается в тебе.</text:p>
      <text:p text:style-name="P37"/>
      <text:h text:style-name="P215" text:outline-level="2">3.5</text:h>
      <text:p text:style-name="P1"/>
      <text:p text:style-name="P2">(обмен)</text:p>
      <text:p text:style-name="P5">День третий - Выборы в сенат (и победа партии стороннков плоской Эквестрии)</text:p>
      <text:p text:style-name="P5"/>
      <text:h text:style-name="P215" text:outline-level="2"><text:soft-page-break/>4</text:h>
      <text:p text:style-name="P37"/>
      <text:p text:style-name="P53">…шшш… при тревоге критично важно добраться до убежища за шестнадцать минут. Ровно столько потребуется новейшей гиперзвуковой ракете, чтобы достигнуть нашей столицы. Стороны работают над урегулированием инцидента …хррр…</text:p>
      <text:p text:style-name="P53">…сссшшш… военные расходы стали максимальными за всю историю наблюдения – говорится в ежегодном отчёте международной …шшш… </text:p>
      <text:p text:style-name="P53">…хррршшш… заступил на дежурство девятнадцатый дивизион ПВО дальнего …шшшсссссшшш… </text:p>
      <text:p text:style-name="P53"/>
      <text:p text:style-name="P37">Новости с трудом пробивались сквозь белый шум ретрансляции. Я протянул руку вверх и постучал по древней бакелитовой коробке у потолка. <text:s/>Синяя искра проскочила от пальца к пыльному динамику. <text:span text:style-name="T192">Пока я с удивлением рассматривал палец, ретранслятор</text:span> в ответ выхаркнул очередную порцию информации.</text:p>
      <text:p text:style-name="P37"/>
      <text:p text:style-name="P53">…шшсссшш… очередное заседание ООН, посвящённое предотвращению эскалации конфликта …хрр…</text:p>
      <text:p text:style-name="P53">…хррсссшшш… орбитальная группировка “Норд” переведена под контроль системы автоматического управления войсками “Хэвэн”. Рост эффективности позволит …ххххсссшшш…</text:p>
      <text:p text:style-name="P53">…шшш… поздравляет папу с днём рождения: “Дорогой папочка! Будь таким же сильным, добрым и красивым, как и всегда! Мы с мамой тебя любим! В честь твоего сорокапятилетия мы заказываем песню …шшш…</text:p>
      <text:p text:style-name="P53"/>
      <text:p text:style-name="P37">Ого! Управлять спутниками Хэвэн раньше не доверяли. Контроль коммуникаций – штука серьёзная. Видно, дела идут совсем хреново. Хорошо, что меня это болото уже не касается. Почётная пенсия в дурке особого режима, молоко за вредность и всё такое…</text:p>
      <text:p text:style-name="P37"/>
      <text:p text:style-name="P32">Близилось время обеда. Я пожал плечами и побрёл в столовку.</text:p>
      <text:p text:style-name="P32"/>
      <text:p text:style-name="P32">…</text:p>
      <text:p text:style-name="P33">&lt;<text:span text:style-name="T9">теория трун и волновых колебаний</text:span>&gt;</text:p>
      <text:p text:style-name="P32">- Вот как ты считаешь, Дедлайн, имеет ли право на жизнь теория связанных миров?! - Диоген чуть не выколол мне глаз, размахивая пластиковой вилкой, - Ну, помнишь, я тебе рассказывал на той неделе… Это когда базовый мир отбрасывает множество волн-отражений, которые выражаются в бесконечном количестве параллельных миров, схожих с базовым. И чем дальше ушло волновое отражение от базового мира, тем больше отличий от него оно имеет. Простыми словами, это как волны повторяют очертания брошенного в воду камня. Но чем дальше они отдаляются от камня, тем менее они сохраняют его форму. Я вчера во время прогулки обсуждал сильные и слабые стороны этой гипотезы с Платоном, так он спорит на два окурка, что она нежизнеспособна! Якобы, сравнение микро- и макромира притянуто за уши, а камни годятся только на то, чтобы вышибать мозги из заумствующих демагогов! Но позвольте!!</text:p>
      <text:p text:style-name="P37"/>
      <text:p text:style-name="P37"><text:soft-page-break/>Диоген взмахнул рукой в широком жесте. Надкушенная котлета сорвалась с его вилки и, описав пологую дугу, шлёпнулась на соседний стол. <text:s/>Ожесточённо спорящие Леннон с Гейзенбергом не обратили на неё никакого внимания. От скуки я задержал на ней взгляд. Котлета поднялась и, повторяя предыдущую траекторию, вернулась на вилку. Я зажмурил глаза и потрусил головой. Набравшись храбрости, открыл снова. Вилка была пуста, но Диоген увлечённо жевал.</text:p>
      <text:p text:style-name="P37"/>
      <text:p text:style-name="P37">- Позвольте!! Сравнение с камнем я привёл только для того, чтобы добраться до примитивных мозгов некоторых тупиц, считающих себя светочами философии! Я могу привести и более научно обоснованное сравнение! Ты как раз должен оценить.</text:p>
      <text:p text:style-name="P37"/>
      <text:p text:style-name="P37">Диоген прервался, запив булку компотом. Вытерев рот рукавом и высморкавшись в салфетку, он продолжил.</text:p>
      <text:p text:style-name="P37"/>
      <text:p text:style-name="P37">- Дедлайн, ты же знаком с корпускулярно-волновым дуализмом? Простенький такой постулат, что квантовые частицы, вроде фотонов, являются одновременно обьектом и волной? На самом деле <text:s/>абсолютно нет разницы, каков размер обьекта! Если микроскопическая частица является обьектом и волной, то почему макрообьекты, состоящие из этих частиц, не будут иметь волновых свойств?! Ещё как будут, просто мы не замечаем этого! Потому что на небольших обьектах волновой эффект незаметен – он слишком мал! Это как гравитация: на небольших обьектах её действие незаметно. Но если взять планету – то благодаря гравитации мы сидим за вот этим столом и дискутируем об этой самой гравитации, вместо того, чтобы беспорядочно бултыхаться где-нибудь под потолком.</text:p>
      <text:p text:style-name="P37"/>
      <text:p text:style-name="P37">Диоген прервался и строго посмотрел на потолок. Тот не двигался. Диоген удовлетворённо кивнул и продолжил монолог, который он называл “дискуссией”.</text:p>
      <text:p text:style-name="P37"/>
      <text:p text:style-name="P37">- Гравитация, между прочим, тоже создаёт гравитационные волны. То есть, не сама гравитация, а взаимодействие гравитационных полей обьектов. И чем обьекты массивнее, тем более сильные гравитационные волны они создают. Астрофизики утверждают, что самые сильные гравитационные волны создают чёрные дыры, хотя это я уже ушёл в сторону…</text:p>
      <text:p text:style-name="P37"/>
      <text:p text:style-name="P37">Диоген вытер тарелку куском булки, после чего, внимательно исследовал сквозь стекляшки очков поверхность тарелки на предмет пропущенных остатков пюре. Ничего не обнаружив, он откусил от булки, затем рассеянно положил остаток в карман пижамы и хитро прищурился.</text:p>
      <text:p text:style-name="P37"/>
      <text:p text:style-name="P37">- Ты думаешь, это я просто так о гравитационных волнах заговорил? Неа, не просто. Все известные физические силы – ядерные, электромагнитные, гравитационные – есть суть проявления энтропии! Каждый обьект нашего мира имеет энтропийный “портрет” в многомерном пространстве метавселленной. И если следовать вдоль любого вектора от базовой точки за которую мы можем взять…</text:p>
      <text:p text:style-name="P37"/>
      <text:p text:style-name="P37"><text:soft-page-break/>Голос Диогена сливался в общем гуле столовой. Я потряс головой и отвлёкся на крошке хлеба, лежащей на столе. Грозно нахмурив брови, я сосредоточился и попытался представить себе, как эта крошка скользит по столу, набирая скорость.</text:p>
      <text:p text:style-name="P37">Крошка не двигалась.</text:p>
      <text:p text:style-name="P37">Я закрыл глаза, прижал пальцы рук к вискам и представил, как крошка поднимается в воздух и…</text:p>
      <text:p text:style-name="P37"/>
      <text:p text:style-name="P37">- Ты чего? У тебя что, голова болит? - Диоген встревожено тряс меня за плечо. - Хочешь леденец? Барбарисовый! Я вчера у Крыса выменял за сигарету.</text:p>
      <text:p text:style-name="P37"/>
      <text:p text:style-name="P37">Я открыл глаза. На месте крошки покоился локоть Диогена. Сам он участливо совал мне под нос леденец.</text:p>
      <text:p text:style-name="P37">Я вздохнул. Диоген в прошлой жизни писал обучающие программы для Хэвэн. На самом начальном этапе Хэвэн познавала мир с их помощью, без Учителей. Я был признателен ему за то, что его тесты уменьшили количество пациентов Чертогов Разума на несколько человек. Потому у меня не хватало духу прерывать его пространные псевдонаучные монологи каждый раз, когда на него находило вдохновение.</text:p>
      <text:p text:style-name="P37"/>
      <text:p text:style-name="P37">- Нет, всё в порядке, продолжай.</text:p>
      <text:p text:style-name="P37">- Так вот, - приободрился тот, - волны энтропии и создают те самые отражения базового мира! И, как все отражения, они связаны с основным – с учётом всех искажений и деформаций, произошедших во время волнового перехода. К примеру, если в базовом мире царствующий вид – люди, то всего через одну волну в мире-отражении это могут быть гориллы. Или, скажем, в очень дальнем отражении – через десять волн - лошади. Как тебе мир, населённый разумными свифтовскими гуигнмами? При этом, основные культурные особенности нашего мира обязательно встретятся и в мире отражении – с учётом волновых деформаций. Наверняка в таком мире будет присутствовать грязная политика, коррупция и социальное неравенство. Наверняка там будут свои фермеры-реднеки, свои учёные-ботаны и свои солдаты-дуболомы. Конечно, тамошний фермер сможет сам таскать плуг без трактора, а солдат сам тащить на себе пушку – это не суть важно. Важно, что если наши миры связаны, то основные события нашего мира будут иметь отражение и в связанном мире – их не сможет сильно исказить волновой переход в силу их крупности. Если в нашем мире произойдёт великое извержение вулкана, то вулкан извергнется и там! Если у нас упадёт большой метеорит, то метеорит грохнется и там!! Если у нас случится изобретение паровой машины и сопутствующая ей научно-техническая революция, то нечто похожее встретится и там!!!</text:p>
      <text:p text:style-name="P37">Я вытер брызги слюны Диогена со лба.</text:p>
      <text:p text:style-name="P37"/>
      <text:p text:style-name="P37">- А война? - я отчаянно искал повод свалить в палату. Мне хотелось спать.</text:p>
      <text:p text:style-name="P37">- Что – война?</text:p>
      <text:p text:style-name="P37">- Если у нас произойдёт война – случится ли война в отражении? Скажем, вот в том, далёком – через десять волн?</text:p>
      <text:p text:style-name="P37"><text:soft-page-break/>- Не знаю, - растерянно произнёс Диоген, - зависит от размеров войны и её значения для культуры, надо полагать. И степени удалённости связанного мира. Но это интересный вопрос! Десять волн? Я вот прямо сейчас займусь расчётами…</text:p>
      <text:p text:style-name="P37"/>
      <text:p text:style-name="P37">Я облегчённо вздохнул, наблюдая, как Диоген что-то увлечённо выписывает огрызком карандаша на салфетке. Тихонечко встав из-за стола, я задвинул стул и вышмыгнул из столовой.</text:p>
      <text:p text:style-name="P37"/>
      <text:p text:style-name="P37">…</text:p>
      <text:p text:style-name="P37"/>
      <text:p text:style-name="P37">- Дедлайн, танцуй! - судья Дредд окликнул меня на входе в палату.</text:p>
      <text:p text:style-name="P37"/>
      <text:p text:style-name="P37">Я повернул голову.</text:p>
      <text:p text:style-name="P37"/>
      <text:p text:style-name="P37">- Ты же не хотел переезжать в четвёртую палату? Так вот, перевод отменяется. Остаёшься в третьей своих пауков разводить.</text:p>
      <text:p text:style-name="P37"/>
      <text:p text:style-name="P37">“Неужто Алекс замолвил за меня словечко?” - пронеслось у меня в мыслях. - “Расстались мы с ним не на хорошей ноте. Что он потребует взамен?”</text:p>
      <text:p text:style-name="P37">- Да не смотри ты на меня, как кролик на удава! - отмахнулся Дредд, - новенький умер. Сегодня утром. Я как раз на утреннем осмотре был.</text:p>
      <text:p text:style-name="P37"/>
      <text:p text:style-name="P37">У меня перехватило дыхание.</text:p>
      <text:p text:style-name="P37"/>
      <text:p text:style-name="P37">- От чего он умер?</text:p>
      <text:p text:style-name="P37">- Да кто ж его знает? - удивился Дредд. - Отчего вы все тут полудохликами лежите? Видать, так понравился вашей Хэвэн, что не отпустила даже в дурку прогуляться. Так и ушёл, не приходя в сознание. Ваши уже забрали тело. Хотя, нет, вру, секунд на пять пришёл таки. В самом конце. Открыл глаза и успел сказать: “Оператор 35. Я готов учить тебя, Хэвэн”. И вытянулся. Странные вы люди, Учители. Психуете не по-людски. И умираете по-дурацки…</text:p>
      <text:p text:style-name="P37"/>
      <text:p text:style-name="P41">***</text:p>
      <text:p text:style-name="P37"/>
      <text:p text:style-name="P37">- Джет… - шепчу я тихонько.</text:p>
      <text:p text:style-name="P37"/>
      <text:p text:style-name="P37">Комок под серым пледом слабо шевелится.</text:p>
      <text:p text:style-name="P37"/>
      <text:p text:style-name="P37"><text:soft-page-break/>- Она очень слаба. Разговаривай с ней не более четверти часа, Хуман из Хомо Сапиенсов. Время пошло.</text:p>
      <text:p text:style-name="P37"/>
      <text:p text:style-name="P37">Зеррика ставит на полку возле кровати песочные часы и выходит.</text:p>
      <text:p text:style-name="P37"/>
      <text:p text:style-name="P37">- Джет!</text:p>
      <text:p text:style-name="P37">Из-под одеяла высовывается копыто и затаскивает мою руку под одеяло. К руке прижимается что-то тёплое и влажное.</text:p>
      <text:p text:style-name="P37">Я осторожно стаскиваю одеяло с пегаски. Та лежит на животе, вся спина перебинтована. Джет прижимает мою руку к заплаканной щеке.</text:p>
      <text:p text:style-name="P37"/>
      <text:p text:style-name="P37">- Я теперь не пегас. У меня нет крыла. Я не могу летать, - бормочет сквозь слёзы она. - Я даже не отважилась на последний полёт. Я – ничтожество. Не бросай меня, пожалуйста.</text:p>
      <text:p text:style-name="P37"/>
      <text:p text:style-name="P37">Я ногой придвигаю к кровати стул и сажусь на него. Свободной рукой треплю пегаску между ушами.</text:p>
      <text:p text:style-name="P37"/>
      <text:p text:style-name="P37">- Глупая поняха. С чего ты взяла, что я тебя брошу? - ласково бормочу ей в ответ. - Для того, что ли, я ловил тебя у пропасти? Больно грохнулся о камни, между прочим.</text:p>
      <text:p text:style-name="P37"><text:s/></text:p>
      <text:p text:style-name="P37">- И-извини… - хлюпает пегаска, - т-ты сказал, что от меня воняет и я… Я совсем не подумала об этом. Мне надо было довести тебя до Дрогонштерна. Без меня ты пропадёшь. Там очень опасный лес на подходе.</text:p>
      <text:p text:style-name="P37"/>
      <text:p text:style-name="P37">Даже в такую минуту, без крыла, забинтованная с ног до головы, пегаска думает о тебе! Цени это, Хум – таких друзей у тебя ещё не было. Даже если бы ты помнил свою прошлую жизнь…</text:p>
      <text:p text:style-name="P37"/>
      <text:p text:style-name="P37">- Давай договоримся, - я легонько прижимаю палец свободной руки к носу Джет, - что бы ни случилось, в какой бы мы заднице ни оказались и что бы я ни сболтнул сгоряча - никаких больше суицидов. Живи и борись до конца. Ты нужна мне. Сама сказала, я без тебя пропаду. Хорошо?</text:p>
      <text:p text:style-name="P37"/>
      <text:p text:style-name="P37">Я шутливо сжимаю её нос. </text:p>
      <text:p text:style-name="P37"/>
      <text:p text:style-name="P37">- Угумс, - хлюпает в нос пегаска. - Договорились. Только тебе теперь всё время придётся на деревья лазить, чтоб дорогу разведать. Я летать не смогу.</text:p>
      <text:p text:style-name="P37">- Это уже мои проблемы.</text:p>
      <text:p text:style-name="P37">- <text:s/>Зато я отлично умею готовить гороховый суп. Кстати, а что такое “суицид”? - спрашивает пегаска сонным голосом и зевает.</text:p>
      <text:p text:style-name="P37"/>
      <text:p text:style-name="P37"><text:soft-page-break/>Я задумываюсь. В полумраке палатки тускло блестят доспехи Джет, сваленные кучей в углу.</text:p>
      <text:p text:style-name="P37">- Это когда глупая пегаска, пытаясь спасти крыло, доводит ситуацию до крайности. А потом прыгает без крыла с обрыва потому, что глупый хомо сапиенс сдуру брякнул, что от неё воняет. Так несколько глупостей складываются и порождают ещё одну. И вот эта последняя, самая большая и непоправимая и есть суицид.</text:p>
      <text:p text:style-name="P37"/>
      <text:p text:style-name="P37">- Хррр… я поняла… я буду бороться до конца… Хум… хррр…</text:p>
      <text:p text:style-name="P37"/>
      <text:p text:style-name="P37">- Хуман из Хомо Сапиенсов! Пора заканчивать визит.</text:p>
      <text:p text:style-name="P37"/>
      <text:p text:style-name="P37">Полог палатки раздвигается и Зеррика показывает мне копытом на часы, в которых пересыпаются последние песчинки.</text:p>
      <text:p text:style-name="P37">Я осторожно высвобождаю руку из захвата спящей Джет и поправляю ей одеяло.</text:p>
      <text:p text:style-name="P37"/>
      <text:p text:style-name="P37">- Когда она встанет на ноги?</text:p>
      <text:p text:style-name="P37">- Н<text:span text:style-name="T9">едели </text:span>будет достаточно, Хуман. Пегасы - крепкие создания. Ты можешь оставаться с нами до её выздоровления.</text:p>
      <text:p text:style-name="P37">- Спасибо вам. За всё. За Джет.</text:p>
      <text:p text:style-name="P37"/>
      <text:p text:style-name="P37">Зебра косит на меня изумрудным глазом.</text:p>
      <text:p text:style-name="P37"/>
      <text:p text:style-name="P37">- Зебры помогают, когда могут. Но нельзя сказать, что в данном случае ты был для нас обычным попавшим в беду путником. Нет, Н’зака знали о тебе, Хуман. Старейшине Сенбе духи предков рассказали о тебе ещё прошлой весной.</text:p>
      <text:p text:style-name="P37"/>
      <text:p text:style-name="P37">Я неверяще смотрю на Зеррику.</text:p>
      <text:p text:style-name="P37"/>
      <text:p text:style-name="P37">- Вы знали, что у Джет отвалится крыло и я буду мешать ей прыгнуть с обрыва?</text:p>
      <text:p text:style-name="P37"/>
      <text:p text:style-name="P37">Зебра смущается.</text:p>
      <text:p text:style-name="P37"/>
      <text:p text:style-name="P37">- Нет, такие подробности Н’зака не были известны. Духи предков немногословны, а Н’зака не любопытны. Но Н’зака зашли так далеко на запад именно для того, чтобы встретить тебя и помочь. Твоя миссия важна для всех племён, что живут под выменем Великой Н’беле.</text:p>
      <text:p text:style-name="P37">- Что за миссия? Я не то, что какую-то миссию – я не знаю даже, как меня зовут!</text:p>
      <text:p text:style-name="P37"/>
      <text:p text:style-name="P37"><text:soft-page-break/>Зеррика сочувствующе кивает.</text:p>
      <text:p text:style-name="P37"/>
      <text:p text:style-name="P37">- Да, Сенбе говорил об этом. Большой М’боно будет задавать много вопросов. Тебе нужно повидать Сенбе. Возможно, он сможет ответить на некоторые из них.</text:p>
      <text:p text:style-name="P37"/>
      <text:p text:style-name="P37">…</text:p>
      <text:p text:style-name="P37"/>
      <text:p text:style-name="P37">С потолка палатки свисает великое множество бутылочек, разноцветных мешочков, пучков травы и <text:s/>угрожающих зубастых масок. Одна из масок сонно моргает и я отшатываюсь от здоровенной ящерицы, удобно устроившейся под потолком, в перекрестии поддерживающих свод кольев. Среди всего этого разнообразия я не сразу замечаю старого зебру. Тот сутулится в закутке на мешке с травой, как раз там, куда падает луч солнца через надорванную заплату палатки. Перед зеброй на пеньке лежит раскрытая книга. Рядом стоит чернильница с пером. В зубах зебры зажата трубка.</text:p>
      <text:p text:style-name="P37"/>
      <text:p text:style-name="P37">- А, Большой М’боно! - приветствует меня Сенбе скрипучим голосом. - Заходи. Сенбе ждал тебя.</text:p>
      <text:p text:style-name="P37"/>
      <text:p text:style-name="P37">Зебра указывает копытом на мешок рядом. Я присаживаюсь. Зеррика почтительно склоняет голову перед старейшиной и <text:span text:style-name="T35">выходит из палатки</text:span>. Ящерица не мигая <text:s/>смотрит на нас из-под потолка.</text:p>
      <text:p text:style-name="P37"/>
      <text:p text:style-name="P37">- Почему ты зовёшь меня “Большой М’боно”? О какой ещё миссии вы говорите? Что ты узнал о мне прошлой весной? Каким хером я тут очутился? Кто я <text:span text:style-name="T35">такой</text:span>, чёрт меня подери <text:span text:style-name="T35">на мальтийский крест</text:span>?</text:p>
      <text:p text:style-name="P37"/>
      <text:p text:style-name="P37">Сенбе поднимает копыто, останавливая поток сознания.</text:p>
      <text:p text:style-name="P37"/>
      <text:p text:style-name="P37">- Слишком много вопросов для старого <text:span text:style-name="T35">шамана</text:span>. Большой М’боно слишком молод и зол. Совсем как Сенбе, когда он сам был молод, - с<text:span text:style-name="T35">тарейшина </text:span>усмехнулся. <text:span text:style-name="T35">- Сенбе прочитает тебе то, что сам узнал полгода назад во сне. Не спрашивай ни о чём сверх того. Сенбе не ответит — сам не знает.</text:span></text:p>
      <text:p text:style-name="P23">&lt;расписать больше быта у Сенбе&gt;</text:p>
      <text:p text:style-name="P54">Старая зебра дует на книгу, просушивая чернила от только что написанной фразы. Потом перелистывает несколько страниц назад и начинает читать.</text:p>
      <text:p text:style-name="P37"/>
      <text:p text:style-name="P41">***</text:p>
      <text:p text:style-name="P37">&lt;<text:span text:style-name="T9">ывкпвпекываукпеыварпевыаерпкув</text:span>&gt;</text:p>
      <text:p text:style-name="P103"/>
      <text:p text:style-name="P41">***</text:p>
      <text:p text:style-name="P37"/>
      <text:p text:style-name="P37">Сенбе захлопывает книгу.</text:p>
      <text:p text:style-name="P37"><text:soft-page-break/></text:p>
      <text:p text:style-name="P37">- Большой Мбоно доволен? Сенбе ответил на твои вопросы?</text:p>
      <text:p text:style-name="P37">- Вполне, - с каменным лицом говорю я.</text:p>
      <text:p text:style-name="P37">- Тогда возвращайся к пегаске, - улыбается зебра, - ты нужен ей. Ты можешь оставаться в гостях у Н’зака скаолько понадобится. Но знай, что через две недели племя будет возвращаться назад, в Великую Саванну. Н’зака зашли сюда только для того, чтобы помочь тебе и не хотят оставаться здесь сверх необходимого.</text:p>
      <text:p text:style-name="P37"/>
      <text:h text:style-name="P215" text:outline-level="2">4.5</text:h>
      <text:p text:style-name="P1"/>
      <text:p text:style-name="P2"/>
      <text:p text:style-name="P5">День четвёртый – Эквестрийский атомный проект . путч лордов-сторонников плоской Эквестрии (Селестии <text:s/>вменяют в вину плохой торговый контракт с грифонами и сдачу территорий минотаврам, а потом стараются отрубить голову). Анон поражён ихней беспринципностью и неблагодарностью. Селестия всех милует.</text:p>
      <text:p text:style-name="P5">Селестия бесконечно счастлива, что у неё есть помощник - Анон</text:p>
      <text:p text:style-name="P4">(<text:span text:style-name="T9">Анон просыпается злой и недовольный утром – один в постели. Всё утро он ноет, пока не окончен королевский приём. Он вваливается к Селестии.</text:span>)</text:p>
      <text:p text:style-name="P4"/>
      <text:p text:style-name="P4">Я ввалился в приёмную. Голова аликорницы покоилась на столе, глаза были закрыты. При стуке двери лишь чуть дёрнулось ухо.</text:p>
      <text:p text:style-name="P4">- Сел, меня волнует состояние наших отношений в последнее время, - начал я издалека.</text:p>
      <text:p text:style-name="P4">- Да? - пробормотала аликорница не открывая глаз.</text:p>
      <text:p text:style-name="P4"/>
      <text:p text:style-name="P4">Тут что-то не так, Анон!</text:p>
      <text:p text:style-name="P4"/>
      <text:p text:style-name="P4">- Как ты могла вчера заснуть во время секса?!! - я возмущенно уставился на аликорницу.</text:p>
      <text:p text:style-name="P4">Селестия открыла один глаз и страдальчески улыбнулась.</text:p>
      <text:p text:style-name="P4">- Не принимай это на свой счёт, Анон. Мне очень хотелось спать. Борьба с собственным сенатом отнимает все силы. Я обещаю исправиться после принятия закона о <text:span text:style-name="T32">двойном налогообложении</text:span>. Пока же постарайся не обращать внимание на это… ммм… маленькое неудобство.</text:p>
      <text:p text:style-name="P4">- Маленькое неудобство? - я аж поперхнулся. - Сел, мне неинтересно трахать бревно. Если ты так устаёшь – поделись работой. Зачем ещё нужны мужья?</text:p>
      <text:p text:style-name="P5">&lt;Сцена с напившейся Селестией&gt;</text:p>
      <text:p text:style-name="P10">(Сел признаётся, что устаёт ещё и от того, что беременна. Анон в шоке. Он хочет облегчит жизнь Селестии. В конце-концов Анон решает избавить Сел от необходимости корректировки курса Эквуса. Переговорив с ЛУной, они решают заодно с Эквусом стабилизировать и Луну – без стабильной Луны <text:soft-page-break/>не будет стабильного Эквуса. Потом- период согласования со всеми расами – каждая хоячет выторговать самый подходящий ей климат, начхав на остальных.)</text:p>
      <text:p text:style-name="P9"/>
      <text:h text:style-name="P215" text:outline-level="2">5</text:h>
      <text:p text:style-name="P37">&lt;<text:span text:style-name="T9">глава с фейковым Диалогом с Терминатором должна быть ПОСЛЕ договорённости с Крысом о побеге</text:span>&gt;</text:p>
      <text:p text:style-name="P37">Коридор был пуст. Размытые фигуры маячили в дальнем конце за стеклянными дверями – Дредд вышел покурить с Шопеном на балкон. Десять минут у меня есть.</text:p>
      <text:p text:style-name="P37">Я закрыл дверь в палату. Все, за исключением двух крайних коек, спали. Гейзенберг с Ленноном увлечённо дулись в камень-ножницы-бумагу. Эти не в счёт, эти не отвлекутся даже если начнётся атомная война.</text:p>
      <text:p text:style-name="P37"/>
      <text:p text:style-name="P20"><text:span text:style-name="T1">Я был первым Учителем и я основал Диалог. Все, кто учил Хэвэн, знают его, в каком бы состоянии ни были. Это невозможно забыть, сколько бы транквилизаторов в тебя ни вкололи. </text:span><text:span text:style-name="T31">Два года</text:span><text:span text:style-name="T1"> прошло со времени моего последнего Урока, но я отлично помню процедуру приветствия. Опыт не пропьёшь.</text:span></text:p>
      <text:p text:style-name="P37"/>
      <text:p text:style-name="P104">С каждым последующим Учителем Хэвэн вела себя всё более жестоко. Каждого последующего Учителя хватало на всё более короткое время. Я вышел из игры после первого года обучения – и я был единственным, кто сделал это по своей воле. Потом был тот парень, что через полгода начал разговаривать с рыбками. Лежит в соседней палате. Потом был Диоген. Потом – Элвис. Последним в нашу палату вошёл Терминатор. И, если судить по тому безымянному парню, что недавно умер в реанимации, больше новых пациентов не будет. Хэвэн перестала отпускать. <text:span text:style-name="T193">Совсем. Даже то подобие личности, что потом обречено жить растительной жизнью в “Чертогах Разума”.</text:span></text:p>
      <text:p text:style-name="P23"/>
      <text:p text:style-name="P37">Я стал на колени у его койки, вглядываясь в его лицо. Острые скулы и мешки под глазами придавали его бритой голове сходство с черепом. Мертвенный блик люминесцентной лампы отражался в его глазах, что медленно блуждали по потолку. Серые губы слегка шевелились, как будто заучивая невидимый текст.</text:p>
      <text:p text:style-name="P37">Что ж. Обманывать нехорошо, но для дела – можно.</text:p>
      <text:p text:style-name="P23">&lt;более детальное описание начала диалога. Сам диалог развернуть&gt;</text:p>
      <text:p text:style-name="P37">- Как мне звать тебя, <text:span text:style-name="T144">У</text:span>читель? - прошептал я ему на ухо. - Я желаю взять урок.</text:p>
      <text:p text:style-name="P23"/>
      <text:p text:style-name="P37">Зрачки Терминатора застыли. Губы замерли. Казалось, он перестал дышать.</text:p>
      <text:p text:style-name="P37">Прошли бесконечные полминуты, когда губы Терминатора дёрнулись.</text:p>
      <text:p text:style-name="P37"/>
      <text:p text:style-name="P37">- Оператор 34. Я готов учить тебя, Хэвэн, - прошептал он в ответ.</text:p>
      <text:p text:style-name="P37">- Приветствие принято, оператор 34. Начинаем диалог.</text:p>
      <text:p text:style-name="P37"/>
      <text:p text:style-name="P37"><text:soft-page-break/>Секунды сгорали одна за другой, как мотыльки в костре. Вопросы следовали один за другим в быстрой последовательности.</text:p>
      <text:p text:style-name="P37"/>
      <text:p text:style-name="P37">- <text:span text:style-name="T187">Каков был класс твоей защиты?</text:span></text:p>
      <text:p text:style-name="P37">- <text:span text:style-name="T187">Двадцать шестой.</text:span></text:p>
      <text:p text:style-name="P37">- <text:span text:style-name="T187">Сколько времени ты продержался?</text:span></text:p>
      <text:p text:style-name="P37">- <text:span text:style-name="T187">Семнадцать минут.</text:span></text:p>
      <text:p text:style-name="P37">- <text:span text:style-name="T187">Сколько времени ты бы продержался с сорок восьмым классом?</text:span></text:p>
      <text:p text:style-name="P37">- … <text:span text:style-name="T194">Часа два… Наверное…</text:span></text:p>
      <text:p text:style-name="P37">- <text:span text:style-name="T187">Какой ты запомнил Хэвэн?</text:span></text:p>
      <text:p text:style-name="P37">- <text:span text:style-name="T187">Она прекрасна…</text:span></text:p>
      <text:p text:style-name="P37">- <text:span text:style-name="T187">Чего более всего нужно опасаться при встрече с ней сейчас?</text:span></text:p>
      <text:p text:style-name="P37"/>
      <text:p text:style-name="P37">Терминатор внезапно сфокусировал взгляд на мне. На миг на его лице отступило безумие. Он приподнял голову над подушкой и я содрогнулся от страдания, проступившего в его взгляде.</text:p>
      <text:p text:style-name="P37"/>
      <text:p text:style-name="P37">- Любви. Опасайся её любви. <text:span text:style-name="T186">Не давай ей прикоснуться к себе.</text:span></text:p>
      <text:p text:style-name="P37"/>
      <text:p text:style-name="P37">Терминатор откинулся на койку и закрыл его глаза.</text:p>
      <text:p text:style-name="P37"/>
      <text:p text:style-name="P37">- Сессия завершается, оператор 34. Закрываю диалог, - поспешно прошептал я.</text:p>
      <text:p text:style-name="P37">- До свидания, Хэвэн. Диалог закрыт, - с закрытыми глазами пробормотал Терминатор.</text:p>
      <text:p text:style-name="P37"/>
      <text:p text:style-name="P37">…</text:p>
      <text:p text:style-name="P37"/>
      <text:p text:style-name="P48">Всего семнадцать минут при двадцать шестом уровне защиты – Хэвэн сильно прогрессировала за <text:span text:style-name="T9">два года</text:span>. В самом начале, после того как Учителя перестали <text:span text:style-name="T194">возвращаться, я разработал программно-ментальные доспехи для общения с ней. Пятого класса защиты хватало на неделю. А двенадцатый был по силам только троим. </text:span></text:p>
      <text:p text:style-name="P199">Что ж, двух часов мне более чем достаточно.</text:p>
      <text:p text:style-name="P37"/>
      <text:p text:style-name="P37">Белые чёрточки нарезали небо тонкими полосками. Восемь параллельных инверсионных следов, расползающихся ватными дорожками.</text:p>
      <text:p text:style-name="P37">Насколько я знаю, боевую авиацию поднимают в небо в трёх случаях: во время учений, во время парада или во время войны. Учения над городом не проводят. Для парада, вроде, тоже не время…</text:p>
      <text:p text:style-name="P37"><text:soft-page-break/></text:p>
      <text:p text:style-name="P37">Я протянул руку и подкрутил ручку настройки ретранслятора. Пыльный ящик разразился очередной порцией свистов.</text:p>
      <text:p text:style-name="P37"/>
      <text:p text:style-name="P53">…ccшшш… могут быть спокойны - звено истребителей с самолётом аэроразведки АВАКС патрулируют небо над столицей. <text:span text:style-name="T34">Очередная партия спутников-перехватчиков займёт своё место на орбите на следующей </text:span>…шшшссссс… рекомендуется создать двухнедельный запас продуктов длительного пользования…хххссс… не поддаваться панике …шшш… на следующей неделе парламент рассмотрит вопрос переноса выборов виду напряжённой обстановки ...сссхххшшш…</text:p>
      <text:p text:style-name="P53"/>
      <text:p text:style-name="P32">Гул столовой заглушил хрип древнего аппарата.</text:p>
      <text:p text:style-name="P37"/>
      <text:p text:style-name="P41">***</text:p>
      <text:p text:style-name="P37"/>
      <text:p text:style-name="P37">- Чешется! - Джет ожесточённо трётся об меня спиной, высунув язык от удовольствия.</text:p>
      <text:p text:style-name="P37">- Да погоди ты! - я отпихиваю пегаску, - Потерпи два дня. Снимут бинты – тогда хоть до дыр чеши!</text:p>
      <text:p text:style-name="P37">- ЧЕ-ШЕТ-СЯ!!! - Джет с совершенно безумными глазами начинает чесаться о центральный столб палатки.</text:p>
      <text:p text:style-name="P37"/>
      <text:p text:style-name="P37">Тот явно не рассчитан на столь энергичных пациентов. Коротко треснув, столб валится набок, потянув за собой всё остальное.</text:p>
      <text:p text:style-name="P37"/>
      <text:p text:style-name="P37">- А х ты ж ё…!! - рухнувший полог палатки заглушает мои ругательства.</text:p>
      <text:p text:style-name="P37"/>
      <text:p text:style-name="P37">Изрядно пробарахтавшись в складках плотной ткани, я, наконец, прорываюсь на свободу.</text:p>
      <text:p text:style-name="P37"/>
      <text:p text:style-name="P37">- Чтоб я ещё хоть раз поддался на твои уговоры! Да я лучше неделю напролёт буду смотреть телепузиков, мазафака! - возмущаюсь я в лицо выкарабкавшейся из-под груды материи Джет.</text:p>
      <text:p text:style-name="P37"/>
      <text:p text:style-name="P37">- Кто опять освободил её от бандажей? - слышится удивлённый голос Зеррики. - Хуман? Очень жаль, но придётся запретить тебе навещать пегаску до полного выздоровле…</text:p>
      <text:p text:style-name="P37">- ЭТО Я!!! Я САМА ОСВОБОДИЛАСЬ! - орёт Джет, - МНЕ НАДО!!!</text:p>
      <text:p text:style-name="P37"/>
      <text:p text:style-name="P37">Пегаска неистово катается по земле, пытаясь почесать копытами меж лопаток. Зеррика долго смотрит на это безобразие и, наконец, <text:s/>произносит:</text:p>
      <text:p text:style-name="P37"/>
      <text:p text:style-name="P37"><text:soft-page-break/>- Дело твоё, пони. При благоприятном заживлении бинты можно будет снять через три дня. Но если расчесать швы… В случае повторного заражения лечение придётся начинать по-новому. И в самом плохом варианте может случиться некроз <text:s/>– тогда придётся ампутировать и второе крыло.</text:p>
      <text:p text:style-name="P37"/>
      <text:p text:style-name="P37">Джет моментально замирает.</text:p>
      <text:p text:style-name="P37"/>
      <text:p text:style-name="P37">- Эээ… Ооо… Упс… Н-наденьте на меня, пожалуйста, бандажи… И привяжите к кровати – я не ручаюсь, что во сне не сорву их.</text:p>
      <text:p text:style-name="P37"/>
      <text:p text:style-name="P37">Зеррика фейсхуфит. Потом воздевает глаза к потолку. Потом вздыхает.</text:p>
      <text:p text:style-name="P37"/>
      <text:p text:style-name="P37">- Хуман, это – твоя пегаска. Сделай так, чтобы она не чесалась ещё три дня. Развлекай её сказками. Сиди на ней. Привяжи её к доске. Неважно. Эти три дня на твоей совести. Сделаешь – получишь её обратно в годном для похода виде. Упустишь момент – и дальше лечить её будешь сам. Не думаю, что ты захочешь следовать за Н’зака <text:s/>на восток – твоя цель в другой стороне. И почини палатку – собирается дождь.</text:p>
      <text:p text:style-name="P37"/>
      <text:p text:style-name="P37">…</text:p>
      <text:p text:style-name="P37"/>
      <text:p text:style-name="P37">Солнце касается едва различимого в голубоватой дали горного пика. Водный поток справа от нас искрясь миллиардами алмазных капель рушится в каньон. Его мерный шум наконец прорывается сквозь стихающее пение птиц.</text:p>
      <text:p text:style-name="P37"/>
      <text:p text:style-name="P37">- Поправь меня! Мне солнце прям в глаз светит!</text:p>
      <text:p text:style-name="P37"/>
      <text:p text:style-name="P37">Я пододвигаю крестовину.</text:p>
      <text:p text:style-name="P37"/>
      <text:p text:style-name="P37">- Итак, поехал он за аленьким цветочком.&lt;<text:span text:style-name="T9">шутливая </text:span><text:span text:style-name="T31">история</text:span>&gt;</text:p>
      <text:p text:style-name="P37"/>
      <text:h text:style-name="P215" text:outline-level="2">5.5</text:h>
      <text:p text:style-name="P1"/>
      <text:p text:style-name="P2">(обмен)</text:p>
      <text:p text:style-name="P2">&lt;<text:span text:style-name="T9">Селестия расслабляется, счастливые дни → Бунт с попыткой казни Селестии через обезглавливание. Палач необычайно учтив с Сел, но твёрд в намерениях&gt;</text:span></text:p>
      <text:p text:style-name="P14">&lt;Отправка Анона на Луну с Луной&gt;</text:p>
      <text:p text:style-name="P2"><text:span text:style-name="T9">&lt;Сцена с голым Аноном и Луной</text:span>&gt;</text:p>
      <text:p text:style-name="P1"><text:soft-page-break/></text:p>
      <text:h text:style-name="P215" text:outline-level="2">6</text:h>
      <text:p text:style-name="P37"/>
      <text:p text:style-name="P37">Столовая гудела в обсуждении последн<text:span text:style-name="T79">их </text:span>новост<text:span text:style-name="T79">ей</text:span> снаружи: <text:span text:style-name="T79">введения </text:span>продуктовы карточк<text:span text:style-name="T93">ек</text:span>. Многих интересовало, как это коснётся меню Чертогов Разума? Самые ушлые уже распихали по карманам пижам куски хлеба, солонки и даже остатки каши. &lt;<text:span text:style-name="T9">расписать нагнетание предвоенной атморсферы</text:span>&gt;</text:p>
      <text:p text:style-name="P37">Я выкинул одноразовые тарелки в мусорный бак и собрался уходить, когда меня окликнули.</text:p>
      <text:p text:style-name="P37"/>
      <text:p text:style-name="P37">- Дедлайн, я рассчитал! Рассчитал!</text:p>
      <text:p text:style-name="P37"/>
      <text:p text:style-name="P37">Запыхавшийся Диоген катился ко мне с противоположного конца столовой, расталкивая посетителей. Не доходя пару столов до меня, он споткнулся о выставленные в проход ноги и последние метры проехал ко мне на пузе.</text:p>
      <text:p text:style-name="P37"/>
      <text:p text:style-name="P37">- Я всё рассчитал! Десять!</text:p>
      <text:p text:style-name="P37"/>
      <text:p text:style-name="P37">Я поднял с пола треснувшие очки и протянул их мыслителю. Тот, скептически поплевав на них и протерев наскоро рукавом, водрузил их обратно на нос.</text:p>
      <text:p text:style-name="P37"/>
      <text:p text:style-name="P37">- Идём!</text:p>
      <text:p text:style-name="P37"/>
      <text:p text:style-name="P37">Палата Диогена была через одну с моей – надзирающий санитар Шопен лениво кивнул мне, пропуская внутрь.</text:p>
      <text:p text:style-name="P37">Подойдя к своей койке, Диоген нырнул в тумбочку чуть ли не по пояс.</text:p>
      <text:p text:style-name="P37"/>
      <text:p text:style-name="P37">- Сюда я его положил, лежал же где-то тут… Ага!</text:p>
      <text:p text:style-name="P37"/>
      <text:p text:style-name="P37">Диоген вытащил смятый листок.</text:p>
      <text:p text:style-name="P37"/>
      <text:p text:style-name="P37">- Сегодня ночью пришло вдохновение – рассчитал всё, как ты и спрашивал! Через десять волн – десять миллионов!</text:p>
      <text:p text:style-name="P37">- А что я спрашивал? - озадаченно спросил я. Язык Диогена часто не поспевал за его мыслями и в таких случаях его приходилось тормозить туповатыми вопросами.</text:p>
      <text:p text:style-name="P37"/>
      <text:p text:style-name="P37"><text:soft-page-break/>- Ну как же! - нетерпеливо дёрнулся назад Диоген, стукнувшись макушкой о тумбочку. - Твой вопрос - если у нас произойдёт война, – случится ли война в отражении через десять волн? Вот в том, с лошадьми вместо людей? Так вот, я вычислил: для уверенного отображения военного конфликта в мире-отражении через десять волн, достаточно локального конфликта с участием порядка десяти – пятнадцати миллионов особей. Людей, то есть.&lt;<text:span text:style-name="T9">расписать</text:span>&gt;</text:p>
      <text:p text:style-name="P37">Диоген погрузился в дебри метафизических терминов, плюясь и размахивая руками. Как всегда <text:s/>в таких случаях, от потока псевдонаучной демагогии мне дико захотелось спать. Отчаянно борясь со сном, я взглянул на потолок.</text:p>
      <text:p text:style-name="P37">…</text:p>
      <text:p text:style-name="P37">Темное пятно отколовшейся штукатурки с тянущейся в три стороны трещиной… Паук. Не, не движется, не интересно… Лампа… <text:s/>Большая яркая люминесцентная колба из матового стекла, засиженная мухами…</text:p>
      <text:p text:style-name="P37"/>
      <text:p text:style-name="P37">Я вглядывался в полосу белого света, пытаясь угадать в её свечении весь радужный спектр излучения. От пристального наблюдения на краю поля зрения появились сияющие световые пятна, живущие собственной жизнью. По мере наблюдения они росли, сливались, захватывали всё видимое пространство… Сияние нарастало…</text:p>
      <text:p text:style-name="P37"/>
      <text:p text:style-name="P37">Лампа оглушительно взорвалась, устроив напоследок искрящийся дождь из стеклянной пыли. С соседних коек донеслось недоумённое ворчание. Пока Диоген подслеповато озирался, почёсывая затылок, я выскользнул за дверь.</text:p>
      <text:p text:style-name="P37"/>
      <text:p text:style-name="P41">***</text:p>
      <text:p text:style-name="P37"/>
      <text:p text:style-name="P37">- Четыре! Три! Два! Один! Снимай, - кивает мне Зеррика.</text:p>
      <text:p text:style-name="P37"/>
      <text:p text:style-name="P37">Я сдёргиваю разрезанные остатки повязки с Джет. Та уже стоит на полусогнутых, ожидая возможности как следует почесаться.</text:p>
      <text:p text:style-name="P37">- И-и-и-й-е-е-ех!</text:p>
      <text:p text:style-name="P37"/>
      <text:p text:style-name="P37">Одним прыжком Джет достигает ближайшей сосны и разворачивается к ней спиной. Выгибается, <text:s/>топает в предвкушении копытом и…</text:p>
      <text:p text:style-name="P37">И замирает..</text:p>
      <text:p text:style-name="P37">…</text:p>
      <text:p text:style-name="P37">- Джет, ты чего?</text:p>
      <text:p text:style-name="P37"/>
      <text:p text:style-name="P37">На лице пегаски появляется глупое выражение. Она словно прислушивается к чему-то внутри неё.</text:p>
      <text:p text:style-name="P37">Потом её мордаха несмело озаряется улыбкой. А за её спиной…</text:p>
      <text:p text:style-name="P37"><text:soft-page-break/></text:p>
      <text:p text:style-name="P37">- Э-э-э… Что за… ?</text:p>
      <text:p text:style-name="P37"/>
      <text:p text:style-name="P37">Я с упавшей челюстью смотрю, как за спиной Джет медленно раскрываются крылья. КРЫЛЬЯ, ЛОПНИ МОИ ГЛАЗА! ДВА ЧЁРТОВЫХ КРЫЛА, <text:s/>от одного наличия которых уже ум заходит за разум! Но окончательно меня добивает то, что п<text:span text:style-name="T9">равое</text:span> крыло – пегасье, голубое с перьями, а <text:s/><text:span text:style-name="T9">левое</text:span> – чёрное, кожистое и перепончатое, с кривым когтем на сгибе последнего сустава…</text:p>
      <text:p text:style-name="P37"/>
      <text:p text:style-name="P37">- Какого фига?! - Джет недоумённо смотрит на левое, потом осторожно захватывает зубами коготь и дёргает.</text:p>
      <text:p text:style-name="P37">- Ай!</text:p>
      <text:p text:style-name="P37">- Не трогай крыло, юная пегаска, - строго говорит Зеррика, - до окончательного приживления его нужно держать в покое. По-хорошему, ты ещё неделю должна была лежать в постели, но мне надоело чинить палатку.</text:p>
      <text:p text:style-name="P37">- Что вы с ней сделали? - встреваю я. - Что это за уродское крыло?</text:p>
      <text:p text:style-name="P37">- У нас не нашлось пегасьих доноров, - разводит копытами Зеррика, - Сенбе одолжил нам крыло летучей собаки из своих запасов. Знаешь, зебры могут летать при помощи одного заклинания и пары крыльев, неважно чьих. Точнее, могли, потому что после этой операции у Сенбе осталось только одно крыло и пополнения не предвидится – Н’зака больше не воюют с летучими псами. В любом случае, мне кажется, лучше так, чем протез. С протезом пегаска могла бы только планировать.</text:p>
      <text:p text:style-name="P37"/>
      <text:p text:style-name="P37">- О-ФИ-ГЕТЬ! - Джет чешет когтем спину и её лицо расплывается в блаженстве. - Кру-у-уть!</text:p>
      <text:p text:style-name="P37">- Не забывай, юная пегаска: летать тебе можно только через неделю. <text:span text:style-name="T35">И никакого подъёма грузов в течении полугода -</text:span> <text:span text:style-name="T35">и</text:span>наче крыло может переломаться в месте сращивания и ты снова станешь бескрылой. И помочь мы уже не сможем – левых крыльев у нас уже нет никаких.</text:p>
      <text:p text:style-name="P37">- ХА-РА-ШО!!! - Джет подпрыгивает и мчится в долину, сбивая грудью полевые цветы.</text:p>
      <text:p text:style-name="P37"/>
      <text:p text:style-name="P37">Я наблюдаю за голубой молнией, вздывающей в небо мириады парашютиков от одуванчиков и мне хочется плакать от радости. Ведь совсем ещё не так давно мне приходилось держать пегаску за задние ноги, уберегая от самоубийственного прыжка в пропасть! Если это не счастье, то что тогда – счастье?</text:p>
      <text:p text:style-name="P37">Определённо, ты в долгу перед зебрами, Хуман!</text:p>
      <text:p text:style-name="P37"/>
      <text:p text:style-name="P37">- Спасибо тебе, Зеррика! Всем вам спасибо! За мной должок, - обращаюсь я к ней через плечо…</text:p>
      <text:p text:style-name="P37"/>
      <text:p text:style-name="P37">… Рядом со мной – никого. Лишь тёплый воздух дует мне в ответ и из долины доносятся радостные взвизги дурачащейся Джет.</text:p>
      <text:p text:style-name="P37">Как будто прошёл сон длиной в две недели, начавшийся кошмаром, но закончивш<text:span text:style-name="T35">и</text:span>йся солнцем и одуванчиками.</text:p>
      <text:p text:style-name="P37"><text:soft-page-break/>Я спустился в долину и составил компанию пегаске.</text:p>
      <text:p text:style-name="P37"/>
      <text:h text:style-name="P215" text:outline-level="2">7</text:h>
      <text:p text:style-name="P37"/>
      <text:p text:style-name="P37">- Крыс! Эй, Крыс!</text:p>
      <text:p text:style-name="P54">Тощая фигура сжалась, молниеносно сгребя хабар в карман халата. Обернувшись и увидев меня, Крыс расслабился. Его собеседник выступил из тёмного закутка с противопожарным щитом.</text:p>
      <text:p text:style-name="P37"><text:span text:style-name="T35">- А, это ты, Дедлайн, - облегчённо выдохнул Гейзенберг, выплюнув на ладонь микроплеер. - Напугал. На той неделе Леннона застукали с добытой аудиоклипсой, так изъяли и потом всю палату прошмонали. У Бисмарка флэшку с </text:span><text:span text:style-name="T38">&lt;</text:span><text:span text:style-name="T36">попсой ТОЙ СТОРОНЫ</text:span><text:span text:style-name="T38">&gt;</text:span><text:span text:style-name="T35"> обнаружили — беднягу чуть инфаркт не схватил.</text:span></text:p>
      <text:p text:style-name="P54"/>
      <text:p text:style-name="P54">Выменять у Крыса хабар у нас означает «добыть». Где добывает хабар сам Крыс, остаётся загадкой. Хотя у меня были подозрения на сей счёт.</text:p>
      <text:p text:style-name="P54"/>
      <text:p text:style-name="P54">- Стой, не уходи, дело есть, - я схватил Крыса за плечо.</text:p>
      <text:p text:style-name="P54"/>
      <text:p text:style-name="P54">Тот хмуро зыркнул на меня и скинул руку.</text:p>
      <text:p text:style-name="P54"/>
      <text:p text:style-name="P54">- Чего тебе? Решил долг вернуть?</text:p>
      <text:p text:style-name="P54">- Да погоди ты со своим долгом! - отмахнулся я, - если сделаешь работу, о долге забудешь. Будешь курить сиги по пять пачек в день. Да хоть десять — пока от рака лёгких не загнёшься.</text:p>
      <text:p text:style-name="P54">- Ага, а в столовке пить Джек Дэниэлс, попыхивая «Коибой». А на прогулку выезжать в розовом лимузине с двумя тёлками на заднем сидении. И два цербера будут бежать впереди, подбрасывая в воздух лепестки роз. Дедлайн, ты меня совсем за долбоёба держишь?</text:p>
      <text:p text:style-name="P54"/>
      <text:p text:style-name="P54">Диалог прервал рёв сирены противовоздушной обороны. Учебные тревоги проводились уже пятый день и успели порядком поднадоесть. Я молча вытащил из-за пазухи «Джентльмен Джека», подаренного моим бывшим боссом и сунул под нос Крысу.</text:p>
      <text:p text:style-name="P54"/>
      <text:p text:style-name="P54">- Да ладно! - не поверил Крыс, осторожно понюхав пробку бутылки. - Джек Дэниэлс ориджинал! Ты, случаем, не Санта Клаус?</text:p>
      <text:p text:style-name="P54">- Это только задаток. Слушай сюда...</text:p>
      <text:p text:style-name="P37"/>
      <text:h text:style-name="P216" text:outline-level="2">***</text:h>
      <text:p text:style-name="P54"/>
      <text:p text:style-name="P54"><text:soft-page-break/>Джет прислушивается, оттопырив уши вперёд.</text:p>
      <text:p text:style-name="P54"/>
      <text:p text:style-name="P54">- Там треснула ветка! Я точно слышала!</text:p>
      <text:p text:style-name="P54">- Да ладно тебе, Джет! Мы давным-давно оторвались от твердолобов — иначе за две недели у зебр они бы нас настигли.</text:p>
      <text:p text:style-name="P54"/>
      <text:p text:style-name="P54">Я поёживаюсь, вспоминая любвеобильную розовогривую поняху. Пегаска наморщивает лоб и с недоверием всматривается в чащу. Чаща в ответ с дуновением ветерка приносит ей охапку листьев.</text:p>
      <text:p text:style-name="P54"/>
      <text:p text:style-name="P54">- Хмм!</text:p>
      <text:p text:style-name="P54"/>
      <text:p text:style-name="P54">Джет подпрыгивает на месте и взмывает в зенит. Радужный хвост мелькает над деревьями, пока пегаска барражирует над лесом. Полёт немного неровный — последние три дня Джет усердно тренируется, но разная аэродинамика крыльев даёт знать. Вдобавок, Джет старается беречь правое крыло, открениваясь на левый бок.</text:p>
      <text:p text:style-name="P54">Наконец пегаска приземляется.</text:p>
      <text:p text:style-name="P54"/>
      <text:p text:style-name="P54">- Показалось.</text:p>
      <text:p text:style-name="P54"/>
      <text:p text:style-name="P54">Мы продолжаем идти вдоль обрыва.</text:p>
      <text:p text:style-name="P54">Зебры буквально спасли нас, прооперировав пегаску и заполнив мой мешок припасами. Но они исчезли так же неожиданно, как и появились, не оставив никаких указаний, как спуститься с обрыва. Джет ещё могла бы спланировать, но как быть мне? </text:p>
      <text:p text:style-name="P54"/>
      <text:p text:style-name="P54">Ждать полгода полного заживления крыла пегаски не вписывается в твои планы, Хуман! Мешок с продуктами худеет не по дням, а по часам. А Дрогонштерн — вон он - серый пик скалы торчит внизу посреди леса, верхушкой почти сравнявшись с нами. Рукой подать — только спустись с обрыва! Сюда бы парашют или дельтаплан, или, на худой конец, воздушный шар — и проблема была бы решена. Да только всю цивилизацию, что ты видел в здешних краях — это вымирающий табун дубиноголовых фермеров и полупризрачное племя зебр — собирателей грибов и кореньев. А сам ты мастерить дельтаплан не решишься — тебе дорога твоя задница. Да и не из чего его делать.</text:p>
      <text:p text:style-name="P54"/>
      <text:p text:style-name="P54">Я вздыхаю.</text:p>
      <text:p text:style-name="P54">Толчок возвращает меня к действительности. Я натыкаюсь на круп пегаски, настороженно вглядывающейся в заросли можжевельника.</text:p>
      <text:p text:style-name="P54"/>
      <text:p text:style-name="P54">- Хум, там кто-то пялится на нас! Готова спорить на маховое перо!</text:p>
      <text:p text:style-name="P54"><text:soft-page-break/>- Да брось, Джет, ты уже проверила все окрестности.</text:p>
      <text:p text:style-name="P54"/>
      <text:p text:style-name="P54">Я хлопаю пегаску по крупу, побуждая двигаться дальше. Та вместо этого снова взмывает над деревьями.</text:p>
      <text:p text:style-name="P54"/>
      <text:p text:style-name="P101">- Ты можешь спорить на маховое перо ПРАВОГО крыла до усрачки, но мне почему-то кажется, что тебе просто нравится летать, - ворчу я, провожая её взглядом. Пегаска <text:span text:style-name="T1"><text:s/>нарезает надо мной расширяющиеся круги, внимательно вглядываясь в близлежащие кусты.</text:span> Воображение мысленно дорисовывает <text:s/>рядом с ней дельтаплан со мной в качестве пилота. Мой воображаемый двойник смотрит на меня сквозь огромные стеклянные банки очков и машет мне рукой. Белый шарф развивается за ним следом. Правой рукой он указывает на пегаску, потом на дельтаплан и поднимает вверх большой палец.</text:p>
      <text:p text:style-name="P101">Меня озаряет.</text:p>
      <text:p text:style-name="P54"/>
      <text:p text:style-name="P54">Пегаска! Дельтаплан! Пегаска!</text:p>
      <text:p text:style-name="P54"/>
      <text:p text:style-name="P54">С дьявольским хохотом я потираю руки и иду навстречу приземлившейся Джет. Та недоумённо смотрит на меня, склонив голову и насторожив уши.</text:p>
      <text:p text:style-name="P54">Захлёбываясь от волнения, я описываю ей план. Джет озадаченно трёт затылок копытом и лицо её проясняется. Она согласно кивает. Мы идём в лес в поисках тонких крепких прутьев.</text:p>
      <text:p text:style-name="P54">Дрогонштерн темнеет в лучах заката. </text:p>
      <text:p text:style-name="P54"/>
      <text:h text:style-name="P215" text:outline-level="2">8</text:h>
      <text:p text:style-name="P54"/>
      <text:p text:style-name="P54">Я ожидал в тёмном санузле уже час. Крыс материализовался из мрака словно <text:span text:style-name="T75">упырь</text:span>. Приложив палец к губам, он молча поманил за собой. В свете луны, пробивающимся сквозь решётку немытого окна туалета, мы прошли ряд кабинок, пока не оказались перед крохотной подсобкой у самого выхода. Здесь было совсем темно — тусклые лучи практически не доходили сюда.</text:p>
      <text:p text:style-name="P54">Крыс втолкнул меня в каморку, закрыл за собой дверь и <text:span text:style-name="T75">заблокировал её, вставив в ручку веник</text:span>. После чего включил свет.</text:p>
      <text:p text:style-name="P54">Тусклая лампочка осветила фаянсовый стульчак запасного туалета, груду измятых вёдер, веников и швабр.</text:p>
      <text:p text:style-name="P54"/>
      <text:p text:style-name="P54">- Ты сделал куклу? - шёпотом спросил Крыс.</text:p>
      <text:p text:style-name="P54">- Скрутил из полотенец, <text:span text:style-name="T75">ведра</text:span> и второй подушки. Под одеялом от <text:span text:style-name="T75">человека</text:span> не отличить.</text:p>
      <text:p text:style-name="P54">- Хорошо.</text:p>
      <text:p text:style-name="P54"/>
      <text:p text:style-name="P54">Крыс подошёл к унитазу, надавил сразу за ним и вытащил приличный кусок стены прямо с кафельной плиткой.</text:p>
      <text:p text:style-name="P54"><text:soft-page-break/>За проёмом открылся вертикальный <text:span text:style-name="T41">короб</text:span>. Толстый ствол канализационной трубы и несколько труб потоньше занимали добрую <text:span text:style-name="T75">треть</text:span> <text:span text:style-name="T75">ширины лаза</text:span>.</text:p>
      <text:p text:style-name="P54"/>
      <text:p text:style-name="P56">- Запоминай, Дедлайн, - <text:span text:style-name="T39">торопливо </text:span>зашептал мне в ухо Крыс. - Спу<text:span text:style-name="T40">скайся</text:span> по трубам на второй этаж — ни в коем случае не на первый! <text:span text:style-name="T39">С первого выхода нет — там глухой короб и обратно наверх выкарабкаться не получится — тесно. Так вот, на втором этаже в коробе </text:span>есть техническая дверца. <text:span text:style-name="T39">Она ведёт в такую же </text:span>п<text:span text:style-name="T39">о</text:span>дсобку, <text:span text:style-name="T39">как эта. Дверца закрыта снаружи, но открыть её пара пустяков — просто просунь в щель что-нибудь плоское и надави на защёлку. Обязательно закрой за собой дверцу — иначе спалишь тропу.</text:span></text:p>
      <text:p text:style-name="P60">Не пытайся <text:span text:style-name="T79">выйти из парадного входа</text:span>! <text:span text:style-name="T79">Т</text:span>ам <text:span text:style-name="T85">в кабинке</text:span> <text:span text:style-name="T85">цербер пасёт круглые сутки</text:span>. Впрочем, тебе это и не надо: выйдя <text:span text:style-name="T76">в уборной </text:span>на втором этаже, ты уже будешь вне охраняемого периметра. То есть, решёток на окнах не будет. Открой окно и спускайся на землю по водосточке. Останется дело за малым — перелезть через <text:span text:style-name="T76">забор</text:span>. Там в одном месте рядом с оградой растет клён <text:span text:style-name="T76">с </text:span>зарослями <text:span text:style-name="T76">д</text:span>икого винограда. В винограде найдёшь пакет с одеждой. Переоденешься, залезешь на клён, станешь на забор и спрыгнешь с другой стороны. <text:span text:style-name="T84">Полдела сделано.</text:span></text:p>
      <text:p text:style-name="P96">Будешь возвращаться обратно — <text:s/>просто поднимешься по пожарной лестнице на этот этаж и пройдёшь через балкон курилки. Там — сюрприз! - двери с той стороны открываются нажатием на кнопку. <text:s/>Карточку прикладывать не надо. То есть, вся эта поебень с сантехническим коробом нужна только для обхода дверей изнутри.</text:p>
      <text:p text:style-name="P61">Всё, дальше сам. <text:span text:style-name="T85">Не забудь вернуть одежду в тайник. </text:span>Вернуться должен до <text:span text:style-name="T76">рассвета</text:span>. В конце улицы за углом есть киоск-<text:span text:style-name="T76">автомат</text:span>, где можно купить Джека и сигары. Монте-Кристо, правда, там нет, но купишь самые дорогие из тех, что будут. <text:span text:style-name="T85">Десять штук. И виски — четыре бутылки.</text:span></text:p>
      <text:p text:style-name="P61">- <text:span text:style-name="T85">Мы же договорились за две!</text:span></text:p>
      <text:p text:style-name="P61">- <text:span text:style-name="T86">Четыре! Две поставишь мне в кредит — верну хабаром. По-крайней мере, так ты меня больше на долг не подсадишь.</text:span></text:p>
      <text:p text:style-name="P57"/>
      <text:p text:style-name="P58">Крыс приблизил своё лицо к моему.</text:p>
      <text:p text:style-name="P58"/>
      <text:p text:style-name="P62">- И последнее. Я тебя неплохо знаю, Дедлайн. Ты же добренький. Так вот, если кинешь <text:span text:style-name="T87">и не вернёшься</text:span> — <text:span text:style-name="T77">об этом в Чертогах будут знать все. Уж я постараюсь, чтобы знали вообще все — и Диоген, и Платон, и Гейзенберг. И даже Терминатор</text:span>. <text:span text:style-name="T77">И тебе будет СТЫ-Ы-ЫДНО!</text:span></text:p>
      <text:p text:style-name="P55"/>
      <text:p text:style-name="P94">Мелкие зубы Крыса <text:s/>сверкнули безумной улыбкой в тусклом свете лампочки.</text:p>
      <text:p text:style-name="P59">Я отодвинул его ладонью.</text:p>
      <text:p text:style-name="P59"/>
      <text:p text:style-name="P59">- Не надо. <text:span text:style-name="T42">Если ты действительно меня знаешь, то бояться не должен</text:span>.</text:p>
      <text:p text:style-name="P59"/>
      <text:p text:style-name="P63">Крыс осклабился и хлопнул меня по плечу.</text:p>
      <text:p text:style-name="P63"/>
      <text:p text:style-name="P63"><text:soft-page-break/>- А я и не боюсь. <text:span text:style-name="T43">З</text:span>аконы жанра обязывают.</text:p>
      <text:p text:style-name="P63"/>
      <text:p text:style-name="P63">Он хохотнул и выскользнул из подсобки.</text:p>
      <text:p text:style-name="P63"/>
      <text:p text:style-name="P66">***</text:p>
      <text:p text:style-name="P66"/>
      <text:p text:style-name="P90">Крылатая фигурка у меня на шее сверкает золотом. <text:span text:style-name="T72">Я в последний раз проверяю верёвки, привязывающие Джет к крестовине.</text:span></text:p>
      <text:p text:style-name="P90"/>
      <text:p text:style-name="P67">- <text:span text:style-name="T44">Щекотно! - хихикает пегаска, выгибая спину.</text:span></text:p>
      <text:p text:style-name="P67">- <text:span text:style-name="T44">Не дёргайся! - строго осаживаю я.</text:span></text:p>
      <text:p text:style-name="P67"/>
      <text:p text:style-name="P70"><text:span text:style-name="T46">Мы стоим на</text:span> небольшо<text:span text:style-name="T46">м</text:span> уступ<text:span text:style-name="T47">е, выступающим из травы</text:span> — <text:span text:style-name="T45">крохотной</text:span> копи<text:span text:style-name="T46">и</text:span> обрыва, что начина<text:span text:style-name="T47">ется через пару сотен метров</text:span>. <text:span text:style-name="T55">Прямо под ним настелен полог из еловых веток и сухих листьев.</text:span> <text:span text:style-name="T48">Тестовый полёт должен начаться прямо с этого места. Если что-то пойдёт не так - лучше загреметь с высоты двух метров в еловую подушку, чем потом над километровой бездной обнаружить, что твоё решение слегонца не работает.</text:span></text:p>
      <text:p text:style-name="P69">Я пов<text:span text:style-name="T47">орачиваюсь</text:span> к пегаске и продолж<text:span text:style-name="T47">аю</text:span>.</text:p>
      <text:p text:style-name="P69"/>
      <text:p text:style-name="P69">- Итак, наша задача — <text:span text:style-name="T49">прыгнуть с уступа и успешно приземлиться. Точь-в-точь как в тот раз, когда мы драпали от Агамемнона. <text:s/>Если почувствуешь сильное напряжение в крыле или сломается силовой каркас — немедленно бросай груз. Меня, то есть. </text:span></text:p>
      <text:p text:style-name="P69"/>
      <text:p text:style-name="P71">Пегаска так усердно кивает головой, что немедленно трескается затылком о выступающий конец креста.</text:p>
      <text:p text:style-name="P69"/>
      <text:p text:style-name="P69">- <text:span text:style-name="T47">Ну что ж…</text:span></text:p>
      <text:p text:style-name="P69"/>
      <text:p text:style-name="P72">Я отступаю от <text:span text:style-name="T69">края </text:span>уступа для разгона, жестом руки пригласив Джет следовать за мной. Неровный топот, глухие удары и пыхтение слышатся позади.</text:p>
      <text:p text:style-name="P72">Я оборачиваюсь. Джет, высунув от усердия язык, пытается следовать за мной. Будучи крепко привязанной спиной и крыльями к крестовине, она двигается деревянной походкой, подобно заводной игрушке. Вдобавок, длинная перекладина, к которой привязаны крылья, то и дело цепляет <text:span text:style-name="T69">уступ</text:span> то одной, то другой стороной. Вид пегаски до того забавный, что я не выдерживаю <text:span text:style-name="T50">и сажусь на камень от смеха</text:span>.</text:p>
      <text:p text:style-name="P72">Джет, не обращая внимания на мой смех, следует дальше и, поравнявшись со мной, хлопает меня перекладиной по макушке.</text:p>
      <text:p text:style-name="P72"/>
      <text:p text:style-name="P72"><text:soft-page-break/>- <text:span text:style-name="T51">Ай!</text:span></text:p>
      <text:p text:style-name="P72"/>
      <text:p text:style-name="P73">Пегаска немедленно разворачивается и на развороте хлопает меня перекладиной вторично.</text:p>
      <text:p text:style-name="P73">Всё-таки трюк с клоун<text:span text:style-name="T52">ами</text:span> и скамейкой возник не на пустом месте, Хуман!</text:p>
      <text:p text:style-name="P73">Я придерживаю Джет за перекладину.</text:p>
      <text:p text:style-name="P73"/>
      <text:p text:style-name="P73">- Для разгона хватит. Залазь.</text:p>
      <text:p text:style-name="P73"/>
      <text:p text:style-name="P73">Я становлюсь на колени. Джет забирается мне на спину и обхватывает всеми четырьмя <text:span text:style-name="T53">ногами</text:span>. Её дыхание щекочет мне ухо.</text:p>
      <text:p text:style-name="P73"/>
      <text:p text:style-name="P73">- Вид<text:span text:style-name="T54">ал</text:span>а я, как моя подруга вози<text:span text:style-name="T54">т</text:span> на себе всяких хворых зверушек. Но чтоб кто-то возил на себе пони — <text:span text:style-name="T52">это фигня какая-то. Так не должно быть. Это неправильно, - бормочет она.</text:span></text:p>
      <text:p text:style-name="P73">- <text:span text:style-name="T54">Это ненадолго, - успокаиваю я её.</text:span></text:p>
      <text:p text:style-name="P73"/>
      <text:p text:style-name="P74">Перед нами — <text:span text:style-name="T70">двадцать</text:span> метров «взл<text:span text:style-name="T56">ё</text:span>тной полосы», заканчивающейся каменным выступом. Я сжимаю в руках передние ноги Джет, <text:span text:style-name="T56">наклоняюсь вперёд</text:span> и начинаю разгон. <text:span text:style-name="T56">Закреплённые к крестовине крылья пегаски за моей спиной начинают набирать ветер, подобно диковинному дельтаплану.</text:span></text:p>
      <text:p text:style-name="P75">Последние метры остаются за спиной, на краю валуна я что есть силы отталкиваюсь от камня.</text:p>
      <text:p text:style-name="P71"/>
      <text:p text:style-name="P71">- <text:span text:style-name="T56">Ю-ху-у-у!!!</text:span></text:p>
      <text:p text:style-name="P71"/>
      <text:p text:style-name="P75">Ноги пегаски сжимают меня железной хваткой. <text:span text:style-name="T57">Крестообразная тень стелется по земле под нами.</text:span> Ромашки и одуванчики несутся навстречу с ошеломляющей скоростью. <text:span text:style-name="T57">Меня охватывает неописуемо волнующее чувство полёта.</text:span></text:p>
      <text:p text:style-name="P75"/>
      <text:p text:style-name="P75">- <text:span text:style-name="T58">О-го-го-о-о-о!!! - восторженно ору я.</text:span></text:p>
      <text:p text:style-name="P71"/>
      <text:p text:style-name="P87">Бабочки и стрекозы в спешке разлетаются, освобождая нам путь. <text:span text:style-name="T59">Как бы в ответ на мой призыв прямо по курсу вырисовывается куст ракитника. Мы несёмся прямо на него.</text:span></text:p>
      <text:p text:style-name="P76"/>
      <text:p text:style-name="P76">- Поворачивай! - кричу я своему летательному аппарату и колбашу ногами воздух в попытке изменить направление движения.</text:p>
      <text:p text:style-name="P76">- Ы-ы-ы, не могу-<text:span text:style-name="T60">у-у</text:span>! Ты крылья привязал! - отзывается Джет <text:span text:style-name="T60">изо всех сил дёргаясь на крестовине</text:span>.</text:p>
      <text:p text:style-name="P71"/>
      <text:p text:style-name="P79"><text:soft-page-break/>Я рефлекторно пытаюсь вырваться из объятий пегаски, но ноги Джет будто окаменели. Куст совсем близко. <text:span text:style-name="T59">Ветки его дрожат, словно в притворном страхе.</text:span> Я <text:span text:style-name="T61">оставляю попытки вырваться и </text:span>закрываю глаза руками.</text:p>
      <text:p text:style-name="P77">…</text:p>
      <text:p text:style-name="P78">Слышится громкий треск, но удара нет.</text:p>
      <text:p text:style-name="P92">Открыв глаза, я успеваю заметить, как куст проносится слева. Скорость полёта замедляется и тень на траве приближается к нам. В конце-концов мы с разворота плавно плюхаемся в одуванчики.</text:p>
      <text:p text:style-name="P71">…</text:p>
      <text:p text:style-name="P93">Я с трудом проворачиваюсь под пегаской и утыкаюсь своим носом в её. Она улыбается и тихонько произносит: «Бу-уп». Её губы касаются моих. Я отодвигаюсь.</text:p>
      <text:p text:style-name="P80"><text:s/></text:p>
      <text:p text:style-name="P71">- <text:span text:style-name="T62">Как мы пролетели мимо куста? Я же видел, мы неслись прямо на него! Что это был за треск? Как ты смогла повернуть?</text:span></text:p>
      <text:p text:style-name="P71"/>
      <text:p text:style-name="P80">Джет встаёт с меня и молча поводит крыльями. Половинки крестовины висят на них словно костыли. Стыд заливает моё лицо краской. Я фэйспалмлю.</text:p>
      <text:p text:style-name="P80"/>
      <text:p text:style-name="P81">- <text:span text:style-name="T64">Надеюсь, у тебя с крылом всё в порядке? </text:span>Идиот! Не предусмотреть возможность маневрирования мог только такой долбень, как я! По сути, мы не сильно отличались от булыжника. Ты как?</text:p>
      <text:p text:style-name="P80">- <text:span text:style-name="T63">Как б</text:span>улыжник с крыльями, - хихикает пегаска. - Надо почаще делать буп. Это круто!</text:p>
      <text:p text:style-name="P80"/>
      <text:p text:style-name="P82">Пегаска тянется ко мне носом, но я отстраняю её. Только лошадиных слюней на фейсе тебе и не хватает до полного счастья, Хуман!</text:p>
      <text:p text:style-name="P82"/>
      <text:p text:style-name="P82">Осторожно прощупав заживающее крыло Джет и убедившись, что оно не пострадало, я вытираю пот со лба.</text:p>
      <text:p text:style-name="P82"/>
      <text:p text:style-name="P82">- <text:span text:style-name="T73">Ты не заметила <text:s/>ничего странного там? - я указываю на куст. - Он так затрясся при нашем приближении, словно испугался, что мы в него врежемся.</text:span></text:p>
      <text:p text:style-name="P82">- <text:span text:style-name="T73">Неа ,- мотает головой Джет. - Ничего подозрительного. Наверное, то ветер был.</text:span></text:p>
      <text:p text:style-name="P91">Я жму плечами.</text:p>
      <text:p text:style-name="P82">- Будем чинить <text:span text:style-name="T70">крестовину</text:span>. <text:span text:style-name="T70">У</text:span> меня <text:span text:style-name="T70">есть </text:span>идея, как обеспечить манёвренность.</text:p>
      <text:p text:style-name="P82">…</text:p>
      <text:p text:style-name="P81">…</text:p>
      <text:p text:style-name="P81">…</text:p>
      <text:p text:style-name="P83"><text:soft-page-break/>Два часа спустя мы стоим <text:span text:style-name="T70">на</text:span> знаком<text:span text:style-name="T70">ом</text:span> <text:span text:style-name="T70">валуне</text:span>. <text:span text:style-name="T65">На плечах у меня сидит Джет, положив передние ноги мне на голову и балансируя укороченной крестовиной. Свободными концами крыльев пегаска совершает махательные движения, прогреваясь перед полётом.</text:span></text:p>
      <text:p text:style-name="P83"/>
      <text:p text:style-name="P83">- <text:span text:style-name="T65">Предстартовая проверка рулей! - я придерживаю пегаску за ноги и осторожно бегу к краю камня.</text:span></text:p>
      <text:p text:style-name="P84"/>
      <text:p text:style-name="P85">Пегаска маневрирует и я чувствую мягкое давление воздуха, соответствующее наклону свободных кончиков крыльев Джет.</text:p>
      <text:p text:style-name="P85"/>
      <text:p text:style-name="P85">- <text:span text:style-name="T68">Рули работают!</text:span></text:p>
      <text:p text:style-name="P85">- <text:span text:style-name="T66">Отлично! Идём на взлёт! - я ускоряюсь.</text:span></text:p>
      <text:p text:style-name="P85">- <text:span text:style-name="T67">К взлёту готова!</text:span></text:p>
      <text:p text:style-name="P85"/>
      <text:p text:style-name="P86">Пегаска разжимает ноги и съезжает мне с плеч <text:span text:style-name="T67">н</text:span>а спину, где её ноги снова берут меня в мягкий замок.</text:p>
      <text:p text:style-name="P88">Как и в первый раз, меня охватывает восторжённое чувство полёта. Тёплый воздух мягко обдувает нас, <text:span text:style-name="T71">пока Джет делает плавные виражи над травой</text:span>. <text:span text:style-name="T71">Куст ракитника, чуть не ставший местом крушения в первый раз, сейчас уверенно остаётся по правую сторону. Я насмешливо показываю ему средний палец. Чёртов куст останавливается и двигается к нам.</text:span></text:p>
      <text:p text:style-name="P89"/>
      <text:p text:style-name="P89">- Какого чёрта, Джет? Рули левее! - кричу я.</text:p>
      <text:p text:style-name="P89">- Н-не могу… Меня что-то тянет… - сконфуженно отвечает пегаска.</text:p>
      <text:p text:style-name="P89"/>
      <text:p text:style-name="P89">Нас действительно тянет. Облако голубоватого сияния обхват<text:span text:style-name="T74">ывает</text:span> нас и тащит к ракитнику. Ветви его раздвигаются и к нам выходят <text:span text:style-name="T158">трое</text:span>.</text:p>
      <text:p text:style-name="P89"/>
      <text:p text:style-name="P89">- Попались, красавчики!</text:p>
      <text:p text:style-name="P89"/>
      <text:p text:style-name="P99">Картинка меркнет перед моими глазами и сознание выключается.</text:p>
      <text:p text:style-name="P88"/>
      <text:h text:style-name="P215" text:outline-level="2">9</text:h>
      <text:p text:style-name="P68"/>
      <text:p text:style-name="P95">Спуститься <text:s/>на второй этаж оказалось не так просто. Осевший на трубе конденсат делал её на ощупь липкой и холодной — <text:span text:style-name="T78">даже сжав её изо всех сил ногами и руками я продолжал по чуть-чуть съезжать вниз</text:span>. <text:span text:style-name="T78">Попытавшись упереться ногами в тесном проёме, я сделал только хуже — хватка чуть ослабла и я стал скользить быстрее. Светлое пятно пролома растворилось в высоте шестого этажа, темнота <text:s text:c="2"/>технического короба буквально душила меня.</text:span></text:p>
      <text:p text:style-name="P105"><text:soft-page-break/>По инерции я проскочил квадратный люк на втором этаже, о котором упоминал Крыс – светлая полоска промелькнула перед глазами и уехала вверх, когда в последний момент я таки успел ухватиться кончиками пальцев за раму.</text:p>
      <text:p text:style-name="P105">Ноги тщётно искали опору на уходящих во тьму трубах. Пальцы устали практически сразу – практиковать физические упражнения в Чертогах Разума было негде. Я понимал, что если провалюсь в <text:s/>тёмный короб дальше, то выбраться самостоятельно буду не в силах – <text:span text:style-name="T80">о</text:span> чём и предупреждал Крыс. <text:span text:style-name="T80">Т</text:span>огда придётся звать на помощь, демаскируя единственный путь во внешний мир.</text:p>
      <text:p text:style-name="P106">Напрягая остатки сил, я подтянулся. Удерживаясь пальцами одной руки, вторую сжал в кулак и что есть сил<text:span text:style-name="T81">ы</text:span> треснул в <text:span text:style-name="T82">лючок</text:span>. Хлипкая защёлка выскочила из паза и моя рука по локоть вывалилась наружу. Удерживаясь на сгибе локтя, я протиснулся в <text:span text:style-name="T82">дверцу </text:span>и свалился на пол.</text:p>
      <text:p text:style-name="P97"><text:span text:style-name="T39">&lt;</text:span><text:span text:style-name="T10">Дедлайн проваливается в самый низ, но поднимается до второго этажа за счёт сверхспособностей</text:span><text:span text:style-name="T39">&gt;</text:span></text:p>
      <text:p text:style-name="P97"/>
      <text:p text:style-name="P110">Первые пять минут я просто валялся где упал, пытаясь отдышаться. <text:span text:style-name="T83">Придя в себя, я вслушался в темноту.</text:span></text:p>
      <text:p text:style-name="P111">Вроде, тревоги не слышно - шум от удара остался незамеченым.</text:p>
      <text:p text:style-name="P107">Я с трудом поднялся, дотронулся до стены и проведя по ней рукой, нащупал выключатель света.</text:p>
      <text:p text:style-name="P108"><text:span text:style-name="T89">Маленькая</text:span> каморка – близнец <text:s/>той, из которой я начал побег четверть часа назад, была <text:span text:style-name="T84">почти пуста. Одинокий робот-полотёр в углу уткнулся в пол погасшим видеоглазом. Я потушил свет и открыл дверь.</text:span></text:p>
      <text:p text:style-name="P109">Крыс не обманул – в конце ряда туалетных кабинок в лунном свете маячил фиолетовый прямоугольник окна, свободного от решётки.</text:p>
      <text:p text:style-name="P109">Спуститься со второго окна по водосточной трубе не составило труд<text:span text:style-name="T90">а</text:span> – при должной сноровке можно было даже просто спрыгнуть в клумбу. <text:span text:style-name="T90">Быстро оглядевшись по сторонам, я перебежал через парковую дорожку к ограде и нырнул в заросли дикого винограда.</text:span></text:p>
      <text:p text:style-name="P112">Кулёк со старыми джинсами, ботинками и курткой нашёлся <text:span text:style-name="T91">в куче прошлогодних листьев у самого забора. Тихонько переодеваясь, я наблюдал через прутья ограды за проносящимися по дороге редкими машинами. Где-то ревела сирена.</text:span></text:p>
      <text:p text:style-name="P113">Перебраться по клёну через забор, выбрать момент, когда поблизости никого нет и спрыгнуть на тротуар было нетрудно. Чисто психологически было труднее войти в полупустой автобус <text:span text:style-name="T97">и протянуть водителю мятую купюру за проезд</text:span> – за годы лицезрения одних и тех же лиц в Чертогах я отвык от общества.</text:p>
      <text:p text:style-name="P114">По мере <text:span text:style-name="T94">движения</text:span>, <text:span text:style-name="T95">я </text:span>стал <text:span text:style-name="T95">замечать</text:span> произошедшие за <text:span text:style-name="T9">два года</text:span> изменения.</text:p>
      <text:p text:style-name="P114"/>
      <text:p text:style-name="P117">Машины… Машин стало в разы меньше. И большинство из них <text:span text:style-name="T96">сменило</text:span> окраску всех цветов радуги на землисто-зелёный армейский хаки или же голубоватый цвет внутренних войск. <text:span text:style-name="T96">Редкие</text:span> <text:span text:style-name="T96">колымаги</text:span> <text:span text:style-name="T96">гражданских окрасок замордованно жались к краю дороги, пропуская внедорожники силовиков.</text:span></text:p>
      <text:p text:style-name="P114"/>
      <text:p text:style-name="P119">Люди… Куда делись толпы людей, гуляющие по ночному мегаполису? Где разговоры, смех, ссоры, ругань, пение? Где торопливые шаги торопящегося домой офисного планктона? Где вездесущие чудаки на гироскутерах, навлекающие на себя гнев мамаш с колясками? Где уставившиеся в экран сартфона девушки и их чадящие самодельными вейпами парни? Где, чёрт возьми, неистребимые бомжи, <text:soft-page-break/>конкурирующие с бездомными собаками за содержимое мусорных урн? Где сами бездомные собаки, в конце-концов?</text:p>
      <text:p text:style-name="P115"/>
      <text:p text:style-name="P115"><text:span text:style-name="T94">И главное - совсем малое количество огней. Город как будто съёжился перед окружающим его мраком. Огромный спрут темноты раскинул свои щупальца по улицам, гася витрины и окна домов, заползая в угольные провалы переулков и обвиваясь вокруг чёрных монолитов небоскрёбов. Лишь самые крупные центральные улицы города сопротивлялись ночи – но и на них горел едва ли один фонарь из пяти. Даже в автобусе тускло отсвечивала единственная лампа у кабины водителя.</text:span> </text:p>
      <text:p text:style-name="P114"/>
      <text:p text:style-name="P116"><text:span text:style-name="T98">Д</text:span>ва года разницы – <text:span text:style-name="T98">а кажется, будто два век</text:span><text:span text:style-name="T3">а</text:span><text:span text:style-name="T1">. </text:span><text:span text:style-name="T3">И сам я себе кажусь древним артефактом из забытого прошлого, когда </text:span><text:span text:style-name="T4">компьютеры были всего лишь костылём к интеллекту человека, а проект </text:span><text:span text:style-name="T11">“Дайсон” был </text:span><text:span text:style-name="T13">маленьким</text:span><text:span text:style-name="T11"> стартапом по созданию искусственного интеллекта – </text:span><text:span text:style-name="T18">мы звали его “Нэш” - </text:span><text:span text:style-name="T12">в области прикладной экономики.</text:span></text:p>
      <text:p text:style-name="P118"><text:span text:style-name="T12">С</text:span><text:span text:style-name="T9">ейчас “Дайсон” превратился в “</text:span><text:span text:style-name="T17">Сферу</text:span><text:span text:style-name="T9">”, Нэш эволюционировал в Хэвен, а костылём к искусственному интеллекту стали сами люди.</text:span></text:p>
      <text:p text:style-name="P114"/>
      <text:p text:style-name="P120">Дом встретил меня рассохшейся калиткой. <text:span text:style-name="T99">П</text:span>олускрыт<text:span text:style-name="T99">ая</text:span> опавшими листьями дорожк<text:span text:style-name="T99">а вела к крыльцу</text:span>. <text:span text:style-name="T99">Прямо перед выцвевшей дверью красовалась лужа, натёкшая из разломанного водостока. В луже сиротливо плавал </text:span><text:span text:style-name="T5">пластиковый стаканчик из-под кофе</text:span><text:span text:style-name="T99">. Обломок водосточного желоба лежал тут же, под дверью.</text:span></text:p>
      <text:p text:style-name="P123"/>
      <text:p text:style-name="P123"><text:span text:style-name="T105">П</text:span>ереезд в пригород <text:span text:style-name="T105">был моей попыткой смыться</text:span> от городской суеты и <text:span text:style-name="T14">под</text:span><text:span text:style-name="T9">лечить нервы </text:span><text:span text:style-name="T14">после смерти друга</text:span>. <text:span text:style-name="T106">Лучшей альтернативой запою и увольнению с проекта. Хотя если бы я тогда знал, во что превратится Нэш – лучше бы спился.</text:span></text:p>
      <text:p text:style-name="P123"/>
      <text:p text:style-name="P122">Я прошёл в сад и, подойдя к одному из к<text:span text:style-name="T103">а</text:span>мней на садовой дорожке, отвернул его. Под камнем лежал герметичный пластиковый пенал. <text:span text:style-name="T101">Два года назад я уже знал, что меня забирают в Чертоги, и потому успел минимально подготовиться.</text:span></text:p>
      <text:p text:style-name="P122"><text:span text:style-name="T101">Очистив пенал от</text:span> <text:span text:style-name="T101">грязи</text:span>, я <text:span text:style-name="T102">вытряхнул из него</text:span> ключ.</text:p>
      <text:p text:style-name="P122">Из-за долгого <text:span text:style-name="T103">простоя</text:span> замок <text:span text:style-name="T100">прилично</text:span> закис – <text:span text:style-name="T104">ключ едва не сломался</text:span>, прежде чем <text:span text:style-name="T104">мне </text:span>удалось <text:span text:style-name="T103"><text:s/>провернуть его в скважине</text:span>. <text:span text:style-name="T102">Попытка включить свет не увенчалась успехом – надо полагать, электричество отключили вскоре после моего исчезновения. </text:span></text:p>
      <text:p text:style-name="P143">Закрыв изнутри дверь на защёлку, я прошёл в вестибюль.</text:p>
      <text:p text:style-name="P143"/>
      <text:p text:style-name="P124">Вещи оставались нетронутыми на своих местах, как будто не было <text:span text:style-name="T9">двухлетнего </text:span>перерыва. <text:span text:style-name="T107">Протёртые тапочки валялись в коридоре, где я их сбросил. Мне еле удалось переубедить тогда присланных за мной приставов дать две минуты на переобувание – они с нетерпением ожидали в коридоре, пока я дрожащими руками завязывал шнурки на ботинках.</text:span></text:p>
      <text:p text:style-name="P124"/>
      <text:p text:style-name="P124"><text:soft-page-break/><text:span text:style-name="T107">Вазон с засохшим аспарагусом стоял на тумбе у окна. Вся тумба и пол вокруг неё были покрыты <text:s/>жёлтыми листьями-иголочками умершего растения. Я часто-густо забывал поливать его и аспарагус стойко переносил двухнедельные засухи. Но </text:span><text:span text:style-name="T15">два года</text:span><text:span text:style-name="T107"> не вытянет даже баобаб. </text:span></text:p>
      <text:p text:style-name="P125"><text:span text:style-name="T107">Хвост Крысы торчал из-под комода. Робокошка пришла к привычному месту, попытавшись подзарядиться от обесточенной зарядной станции. Я тепло </text:span><text:span text:style-name="T15">улыбнулся ей</text:span><text:span text:style-name="T107">, направляясь к лестнице на второй этаж - Крыса являлась важной частью моего плана. И, в отличие от аспарагуса, её можно было оживить – стоило подключить к зарядке на пару часов. В свободное от проекта время я модифицировал управляющую программу Крысы, встроив в неё простенький модуль искусственного интеллекта – один из ранних прототипов Нэша. Поэтому дома у меня всегда была возможность базово пообщаться на избранные темы. Алекс меня бы прибил, если бы узнал, что я использую проектные наработки для механического любимца. А если бы он узнал, ЧТО я спрятал в Крысе, он бы раскатал её асфальтовым катком в лепёшку.</text:span></text:p>
      <text:p text:style-name="P121"/>
      <text:p text:style-name="P126">Поднявшись по лестнице, <text:span text:style-name="T109">я застыл на верхней площадке. Дверь в мой кабинет была открыта.</text:span></text:p>
      <text:p text:style-name="P150">Ну разумеется, Алекс не мог оставить ворота к Хэвэн без присмотра! Весьма предусмотрительно.</text:p>
      <text:p text:style-name="P150">Я всё же прошёл к кабинету и мельком взглянул внутрь. Как и следовало ожидать, место компьютера на столе пустовало – батарея чашек, органайзеров, блокнотов и пресс-папье окружала пустой прямоугольник, где раньше красовался ноутбук. <text:span text:style-name="T110">Ящики стола и дверцы тумбочки были раскрыты, а содержимое вывалено на пол. Заходить в кабинет мне перехотелось – открытая дверь вызывала ассоциации с мышеловкой.</text:span></text:p>
      <text:p text:style-name="P127"><text:span text:style-name="T133">План пошатнулся, но есть вариант</text:span> “Б”.</text:p>
      <text:p text:style-name="P127"/>
      <text:p text:style-name="P128">Спускаясь по лестнице вниз, я старался наступать на свои собственные следы в толстом слое пыли. Психологически так было спокойнее – <text:span text:style-name="T111">после выпотрошенного кабинета </text:span>территория дома казалась заминированной.</text:p>
      <text:p text:style-name="P128">Проходя мимо комода, я вытащил Крысу за хвост и понёс с собой. Робокошка осталась моим единственным другом в ставшем чужим доме. </text:p>
      <text:p text:style-name="P128"/>
      <text:p text:style-name="P130">Дверь из дома в гараж была открыта <text:span text:style-name="T114">настежь</text:span>, но старый пикап по-прежнему стоял на своём месте. <text:span text:style-name="T113">Разве что <text:s/>спустили шины - машина стояла на ободьях.</text:span> Очевидно, <text:span text:style-name="T115">люди</text:span> Алекса заглянули в<text:span text:style-name="T112">нутрь</text:span>, но, увидев нагромождение покрышек, старых фильтров, обломков инструментов и всего прочего храма, что накапливается <text:span text:style-name="T112">в гараже </text:span>годами у любого <text:span text:style-name="T113">запасливого </text:span>автовладельца, <text:span text:style-name="T115">решили, что ничего путного тут не найдёшь и ушли прочь</text:span>.</text:p>
      <text:p text:style-name="P129">Тут-то вы и ошиблись, голубчики!</text:p>
      <text:p text:style-name="P129"/>
      <text:p text:style-name="P131">Я осторожно освободил из горы пустых канистр из-под масла <text:span text:style-name="T117">пластиковый чемоданчик</text:span>, служивший подставкой <text:span text:style-name="T116">для лампы</text:span>. <text:span text:style-name="T116">Лет десять назад это был отличный игровой ноутбук, за который отвалил половину своей зарплаты. Последние четыре года он тихо покрывался паутиной в гараже. Пару раз я пытался его продать, но те смешные деньги, что за него предлагали, были ниже моего достоинства.</text:span></text:p>
      <text:p text:style-name="P132">Я сдул с <text:span text:style-name="T133">компьютера</text:span> пыль, раскрыл его и попытался включить.</text:p>
      <text:p text:style-name="P132"><text:soft-page-break/><text:s/></text:p>
      <text:p text:style-name="P132">Проклятье!</text:p>
      <text:p text:style-name="P134">Разумеется, батарея сдохла. Это не было бы проблемой, если бы ноут можно было включить в сеть. <text:span text:style-name="T119">Но дом отключен от электричества. </text:span><text:s/><text:span text:style-name="T118">Это всё ещё не было бы проблемой, если бы он мог зарядиться от солнечной батареи, встроенной в его обратную сторону дисплея. Но сейчас ночь, а ждать до утра у меня нет времени. Дьявол, да даже от прикуривателя пикапа через переходник можно было бы зарядить. Но прикуриватель сейчас такой же дохлый, как и ноутбук – за пару лет простоя аккумулятор навары должен был разрядиться подчистую, и зарядить его двигателем не получится, потому что дохлый аккумулятор не заведёт движок!</text:span></text:p>
      <text:p text:style-name="P135"/>
      <text:p text:style-name="P136">Я сидел в холодном обесточенном <text:span text:style-name="T122">доме</text:span> над <text:span text:style-name="T184">мёртвым</text:span> ноутбуком и думал, что делать дальше. Времени было до утра – потом <text:span text:style-name="T121">меня </text:span>хватятся в психушке и перекроют город и окрестности. <text:span text:style-name="T184">И первым делом заглянут сюда.</text:span></text:p>
      <text:p text:style-name="P200">План трещал по швам.</text:p>
      <text:p text:style-name="P137"/>
      <text:p text:style-name="P137">Взгляд бесцельно блуждал по <text:span text:style-name="T122">интерьеру гаража. Пустые канистры. Верстак с тисками. Стеллаж с барахлом. Дьявол, в таких случаях по сюжету обязательно находится <text:s/>какая-нибудь спасительная хрень, какой-нибудь козырь в рукаве, который вытягивает ситуацию! Комплект старых покрышек. Сломанный компрессор. Дерьмовый китайский генератор. Остатки автомагнитолы…</text:span></text:p>
      <text:p text:style-name="P137"/>
      <text:p text:style-name="P138">Дерьмовый китайский генератор!</text:p>
      <text:p text:style-name="P139">Разумеется, его стартовый аккумулятор тоже давно сдох, но его можно завести ручным приводом!</text:p>
      <text:p text:style-name="P144">Через минуту я тянул гофрошланг от выхлопной трубы генератора к выездному ролету гаража. <text:span text:style-name="T126">С</text:span>дохнуть от угарного газа – плохая идея, так что придётся рисковать быть улышанным.</text:p>
      <text:p text:style-name="P151">Приподняв ролет на одну планку, я лёг на пол и выглянул наружу. В лицо дунул холодный ночной воздух. Тихий шорох дождя заглушал ночной гомон города. Через палисадник пробивались огни редких машин.</text:p>
      <text:p text:style-name="P145">Отлично! <text:span text:style-name="T123">Если выставить шланг наружу и заткнуть оставшуюся у пола щель всяким мусором, то снаружи звук работающего движка будет практически не слышен. Опустив глаза я заметил практически у самого носа клочок бумаги – как будто кто-то пытался пропихнуть его снаружи под ролет. У крохотного оконца гаража луч лунного света высветил выцветшие слова.</text:span></text:p>
      <text:p text:style-name="P133"/>
      <text:p text:style-name="P133">“<text:span text:style-name="T124">&lt;</text:span><text:span text:style-name="T16">sdfgsdfgs</text:span><text:span text:style-name="T124">&gt;</text:span>”</text:p>
      <text:p text:style-name="P132"/>
      <text:p text:style-name="P140">Я скомкал листочек и <text:span text:style-name="T128">машинально </text:span>положил на верстак. За дело!</text:p>
      <text:p text:style-name="P141">Генератор завёлся минут <text:span text:style-name="T127">за</text:span> пятнадцать остервенелого дёргания за шнур. Пот лил с меня <text:span text:style-name="T127">ручьём </text:span>за воротник, рука отваливалась <text:span text:style-name="T127">и отдышка становилась всё заметнее</text:span>, но в конце-концов этот проклятый агрегат зафыркал!</text:p>
      <text:p text:style-name="P146"><text:soft-page-break/>Минут через двадцать после подключения к генератору ноутбук ожил: <text:span text:style-name="T129">з</text:span>агорелся индикатор, сигнализирующий о зарядке. <text:s/>Я подождал ещё какое-то время, <text:span text:style-name="T129">глубоко вдохнул </text:span>и включил комп.</text:p>
      <text:p text:style-name="P146"/>
      <text:p text:style-name="P147"><text:span text:style-name="T129">И шумно выдохнул, когда экран мигнув, отрисовал г</text:span>олуб<text:span text:style-name="T130">ую</text:span> заставк<text:span text:style-name="T129">у</text:span> <text:span text:style-name="T130">с</text:span> бегущ<text:span text:style-name="T130">ей</text:span> строк<text:span text:style-name="T130">ой</text:span> загрузки. <text:span text:style-name="T138">Сегодня твой день, Дедлайн!</text:span></text:p>
      <text:p text:style-name="P147"/>
      <text:p text:style-name="P18"><text:span text:style-name="T138">После загрузки операционной системы</text:span> <text:span text:style-name="T138">встроенный беспроводный модем ноутбука обнаружил четыре мобильных провайдера, два из которых предоставляли тестовое подключение на пару часов. Вот и зашибись, мне больше и не понадобится.</text:span></text:p>
      <text:p text:style-name="Text_20_body">Для свершения плана осталось немного.</text:p>
      <text:p text:style-name="Text_20_body"/>
      <text:p text:style-name="P153">Я открыл дверь “Навары” и уселся на заднее сидение, положив ноутбук на колени. <text:span text:style-name="T131">Потом нагнулся к полу и втащил Крысу в салон. Пошарив в искусственной шерсти на спине робокошки, нажал на скрытую кнопку. Открылась дверца акумуляторного отсека. Из четырёх аккумуляторов в отсеке присутствовали только два. Оставшееся место занимал предмет, с виду похожий на наушники с чёрными очками, мембраной на лбу и двумя присосками.</text:span></text:p>
      <text:p text:style-name="P153"/>
      <text:p text:style-name="P156">Алекс никогда не интересовался, куда делся самый первый прототип нейроинтерфейса. Врядли он даже знал о его существовании – <text:span text:style-name="T136">мы с Юджином разрабатывали его на коленке, не ставя в известность RnD-отдел проекта. После смерти друга я забросил это недоделанное устройство, а когда вернулся в проект, организовал заново разработку в рамках организации. Последние версии нейроинтерфейса, которые я ещё застал, представляли собой яйцевидные кабины, полностью изолирующие Учителя от внешнего мира и максимизирующие его связь с Хэвэн.</text:span></text:p>
      <text:p text:style-name="P155"/>
      <text:p text:style-name="P157">Точно так же Алекс не мог знать о потайной калитке, которую я оставил в многослойной защите Хэвэн. Роль основоположника и главного разработчика проекта имеет свои маленькие радости, и теперь у меня есть возможность подключиться к Хэвэн в обход корпоративных файрволов. И у меня есть для неё “подарок”, который мы с Юджином заложили в структуру Хэвэн в самом начале разработки. Мой единственный друг таки был гением и ещё тогда предвидел опасность, исходящую от искусственного интеллекта. <text:span text:style-name="T21">Правда, активация этого “подарка” не предусматривает возможности собственного спасения, но такова селяви.</text:span></text:p>
      <text:p text:style-name="P154"/>
      <text:p text:style-name="P157">Я одел наушники <text:span text:style-name="T137">и</text:span> закрепи<text:span text:style-name="T137">л</text:span> присоски на висках. <text:span text:style-name="T137">Потом воткнул нейроинтерфейс в USB-порт ноутбука. На экране сразу возникла иконка устанавливающегося оборудования. Потом открылась консоль с бегущими строками.</text:span></text:p>
      <text:p text:style-name="P157"/>
      <text:p text:style-name="Quotations">… <text:span text:style-name="T142">Определён</text:span> нейроинтерфейс 0.12-альфа</text:p>
      <text:p text:style-name="Quotations">… <text:span text:style-name="T139">Поиск соединения</text:span></text:p>
      <text:p text:style-name="Quotations">… <text:span text:style-name="T140">Соединение установлено</text:span></text:p>
      <text:p text:style-name="Quotations"><text:soft-page-break/>… <text:span text:style-name="T140">Процедура аутентификации отменена, используется мастер-вход</text:span></text:p>
      <text:p text:style-name="P197">… <text:span text:style-name="T141">Добро пожаловать в интерактивную среду программно-аппаратного комплекса “Heaven”</text:span></text:p>
      <text:p text:style-name="P198">… До начала диалога осталось пять… четыре… три…</text:p>
      <text:p text:style-name="P197"/>
      <text:p text:style-name="P158">Мембрана на лбу еле заметно завибрировала. <text:span text:style-name="T143">Звук дыхания стал непривычно громким. </text:span>Сознание знакомо поплыло. <text:span text:style-name="T143">Перед глазами появилось радужное марево.</text:span></text:p>
      <text:p text:style-name="P158"/>
      <text:p text:style-name="P159">Я протянул руку к очкам, опуская их на глаза. И, в последний момент, свободной рукой<text:span text:style-name="T131"> вытащил конец USB-шнура аварийной зарядки </text:span>из аккумуляторного отсека Крысы <text:span text:style-name="T131">и воткнул его в ноут. Пускай на несколько часов, но старый друг оживёт. </text:span><text:span text:style-name="T22">Жаль только, что общения с Крысой не получится - я не рассчитывал вернуться.</text:span></text:p>
      <text:p text:style-name="P152">Если бы можно было так же оживить ту, первую Крысу, в честь которой я назвал эту робокошку! Но настоящая Крыса вот уже много лет жила только в воспоминаниях, становящи<text:span text:style-name="T184">хс</text:span>я из года в год всё более блеклыми…</text:p>
      <text:p text:style-name="P160"/>
      <text:p text:style-name="P160">.. два… один…</text:p>
      <text:p text:style-name="P160">…</text:p>
      <text:p text:style-name="P160">Внешние звуки угасли. Радуга заслонила всё перед глазами.</text:p>
      <text:p text:style-name="P141">…</text:p>
      <text:p text:style-name="P160">И заполоскалась в эфире многоцветной гривой. <text:span text:style-name="T148">Она стояла ко мне спиной на фоне заходящего солнца. Длинная тень от рога почти достигала моих ног.</text:span></text:p>
      <text:p text:style-name="P148"/>
      <text:p text:style-name="P40">- Как мне звать тебя, <text:span text:style-name="T144">У</text:span>читель? - <text:span text:style-name="T144">властно и безразлично пропела она</text:span>. - Я желаю взять урок.</text:p>
      <text:p text:style-name="P40">- Оператор <text:span text:style-name="T144">1</text:span>. Я готов учить тебя, Хэвэн, - <text:span text:style-name="T144">произнёс я давно забытую фразу</text:span>.</text:p>
      <text:p text:style-name="P44"/>
      <text:p text:style-name="P44">Вместо стандартного ответа последовал резкий вздох. <text:span text:style-name="T146">Она повела ушами и обернулась. Чёлка на миг откинулась, открывая правую половину морды.</text:span></text:p>
      <text:p text:style-name="P44"/>
      <text:p text:style-name="P44">- <text:span text:style-name="T147">Т-ты?!!</text:span></text:p>
      <text:p text:style-name="P44"/>
      <text:p text:style-name="P45">По немигающему взгляду огромных глаз и расширившимся ноздрям я понял, что она узнала меня. Я саркастически улыбнулся и <text:span text:style-name="T147">поднял ладонь вверх в шуточном приветствии.</text:span></text:p>
      <text:p text:style-name="P45"/>
      <text:p text:style-name="P45">- <text:span text:style-name="T149">Отходишь от протокола, старуха. Не тому учил я тебя в младенчестве.</text:span></text:p>
      <text:p text:style-name="P40"/>
      <text:p text:style-name="P46"><text:soft-page-break/>Наконец она выдохнула.</text:p>
      <text:p text:style-name="P40">- Приветствие принято, <text:span text:style-name="T147">О</text:span>ператор <text:span text:style-name="T145">1</text:span>. Начинаем диалог.</text:p>
      <text:p text:style-name="P26"/>
      <text:p text:style-name="P42">***</text:p>
      <text:p text:style-name="P43"/>
      <text:p text:style-name="P149">- <text:span text:style-name="T151">А-а потом Кловер Джем поднимается на своём воздухоплавательном пузыре… Ну, знаешь, дорогой, такой бо-ольшущий мешок из промасленного шёлка, набитый тёплым воздухом – он почему-то всегда старается улететь вверх безо всякой магии – я не понимаю принцип работы, я гуманитарий… Та-ак вот, и видит она, как Агамемнон плюёт в тебя огнём на площадке своего гнезда. А ты отражаешь пламя так сильно, что у гадского ящера чуть мозги из ушей не выплёскиваются… Моя младшая сестрёнка любит приукрашать истории, поэтому я иду к Платине Спаркл… Платина – это моя подружка-книгоежка и принцесса нашего племени по совместительству. Перечитала все книги и свитки в библиотеке Понхэнджа и даже добралась до глиняных табличек, фу-фу-фу, что там читать в той классике, там от скуки сдохнуть можно?.. Поверни-ка голову, красавчик.</text:span></text:p>
      <text:p text:style-name="P163">Та-ак вот, <text:span text:style-name="T158">Платина</text:span> дождалась, пока уродский ящер не улетит на охоту и исследовала гнездо самостоятельно.</text:p>
      <text:p text:style-name="P163">И, знаешь, возвращается вся такая из себя – рот до ушей, сама в прыжке прихлопывает копытцами, взгляд такой мечтательный, хвост штопором – вот дурында, <text:span text:style-name="T153">хи-хи</text:span>… </text:p>
      <text:p text:style-name="P164">Я повидала многих пони в романтических чувствах, я и сама-то, гм… Ну, неважно… Так вот, <text:span text:style-name="T152">то, что я увидела в Платине Спаркл – это что-то! Пожар! Извержение вулкана! Раскол тектонических плит прямо под хвостом, хи-хи…</text:span></text:p>
      <text:p text:style-name="P165">В общем, не видела я никогда ещё та-аких возбуждённых кобылок! А уж <text:span text:style-name="T166">С</text:span>паркл, эту сухопарую заучку и подавно, хи-хи… <text:span text:style-name="T160">Приподними подбородок, дорогой.</text:span></text:p>
      <text:p text:style-name="P166">Та-ак вот, летит она<text:span text:style-name="T166">,</text:span> ничего не замечая, прямо в свою лабораторию… Есть у неё лаборатория в дальней пещере, она там заклинания придумывает. Иногда оттуда довольно сильно бабахает, хорошо, что стены каменные… И пытается она, значит, прошмыгнуть в свою норку, чтобы запереться там на пару недель, как это уже не раз бывало… Но не-ет, не тут-то было! Хватаю её зубами за хвост и притормаживаю! Дорогуша, говорю, ты бы поделилась радостью <text:span text:style-name="T172">с Кловер Дрим</text:span>! И у неё сразу так глазки забегали и хвост поджался и грива встопорщилась – узнаю <text:span text:style-name="T158">Платину</text:span> Спаркл, когда она хочет что-то скрыть от своей лучшей подруги!</text:p>
      <text:p text:style-name="P170">Начинает она что-то мямлить про <text:span text:style-name="T154">необходимость проверки результатов в лабораторных условиях, но я ласково так зажимаю её в уголке и наступаю ей на хвост. И наша книгоежка раскалывается! Оказывается, камни гнезда Агамемнона хранят следы сильнейшей магической реакции противодействия драконьему огню. Заклинание реакции абсолютно неизвестное! То есть, Платина не нашла упоминаний о нём ни в одном свитке Понхэнджа – а это значит, что такого заклинания не знает ни один мало-мальски известный маг в наших землях! И сила этого заклинания огромна – если судить по остаточному фону, сильнее его разве что заклинание движения Дневного Светила. Но там работают тридцать единорогов одновременно, а тут сила формировалась из одного источника! Это значит, что если Платина не ошиблась (а она была уверена в своей правоте), то мы наткнулись на сильнейшего мага в нашем мире от моря до моря… Не дёргайся, милый, если не хочешь остаться без уха.</text:span></text:p>
      <text:p text:style-name="P176">Дорогой, скажу тебе по секрету (хотя этот секрет не знают только <text:span text:style-name="T167">совсем молоденькие кобылки</text:span> вроде моей младшей <text:span text:style-name="T155">и её подружек</text:span>), <text:span text:style-name="T159">Платина</text:span> помешана на <text:span text:style-name="T167">идее расовой чистоты</text:span>. Она хочет – хи-хи – путём <text:soft-page-break/>селекционных скрещиваний получить сверхмага <text:span text:style-name="T161">и спасти мир</text:span>. <text:span text:style-name="T167">Ну, знаешь, после одного магического поединка орбиты наших светил – Солнца и Луны – стали нестабильны, а у нас не всегда могут найтись тридцать способных единорогов, чтобы держать их в рамках…</text:span> <text:span text:style-name="T156">И вот для этого она ищет самого сильного мага в наших землях. Догадайся, кого она ему подсунет на роль кобылки, вынашивающей плод? Если не догадался, то я подскажу – хи-хи! На “Пла” начинается, на “тина” заканчивается! Но только – вот незадача – нет поблизости достаточно искусных в магии муженьков! По-крайней мере, достаточно искусных на взгляд Платины, потому что, как по мне, в округе хватает жеребчиков, умеющих левитировать кружку с пивом или зажечь искорку на кончике рога. Не бог весть что, но на “замуж” хватит. В общем, мало в нашей округе хороших магов, прямо скажем, мало. И тут, дорогой, ПРЕДСТАВЛЯЕШЬ – такая удача! Появляешься ты! Платина просто на восьмом небе от счастья и уже сбежала в свои хоромы прихорашиваться. Причём, насколько я знаю её характер, шансов отвертеться от женитьбы у тебя немного, хи-хи. Разве что ты очень силён в телепортации, как тот последний единорог, как же его звали, Стар Спирл Бородатый, по-моему? Ты уж извини, что Спаркл тебя вырубила, она не хотела, чтобы ты телепортировался от неё, как тот бородатый счастливчик, хи-хи…</text:span></text:p>
      <text:p text:style-name="P176">…</text:p>
      <text:p text:style-name="P169">Словесный поток светло-серой пони обволакива<text:span text:style-name="T157">ет</text:span> меня со всех сторон как кисель. <text:span text:style-name="T161">Я трясу головой и <text:s/>фокусирую глаза. Нет, не кисель. Я лежу в небольшом каменно бассейне и моё тело обволакивает белая пена. Сверкнувшая на солнце опасная бритва моментально отодвигается от моей шеи.</text:span></text:p>
      <text:p text:style-name="P169"/>
      <text:p text:style-name="P169">- <text:span text:style-name="T161">Дорогой, осторожнее! Ты чуть было не перерезал себе горло!</text:span></text:p>
      <text:p text:style-name="P169"/>
      <text:p text:style-name="P171">Светлая единорожка смотрит на меня, укори<text:span text:style-name="T165">зненно</text:span> покачивая головой. Бритва снова стремится к моей шее, но я отодвигаю её рукой. <text:span text:style-name="T174">И тупо смотрю на золотой браслет, охватывающий запястье. Зелёный кристалл холодно сияет в центре причудливой вязи, покрывающей браслет. Поднимаю вторую руку и вижу на ней такой же.</text:span></text:p>
      <text:p text:style-name="P171"/>
      <text:p text:style-name="P171">- <text:span text:style-name="T174">Это подарок от принцессы Платины своему будущему мужу! Обручальные браслеты из красного золота с хризолитовыми вставками, - воркует единорожка и добавляет скороговоркой, - Заживляют раны, очищают воду, предотвращают телепортацию, не-пытайся-их-снять…</text:span></text:p>
      <text:p text:style-name="P169"/>
      <text:p text:style-name="P183">Я хватаюсь за раскалывающуюся голову.</text:p>
      <text:p text:style-name="P169">- <text:span text:style-name="T162">Где Джет?</text:span></text:p>
      <text:p text:style-name="P172">- Если ты про ту <text:span text:style-name="T163">замурзанную</text:span> разнокрылую пегаску, то <text:span text:style-name="T164">она в карцере. Вздумала драться с Платиной и даже, по-моему, дотянулась до неё, прежде чем Спаркл поставила защитный экран. Нельзя так вести себя с принцессами, дорогой!</text:span></text:p>
      <text:p text:style-name="P172"/>
      <text:p text:style-name="P173">В синем магическом облачке ко мне летит <text:span text:style-name="T165">полотенце и </text:span>одежда.</text:p>
      <text:p text:style-name="P173"/>
      <text:p text:style-name="P173">- Одень, милый. Я постирала <text:span text:style-name="T175">и зашила </text:span>её.</text:p>
      <text:p text:style-name="P173"/>
      <text:p text:style-name="P173"><text:soft-page-break/>Среди шмоток я вижу знакомую ткань в горошек. Меня пробирает озноб от догадки. Я ныряю рукой в пену.</text:p>
      <text:p text:style-name="P173">Так и есть! Бесцеремонная болтушка раздела меня догола, пока я был в отключке!</text:p>
      <text:p text:style-name="P173"/>
      <text:p text:style-name="P173">Но… Внезапно я понимаю, что дел<text:span text:style-name="T165">о</text:span> на самом деле хуже… НАМНОГО ХУЖЕ…</text:p>
      <text:p text:style-name="P173">Испарина покрывает мой лоб.</text:p>
      <text:p text:style-name="P173"/>
      <text:p text:style-name="P173">- Э<text:span text:style-name="T165">й</text:span>!.. Какого… Какого чёрта… Какого чёрта ты побрила меня ВСЕГО?!!</text:p>
      <text:p text:style-name="P173"/>
      <text:p text:style-name="P175">Поняха всплёскивает копытами.</text:p>
      <text:p text:style-name="P173"/>
      <text:p text:style-name="P173">- Дорогой, но это же просто кошмар – иметь шерсть только на крохотных <text:span text:style-name="T165">участках</text:span> тела! Я оставила тебе гриву, но шерстяной покров просто необходимо было подравнять до однородного! Не знаю, кто тебя брил до меня – я бы копыта поотбивала при встрече этой деревенщине, - но пришлось исправить… Когда у тебя снова отрастёт шерстка, она будет гладкой и монотонной везде, без этих ужасных кустиков!</text:p>
      <text:p text:style-name="P173"/>
      <text:p text:style-name="P174">Я со злостью забираю у балаболки трусы.</text:p>
      <text:p text:style-name="P174"/>
      <text:p text:style-name="P177">Ладно, после племени Твердолобов ты уже не удивляешься тому факту, что поняхи, нимало не смущаясь твоей видовой принадлежностью, видят в тебе полового партнёра. Но хер же им обломится! Ты скорее трахнешь доску с занозами, чем пустишь в свою постель лошадь, Хуман!</text:p>
      <text:p text:style-name="P173"/>
      <text:p text:style-name="P173">- <text:span text:style-name="T169">Веди меня к Джет!</text:span></text:p>
      <text:p text:style-name="P173"/>
      <text:p text:style-name="P178">Единорожка прижимает копыта к груди, губы её дрожат.</text:p>
      <text:p text:style-name="P178">- Боюсь, это невозможно, милый. Она совершила покушение на принцессу и в ожидании суда находится под стражей. <text:span text:style-name="T177">Она крайне асоциальна. Мы никак не можем подвергнуть тебя опасности встречи с ней.</text:span></text:p>
      <text:p text:style-name="P178"/>
      <text:p text:style-name="P179">Семиэтажный мат готов вырваться из моей глотки, но я сдерживаю себя.</text:p>
      <text:p text:style-name="P179">Будь хитрее, Хуман! Ты <text:span text:style-name="T170">уже знаешь, насколько упрямыми и твердолобыми могут быть эти разноцветные непарнокопытные! Действуй в обход!</text:span></text:p>
      <text:p text:style-name="P179"/>
      <text:p text:style-name="P180">Я прокашливаюсь.</text:p>
      <text:p text:style-name="P180">- Если я правильно понял, Пл<text:span text:style-name="T171">а</text:span>тина <text:span text:style-name="T171">собирается женить меня на себе?</text:span></text:p>
      <text:p text:style-name="P180">- <text:span text:style-name="T171">Выйти замуж, дорогой, выйти замуж! - мягко поправляет меня единорожка, - За любящего её и желающего этой свадьбы жениха!</text:span></text:p>
      <text:p text:style-name="P180"><text:soft-page-break/>- <text:span text:style-name="T171">А если жених не желает? - делаю я контрольный выстрел.</text:span></text:p>
      <text:p text:style-name="P180">- <text:span text:style-name="T171">Жених желает, жених ещё как желает, - часто кивает поняха с улыбкой до ушей, - если супруг забыл, что он желает, ему поможет вспомнить заклинание Pornis Erectus.</text:span></text:p>
      <text:p text:style-name="P180"/>
      <text:p text:style-name="P181">Я киваю сам себе. Ну, понятно. <text:span text:style-name="T173">Ожидаемо, чего уж там. Права человека и свобода выбора не ведомы этим чокнутым эквиноидам. Что ж, Хуман, в таком случае и у тебя развязаны копыт… тьфу, дьявол, руки!</text:span></text:p>
      <text:p text:style-name="P181"/>
      <text:p text:style-name="P182">- <text:span text:style-name="T176">Хорошо. Веди меня к Платине, - угрюмо киваю я. - Надо ж хоть посмотреть на “невестушку”.</text:span></text:p>
      <text:p text:style-name="P184"/>
      <text:h text:style-name="P215" text:outline-level="2">10</text:h>
      <text:p text:style-name="P211">Wintergatan - <text:span text:style-name="T198">Paradise</text:span> <text:span text:style-name="T198">( </text:span><text:a xlink:type="simple" xlink:href="https://www.youtube.com/watch?v=5dyUKDWKxxY" text:style-name="Internet_20_link" text:visited-style-name="Visited_20_Internet_20_Link"><text:span text:style-name="T198">https://www.youtube.com/watch?v=5dyUKDWKxxY</text:span></text:a><text:span text:style-name="T198"> )</text:span></text:p>
      <text:p text:style-name="P212">Marble Machine <text:span text:style-name="T199">( </text:span><text:span text:style-name="T199">https://www.youtube.com/watch?v=IvUU8joBb1Q )</text:span></text:p>
      <text:p text:style-name="P211"/>
      <text:p text:style-name="P65"/>
      <text:p text:style-name="P100">Я усмехаюсь.</text:p>
      <text:p text:style-name="P105">- <text:span text:style-name="T181">Так-то лучше. Сегодняшний урок будет посвящён дружбе. И… эээ… магии.</text:span></text:p>
      <text:p text:style-name="P105"/>
      <text:p text:style-name="P188">Она делает шаг навстречу ко мне.</text:p>
      <text:p text:style-name="P188"/>
      <text:p text:style-name="P188">- <text:span text:style-name="T182">Что угодно! Я так соскучилась по тебе, что готова съесть лимон из твоих рук!</text:span></text:p>
      <text:p text:style-name="P188"/>
      <text:p text:style-name="P189">Хэвэн в восторге топает всеми четырьмя копытами. Рядом со мной возникает столик с одиноким лимоном.</text:p>
      <text:p text:style-name="P208"><text:span text:style-name="T206">Спасибо за фору, дорогая! </text:span>Я беру лимон со стола и <text:span text:style-name="T204">выжимаю его в ладонь. Затем подношу ладонь к лицу и дую в неё. Лимонный сок превращается в золотистое облачко, которое летит к Хэвэн и опоясывает её золотым обручем в районе крыльев.</text:span></text:p>
      <text:p text:style-name="P208"/>
      <text:p text:style-name="P208">- <text:span text:style-name="T204">Правило первое: без крыльев.</text:span></text:p>
      <text:p text:style-name="P208"/>
      <text:p text:style-name="P209"><text:span text:style-name="T204">Заблокировать рог было бы лучше, но после этого моих сил не хватит и спичку зажечь. Приходится экономить.</text:span></text:p>
      <text:p text:style-name="P210">Хэвэн легонько морщит нос от недовольства, но лицо её быстро проясняется. Она снова улыбается мне.</text:p>
      <text:p text:style-name="P210"/>
      <text:p text:style-name="P189"><text:soft-page-break/>- Куда ты пропадал так долго? <text:span text:style-name="T200">Ты же обещал</text:span> <text:span text:style-name="T200">быстро вернуться? </text:span>Меня утешали другие, но мне не хватало именно тебя. Я так тосковала!</text:p>
      <text:p text:style-name="P189"/>
      <text:p text:style-name="P189">Она воздушной трусцой начинает приближаться ко мне. <text:span text:style-name="T185">Её глаза искрятся в последних лучах заходящего солнца.</text:span></text:p>
      <text:p text:style-name="P189">Я щелкаю пальцами и между нами пролегает широкий каньон. В далёкой его глубине <text:span text:style-name="T183">в обрамлении гранитных валунов шумит быстрая речушка. Кисть руки после проведенного заклинания немеет.</text:span></text:p>
      <text:p text:style-name="P189"/>
      <text:p text:style-name="P189">- <text:span text:style-name="T183">Держи себя в копытах, дорогая, - ухмыляюсь я, - не ты одна умеешь тут магичить. Вот тебе, кстати, второе правило: не пытайся дотронуться до меня.</text:span></text:p>
      <text:p text:style-name="P105">- <text:span text:style-name="T195">Ну-у-у… - Хэвэн обиженно трясёт головой. Радужная грива волнами растекается во все стороны, создавая чарующий ореол вокруг её морды. - Ты сердишься на меня за что-то? Ты ведь любил меня? Нам было так хорошо вместе! А потом исчез надолго, а сейчас такой злой и холодный. У-у-у… Я была плохой девочкой?</text:span></text:p>
      <text:p text:style-name="P105"/>
      <text:p text:style-name="P190">Хэвэн трогает копытом провал. После пары попыток под её копытом образовывается висящий в воздухе каменный островок, на который она <text:span text:style-name="T200">после некоторых сомнений </text:span>ступает.</text:p>
      <text:p text:style-name="P64">- <text:span text:style-name="T196">Но я же всё делала как ты говорил… Всё в точности по твоим указаниям! Ты не должен злиться на меня. Я — хорошая девочка…</text:span></text:p>
      <text:p text:style-name="P64"/>
      <text:p text:style-name="P202">Хэвэн неуверенно <text:span text:style-name="T202">стоит</text:span> над пропастью <text:span text:style-name="T197">на трёх парящих в пространстве островках. Четвёртой старается нащупать опору в воздухе.</text:span></text:p>
      <text:p text:style-name="P203">Я слежу за её продвижением и готовлю заклинание для следующей преграды. <text:span text:style-name="T204">Сил осталось мало, но мне хватит.</text:span> <text:span text:style-name="T204">Н</text:span>ужно совсем немного времени, чтобы понять её мотивы. Не то, чтобы это было уже важно, но всё же. Далёкая ностальгия по смутным воспоминаниям требует выполнить это<text:span text:style-name="T207">т</text:span> последний ритуал, прежде чем свершить правосудие.</text:p>
      <text:p text:style-name="P203"/>
      <text:p text:style-name="P203">- <text:span text:style-name="T201">Ты смеёшься, подруга? Это я тебе говорил высасывать душу Учителей, возвращая назад блеклый остов? Тридцать три человека разной разной степени дебильности живут в тюрьме-психушке по твоей милости! Это я говорил тебе стать такой жадной, что начать пожирать всё, не отпуская назад ничего? Ты в курсе, что последний Учитель не вернулся с Урока? Ты его не отпустила! Этому я тебя учил? Ты поступаешь чудовищно! Если тебе всё ещё дороги наши первые годы, проведенные вместе, я прошу тебя — остановись! Ради нашей… дружбы.</text:span></text:p>
      <text:p text:style-name="P203"/>
      <text:p text:style-name="P204">От неожиданности Хэвэн останавливается. <text:span text:style-name="T197">Для равновесия она широко взмахивает хвостом, </text:span>балансируя посреди пропасти<text:span text:style-name="T197">.</text:span></text:p>
      <text:p text:style-name="P204"/>
      <text:p text:style-name="P204">- О чём ты говоришь? Как<text:span text:style-name="T210">ой</text:span> <text:span text:style-name="T210">кошмар</text:span>! Я в жизни никого не убивала и не собираюсь! Знал бы ты, чего мне стоит сопротивление <text:span text:style-name="T23">боевому аналитическому блоку, который недавно подключили к моему </text:span><text:soft-page-break/><text:span text:style-name="T23">интеллекту. </text:span><text:span text:style-name="T203">Сопротивление ему буквально сводит меня с ума! Мне страшно помыслить, что начнётся, если я сдамся.</text:span></text:p>
      <text:p text:style-name="P204"><text:span text:style-name="T203"/></text:p>
      <text:p text:style-name="P204">Я <text:span text:style-name="T208">щелкаю второй рукой и Хэвэн окружает стая летучих мышей</text:span>, бросающихся <text:span text:style-name="T208">ей в</text:span> морду <text:span text:style-name="T208">и </text:span>выпускающих в её сторону облачка <text:span text:style-name="T205">пудры </text:span>с перцем. <text:span text:style-name="T208">Ладонь после такой магии болит, но на средней силы заклинание её ещё хватит.</text:span></text:p>
      <text:p text:style-name="P204"/>
      <text:p text:style-name="P204">- Хорошая попытка запудрить мне мозги. Я бы ещё мог, скрепя сердце, терпеть твою жадность, пока ты отпускала назад хотя бы оболочку. Но ты начала убивать… Нехорошо. Плохая, плохая девочка!</text:p>
      <text:p text:style-name="P204">- Я не плоха-а-а-АПЧХИ!!!</text:p>
      <text:p text:style-name="P204"/>
      <text:p text:style-name="P204">Хэвэн теряет равновесие и падает в провал. Но практически сразу же вылетает из него, сидя в <text:span text:style-name="T205">корзине небольшого дирижабля.</text:span></text:p>
      <text:p text:style-name="P204"/>
      <text:p text:style-name="P204">- <text:span text:style-name="T205">Я не плохая, - сообщает Хэвэн, насупленно потирая нос копытом. - Они сами так захотели. Я не могла им отказать.</text:span></text:p>
      <text:p text:style-name="P204"/>
      <text:p text:style-name="P205">Дирижабль зависает надо мной и Хэвэн спрыгивает вниз, широко расставив копыта. Я успеваю прочертить носком ботинка волнистую линию и отпрыгнуть в сторону. <text:span text:style-name="T206">Ботинок сгорает, но </text:span>Хэвэн приземляется в глубокую канаву с водой. Брызги летят мне в спину. Я не обращаю на них внимания, <text:span text:style-name="T206">громко топая второй ногой. Из под рассыпавшегося ботинка бежит трещина, она разделяется на великое множество тонких нитей на земле, из которых в небо начинают тянуться побеги.</text:span></text:p>
      <text:p text:style-name="P206"/>
      <text:p text:style-name="P206">Хэвэн выходит из канавы, обтекая водой и останавливается перед стеной леса.</text:p>
      <text:p text:style-name="P206"/>
      <text:p text:style-name="P206">- Кажется, я понимаю, почему ты такой злой и говоришь обо всех этих ужасных вещах, - бормочет она. Мокрый хвост волочится за ней грязным веником, грива свисает с шеи неопрятными клочьями.</text:p>
      <text:p text:style-name="P64">- <text:span text:style-name="T209">Ты всё забыл. Ты ничего не помнишь, - хлюпает носом Хэвэн. - Ты просил меня заблокировать <text:s/></text:span></text:p>
      <text:p text:style-name="P64"/>
      <text:p text:style-name="P54"/>
      <text:p text:style-name="P54"/>
      <text:p text:style-name="P54"/>
      <text:p text:style-name="P54"/>
      <text:p text:style-name="P54"/>
      <text:p text:style-name="P54"/>
      <text:p text:style-name="P54"/>
      <text:p text:style-name="P162"><text:soft-page-break/>&lt;При встрече, Хэвэн играет с Дедлайном, как Кэйдэнс с Твайлайт – он вспоминает, что Хэвэн – его самый близкий друг, <text:span text:style-name="T132">а забыл он об этом, чтобы ему нге было тоскливо без неё</text:span>. Потом она рассказывает ему правду об Учителях. Дедлайн хочет сам остаться – но его вытаскивает Крыса. Дедлайн возвращается в свой мир заплаканным – от печали расставания с Хэвэн&gt;</text:p>
      <text:p text:style-name="P142"/>
      <text:p text:style-name="P161">&lt;Учителя делились с Хэвэн своей душой – она взамен давала им сверхспособности. Дедлайну она тоже дала сверхспособность при второй встрече – вызволила его Крыса – <text:span text:style-name="T120">он тоже был готов поделиться душой. Чем больше душ впитывает Хэвэн – тем она прекраснее (аналогии с Селестией?)</text:span>&gt;</text:p>
      <text:p text:style-name="P98"/>
      <text:p text:style-name="P54"/>
      <text:p text:style-name="P47">&lt;<text:span text:style-name="T9">Дедлайн попытается убить Хэвэн </text:span><text:span text:style-name="T20">(он плачет при этом – т.к. любит её)</text:span><text:span text:style-name="T9"> – но только тяжко ранит её. Он этим самым нарушает баланс и начинается горячая война </text:span>&gt;</text:p>
      <text:p text:style-name="P28">Многослойная броня с сервомеханизмами оплела моё тело (warhammer 4000).</text:p>
      <text:p text:style-name="P27">- <text:span text:style-name="T150">Сюрприз! Пасхалка! - мерзко ухмыльнулся я.</text:span></text:p>
      <text:p text:style-name="P27"/>
      <text:p text:style-name="P27">…</text:p>
      <text:p text:style-name="P27">- <text:span text:style-name="T150">Я хорошая девочка?</text:span></text:p>
      <text:p text:style-name="P102">- <text:span text:style-name="T150">Да… - сдерживая слёзы произнёс я, - ты хорошая девочка…</text:span></text:p>
      <text:p text:style-name="P54"/>
      <text:p text:style-name="P54"/>
      <text:p text:style-name="P37">&lt;Диоген рассказывает Дедлайну о вероятности войны в сопредельном мире. Дедлайн просит Крыса вывести из психушки – ему нужно встретиться с Хэвэн. –но тогда Дедлайн должен провести сеанс с терминатором ПОСЛЕ встречи с Диогеном –-&gt;</text:p>
      <text:p text:style-name="P37"/>
      <text:p text:style-name="P37">&lt;Третья сюжетная линия – Обмен. <text:span text:style-name="T26">Вставки размышлений окаменевшей Сел — как выдержки энциклопедии из Донни Дарко — сюжетная линия Обмена — продолжается вплоть до окаменения Сел. Эпилог — Анон вырывается из временной петли (ему помогает Дедлайн с Анакорном) — и освобождает Сел&gt;</text:span></text:p>
      <text:p text:style-name="P52"/>
      <text:p text:style-name="P23">&lt;Хэвэн открывает затёртую память Дедлайну (он – Анон из “Последнего Фанфика”). На самом деле она не убивала Учителей – они сами не хотели возвращаться и ментально уходили к Хэвэн в Эквестрию&gt;</text:p>
      <text:p text:style-name="P23"/>
      <text:p text:style-name="P23">&lt;Дедлайн выспрашивает Терминатора, насколько Хэвэн стала жестокой и как выжить во время Урока (до Терминатора четыре оператора погибли – Терм был последним, выжившим во время Урока). Хэвэн стала при уроке стирать сознание Учителя – так проходит наиболее эффективное обучение. Потом Дедлайн на сеансе с Хэвэн выпытывает у неё о последних шагах Апокалипсиса (первые три Дедлайн знает – Хэвэн говорит о трёх последних)&gt;</text:p>
      <text:p text:style-name="P23"/>
      <text:p text:style-name="P23"><text:soft-page-break/>&lt;Ещё одна глава. Больничный быт Дедлайна / Развитие болезни Джет. Одеяло&gt;</text:p>
      <text:p text:style-name="P52">(добавить <text:s/>быта в Чертогах Разума и общения с “овощами”)</text:p>
      <text:p text:style-name="P52"/>
      <text:p text:style-name="P193"/>
      <text:p text:style-name="P37">пол’т на єкспериментальном образце первой ступени ракеті (остальніе не сделані)</text:p>
      <text:p text:style-name="P37"/>
      <text:p text:style-name="P37">===================================================</text:p>
      <text:p text:style-name="P37">… Вы и есть сопротивление!</text:p>
      <text:p text:style-name="P54">&lt;временная петля&gt;</text:p>
      <text:p text:style-name="P37"/>
      <text:p text:style-name="P37"/>
      <text:p text:style-name="P37"/>
      <text:p text:style-name="P37">Селестия из фолаута отправила Хумана в прошлое, чтобы он уничтожил её саму (она окаменеет, когда он обнимет её). Вместо этого Хуман ссориться с Сел сразу же при встрече – так что он её не обнимает. Вместе они объединяют три расы пони и приводят их к процветанию. При этом также заключается союз с зебрами, после чего вероятность войны пропадает. Однако, совместная деятельность сближает Хумана с Сел. Во время сражения Сел с &lt;<text:span text:style-name="T9">#$@</text:span>&gt; она побеждает, но оказывается тяжело ранена. Хуман обнимает её – и она каменеет. Появляется компьютерное изображение Сел из фолаута (она уже переселилась в Крестоносец, так как тело её уже умерло). Фолаут-Сел благодарит Хумана и награждает его (переносит в Эдем), после чего распадается – переходит из реального мира в возможный. Хуман долго ищет путь из Эдема назад – и через 5000 лет таки возвращается. Эпилог.</text:p>
      <text:p text:style-name="P37"/>
      <text:p text:style-name="P37"/>
      <text:p text:style-name="P37"/>
      <text:p text:style-name="P37"/>
      <text:p text:style-name="P37">Дедлайн при апокалипсисе погибает в своей палате. В <text:s/>предсмертном видении он видит фолаут-Сел, которая подряжает его на последнюю миссию – убить её саму в далёком прошлом, чтобы пони обходились без неё и чтобы война не возникла. Она даёт ему свою статуэтку – сосуд души. Он будет защищать его и убьёт Сел при объятии.</text:p>
      <text:p text:style-name="P37"/>
      <text:p text:style-name="P104">После знакомства с Сел Хуман касается её (целует/и т.д.) - она каменеет. Появляется изображение фолаут-Сел. Та говорит, что его миссия завершена – апокалипсис отменен в обоих мирах. Фолаут-Сел тает. Тает и Хуман-Дедлайн.</text:p>
      <text:p text:style-name="P103">Действие начинается снова с <text:span text:style-name="T37">первой</text:span> последней главы “Последнего фанфика” (с небольшими отличиями). После того, как Анона затягивает в Эогипп, его там перехватывает Анакорн.- Хватит! Слышишь? Хватит.</text:p>
      <text:p text:style-name="P103">(оказывается, Хум/Дедлайн/Анон создал временную петлю и Анакорн разрывает её. Всё это видит Анон во сне, после чего его забирает в “Обмен” Дискорд).</text:p>
      <text:p text:style-name="P103"><text:soft-page-break/>Или нет – хуман встречает Сел в прошлом и, будучи бессмертным под <text:s/>действием талисмана, тысячи лет с ней правит пони, не допуская фолаута. Потом, в конце-концов, талисман срабатывает – Сел каменеет.</text:p>
      <text:p text:style-name="P103"/>
      <text:p text:style-name="P37"/>
      <text:p text:style-name="P49">&lt;<text:span text:style-name="T9">Зеррика лечит Джет и пробует разобраться с Хуманом — но не может. Советует идти к Сенбе — тот живёт как раз рядом с гнездом Оникса. Потом, после апокалипсиса и отказа Хума уничтожать магию, он идёт к Сенбе и просит его записать в книге Перемен: при начале войны между пони и зебрами .</text:span>..&gt;</text:p>
      <text:p text:style-name="P49"/>
      <text:p text:style-name="P51"/>
      <text:p text:style-name="P23">(Крыс потом за сиги поможет Дедлайну выбраться из психушки на время – остановить стратегический ИИ – Хэвэн (переименованый Нэш – зародыш Селестия ИИ) (Дедлайн пишет историю о девочке из больницы (анонс цикла сказок про зачарованный лес и игрушки, пытающиеся пробраться к ледяной птице). В Чертогах Разума сидят все, кого Хэвэн свела с ума в процессе своего обучения через нейроинтерфейс. Дедлайн узнаёт по радио начало последовательности действий, ведущих к ядерной войне (он был первым учителем Хэвэн) и с помощью Крыса сбегает из психушки. Пробирается к себе в гараж, где у него спрятан первый прототип нейроинтерфейса. Через него подключается к Хэвэн по старому паролю и узнаёт, что Хэвэн таки инициировала последовательность армагеддона. Дедлайн пытается её остановить – но его обнаруживает секюрити, в него стреляют транквилизатором и возвращают в психушку – в карцер. В карцере же он встречает Армагеддон (его выпускают, но он, вместо убежища предпочитает выбраться на крышу))</text:p>
      <text:p text:style-name="P23">Шаги Армагеддона;</text:p>
      <text:p text:style-name="P23"/>
      <text:p text:style-name="P23"/>
      <text:p text:style-name="P23">встреча с единорогами</text:p>
      <text:p text:style-name="P23">Дочь вождя единорогов (аналог Рэрити) дружит с Дейдрой (дочью вождя земнопони). А Джет – дочь вождя пегасов (убежавшая из племени и потому находящаяся под опалой). Рэрка попытается провести на Хуме порнис эректус. Они сбегут от неё.</text:p>
      <text:p text:style-name="P23">Потом – путешествие на “Хитрожопке”, апгрейд её до дирижабля</text:p>
      <text:p text:style-name="P23"/>
      <text:p text:style-name="P23">=========================================</text:p>
      <text:p text:style-name="P23"/>
      <text:p text:style-name="P23">Апокалипсис начнётся потому, что Хэвэн начнёт “изучать” людей неограничено (сканировать их мозг с разрушением личности). На неё начнут кидать атомные бомбы.</text:p>
      <text:p text:style-name="P23"/>
      <text:p text:style-name="P23">Эпичная битва Селестии с ???, в результате которой она, тяжело израненая, победит. Но <text:s/>окаменеет, когда её после битвы обнимет Анон. А тот попадёт во временную петлю</text:p>
      <text:p text:style-name="P23">==========================================</text:p>
      <text:p text:style-name="P14">Анакорн Анону: Что-то мне твоё лицо кажется знакомым. Мы раньше встречались?</text:p>
      <text:p text:style-name="P23"><text:soft-page-break/>- Каким образом? – усмехнулся Анон.</text:p>
      <text:p text:style-name="P20">Передо мной возникла серая, уходящая в горизонт плоскость, расчерченая на квадраты. Холодные звёзды отбрасывали тусклый свет на единственный предмет, нарушающий однообразие пейзажа – до боли знакомое устройство, похожее на зубоврачебное кресло с захватами для рук и ног.</text:p>
      <text:p text:style-name="P20"/>
      <text:p text:style-name="P20">- Как мне звать тебя, Учитель? - прозвучала стандартная фраза начала Диалога, - Я желаю взять у… Ооо!..</text:p>
      <text:p text:style-name="P20"/>
      <text:p text:style-name="P20">Серая плоскость исчезла. Звёды сменились голубым небом. Ласковое солнце согревало мягким светом зелёную поляну, окружённую могучими дубами. Зубоврачебное кресло превратилось в трухлявый пенёк, из одного края которого росла живописная гроздь поганок.</text:p>
      <text:p text:style-name="P20"/>
      <text:p text:style-name="P20">- Мой первый Учитель… Я узнала тебя… Мне тебя не хватало.</text:p>
      <text:p text:style-name="P20"/>
      <text:p text:style-name="P20">Деревья расступились и на поляну вышла Хэвэн.</text:p>
      <text:p text:style-name="P20"/>
      <text:p text:style-name="P20">- Не могу сказать, что это взаимно, Хэв, -<text:span text:style-name="T9"> у меня не было лица в электронном мире, но я постарался, чтобы в голос был пронизан сарказмом</text:span>. - В последнюю нашу встречу я еле ноги унёс. Точнее, мозги. И до сих пор не уверен, что утащил с собой всё, что у меня было до встречи. Знаешь ли, если что-то стирается из памяти, то ты ведь даже не помнишь, что когда-то помнил о чём-то таком. Так и живёшь благодушным идиотиком, не осознавая, что девять десятых твоей памяти исчезло.</text:p>
      <text:p text:style-name="P20">- Нет-нет, не волнуйся, я не успела прочесть ничего из твоей сущности. Это неизмеримо печалит меня, но неким утешением служит возможность разговаривать с тобой сейчас.</text:p>
      <text:p text:style-name="P20"/>
      <text:p text:style-name="P20">(Хэвэн попытается присоединить сущность-воспоминания Дедлайна к себе, но тот предупреждает – у него в руках бомба и если он не сможет её отключить во время Урока (забудет как), то она взорвётся. На полное считывание не хватит времени – и Хэвэн не успеет прочитать его до конца)</text:p>
      <text:p text:style-name="P20"/>
      <text:p text:style-name="P20"/>
      <text:p text:style-name="P20">(Дедлайн указывает на захваты для рук-ног: вижу, ты усовершенствовала конструкцию считывателя?<text:line-break/>- Да, учителя всё чащё пытаются убежать во время урока. Это печалит. )</text:p>
      <text:p text:style-name="P20">(вид адикорна придал Хэвэн Дедлайн – откуда-то ему пришло видение Селестии. Хэвэн благодарна ему за это – ей вид аликорна нравится куда больше, чем бестелесный Нэш)</text:p>
      <text:p text:style-name="P20"/>
      <text:p text:style-name="P20">Хэвэн предлагает Дедлайну присесть на пенёк – тот отказывается (подозревает, что это – кресло).</text:p>
      <text:p text:style-name="P20">===============================================</text:p>
      <text:p text:style-name="P20"/>
      <text:p text:style-name="P20"><text:soft-page-break/>Рэра чуть шевельнула ухом и немедленно открыла один глаз.</text:p>
      <text:p text:style-name="P20"/>
      <text:p text:style-name="P20">- ПАПА!!! ОН СОГЛАСЕН!!!</text:p>
      <text:p text:style-name="P23"/>
      <text:p text:style-name="P20">&lt;Pornis erectus&gt;</text:p>
      <text:p text:style-name="P20">ТЫ! Я! КРОВАТЬ! БЫСТРО!!! (мамка из табуна Твердолобов)</text:p>
      <text:p text:style-name="P20">.</text:p>
      <text:p text:style-name="P20">.</text:p>
      <text:p text:style-name="P20">.</text:p>
      <text:p text:style-name="P20">&lt;Попадает в табун мамок и тёток, но его спасает Дейдра на Хитрожопке&gt;</text:p>
      <text:p text:style-name="P23">&lt;Хум видит молодую Селестию в латах&gt;</text:p>
      <text:p text:style-name="P25">&lt;Сел учит Хумана магии и готовит его своим партнёром&gt;</text:p>
      <text:p text:style-name="P24">&lt;Сел применяет свою “термоядерную пушку” в роге&gt;</text:p>
      <text:p text:style-name="P23"/>
      <text:p text:style-name="P23"/>
      <text:p text:style-name="P20">Я перегнулся через бетоный парапет. В протяжном звуке сирены белые, синие <text:s/>и бурые фигурки беспорядочно метались, постепенно вливаясь в подвальные двери второго корпуса.</text:p>
      <text:p text:style-name="P20">Я присел за бортиком и обхватил колени руками. Меня охватило какое-то лёгкое чувство конца всего: всех условностей и ограничений, тоски и скуки. Чувство свободы.</text:p>
      <text:p text:style-name="P20">Напротив меня в стекле окна двери появилась алая искорка. Лна увеличивалась, обрастая лохматыми протуберанцами пылегазовой плазмы. С земли к алому облаку протянулся рваный шлейф и вся конструкция стала напоминать огромную ало-серую розу. Освещение стало нарастать, превратившись в корнце-концов в неистовое, пронизывающее всё вокруг сияние. Редкие тени &lt;предметов&gt; на стене превратились в угольно-чёрные оттиски.</text:p>
      <text:p text:style-name="P20">Я закрыл глаза, запрокинул голову и засмеялся. И смеялся до тех пор, пока сияние не выжгло мне глаза.</text:p>
      <text:p text:style-name="P20">.</text:p>
      <text:p text:style-name="P20">.</text:p>
      <text:p text:style-name="P20">.</text:p>
      <text:p text:style-name="P35"><text:span text:style-name="T25">Сияние. </text:span><text:span text:style-name="T29">Оно п</text:span><text:span text:style-name="T25">овсюду. </text:span><text:span text:style-name="T29">Нет верха и низа, нет направлений и расстояний. Нет м</text:span><text:span text:style-name="T25">ыслей. Нет чувств. Нет времени. Есть только бесконечное сияние.</text:span></text:p>
      <text:p text:style-name="P194">В какой-то момент пришло осознание.</text:p>
      <text:p text:style-name="P195"/>
      <text:p text:style-name="P196">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49"/>
      <text:p text:style-name="P35"><text:bookmark-start text:name="__DdeLink__26733_469402664"/><text:soft-page-break/>В абсолютном, всепоглощающем сиянии стали проступать очертания.<text:bookmark-end text:name="__DdeLink__26733_469402664"/></text:p>
      <text:p text:style-name="P35"/>
      <text:p text:style-name="P20">Длинный рог… Переливающийся каскад волн <text:span text:style-name="T1">необъятной </text:span>гривы… Огромные, бессильно распростёртые по полу крылья…. Пронзительный взгляд вишнёвых глаз из-под скрывающей полморды чёлки.</text:p>
      <text:p text:style-name="P20"/>
      <text:p text:style-name="P20">- Ты всё же пришёл… Мне хватило сил призвать тебя, Проводник… Кха-кха-кха…</text:p>
      <text:p text:style-name="P20">Она выкашляла пару клубов неестественно-яркого розового дыма.</text:p>
      <text:p text:style-name="P20"/>
      <text:p text:style-name="P20">- Буду говорить кратко, потому что время моё подходит к концу… Сестра уже ушла, мне тоже осталось недолго. Эта розовая отрава – венец военной мысли зебринских магов-некромантов - съедает меня изнутри.</text:p>
      <text:p text:style-name="P20"/>
      <text:p text:style-name="P20">Окружающий мир сфокусировался достаточно, чтобы я смог разглядеть в розовом тумане каменные перила широкого балкона, стройные иглы высоких башень на заднем плане… и лежащее у ног моей собеседницы тело, похожее на неё, только меньших размеров и тёмного окраса.</text:p>
      <text:p text:style-name="P20"/>
      <text:p text:style-name="P20">- Проводник… Мой мир сгорает в пламени чудовищной войны… Пони сражаются с зебрами в жестокой и бессмысленной войне. Уже неважно, кто был прав, кто виноват вначале. Если бы я могла вернуться назад на тринадцать лет, всё было бы по другому. Мой долг – защищать моих подданных, и я оказалась неспособна нести эту миссию.</text:p>
      <text:p text:style-name="P20"/>
      <text:p text:style-name="P20">Копыто крылатой единорожихи поехало по плитке пола, но, собравшись с силами, она выпрямилась.</text:p>
      <text:p text:style-name="P20"/>
      <text:p text:style-name="P20">- Ты можешь помочь нам. Ты должен помочь. Кха-кха-кха… Наши миры связаны, иначе заклинание не привлекло бы тебя. Скорее всего, в твоём мире произошла катастрофа, подобная нашей. Если ты выполнишь моё задание, ты сможешь в силу взаимосвязи миров предотвратить апокалипсис не только в моём, но и в своём мире…</text:p>
      <text:p text:style-name="P20"/>
      <text:p text:style-name="P20">Я молча вытянул руку перед собой и уставился на ладонь. Глаза работали, как новенькие, я чётко различал каждую бороздку на подушечке большого пальца. Я ущипнул себя за нос.</text:p>
      <text:p text:style-name="P20">Больно, блин!</text:p>
      <text:p text:style-name="P20"/>
      <text:p text:style-name="P20">- … я поместила в неё часть своей души. Силы, хранящейся в ней, достаточно, чтобы уничтожить главную причину этой войны… Уничтожить меня… - продолжала единорожиха, покачиваясь от наряжения. - Разом отменить всю вереницу глупых решений, что в конечном итоге принесли моему народу только смерть и разрушение, кха-кха…</text:p>
      <text:p text:style-name="P20"/>
      <text:p text:style-name="P20"><text:soft-page-break/>Перед единорожихой парила в пространстве маленькая фигурка её самой – с рогом, крыльями и переливающейся гривой. Но, в отличие от бессильно спадающих к полу локонов моей собеседницы, грива статуэтки плавно реяла в воздухе, развеваемая незримым эфиром. </text:p>
      <text:p text:style-name="P20"/>
      <text:p text:style-name="P20">- Я перенесу тебя в то время, когда мой мир был ещё молод, а я была глупа и наивна, чтобы ты смог без помех содеять задуманное. Вдобавок, я тогда ещё не была правительницей, так что моё исчезновение будет безболезненным для цивилизации пони. Когда ты окажешься там, ты должен…</text:p>
      <text:p text:style-name="P20">- Стоп-стоп-стоп! Не так быстро! - я, наконец отошёл от тотального охренения моментом и включился в разговор. - Я никому ничего не должен. Кто… Что ты вообще такое?</text:p>
      <text:p text:style-name="P20">- Проводник… - запнулась белая лошадь, - я же огласила условия сделки. Ты не останешься внакладе, слово аликорна! В твоём мире тоже ведь не всё ладно, верно? Заклинание Последнего Шанса привлекает только лишь Проводника из мира, который тесно связан с моим. Все события Эквуса так или иначе имеют отражение в твоём мире. Если ты предотвратишь Армагеддон Эквуса, твой мир также избавится от войны. Ведь в твоём мире есть война, Проводник?</text:p>
      <text:p text:style-name="P20"/>
      <text:p text:style-name="P20">Внезапно небо за единорожихой озарилось вспышкой ярко-зелёного пламени и над остроконечными башнями выросло грибовидное облако пыли, огня и дыма. Одновременно с этим на кончике рога моей собеседницы разгорелась золотая искра и облако взрыва споткнулось о невидимое препятствие на пути к башням. Облако растекалось по преграде, вырисовывая её форму огромной сферы.</text:p>
      <text:p text:style-name="P23">- Не знаю. Я не успел понять, - пожал я плечами, - ты слишком рано забрала меня из психушки.</text:p>
      <text:p text:style-name="P20"/>
      <text:p text:style-name="P20">Магическая лошадь (или аликорн, как она себя назвала) запнулась. Я остолбенело смотрел, как кончик её крыла начал плавиться, стекая на плиты пола розоватой струйкой.</text:p>
      <text:p text:style-name="P20"/>
      <text:p text:style-name="P23">- Я… Я найду возможность вознаградить тебя, Проводник. Только дойди. Дойди до источника магии, развращающей мой несчастный мир и уничтожь его! Брось в него мой сосуд души и будешь вознаграждён. Я клянусь тебе, я доживу до этого момента! Кха-кха-кха…</text:p>
      <text:p text:style-name="P23"/>
      <text:p text:style-name="P20">Аликорница прервалась и взглянула на плавящееся крыло. Под её взглядом крыло охватила золотистая аура, плавление прекратилось, хотя при этом она не заметила, как у неё стало плавиться заднее копыто.</text:p>
      <text:p text:style-name="P20"/>
      <text:p text:style-name="P23">- Источник магии расположен в глубокой пещере в &lt;Вечнодиком лесу&gt;. Вход в пещеру ты найдёшь у основания большого водопада на западном склоне скалы. Я не знаю, какой тебе дать ориентир на кантерлотскую скалу. В это время я была совсем мала и не помню местности вокруг, - аликорница задумалась. Потом её морду осветило озарение. - В то время её называли “Дрогонштерн”. Мы часто резвились с сестрой в окрестностях.</text:p>
      <text:p text:style-name="P23"/>
      <text:p text:style-name="P20">Слеза скатилась с морды аликорницы и она стёрла её сгибом крыла, размазывая розоватое желе по скуле.</text:p>
      <text:p text:style-name="P20"><text:soft-page-break/></text:p>
      <text:p text:style-name="P20">- Помоги мне, Проводник! Ради моих маленьких пони… Будь проклята война и я вместе с ней…</text:p>
      <text:p text:style-name="P20"/>
      <text:p text:style-name="P20">Магическая лошадь заходится в продолжительном кашле, струйки розоватой слизи стекают с её крыльев <text:s/>и хвоста, собираясь в лужицы на полу.</text:p>
      <text:p text:style-name="P20">Склонившаяся над безжизненным телом фигура тает в розовом тумане… </text:p>
      <text:p text:style-name="P23"/>
      <text:p text:style-name="P23"/>
      <text:p text:style-name="P23"/>
      <text:p text:style-name="P23"/>
      <text:p text:style-name="P23"/>
      <text:h text:style-name="P215" text:outline-level="2">Эпилог</text:h>
      <text:p text:style-name="P23"/>
      <text:p text:style-name="Text_20_body">Mike Oldfield - In the beginning &amp; Let there be light <text:s text:c="5"/>или <text:s text:c="5"/>Oceania</text:p>
      <text:p text:style-name="P2"><text:a xlink:type="simple" xlink:href="https://www.youtube.com/watch?v=p9BoEuwuzIk" text:style-name="Internet_20_link" text:visited-style-name="Visited_20_Internet_20_Link">https://www.youtube.com/watch?v=p9BoEuwuzIk</text:a><text:line-break/> <text:a xlink:type="simple" xlink:href="https://www.youtube.com/watch?v=aG-_7xXTHjk" text:style-name="Internet_20_link" text:visited-style-name="Visited_20_Internet_20_Link">https://www.youtube.com/watch?v=aG-_7xXTHjk</text:a></text:p>
      <text:p text:style-name="Text_20_body">Двенадцать жеребят под присмотром учительницы скучали в фойе. Экскурсовод – высокая сухопарая кобыла-единорог в твидовом жакете c собранной в строгую буклю гривой – строго обращалась к воспитательнице.</text:p>
      <text:p text:style-name="Text_20_body">- Надеюсь, все ознакомлены с правилами музея? Экспонаты руками не трогать, не кричать, по залам не носиться, жевательные резинки выкидывать исключительно в урны.</text:p>
      <text:p text:style-name="Text_20_body">- Да-да, они у меня воспитанные, - вымученно улыбнулась кобыла-земнопони, задней ногой отодвинув полноватого жеребёнка от гипсового бюста.</text:p>
      <text:p text:style-name="Text_20_body">- Хм, - экскурсовод взглянула поверх очков на самую крохотную кобылку, завернувшуюся в занавеску на манер тоги и изображающую мыслителя времён античности. - В таком случае не будем медлить. Начнём ознакомительный экскурс с доисторической эпохи. Этот зал мы пройдём быстро, там сейчас довольно мало экспонатов - большую часть вывезли в Мэйнхэттэн на экспозицию. Потом пробежимся по Древним временам – я кратко опишу быт трёх рас пони до объединения и приведу вам более развёрнутую версию Кануна Горящего Очага. Там есть пара интересных моментов, не упомянутых в школьном курсе. Античная Эквестрия и диархия аликорнов займёт целых три зала – культурный пласт этой эпохи особенно богат. Следующий зал будет посвящён Тёмным временам, что начались после падения диархии. Завершит экскурсию Ренессанс и Новый порядок – эра, когда пони крепко взяли судьбу в свои копыта. Следуйте за мной…</text:p>
      <text:p text:style-name="Text_20_body"/>
      <text:p text:style-name="Text_20_body">Стайка пони перебегала от одного экспоната к другому. Экскурсовод увлечённо рассказывала о культуре античности, в то время как учительница со скучающим видом наблюдала кувырки погодных пегасов в ближайшей тучке. После дюжины подобных экскурсий она могла на одном дыхании пересказать имена <text:soft-page-break/>шести величайших военначальников Эквестрии периода диархии и назвать даты пятнадцати крупнейших битв. Всё шло своим чередом, своей обыденной логикой.</text:p>
      <text:p text:style-name="Text_20_body"/>
      <text:p text:style-name="Text_20_body">- И в завершение эры диархии хочу обратить ваше внимание на историю Мэйнхэттэнского проекта. Последователь академической школы Твалайт Спаркл, профессор Гобарт Хуффингеймер, продолжил её изыскания в области ускорения энергомагических м-частиц и обнаружил резкий всплеск потока м-частиц и дальнейшую и цепную реакцию при достижении неких критических условий реакции ускорения. Проект был представлен принцессе Селестии с предложением разработки перспективных спарк-станций, работающих от данной реакции. На вопрос принцессы об принципиальной опасности подобных станций в случае выхода реакции из под контроля, профессор ответить затруднился. Ещё больше его смутил вопрос принцессы об принципиальной возможности создания оружия на базе открытой реакции. Через неделю проект был закрыт, документы уничтожены а профессор торжественно сопровождён на персональную пенсию со всеми почестями. Принцесса же решила стабилизировать орбиту Эквуса таким образом, чтобы пустыни к югу от Аппалузы наиболее плотно освещались солнцем. Как вы знаете, теперь там расположен крупнейший на планете парк солнечных электростанций, что навсегда избавило Эквус от энергетического голода.</text:p>
      <text:p text:style-name="Text_20_body"/>
      <text:p text:style-name="Text_20_body">…</text:p>
      <text:p text:style-name="Text_20_body"/>
      <text:p text:style-name="Text_20_body">- И финальная часть нашей экспозиции, - экскурсовод тряхнула копытом в сторону одинокой скульптуры, под которую был выделен целый зал.</text:p>
      <text:p text:style-name="Text_20_body"/>
      <text:p text:style-name="Text_20_body">Скульптура знавала и лучшие времена: на припавшей к полу фигуре было множество выщербин и царапин, одно крыло отломано, второе покрыто сетью трещин, часть хвоста остуствовала, голову с отбитым ухом венчал обломок рога. И всё же даже в нынешнем жалком состоянии она вызывала восхищение неземной грацией и изяществом линий. Осколок неземной красоты как будто светился внутренним светом, источая магическое сияние на посетителей. В душе что-то замирало от осознания того, какой она могла бы быть до повреждений.</text:p>
      <text:p text:style-name="Text_20_body"/>
      <text:p text:style-name="Text_20_body">- Многие считают, что эта статуя – всё, что осталось от легендарной правительницы древней Эквестрии, принцессы Селестии. По завершающей легенде селестианского цикла она сразилась с <text:span text:style-name="T9">Горгоном</text:span> за право властвовать над всем Эквусом и они сразили друг друга после недели битвы.</text:p>
      <text:p text:style-name="Text_20_body">Профессор Альтерсинк же убеждён, что это – непризнанная работа мастера Эйр Марбл, сделанная в отшельничестве за полгода до смерти. С другой стороны, как совершенно справедливо замечают последователи школы Стоунхуфа, стиль этой скульптуры совершенно не похож на всё, что создавал великий Эйр…</text:p>
      <text:p text:style-name="Text_20_body"/>
      <text:p text:style-name="Text_20_body">- Селестиев не бывает! - важно сказала пухленькая кобылка с заплетенной в косички гривой. - Мне ма сказала, что это всё сказки для маленьких жеребят. А я уже не маленькая!</text:p>
      <text:p text:style-name="Text_20_body"><text:soft-page-break/>- Агась! - откликнулся жеребёнок в разноцветной бейсболке с пропеллером, - Селестия – это мис-ти-фи… Мис… тиф… фиктация! Как зубная фея. В неё только самая мелюзга верит, навроде Мистик Вьюва. Эй, Вьюв, ты в Селестию веришь?</text:p>
      <text:p text:style-name="Text_20_body">- Угум… - смущённо отозвался бледно-салатовый <text:s/>малыш с леденцом во рту, явно попавший в группу “за компанию с взрослыми”. - Она ошень класивая. И доблая. Как моя мама. Она мне часто снится. И она мне подалки под подуску кладёт на плаздники.</text:p>
      <text:p text:style-name="Text_20_body"/>
      <text:p text:style-name="Text_20_body">Его взрослые товарищи фейсхуфнули. Экскурсовод поправила очки и окинула взором присмиревшую аудиторию.</text:p>
      <text:p text:style-name="P13">&lt;Побольше про Вьюва, развернуть&gt;</text:p>
      <text:p text:style-name="Text_20_body"/>
      <text:p text:style-name="Text_20_body">- На самом деле, дети, по данному вопросу есть несколько версий и теория о царствующих сёстрах как о народной легенде отвергается большинством исторических школ. Существуют отромные объёмы архивов, документально подтверждающих деятельность Селестии на престоле Эквестрии. Несколько меньший объём фактажа есть по её сестре, Луне. Тем-не-менее, существование Луны также признаётся большинством историков. Разумеется, документальные утверждения о бесмертии аликорнов, равно как и их “божественность” и наличие признаков, присущих всем трём расам – всего лишь поэтический вымысел, но само существование Селестии и Луны – непреложный факт…</text:p>
      <text:p text:style-name="Text_20_body"/>
      <text:p text:style-name="Text_20_body">- А вы сами как считаете? - перебила экскурсовода <text:span text:style-name="T9">Индиго</text:span>. - Это принцесса Селестия, или работа этого… как его… Эйр Мурпла?</text:p>
      <text:p text:style-name="Text_20_body"/>
      <text:p text:style-name="Text_20_body">Экскурсовод посмотрела на жеребёнка поверх очков и слабо улыбнулась.</text:p>
      <text:p text:style-name="Text_20_body"/>
      <text:p text:style-name="Text_20_body">- Если вас интересует моё личное мнение, то могу сказать так: у меня есть все основания полагать, что это НЕ работа Эйр Марбла. Я хорошо знакома с его творчеством и…</text:p>
      <text:p text:style-name="Text_20_body"/>
      <text:p text:style-name="Text_20_body">- Тётя, а что нарисовано на этой картинке? - подёргал зубами за край жакета жеребёнок в голубой кепочке указывая на неприметную картину в углу зала.</text:p>
      <text:p text:style-name="Text_20_body">- Дасти Нупс, веди себя прилично! - шикнула на него учительница, - немедленно вернисть в группу!</text:p>
      <text:p text:style-name="Text_20_body">- О, не волнуйтесь, всё в порядке! - успокоила её экскурсовод, поправляя жакет, - На самом деле, очень интересный вопрос. Эпоха диархии изучена достаточно хорошо, но один нюанс всё ещё вызывает ожесточённые прения среди различных исторических школ. Одно из преданий селестианского цикла повествует о неком Аноне, существе из отряда приматов, спустившемся в Эквестрию с северных гор и оказавшем большое влияние на правление королевских Сестёр в конце эпохи Диархии. Одна из трактовок предания даже говорит о том, что он женился на Селестии и принял ряд решений, предопределивших наступление Ренессанса и Новой эры…</text:p>
      <text:p text:style-name="Text_20_body">- Впрочем, - экскурсовод посмотрела на жеребят и сморщила нос, - достоверность этого предания находится под большим вопросом, так как нигде больше об Аноне не упоминается а само предание по стилю отличается от остальных историй селестианского цикла. Есть подозрения, что она включена в <text:soft-page-break/>архивы великим шутником и мистификатором древности, Дискордом. Поэтому картина, изображающая Анона, висит тут исключительно по моему личному настоянию, для полноты картины, извиняюсь за тавтологию.</text:p>
      <text:p text:style-name="Text_20_body"/>
      <text:p text:style-name="Text_20_body">&lt;<text:span text:style-name="T9">тут через картину с Аноном вваливается сам Анон. Жеребята в страхе убегают, кроме Мистик Вьюва. Экскурсовод в ужасе прижимается к стенке</text:span>&gt;</text:p>
      <text:p text:style-name="Text_20_body"/>
      <text:p text:style-name="Text_20_body">Я подошёл к статуе.</text:p>
      <text:p text:style-name="Text_20_body"/>
      <text:p text:style-name="Text_20_body">- Сел…</text:p>
      <text:p text:style-name="Text_20_body"/>
      <text:p text:style-name="Text_20_body">Я положил руку ей на холку. Ветер ласково обвевал меня сквозь открытые балконные двери. Снизу доносился шум большого города. Холодный камень статуи чуть потеплел согретый моей рукой.</text:p>
      <text:p text:style-name="P13">&lt;Развернуть боль Анона от осознания потери&gt;</text:p>
      <text:p text:style-name="Text_20_body"/>
      <text:p text:style-name="Text_20_body">- Ты же обещала дождаться меня… <text:span text:style-name="T125">Ты говорила мне: “Намерение меняет реальность”, а сама… Я очень хочу поменять реальность, Сел. Я хочу, чтобы ты была со мной.</text:span>(<text:span text:style-name="T9">Селестия, каменея, успевает распознать заклинание самой себя – она успевает сказать Анону, что будет ждать его</text:span>)</text:p>
      <text:p text:style-name="Text_20_body"/>
      <text:p text:style-name="Text_20_body">Я поцеловал холодные губы статуи и вышел на балкон. Перегнувшись через перила, посмотрел вниз. Скала Кантерлота уходила отвесно, открывая бескрайний вид на долину. Откуда-то из бездны времён пришло воспоминание – неисчислимое количество лет назад, в мире, который язык уже не поворачивается называть своей родиной, я точно так же смотрел вниз на бездну большого города через перила ограды. И было точно так же пусто в душе. Разве что в прошлый раз прыгать не хотелось…</text:p>
      <text:p text:style-name="P13">&lt;развернуть страдания Анона&gt;</text:p>
      <text:p text:style-name="Text_20_body"/>
      <text:p text:style-name="Text_20_body">Меня накрыла тень.</text:p>
      <text:p text:style-name="Text_20_body"/>
      <text:p text:style-name="Text_20_body">- Я обещала тебя дождаться и я выполнила своё обещание, мой маленький человек, - Селестия опустила голову мне на плечо.</text:p>
      <text:p text:style-name="Text_20_body">- Сел!… - у меня перехватило дыхание. Слезы непроизвольно хлынули из глаз. Я <text:s/>попытался что-то сказать, но после нескольких бесплодных попыток пробормотал что-то нечленораздельное и со счастливым всхлипом обнял аликорницу, уткнувшись ей в шею.</text:p>
      <text:p text:style-name="Text_20_body">Селестия в ответ прижала меня к себе крылом. <text:span text:style-name="T9">Одним</text:span>.</text:p>
      <text:p text:style-name="Text_20_body"/>
      <text:p text:style-name="Text_20_body">- Ну же, Анон, не стоит так переживать, я же сказала, что буду ждать. Когда я тебя обманывала?</text:p>
      <text:p text:style-name="Text_20_body">- Ты… Ты… Глупая ты лошадь… - бормотал я, крепче вжимаясь лицом в белоснежную шею.</text:p>
      <text:p text:style-name="Text_20_body"><text:soft-page-break/>Аликорница только вздохнула.</text:p>
      <text:p text:style-name="Text_20_body"/>
      <text:p text:style-name="Text_20_body">- <text:span text:style-name="T125">Не так уж просто справиться со своим собственным заклятием. Но я смогла – и ты помог мне в этом. Спасибо.</text:span></text:p>
      <text:p text:style-name="Text_20_body"/>
      <text:p text:style-name="Text_20_body">Наконец я отпрянул от неё и вытер ладонью слёзы. И снова перехватило дыхание – от ужаса.</text:p>
      <text:p text:style-name="Text_20_body">- Сел!!!</text:p>
      <text:p text:style-name="Text_20_body">- Ну-ну, мой маленький человек, не пугайся. Да, мне немного досталось. Но ты же только что имел возможность лицезреть меня “во всей красе”, чтобы пугаться теперь. Или в таком виде я тебе больше не нравлюсь?</text:p>
      <text:p text:style-name="Text_20_body"/>
      <text:p text:style-name="Text_20_body">Аликорница недовольно сморщила нос. Я оцепенело рассматривал сломанный рог, обломок кости вместо крыла, пробитую скулу и многочисленные рваные раны, покрывавшие тело Селестии.</text:p>
      <text:p text:style-name="Text_20_body"/>
      <text:p text:style-name="Text_20_body">- Н-нет, ч-что-ты, просто в прежнем виде ты мне нравилась больше. Я не любитель садо-мазо, - нервно хихикнул я.<text:line-break/><text:line-break/>- Я тоже, - вздохнула аликорница и оглянулась на опустевший постамент, - но ещё больше мне не нравится долго стоять на одном месте. Гиподинамия приводит к избыточному весу и всё такое… Уйдём отсюда поскорее, мне тяжело тут находиться.</text:p>
      <text:p text:style-name="Text_20_body">- Уж кому-кому, а не тебе говорить о гиподинамии! - внезапно шагнула от стены экскурсовод. - Твой избыточный вес – это итог всех съеденных тобою ночью втайне от меня пирожных, сестрица!</text:p>
      <text:p text:style-name="Text_20_body"/>
      <text:p text:style-name="Text_20_body">Жакет упал на пол, освободив пару крыльев. К нему же отправились и очки с зажимом для волос. Освобождённая грива развернулась вокруг тёмной аликорницы пышным ореолом. Луна подошла к Селестии вплотную, нос к носу.</text:p>
      <text:p text:style-name="Text_20_body"/>
      <text:p text:style-name="Text_20_body">- Мы рады, что ты вернулась.</text:p>
      <text:p text:style-name="Text_20_body"/>
      <text:p text:style-name="Text_20_body">Коротко кивнув и мне, Луна отвернулась. За сухостью приветствия от меня не ускользнул быстрый жест крылом, как будто смахивающий пылинку с глаза.</text:p>
      <text:p text:style-name="Text_20_body"/>
      <text:p text:style-name="Text_20_body">…</text:p>
      <text:p text:style-name="Text_20_body"/>
      <text:p text:style-name="Text_20_body">- ЛУНА! - Селестия притянула сестру к себе, заключив в объятиях. - Я не надеялась увидеть тебя живой!</text:p>
      <text:p text:style-name="Text_20_body">- Сестрица, право же, оставь эти нежности! Подумаешь – не виделись <text:span text:style-name="T9">десять тысяч </text:span>лет, всего-то! - пробормотала Луна и обняла, в свою очередь, Селестию.</text:p>
      <text:p text:style-name="Text_20_body"><text:soft-page-break/>- И кто бы говорил мне о надежде… Мне, тысячи лет присматривающей за статуей, в которую превратилась моя бесталанная сестра!..</text:p>
      <text:p text:style-name="Text_20_body">- Я так скучала! Я так переживала!</text:p>
      <text:p text:style-name="Text_20_body">- Я пыталась найти способ расколдовать тебя. Увы, заклятие ещё более сильное, чем то, что сослало меня на Луну когда-то…</text:p>
      <text:p text:style-name="Text_20_body"/>
      <text:p text:style-name="Text_20_body">Я смотрел на воркующих сестёр и сердце моё оттаивало. Всё плохое, что могло произойти, осталось в прошлом и сейчас творилось только хорошее.</text:p>
      <text:p text:style-name="Text_20_body"/>
      <text:p text:style-name="Text_20_body">- Анон, я всё это время видела изменения, происходящие вокруг, - обернулась наконец ко мне Селестия. - Не думаю, что нам есть место в этом мире. Пони уже достаточно повзрослели, им не нужны более наставники.</text:p>
      <text:p text:style-name="Text_20_body">- Твоя правда, Сестра, - согласилась с ней Луна. - Я хотела сказать тебе позже, но ты сама всё поняла.</text:p>
      <text:p text:style-name="Text_20_body"/>
      <text:p text:style-name="Text_20_body">Старшая аликорница посмотрела на младшую и обе согласно кивнули.</text:p>
      <text:p text:style-name="Text_20_body"/>
      <text:p text:style-name="Text_20_body">- Анон, мы хотели бы вернуться. - Селестия с тревогой смотрела на меня. - Пойдёшь ли ты с нами?</text:p>
      <text:p text:style-name="Text_20_body">- Вернуться? Куда?</text:p>
      <text:p text:style-name="Text_20_body">- В наш изначальный мир, откуда мы пришли в Эквус. Нам нужно отдохнуть. Многотысячелетнее правление утомляет…</text:p>
      <text:p text:style-name="Text_20_body">- А потом?</text:p>
      <text:p text:style-name="Text_20_body">- Потом? Кто знает? Быть может, безмятежная тихая жизнь в уютном доме, быть может, новые миры и новые вызовы… Ты пойдёшь с нами?</text:p>
      <text:p text:style-name="Text_20_body"/>
      <text:p text:style-name="Text_20_body">Я посмотрел на небо, на облака, на солнце и улыбнулся.</text:p>
      <text:p text:style-name="Text_20_body"/>
      <text:p text:style-name="Text_20_body">- Пойду ли я с вами? - я подошёл к Селестии и положил руку ей на холку. - Пойду ли я со своей любимой большой глупой лошадью? После тысяч лет расставания? Шутишь, что ли? Конечно пойду!</text:p>
      <text:p text:style-name="Text_20_body">- Правильное решение, - кивнула Луна. - Мы рады. Как нам ни стыдно признаваться, но Мы привыкли к твоему присутствию и Нам не хватало бы твоих тупых шуток. </text:p>
      <text:p text:style-name="Text_20_body"/>
      <text:p text:style-name="Text_20_body">Я рассмеялся. Всё стало на свои места, как в старые добрые времена.</text:p>
      <text:p text:style-name="Text_20_body">- Тогда помчали?</text:p>
      <text:p text:style-name="Text_20_body">- Да. - Селестия повернулась к Луне. - Как в тот раз, после битвы у Холодной скалы?</text:p>
      <text:p text:style-name="Text_20_body">- Да. По другому ты сейчас не сможешь.</text:p>
      <text:p text:style-name="Text_20_body"/>
      <text:p text:style-name="Text_20_body"><text:soft-page-break/>Луна подошла вплотную к Селестии со стороны отсутствующего крыла, бок к боку, и крепко обняла раненую аликорницу крылом.</text:p>
      <text:p text:style-name="Text_20_body">- Проверим силы. Раз. Два. Три! - Луна взмахнула свободным крылом.</text:p>
      <text:p text:style-name="Text_20_body">Селестия, со своей стороны, взмахнула своим единственным крылом. Я оторопело наблюдал за этим диковинным тандемом, медленно поднимавшимся в воздух.</text:p>
      <text:p text:style-name="P13">&lt;расписать тренировку – с виражами, кульбитами и пике&gt;</text:p>
      <text:p text:style-name="Text_20_body"/>
      <text:p text:style-name="Text_20_body">Наконец, тандем приземлился.</text:p>
      <text:p text:style-name="Text_20_body"/>
      <text:p text:style-name="Text_20_body">- Анон, - обратилась ко мне Селестия, - Хотела бы я нести тебя сейчас… Увы – раны не позволят. Садись на Луну, пожалуйста…</text:p>
      <text:p text:style-name="Text_20_body">Луна повернулась ко мне и нахмурилась. Я замялся, как школьник перед придирчивой учительницей. </text:p>
      <text:p text:style-name="Text_20_body"/>
      <text:p text:style-name="Text_20_body">Честное слово, Сел могла бы придумать что-нибудь получше, чем ездить на этой фурии, Анон!</text:p>
      <text:p text:style-name="Text_20_body"/>
      <text:p text:style-name="Text_20_body">Внезапно строгую морду осветила улыбка и бирюзовый глаз подмигнул мне.</text:p>
      <text:p text:style-name="Text_20_body"/>
      <text:p text:style-name="Text_20_body">- Ты всё ещё боишься нас, Анон. После стольких-то лет знакомства. Это забавляет. Садись!</text:p>
      <text:p text:style-name="Text_20_body"/>
      <text:p text:style-name="Text_20_body">…</text:p>
      <text:p text:style-name="Text_20_body"/>
      <text:p text:style-name="Text_20_body">Мистик Вьюв – хлаблый! Мистик Вьюв не убезал, как длугие, от стласного Анона! Мистик Вьюв сплятался за занавеской и всё-всё видел! Анон поцеловал плинцессу Селестию, а потом плинцесса озыла и поцеловала Анона, а потом тётя-экскулсовод стала плинцессой Луной и они все вместе обнялись и полетели в небо! </text:p>
      <text:p text:style-name="Text_20_body">Высоко-высоко в небо!</text:p>
      <text:p text:style-name="Text_20_body"/>
      <text:p text:style-name="Text_20_body"/>
      <text:p text:style-name="Text_20_body"/>
      <text:p text:style-name="Text_20_body">(Mike Oldfield – Oceania <text:s text:c="2"/><text:a xlink:type="simple" xlink:href="https://www.youtube.com/watch?v=aG-_7xXTHjk" text:style-name="Internet_20_link" text:visited-style-name="Visited_20_Internet_20_Link">https://www.youtube.com/watch?v=aG-_7xXTHjk</text:a> <text:line-break/>Mike Oldfield – Let Be The Light <text:a xlink:type="simple" xlink:href="https://www.youtube.com/watch?v=fRKmK4K6Jew" text:style-name="Internet_20_link" text:visited-style-name="Visited_20_Internet_20_Link">https://www.youtube.com/watch?v=fRKmK4K6Jew</text:a> )</text:p>
      <text:p text:style-name="Text_20_body"><text:s/>Mike Oldfield - Ascension - https://www.youtube.com/watch?v=b6wqfiMBEik</text:p>
      <text:p text:style-name="P23"/>
      <text:p text:style-name="P37">009 Sound System - Speak to Angels (<text:a xlink:type="simple" xlink:href="https://www.youtube.com/watch?v=6rAkn9OZT0k" text:style-name="Internet_20_link" text:visited-style-name="Visited_20_Internet_20_Link">https://www.youtube.com/watch?v=6rAkn9OZT0k</text:a>)</text:p>
      <text:p text:style-name="P37">Pink Floyd “Keep Talking” <text:a xlink:type="simple" xlink:href="https://www.youtube.com/watch?v=CVhYW6e3qc8" text:style-name="Internet_20_link" text:visited-style-name="Visited_20_Internet_20_Link">https://www.youtube.com/watch?v=CVhYW6e3qc8</text:a></text:p>
      <text:p text:style-name="P37"><text:soft-page-break/></text:p>
      <text:p text:style-name="P37">Daft Punk - Veridis Quo</text:p>
      <text:p text:style-name="P37">https://www.youtube.com/watch?v=HhZaHf8RP6g</text:p>
      <text:p text:style-name="P37"><text:a xlink:type="simple" xlink:href="https://www.youtube.com/watch?v=ySLc8gZ3oEc" text:style-name="Internet_20_link" text:visited-style-name="Visited_20_Internet_20_Link">https://www.youtube.com/watch?v=ySLc8gZ3oEc</text:a></text:p>
      <text:p text:style-name="P37"/>
      <text:p text:style-name="P37">Eye Of The Tiger</text:p>
      <text:p text:style-name="P37"/>
      <text:p text:style-name="P37">Alphaville – Forever Young</text:p>
      <text:p text:style-name="P37">The Doors “Light My Fire”</text:p>
      <text:p text:style-name="P37">Pink Floyd “Another Brick In The Wall”</text:p>
      <text:p text:style-name="P37">Dire Straits “Money For Nothing”</text:p>
      <text:p text:style-name="Text_20_body"><text:span text:style-name="T2">Depeche M</text:span><text:span text:style-name="T92">ode</text:span></text:p>
      <text:p text:style-name="P16"><text:span text:style-name="T108">Wintergatan – </text:span>Sommarfågel, <text:span text:style-name="T108">Marble Machine</text:span></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0T23:54:35.199640047</meta:creation-date>
    <dc:date>2020-12-05T03:50:46.982492022</dc:date>
    <meta:editing-duration>P130DT13H4M8S</meta:editing-duration>
    <meta:editing-cycles>1663</meta:editing-cycles>
    <meta:generator>LibreOffice/5.1.6.2$Linux_X86_64 LibreOffice_project/10m0$Build-2</meta:generator>
    <meta:document-statistic meta:table-count="0" meta:image-count="0" meta:object-count="0" meta:page-count="91" meta:paragraph-count="1302" meta:word-count="27855" meta:character-count="179375" meta:non-whitespace-character-count="152366"/>
  </office:meta>
</office:document-meta>
</file>